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35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7555in"/>
    </style:style>
    <style:style style:name="co7" style:family="table-column">
      <style:table-column-properties fo:break-before="auto" style:column-width="0.507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1.4181in"/>
    </style:style>
    <style:style style:name="co11" style:family="table-column">
      <style:table-column-properties fo:break-before="auto" style:column-width="1.3311in"/>
    </style:style>
    <style:style style:name="co12" style:family="table-column">
      <style:table-column-properties fo:break-before="auto" style:column-width="1.602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1.2362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0.8819in"/>
    </style:style>
    <style:style style:name="co17" style:family="table-column">
      <style:table-column-properties fo:break-before="auto" style:column-width="1.2791in"/>
    </style:style>
    <style:style style:name="co18" style:family="table-column">
      <style:table-column-properties fo:break-before="auto" style:column-width="1.2898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1.6437in"/>
    </style:style>
    <style:style style:name="co21" style:family="table-column">
      <style:table-column-properties fo:break-before="auto" style:column-width="1.8575in"/>
    </style:style>
    <style:style style:name="co22" style:family="table-column">
      <style:table-column-properties fo:break-before="auto" style:column-width="1.8791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0.8929in"/>
    </style:style>
    <style:style style:name="co25" style:family="table-column">
      <style:table-column-properties fo:break-before="auto" style:column-width="1.1827in"/>
    </style:style>
    <style:style style:name="co26" style:family="table-column">
      <style:table-column-properties fo:break-before="auto" style:column-width="0.7646in"/>
    </style:style>
    <style:style style:name="co27" style:family="table-column">
      <style:table-column-properties fo:break-before="auto" style:column-width="1.1181in"/>
    </style:style>
    <style:style style:name="co28" style:family="table-column">
      <style:table-column-properties fo:break-before="auto" style:column-width="0.7965in"/>
    </style:style>
    <style:style style:name="co29" style:family="table-column">
      <style:table-column-properties fo:break-before="auto" style:column-width="1.8256in"/>
    </style:style>
    <style:style style:name="co30" style:family="table-column">
      <style:table-column-properties fo:break-before="auto" style:column-width="2.0189in"/>
    </style:style>
    <style:style style:name="co31" style:family="table-column">
      <style:table-column-properties fo:break-before="auto" style:column-width="1.7508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2023-5WX64887-gain-lo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2"/>
        <table:table-column table:style-name="co30" table:number-columns-repeated="2" table:default-cell-style-name="ce2"/>
        <table:table-column table:style-name="co31" table:default-cell-style-name="ce2"/>
        <table:table-row table:style-name="ro1">
          <table:table-cell office:value-type="string" calcext:value-type="string">
            <text:p>SEC_DESCR</text:p>
          </table:table-cell>
          <table:table-cell office:value-type="string" calcext:value-type="string">
            <text:p>SEC_TYPE</text:p>
          </table:table-cell>
          <table:table-cell office:value-type="string" calcext:value-type="string">
            <text:p>SEC_SUBTYPE</text:p>
          </table:table-cell>
          <table:table-cell table:style-name="Default" office:value-type="string" calcext:value-type="string">
            <text:p>OPEN_DATE</text:p>
          </table:table-cell>
          <table:table-cell table:style-name="Default" office:value-type="string" calcext:value-type="string">
            <text:p>CLOSE_DATE</text:p>
          </table:table-cell>
          <table:table-cell office:value-type="string" calcext:value-type="string">
            <text:p>CLOSE_EV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ONG_SHORT_IND</text:p>
          </table:table-cell>
          <table:table-cell table:style-name="Default" office:value-type="string" calcext:value-type="string">
            <text:p>NO_WS_COST</text:p>
          </table:table-cell>
          <table:table-cell table:style-name="Default" office:value-type="string" calcext:value-type="string">
            <text:p>NO_WS_PROCEEDS</text:p>
          </table:table-cell>
          <table:table-cell table:style-name="Default" office:value-type="string" calcext:value-type="string">
            <text:p>NO_WS_GAINLOSS</text:p>
          </table:table-cell>
          <table:table-cell table:style-name="Default" office:value-type="string" calcext:value-type="string">
            <text:p>OPEN_TAXABLE</text:p>
          </table:table-cell>
          <table:table-cell table:style-name="Default" office:value-type="string" calcext:value-type="string">
            <text:p>CLOSE_TAXABLE_S</text:p>
          </table:table-cell>
          <table:table-cell table:style-name="Default" office:value-type="string" calcext:value-type="string">
            <text:p>CLOSE_TAXABLE_L</text:p>
          </table:table-cell>
          <table:table-cell office:value-type="string" calcext:value-type="string">
            <text:p>WS_LOSS_ID-SEQNO</text:p>
          </table:table-cell>
          <table:table-cell office:value-type="string" calcext:value-type="string">
            <text:p>1099_ACQ_DATE</text:p>
          </table:table-cell>
          <table:table-cell office:value-type="string" calcext:value-type="string">
            <text:p>1099_DISP_DATE</text:p>
          </table:table-cell>
          <table:table-cell office:value-type="string" calcext:value-type="string">
            <text:p>1099_COST</text:p>
          </table:table-cell>
          <table:table-cell office:value-type="string" calcext:value-type="string">
            <text:p>1099_PROCEEDS</text:p>
          </table:table-cell>
          <table:table-cell office:value-type="string" calcext:value-type="string">
            <text:p>GROSS_NET_IND</text:p>
          </table:table-cell>
          <table:table-cell office:value-type="string" calcext:value-type="string">
            <text:p>TOTAL_GAINLOSS</text:p>
          </table:table-cell>
          <table:table-cell office:value-type="string" calcext:value-type="string">
            <text:p>ORDINARY_GAINLOSS</text:p>
          </table:table-cell>
          <table:table-cell office:value-type="string" calcext:value-type="string">
            <text:p>1099_DISALLOWED_LOSS</text:p>
          </table:table-cell>
          <table:table-cell office:value-type="string" calcext:value-type="string">
            <text:p>1099_MARKET_DISCOUNT</text:p>
          </table:table-cell>
          <table:table-cell office:value-type="string" calcext:value-type="string">
            <text:p>8949_GAINLOSS</text:p>
          </table:table-cell>
          <table:table-cell office:value-type="string" calcext:value-type="string">
            <text:p>8949_CODE</text:p>
          </table:table-cell>
          <table:table-cell office:value-type="string" calcext:value-type="string">
            <text:p>HOLDING_DATE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COVERED_IND</text:p>
          </table:table-cell>
          <table:table-cell office:value-type="string" calcext:value-type="string">
            <text:p>8949_BOX</text:p>
          </table:table-cell>
          <table:table-cell table:style-name="Default" office:value-type="string" calcext:value-type="string">
            <text:p>1099_1256_CY_REALIZED</text:p>
          </table:table-cell>
          <table:table-cell table:style-name="Default" office:value-type="string" calcext:value-type="string">
            <text:p>1099_1256_PY_UNREALIZED</text:p>
          </table:table-cell>
          <table:table-cell table:style-name="Default" office:value-type="string" calcext:value-type="string">
            <text:p>1099_1256_CY_UNREALIZED</text:p>
          </table:table-cell>
          <table:table-cell table:style-name="Default" office:value-type="string" calcext:value-type="string">
            <text:p>1099_1256_AGGREGATE</text:p>
          </table:table-cell>
        </table:table-row>
        <table:table-row table:style-name="ro1">
          <table:table-cell office:value-type="string" calcext:value-type="string">
            <text:p>PUT <text:s/>AAPL <text:s text:c="2"/>02/10/23 <text:s text:c="2"/>132 APPLE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11" calcext:value-type="date">
            <text:p>2023-01-11</text:p>
          </table:table-cell>
          <table:table-cell office:value-type="date" office:date-value="2023-01-18" calcext:value-type="date">
            <text:p>2023-01-18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253.12" calcext:value-type="currency">
            <text:p>$253.12</text:p>
          </table:table-cell>
          <table:table-cell office:value-type="currency" office:currency="USD" office:value="503.85" calcext:value-type="currency">
            <text:p>$503.85</text:p>
          </table:table-cell>
          <table:table-cell office:value-type="currency" office:currency="USD" office:value="250.73" calcext:value-type="currency">
            <text:p>$250.73</text:p>
          </table:table-cell>
          <table:table-cell table:formula="of:=IF([.H2]=&quot;S&quot;;[.J2];&quot;&quot;)" office:value-type="currency" office:currency="USD" office:value="503.85" calcext:value-type="currency">
            <text:p>$503.85</text:p>
          </table:table-cell>
          <table:table-cell table:formula="of:=IF([.H2]=&quot;S&quot;;-[.I2];&quot;&quot;)" office:value-type="currency" office:currency="USD" office:value="-253.12" calcext:value-type="currency">
            <text:p>-$253.12</text:p>
          </table:table-cell>
          <table:table-cell table:formula="of:=IF([.H2]=&quot;L&quot;;[.K2];&quot;&quot;)">
            <text:p/>
          </table:table-cell>
          <table:table-cell/>
          <table:table-cell table:style-name="ce1" office:value-type="date" office:date-value="2023-01-11" calcext:value-type="date">
            <text:p>2023-01-11</text:p>
          </table:table-cell>
          <table:table-cell table:style-name="ce1" office:value-type="date" office:date-value="2023-01-18" calcext:value-type="date">
            <text:p>2023-01-18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50.73" calcext:value-type="currency">
            <text:p>$250.7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50.73" calcext:value-type="currency">
            <text:p>$250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50.73" calcext:value-type="currency">
            <text:p>$250.7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TX <text:s text:c="3"/>02/17/23 <text:s text:c="3"/>55 SEAGATE TECHNOLOGY HLDNGS PL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11" calcext:value-type="date">
            <text:p>2023-01-11</text:p>
          </table:table-cell>
          <table:table-cell office:value-type="date" office:date-value="2023-01-23" calcext:value-type="date">
            <text:p>2023-01-23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20.12" calcext:value-type="currency">
            <text:p>$120.12</text:p>
          </table:table-cell>
          <table:table-cell office:value-type="currency" office:currency="USD" office:value="238.86" calcext:value-type="currency">
            <text:p>$238.86</text:p>
          </table:table-cell>
          <table:table-cell office:value-type="currency" office:currency="USD" office:value="118.74" calcext:value-type="currency">
            <text:p>$118.74</text:p>
          </table:table-cell>
          <table:table-cell table:formula="of:=IF([.H3]=&quot;S&quot;;[.J3];&quot;&quot;)" office:value-type="currency" office:currency="USD" office:value="238.86" calcext:value-type="currency">
            <text:p>$238.86</text:p>
          </table:table-cell>
          <table:table-cell table:formula="of:=IF([.H3]=&quot;S&quot;;-[.I3];&quot;&quot;)" office:value-type="currency" office:currency="USD" office:value="-120.12" calcext:value-type="currency">
            <text:p>-$120.12</text:p>
          </table:table-cell>
          <table:table-cell table:formula="of:=IF([.H3]=&quot;L&quot;;[.K3];&quot;&quot;)">
            <text:p/>
          </table:table-cell>
          <table:table-cell/>
          <table:table-cell table:style-name="ce1" office:value-type="date" office:date-value="2023-01-11" calcext:value-type="date">
            <text:p>2023-01-11</text:p>
          </table:table-cell>
          <table:table-cell table:style-name="ce1" office:value-type="date" office:date-value="2023-01-23" calcext:value-type="date">
            <text:p>2023-01-2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18.74" calcext:value-type="currency">
            <text:p>$118.74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18.74" calcext:value-type="currency">
            <text:p>$118.74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18.74" calcext:value-type="currency">
            <text:p>$118.74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T <text:s text:c="5"/>02/17/23 <text:s text:c="3"/>19 AT&amp;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11" calcext:value-type="date">
            <text:p>2023-01-11</text:p>
          </table:table-cell>
          <table:table-cell office:value-type="date" office:date-value="2023-01-25" calcext:value-type="date">
            <text:p>2023-01-25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120.59" calcext:value-type="currency">
            <text:p>$120.59</text:p>
          </table:table-cell>
          <table:table-cell office:value-type="currency" office:currency="USD" office:value="239.39" calcext:value-type="currency">
            <text:p>$239.39</text:p>
          </table:table-cell>
          <table:table-cell office:value-type="currency" office:currency="USD" office:value="118.8" calcext:value-type="currency">
            <text:p>$118.80</text:p>
          </table:table-cell>
          <table:table-cell table:formula="of:=IF([.H4]=&quot;S&quot;;[.J4];&quot;&quot;)" office:value-type="currency" office:currency="USD" office:value="239.39" calcext:value-type="currency">
            <text:p>$239.39</text:p>
          </table:table-cell>
          <table:table-cell table:formula="of:=IF([.H4]=&quot;S&quot;;-[.I4];&quot;&quot;)" office:value-type="currency" office:currency="USD" office:value="-120.59" calcext:value-type="currency">
            <text:p>-$120.59</text:p>
          </table:table-cell>
          <table:table-cell table:formula="of:=IF([.H4]=&quot;L&quot;;[.K4];&quot;&quot;)">
            <text:p/>
          </table:table-cell>
          <table:table-cell/>
          <table:table-cell table:style-name="ce1" office:value-type="date" office:date-value="2023-01-11" calcext:value-type="date">
            <text:p>2023-01-11</text:p>
          </table:table-cell>
          <table:table-cell table:style-name="ce1" office:value-type="date" office:date-value="2023-01-25" calcext:value-type="date">
            <text:p>2023-01-25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18.8" calcext:value-type="currency">
            <text:p>$118.80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18.8" calcext:value-type="currency">
            <text:p>$118.80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18.8" calcext:value-type="currency">
            <text:p>$118.80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GOLD <text:s text:c="2"/>01/27/23 <text:s text:c="3"/>18 BARRICK GOLD CORPOR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11" calcext:value-type="date">
            <text:p>2023-01-11</text:p>
          </table:table-cell>
          <table:table-cell office:value-type="date" office:date-value="2023-01-27" calcext:value-type="date">
            <text:p>2023-01-27</text:p>
          </table:table-cell>
          <table:table-cell office:value-type="string" calcext:value-type="string">
            <text:p>OptionExpir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89.27" calcext:value-type="currency">
            <text:p>$89.27</text:p>
          </table:table-cell>
          <table:table-cell table:formula="of:=IF([.H5]=&quot;S&quot;;[.J5];&quot;&quot;)" office:value-type="currency" office:currency="USD" office:value="89.27" calcext:value-type="currency">
            <text:p>$89.27</text:p>
          </table:table-cell>
          <table:table-cell table:formula="of:=IF([.H5]=&quot;S&quot;;-[.I5];&quot;&quot;)" office:value-type="currency" office:currency="USD" office:value="-0" calcext:value-type="currency">
            <text:p>$0.00</text:p>
          </table:table-cell>
          <table:table-cell table:formula="of:=IF([.H5]=&quot;L&quot;;[.K5];&quot;&quot;)">
            <text:p/>
          </table:table-cell>
          <table:table-cell/>
          <table:table-cell table:style-name="ce1" office:value-type="date" office:date-value="2023-01-11" calcext:value-type="date">
            <text:p>2023-01-11</text:p>
          </table:table-cell>
          <table:table-cell table:style-name="ce1" office:value-type="date" office:date-value="2023-01-27" calcext:value-type="date">
            <text:p>2023-01-2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89.27" calcext:value-type="currency">
            <text:p>$89.27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89.27" calcext:value-type="currency">
            <text:p>$89.2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89.27" calcext:value-type="currency">
            <text:p>$89.27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TMUS <text:s text:c="2"/>02/17/23 <text:s text:c="2"/>145 T MOBILE U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11" calcext:value-type="date">
            <text:p>2023-01-11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78.13" calcext:value-type="currency">
            <text:p>$178.13</text:p>
          </table:table-cell>
          <table:table-cell office:value-type="currency" office:currency="USD" office:value="353.86" calcext:value-type="currency">
            <text:p>$353.86</text:p>
          </table:table-cell>
          <table:table-cell office:value-type="currency" office:currency="USD" office:value="175.73" calcext:value-type="currency">
            <text:p>$175.73</text:p>
          </table:table-cell>
          <table:table-cell table:formula="of:=IF([.H6]=&quot;S&quot;;[.J6];&quot;&quot;)" office:value-type="currency" office:currency="USD" office:value="353.86" calcext:value-type="currency">
            <text:p>$353.86</text:p>
          </table:table-cell>
          <table:table-cell table:formula="of:=IF([.H6]=&quot;S&quot;;-[.I6];&quot;&quot;)" office:value-type="currency" office:currency="USD" office:value="-178.13" calcext:value-type="currency">
            <text:p>-$178.13</text:p>
          </table:table-cell>
          <table:table-cell table:formula="of:=IF([.H6]=&quot;L&quot;;[.K6];&quot;&quot;)">
            <text:p/>
          </table:table-cell>
          <table:table-cell/>
          <table:table-cell table:style-name="ce1" office:value-type="date" office:date-value="2023-01-11" calcext:value-type="date">
            <text:p>2023-01-11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75.73" calcext:value-type="currency">
            <text:p>$175.7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75.73" calcext:value-type="currency">
            <text:p>$175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75.73" calcext:value-type="currency">
            <text:p>$175.7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ATVI <text:s text:c="2"/>02/17/23 <text:s text:c="3"/>77.50 ACTIVISION BLIZZARD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11" calcext:value-type="date">
            <text:p>2023-01-11</text:p>
          </table:table-cell>
          <table:table-cell office:value-type="date" office:date-value="2023-02-09" calcext:value-type="date">
            <text:p>2023-02-09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348.13" calcext:value-type="currency">
            <text:p>$348.13</text:p>
          </table:table-cell>
          <table:table-cell office:value-type="currency" office:currency="USD" office:value="288.86" calcext:value-type="currency">
            <text:p>$288.86</text:p>
          </table:table-cell>
          <table:table-cell office:value-type="currency" office:currency="USD" office:value="-59.27" calcext:value-type="currency">
            <text:p>-$59.27</text:p>
          </table:table-cell>
          <table:table-cell table:formula="of:=IF([.H7]=&quot;S&quot;;[.J7];&quot;&quot;)" office:value-type="currency" office:currency="USD" office:value="288.86" calcext:value-type="currency">
            <text:p>$288.86</text:p>
          </table:table-cell>
          <table:table-cell table:formula="of:=IF([.H7]=&quot;S&quot;;-[.I7];&quot;&quot;)" office:value-type="currency" office:currency="USD" office:value="-348.13" calcext:value-type="currency">
            <text:p>-$348.13</text:p>
          </table:table-cell>
          <table:table-cell table:formula="of:=IF([.H7]=&quot;L&quot;;[.K7];&quot;&quot;)">
            <text:p/>
          </table:table-cell>
          <table:table-cell/>
          <table:table-cell table:style-name="ce1" office:value-type="date" office:date-value="2023-01-11" calcext:value-type="date">
            <text:p>2023-01-11</text:p>
          </table:table-cell>
          <table:table-cell table:style-name="ce1" office:value-type="date" office:date-value="2023-02-09" calcext:value-type="date">
            <text:p>2023-02-09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9.27" calcext:value-type="currency">
            <text:p>-$59.27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59.27" calcext:value-type="currency">
            <text:p>-$59.2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9.27" calcext:value-type="currency">
            <text:p>-$59.27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AMZN <text:s text:c="2"/>02/17/23 <text:s text:c="2"/>100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18" calcext:value-type="date">
            <text:p>2023-01-18</text:p>
          </table:table-cell>
          <table:table-cell office:value-type="date" office:date-value="2023-01-27" calcext:value-type="date">
            <text:p>2023-01-27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425.12" calcext:value-type="currency">
            <text:p>$425.12</text:p>
          </table:table-cell>
          <table:table-cell office:value-type="currency" office:currency="USD" office:value="658.85" calcext:value-type="currency">
            <text:p>$658.85</text:p>
          </table:table-cell>
          <table:table-cell office:value-type="currency" office:currency="USD" office:value="233.73" calcext:value-type="currency">
            <text:p>$233.73</text:p>
          </table:table-cell>
          <table:table-cell table:formula="of:=IF([.H8]=&quot;S&quot;;[.J8];&quot;&quot;)" office:value-type="currency" office:currency="USD" office:value="658.85" calcext:value-type="currency">
            <text:p>$658.85</text:p>
          </table:table-cell>
          <table:table-cell table:formula="of:=IF([.H8]=&quot;S&quot;;-[.I8];&quot;&quot;)" office:value-type="currency" office:currency="USD" office:value="-425.12" calcext:value-type="currency">
            <text:p>-$425.12</text:p>
          </table:table-cell>
          <table:table-cell table:formula="of:=IF([.H8]=&quot;L&quot;;[.K8];&quot;&quot;)">
            <text:p/>
          </table:table-cell>
          <table:table-cell/>
          <table:table-cell table:style-name="ce1" office:value-type="date" office:date-value="2023-01-18" calcext:value-type="date">
            <text:p>2023-01-18</text:p>
          </table:table-cell>
          <table:table-cell table:style-name="ce1" office:value-type="date" office:date-value="2023-01-27" calcext:value-type="date">
            <text:p>2023-01-2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33.73" calcext:value-type="currency">
            <text:p>$233.7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33.73" calcext:value-type="currency">
            <text:p>$233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33.73" calcext:value-type="currency">
            <text:p>$233.7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MO <text:s text:c="4"/>03/17/23 <text:s text:c="3"/>45 ALTRIA GROUP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18" calcext:value-type="date">
            <text:p>2023-01-18</text:p>
          </table:table-cell>
          <table:table-cell office:value-type="date" office:date-value="2023-02-10" calcext:value-type="date">
            <text:p>2023-02-10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181.12" calcext:value-type="currency">
            <text:p>$181.12</text:p>
          </table:table-cell>
          <table:table-cell office:value-type="currency" office:currency="USD" office:value="35.85" calcext:value-type="currency">
            <text:p>$35.85</text:p>
          </table:table-cell>
          <table:table-cell office:value-type="currency" office:currency="USD" office:value="-145.27" calcext:value-type="currency">
            <text:p>-$145.27</text:p>
          </table:table-cell>
          <table:table-cell table:formula="of:=IF([.H9]=&quot;S&quot;;[.J9];&quot;&quot;)">
            <text:p/>
          </table:table-cell>
          <table:table-cell table:formula="of:=IF([.H9]=&quot;S&quot;;-[.I9];&quot;&quot;)">
            <text:p/>
          </table:table-cell>
          <table:table-cell table:formula="of:=IF([.H9]=&quot;L&quot;;[.K9];&quot;&quot;)" office:value-type="currency" office:currency="USD" office:value="-145.27" calcext:value-type="currency">
            <text:p>-$145.27</text:p>
          </table:table-cell>
          <table:table-cell/>
          <table:table-cell table:style-name="ce1" office:value-type="date" office:date-value="2023-01-18" calcext:value-type="date">
            <text:p>2023-01-18</text:p>
          </table:table-cell>
          <table:table-cell table:style-name="ce1" office:value-type="date" office:date-value="2023-02-10" calcext:value-type="date">
            <text:p>2023-02-10</text:p>
          </table:table-cell>
          <table:table-cell table:style-name="ce2" office:value-type="currency" office:currency="USD" office:value="181.12" calcext:value-type="currency">
            <text:p>$181.12</text:p>
          </table:table-cell>
          <table:table-cell table:style-name="ce2" office:value-type="currency" office:currency="USD" office:value="35.85" calcext:value-type="currency">
            <text:p>$35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45.27" calcext:value-type="currency">
            <text:p>-$145.2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45.27" calcext:value-type="currency">
            <text:p>-$145.27</text:p>
          </table:table-cell>
          <table:table-cell/>
          <table:table-cell table:style-name="ce1" office:value-type="date" office:date-value="2023-01-18" calcext:value-type="date">
            <text:p>2023-01-18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MO <text:s text:c="4"/>02/17/23 <text:s text:c="3"/>45 ALTRIA GROUP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18" calcext:value-type="date">
            <text:p>2023-01-18</text:p>
          </table:table-cell>
          <table:table-cell office:value-type="date" office:date-value="2023-02-10" calcext:value-type="date">
            <text:p>2023-02-10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5.13" calcext:value-type="currency">
            <text:p>$5.13</text:p>
          </table:table-cell>
          <table:table-cell office:value-type="currency" office:currency="USD" office:value="148.86" calcext:value-type="currency">
            <text:p>$148.86</text:p>
          </table:table-cell>
          <table:table-cell office:value-type="currency" office:currency="USD" office:value="143.73" calcext:value-type="currency">
            <text:p>$143.73</text:p>
          </table:table-cell>
          <table:table-cell table:formula="of:=IF([.H10]=&quot;S&quot;;[.J10];&quot;&quot;)" office:value-type="currency" office:currency="USD" office:value="148.86" calcext:value-type="currency">
            <text:p>$148.86</text:p>
          </table:table-cell>
          <table:table-cell table:formula="of:=IF([.H10]=&quot;S&quot;;-[.I10];&quot;&quot;)" office:value-type="currency" office:currency="USD" office:value="-5.13" calcext:value-type="currency">
            <text:p>-$5.13</text:p>
          </table:table-cell>
          <table:table-cell table:formula="of:=IF([.H10]=&quot;L&quot;;[.K10];&quot;&quot;)">
            <text:p/>
          </table:table-cell>
          <table:table-cell/>
          <table:table-cell table:style-name="ce1" office:value-type="date" office:date-value="2023-01-18" calcext:value-type="date">
            <text:p>2023-01-18</text:p>
          </table:table-cell>
          <table:table-cell table:style-name="ce1" office:value-type="date" office:date-value="2023-02-10" calcext:value-type="date">
            <text:p>2023-02-1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43.73" calcext:value-type="currency">
            <text:p>$143.7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43.73" calcext:value-type="currency">
            <text:p>$143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43.73" calcext:value-type="currency">
            <text:p>$143.7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PFE <text:s text:c="3"/>01/27/23 <text:s text:c="3"/>45 PFIZ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3" calcext:value-type="date">
            <text:p>2023-01-23</text:p>
          </table:table-cell>
          <table:table-cell office:value-type="date" office:date-value="2023-01-27" calcext:value-type="date">
            <text:p>2023-01-27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77.12" calcext:value-type="currency">
            <text:p>$77.12</text:p>
          </table:table-cell>
          <table:table-cell office:value-type="currency" office:currency="USD" office:value="53.86" calcext:value-type="currency">
            <text:p>$53.86</text:p>
          </table:table-cell>
          <table:table-cell office:value-type="currency" office:currency="USD" office:value="-23.26" calcext:value-type="currency">
            <text:p>-$23.26</text:p>
          </table:table-cell>
          <table:table-cell table:formula="of:=IF([.H11]=&quot;S&quot;;[.J11];&quot;&quot;)" office:value-type="currency" office:currency="USD" office:value="53.86" calcext:value-type="currency">
            <text:p>$53.86</text:p>
          </table:table-cell>
          <table:table-cell table:formula="of:=IF([.H11]=&quot;S&quot;;-[.I11];&quot;&quot;)" office:value-type="currency" office:currency="USD" office:value="-77.12" calcext:value-type="currency">
            <text:p>-$77.12</text:p>
          </table:table-cell>
          <table:table-cell table:formula="of:=IF([.H11]=&quot;L&quot;;[.K11];&quot;&quot;)">
            <text:p/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table:style-name="ce1" office:value-type="date" office:date-value="2023-01-27" calcext:value-type="date">
            <text:p>2023-01-2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3.26" calcext:value-type="currency">
            <text:p>-$23.2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23.26" calcext:value-type="currency">
            <text:p>-$23.26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3.26" calcext:value-type="currency">
            <text:p>-$23.26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PFE <text:s text:c="3"/>01/27/23 <text:s text:c="3"/>42.50 PFIZ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3" calcext:value-type="date">
            <text:p>2023-01-23</text:p>
          </table:table-cell>
          <table:table-cell office:value-type="date" office:date-value="2023-01-27" calcext:value-type="date">
            <text:p>2023-01-27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4.12" calcext:value-type="currency">
            <text:p>$4.12</text:p>
          </table:table-cell>
          <table:table-cell office:value-type="currency" office:currency="USD" office:value="2.86" calcext:value-type="currency">
            <text:p>$2.86</text:p>
          </table:table-cell>
          <table:table-cell office:value-type="currency" office:currency="USD" office:value="-1.26" calcext:value-type="currency">
            <text:p>-$1.26</text:p>
          </table:table-cell>
          <table:table-cell table:formula="of:=IF([.H12]=&quot;S&quot;;[.J12];&quot;&quot;)">
            <text:p/>
          </table:table-cell>
          <table:table-cell table:formula="of:=IF([.H12]=&quot;S&quot;;-[.I12];&quot;&quot;)">
            <text:p/>
          </table:table-cell>
          <table:table-cell table:formula="of:=IF([.H12]=&quot;L&quot;;[.K12];&quot;&quot;)" office:value-type="currency" office:currency="USD" office:value="-1.26" calcext:value-type="currency">
            <text:p>-$1.26</text:p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table:style-name="ce1" office:value-type="date" office:date-value="2023-01-27" calcext:value-type="date">
            <text:p>2023-01-27</text:p>
          </table:table-cell>
          <table:table-cell table:style-name="ce2" office:value-type="currency" office:currency="USD" office:value="4.12" calcext:value-type="currency">
            <text:p>$4.12</text:p>
          </table:table-cell>
          <table:table-cell table:style-name="ce2" office:value-type="currency" office:currency="USD" office:value="2.86" calcext:value-type="currency">
            <text:p>$2.8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.26" calcext:value-type="currency">
            <text:p>-$1.26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.26" calcext:value-type="currency">
            <text:p>-$1.26</text:p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PFE <text:s text:c="3"/>01/27/23 <text:s text:c="3"/>47.50 PFIZ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3" calcext:value-type="date">
            <text:p>2023-01-23</text:p>
          </table:table-cell>
          <table:table-cell office:value-type="date" office:date-value="2023-01-27" calcext:value-type="date">
            <text:p>2023-01-27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3.12" calcext:value-type="currency">
            <text:p>$3.12</text:p>
          </table:table-cell>
          <table:table-cell office:value-type="currency" office:currency="USD" office:value="2.86" calcext:value-type="currency">
            <text:p>$2.86</text:p>
          </table:table-cell>
          <table:table-cell office:value-type="currency" office:currency="USD" office:value="-0.26" calcext:value-type="currency">
            <text:p>-$0.26</text:p>
          </table:table-cell>
          <table:table-cell table:formula="of:=IF([.H13]=&quot;S&quot;;[.J13];&quot;&quot;)">
            <text:p/>
          </table:table-cell>
          <table:table-cell table:formula="of:=IF([.H13]=&quot;S&quot;;-[.I13];&quot;&quot;)">
            <text:p/>
          </table:table-cell>
          <table:table-cell table:formula="of:=IF([.H13]=&quot;L&quot;;[.K13];&quot;&quot;)" office:value-type="currency" office:currency="USD" office:value="-0.26" calcext:value-type="currency">
            <text:p>-$0.26</text:p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table:style-name="ce1" office:value-type="date" office:date-value="2023-01-27" calcext:value-type="date">
            <text:p>2023-01-27</text:p>
          </table:table-cell>
          <table:table-cell table:style-name="ce2" office:value-type="currency" office:currency="USD" office:value="3.12" calcext:value-type="currency">
            <text:p>$3.12</text:p>
          </table:table-cell>
          <table:table-cell table:style-name="ce2" office:value-type="currency" office:currency="USD" office:value="2.86" calcext:value-type="currency">
            <text:p>$2.8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0.26" calcext:value-type="currency">
            <text:p>-$0.26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0.26" calcext:value-type="currency">
            <text:p>-$0.26</text:p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PFE <text:s text:c="3"/>01/27/23 <text:s text:c="3"/>45 PFIZ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3" calcext:value-type="date">
            <text:p>2023-01-23</text:p>
          </table:table-cell>
          <table:table-cell office:value-type="date" office:date-value="2023-01-27" calcext:value-type="date">
            <text:p>2023-01-27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4.12" calcext:value-type="currency">
            <text:p>$4.12</text:p>
          </table:table-cell>
          <table:table-cell office:value-type="currency" office:currency="USD" office:value="48.86" calcext:value-type="currency">
            <text:p>$48.86</text:p>
          </table:table-cell>
          <table:table-cell office:value-type="currency" office:currency="USD" office:value="44.74" calcext:value-type="currency">
            <text:p>$44.74</text:p>
          </table:table-cell>
          <table:table-cell table:formula="of:=IF([.H14]=&quot;S&quot;;[.J14];&quot;&quot;)" office:value-type="currency" office:currency="USD" office:value="48.86" calcext:value-type="currency">
            <text:p>$48.86</text:p>
          </table:table-cell>
          <table:table-cell table:formula="of:=IF([.H14]=&quot;S&quot;;-[.I14];&quot;&quot;)" office:value-type="currency" office:currency="USD" office:value="-4.12" calcext:value-type="currency">
            <text:p>-$4.12</text:p>
          </table:table-cell>
          <table:table-cell table:formula="of:=IF([.H14]=&quot;L&quot;;[.K14];&quot;&quot;)">
            <text:p/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table:style-name="ce1" office:value-type="date" office:date-value="2023-01-27" calcext:value-type="date">
            <text:p>2023-01-2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4.74" calcext:value-type="currency">
            <text:p>$44.74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44.74" calcext:value-type="currency">
            <text:p>$44.74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4.74" calcext:value-type="currency">
            <text:p>$44.74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PFE <text:s text:c="3"/>02/03/23 <text:s text:c="3"/>45 PFIZ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3" calcext:value-type="date">
            <text:p>2023-01-23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43.13" calcext:value-type="currency">
            <text:p>$143.13</text:p>
          </table:table-cell>
          <table:table-cell office:value-type="currency" office:currency="USD" office:value="104.86" calcext:value-type="currency">
            <text:p>$104.86</text:p>
          </table:table-cell>
          <table:table-cell office:value-type="currency" office:currency="USD" office:value="-38.27" calcext:value-type="currency">
            <text:p>-$38.27</text:p>
          </table:table-cell>
          <table:table-cell table:formula="of:=IF([.H15]=&quot;S&quot;;[.J15];&quot;&quot;)" office:value-type="currency" office:currency="USD" office:value="104.86" calcext:value-type="currency">
            <text:p>$104.86</text:p>
          </table:table-cell>
          <table:table-cell table:formula="of:=IF([.H15]=&quot;S&quot;;-[.I15];&quot;&quot;)" office:value-type="currency" office:currency="USD" office:value="-143.13" calcext:value-type="currency">
            <text:p>-$143.13</text:p>
          </table:table-cell>
          <table:table-cell table:formula="of:=IF([.H15]=&quot;L&quot;;[.K15];&quot;&quot;)">
            <text:p/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38.27" calcext:value-type="currency">
            <text:p>-$38.27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38.27" calcext:value-type="currency">
            <text:p>-$38.2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38.27" calcext:value-type="currency">
            <text:p>-$38.27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PFE <text:s text:c="3"/>02/03/23 <text:s text:c="3"/>45 PFIZ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3" calcext:value-type="date">
            <text:p>2023-01-23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7.13" calcext:value-type="currency">
            <text:p>$7.13</text:p>
          </table:table-cell>
          <table:table-cell office:value-type="currency" office:currency="USD" office:value="96.86" calcext:value-type="currency">
            <text:p>$96.86</text:p>
          </table:table-cell>
          <table:table-cell office:value-type="currency" office:currency="USD" office:value="89.73" calcext:value-type="currency">
            <text:p>$89.73</text:p>
          </table:table-cell>
          <table:table-cell table:formula="of:=IF([.H16]=&quot;S&quot;;[.J16];&quot;&quot;)" office:value-type="currency" office:currency="USD" office:value="96.86" calcext:value-type="currency">
            <text:p>$96.86</text:p>
          </table:table-cell>
          <table:table-cell table:formula="of:=IF([.H16]=&quot;S&quot;;-[.I16];&quot;&quot;)" office:value-type="currency" office:currency="USD" office:value="-7.13" calcext:value-type="currency">
            <text:p>-$7.13</text:p>
          </table:table-cell>
          <table:table-cell table:formula="of:=IF([.H16]=&quot;L&quot;;[.K16];&quot;&quot;)">
            <text:p/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89.73" calcext:value-type="currency">
            <text:p>$89.7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89.73" calcext:value-type="currency">
            <text:p>$89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89.73" calcext:value-type="currency">
            <text:p>$89.7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PFE <text:s text:c="3"/>02/03/23 <text:s text:c="3"/>47.50 PFIZ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3" calcext:value-type="date">
            <text:p>2023-01-23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1.12" calcext:value-type="currency">
            <text:p>$21.12</text:p>
          </table:table-cell>
          <table:table-cell office:value-type="currency" office:currency="USD" office:value="1.85" calcext:value-type="currency">
            <text:p>$1.85</text:p>
          </table:table-cell>
          <table:table-cell office:value-type="currency" office:currency="USD" office:value="-19.27" calcext:value-type="currency">
            <text:p>-$19.27</text:p>
          </table:table-cell>
          <table:table-cell table:formula="of:=IF([.H17]=&quot;S&quot;;[.J17];&quot;&quot;)">
            <text:p/>
          </table:table-cell>
          <table:table-cell table:formula="of:=IF([.H17]=&quot;S&quot;;-[.I17];&quot;&quot;)">
            <text:p/>
          </table:table-cell>
          <table:table-cell table:formula="of:=IF([.H17]=&quot;L&quot;;[.K17];&quot;&quot;)" office:value-type="currency" office:currency="USD" office:value="-19.27" calcext:value-type="currency">
            <text:p>-$19.27</text:p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21.12" calcext:value-type="currency">
            <text:p>$21.12</text:p>
          </table:table-cell>
          <table:table-cell table:style-name="ce2" office:value-type="currency" office:currency="USD" office:value="1.85" calcext:value-type="currency">
            <text:p>$1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9.27" calcext:value-type="currency">
            <text:p>-$19.2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9.27" calcext:value-type="currency">
            <text:p>-$19.27</text:p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PFE <text:s text:c="3"/>02/03/23 <text:s text:c="3"/>42.50 PFIZ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3" calcext:value-type="date">
            <text:p>2023-01-23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9.12" calcext:value-type="currency">
            <text:p>$29.12</text:p>
          </table:table-cell>
          <table:table-cell office:value-type="currency" office:currency="USD" office:value="10.85" calcext:value-type="currency">
            <text:p>$10.85</text:p>
          </table:table-cell>
          <table:table-cell office:value-type="currency" office:currency="USD" office:value="-18.27" calcext:value-type="currency">
            <text:p>-$18.27</text:p>
          </table:table-cell>
          <table:table-cell table:formula="of:=IF([.H18]=&quot;S&quot;;[.J18];&quot;&quot;)">
            <text:p/>
          </table:table-cell>
          <table:table-cell table:formula="of:=IF([.H18]=&quot;S&quot;;-[.I18];&quot;&quot;)">
            <text:p/>
          </table:table-cell>
          <table:table-cell table:formula="of:=IF([.H18]=&quot;L&quot;;[.K18];&quot;&quot;)" office:value-type="currency" office:currency="USD" office:value="-18.27" calcext:value-type="currency">
            <text:p>-$18.27</text:p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29.12" calcext:value-type="currency">
            <text:p>$29.12</text:p>
          </table:table-cell>
          <table:table-cell table:style-name="ce2" office:value-type="currency" office:currency="USD" office:value="10.85" calcext:value-type="currency">
            <text:p>$10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8.27" calcext:value-type="currency">
            <text:p>-$18.2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8.27" calcext:value-type="currency">
            <text:p>-$18.27</text:p>
          </table:table-cell>
          <table:table-cell/>
          <table:table-cell table:style-name="ce1" office:value-type="date" office:date-value="2023-01-23" calcext:value-type="date">
            <text:p>2023-01-23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INTC <text:s text:c="2"/>02/17/23 <text:s text:c="3"/>27.50 INTEL CORP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4" calcext:value-type="date">
            <text:p>2023-01-24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currency" office:currency="USD" office:value="220.52" calcext:value-type="currency">
            <text:p>$220.52</text:p>
          </table:table-cell>
          <table:table-cell office:value-type="currency" office:currency="USD" office:value="235.51" calcext:value-type="currency">
            <text:p>$235.51</text:p>
          </table:table-cell>
          <table:table-cell office:value-type="currency" office:currency="USD" office:value="14.99" calcext:value-type="currency">
            <text:p>$14.99</text:p>
          </table:table-cell>
          <table:table-cell table:formula="of:=IF([.H19]=&quot;S&quot;;[.J19];&quot;&quot;)" office:value-type="currency" office:currency="USD" office:value="235.51" calcext:value-type="currency">
            <text:p>$235.51</text:p>
          </table:table-cell>
          <table:table-cell table:formula="of:=IF([.H19]=&quot;S&quot;;-[.I19];&quot;&quot;)" office:value-type="currency" office:currency="USD" office:value="-220.52" calcext:value-type="currency">
            <text:p>-$220.52</text:p>
          </table:table-cell>
          <table:table-cell table:formula="of:=IF([.H19]=&quot;L&quot;;[.K19];&quot;&quot;)">
            <text:p/>
          </table:table-cell>
          <table:table-cell/>
          <table:table-cell table:style-name="ce1" office:value-type="date" office:date-value="2023-01-24" calcext:value-type="date">
            <text:p>2023-01-24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4.99" calcext:value-type="currency">
            <text:p>$14.99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4.99" calcext:value-type="currency">
            <text:p>$14.99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4.99" calcext:value-type="currency">
            <text:p>$14.99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GOOGL <text:s/>02/24/23 <text:s text:c="2"/>104 ALPHABET INC CLASS A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5" calcext:value-type="date">
            <text:p>2023-01-25</text:p>
          </table:table-cell>
          <table:table-cell office:value-type="date" office:date-value="2023-01-27" calcext:value-type="date">
            <text:p>2023-01-27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106.12" calcext:value-type="currency">
            <text:p>$106.12</text:p>
          </table:table-cell>
          <table:table-cell office:value-type="currency" office:currency="USD" office:value="196.86" calcext:value-type="currency">
            <text:p>$196.86</text:p>
          </table:table-cell>
          <table:table-cell office:value-type="currency" office:currency="USD" office:value="90.74" calcext:value-type="currency">
            <text:p>$90.74</text:p>
          </table:table-cell>
          <table:table-cell table:formula="of:=IF([.H20]=&quot;S&quot;;[.J20];&quot;&quot;)">
            <text:p/>
          </table:table-cell>
          <table:table-cell table:formula="of:=IF([.H20]=&quot;S&quot;;-[.I20];&quot;&quot;)">
            <text:p/>
          </table:table-cell>
          <table:table-cell table:formula="of:=IF([.H20]=&quot;L&quot;;[.K20];&quot;&quot;)" office:value-type="currency" office:currency="USD" office:value="90.74" calcext:value-type="currency">
            <text:p>$90.74</text:p>
          </table:table-cell>
          <table:table-cell/>
          <table:table-cell table:style-name="ce1" office:value-type="date" office:date-value="2023-01-25" calcext:value-type="date">
            <text:p>2023-01-25</text:p>
          </table:table-cell>
          <table:table-cell table:style-name="ce1" office:value-type="date" office:date-value="2023-01-27" calcext:value-type="date">
            <text:p>2023-01-27</text:p>
          </table:table-cell>
          <table:table-cell table:style-name="ce2" office:value-type="currency" office:currency="USD" office:value="106.12" calcext:value-type="currency">
            <text:p>$106.12</text:p>
          </table:table-cell>
          <table:table-cell table:style-name="ce2" office:value-type="currency" office:currency="USD" office:value="196.86" calcext:value-type="currency">
            <text:p>$196.8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90.74" calcext:value-type="currency">
            <text:p>$90.74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90.74" calcext:value-type="currency">
            <text:p>$90.74</text:p>
          </table:table-cell>
          <table:table-cell/>
          <table:table-cell table:style-name="ce1" office:value-type="date" office:date-value="2023-01-25" calcext:value-type="date">
            <text:p>2023-01-25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GOOGL <text:s/>02/24/23 <text:s text:c="2"/>102 ALPHABET INC CLASS A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5" calcext:value-type="date">
            <text:p>2023-01-25</text:p>
          </table:table-cell>
          <table:table-cell office:value-type="date" office:date-value="2023-01-27" calcext:value-type="date">
            <text:p>2023-01-27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275.12" calcext:value-type="currency">
            <text:p>$275.12</text:p>
          </table:table-cell>
          <table:table-cell office:value-type="currency" office:currency="USD" office:value="145.86" calcext:value-type="currency">
            <text:p>$145.86</text:p>
          </table:table-cell>
          <table:table-cell office:value-type="currency" office:currency="USD" office:value="-129.26" calcext:value-type="currency">
            <text:p>-$129.26</text:p>
          </table:table-cell>
          <table:table-cell table:formula="of:=IF([.H21]=&quot;S&quot;;[.J21];&quot;&quot;)" office:value-type="currency" office:currency="USD" office:value="145.86" calcext:value-type="currency">
            <text:p>$145.86</text:p>
          </table:table-cell>
          <table:table-cell table:formula="of:=IF([.H21]=&quot;S&quot;;-[.I21];&quot;&quot;)" office:value-type="currency" office:currency="USD" office:value="-275.12" calcext:value-type="currency">
            <text:p>-$275.12</text:p>
          </table:table-cell>
          <table:table-cell table:formula="of:=IF([.H21]=&quot;L&quot;;[.K21];&quot;&quot;)">
            <text:p/>
          </table:table-cell>
          <table:table-cell/>
          <table:table-cell table:style-name="ce1" office:value-type="date" office:date-value="2023-01-25" calcext:value-type="date">
            <text:p>2023-01-25</text:p>
          </table:table-cell>
          <table:table-cell table:style-name="ce1" office:value-type="date" office:date-value="2023-01-27" calcext:value-type="date">
            <text:p>2023-01-2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29.26" calcext:value-type="currency">
            <text:p>-$129.2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29.26" calcext:value-type="currency">
            <text:p>-$129.26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29.26" calcext:value-type="currency">
            <text:p>-$129.26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GOOGL <text:s/>02/24/23 <text:s text:c="3"/>86 ALPHABET INC CLASS A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5" calcext:value-type="date">
            <text:p>2023-01-25</text:p>
          </table:table-cell>
          <table:table-cell office:value-type="date" office:date-value="2023-01-27" calcext:value-type="date">
            <text:p>2023-01-27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50.12" calcext:value-type="currency">
            <text:p>$50.12</text:p>
          </table:table-cell>
          <table:table-cell office:value-type="currency" office:currency="USD" office:value="128.86" calcext:value-type="currency">
            <text:p>$128.86</text:p>
          </table:table-cell>
          <table:table-cell office:value-type="currency" office:currency="USD" office:value="78.74" calcext:value-type="currency">
            <text:p>$78.74</text:p>
          </table:table-cell>
          <table:table-cell table:formula="of:=IF([.H22]=&quot;S&quot;;[.J22];&quot;&quot;)" office:value-type="currency" office:currency="USD" office:value="128.86" calcext:value-type="currency">
            <text:p>$128.86</text:p>
          </table:table-cell>
          <table:table-cell table:formula="of:=IF([.H22]=&quot;S&quot;;-[.I22];&quot;&quot;)" office:value-type="currency" office:currency="USD" office:value="-50.12" calcext:value-type="currency">
            <text:p>-$50.12</text:p>
          </table:table-cell>
          <table:table-cell table:formula="of:=IF([.H22]=&quot;L&quot;;[.K22];&quot;&quot;)">
            <text:p/>
          </table:table-cell>
          <table:table-cell/>
          <table:table-cell table:style-name="ce1" office:value-type="date" office:date-value="2023-01-25" calcext:value-type="date">
            <text:p>2023-01-25</text:p>
          </table:table-cell>
          <table:table-cell table:style-name="ce1" office:value-type="date" office:date-value="2023-01-27" calcext:value-type="date">
            <text:p>2023-01-2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78.74" calcext:value-type="currency">
            <text:p>$78.74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78.74" calcext:value-type="currency">
            <text:p>$78.74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78.74" calcext:value-type="currency">
            <text:p>$78.74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UBER <text:s text:c="2"/>02/17/23 <text:s text:c="3"/>34 UBER TECHNOLOGIE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53.12" calcext:value-type="currency">
            <text:p>$53.12</text:p>
          </table:table-cell>
          <table:table-cell office:value-type="currency" office:currency="USD" office:value="95.86" calcext:value-type="currency">
            <text:p>$95.86</text:p>
          </table:table-cell>
          <table:table-cell office:value-type="currency" office:currency="USD" office:value="42.74" calcext:value-type="currency">
            <text:p>$42.74</text:p>
          </table:table-cell>
          <table:table-cell table:formula="of:=IF([.H23]=&quot;S&quot;;[.J23];&quot;&quot;)">
            <text:p/>
          </table:table-cell>
          <table:table-cell table:formula="of:=IF([.H23]=&quot;S&quot;;-[.I23];&quot;&quot;)">
            <text:p/>
          </table:table-cell>
          <table:table-cell table:formula="of:=IF([.H23]=&quot;L&quot;;[.K23];&quot;&quot;)" office:value-type="currency" office:currency="USD" office:value="42.74" calcext:value-type="currency">
            <text:p>$42.74</text:p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53.12" calcext:value-type="currency">
            <text:p>$53.12</text:p>
          </table:table-cell>
          <table:table-cell table:style-name="ce2" office:value-type="currency" office:currency="USD" office:value="95.86" calcext:value-type="currency">
            <text:p>$95.8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42.74" calcext:value-type="currency">
            <text:p>$42.74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2.74" calcext:value-type="currency">
            <text:p>$42.74</text:p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UBER <text:s text:c="2"/>02/17/23 <text:s text:c="3"/>34 UBER TECHNOLOGIE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S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06.24" calcext:value-type="currency">
            <text:p>$106.24</text:p>
          </table:table-cell>
          <table:table-cell office:value-type="currency" office:currency="USD" office:value="191.73" calcext:value-type="currency">
            <text:p>$191.73</text:p>
          </table:table-cell>
          <table:table-cell office:value-type="currency" office:currency="USD" office:value="85.49" calcext:value-type="currency">
            <text:p>$85.49</text:p>
          </table:table-cell>
          <table:table-cell table:formula="of:=IF([.H24]=&quot;S&quot;;[.J24];&quot;&quot;)">
            <text:p/>
          </table:table-cell>
          <table:table-cell table:formula="of:=IF([.H24]=&quot;S&quot;;-[.I24];&quot;&quot;)">
            <text:p/>
          </table:table-cell>
          <table:table-cell table:formula="of:=IF([.H24]=&quot;L&quot;;[.K24];&quot;&quot;)" office:value-type="currency" office:currency="USD" office:value="85.49" calcext:value-type="currency">
            <text:p>$85.49</text:p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106.24" calcext:value-type="currency">
            <text:p>$106.24</text:p>
          </table:table-cell>
          <table:table-cell table:style-name="ce2" office:value-type="currency" office:currency="USD" office:value="191.73" calcext:value-type="currency">
            <text:p>$191.7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85.49" calcext:value-type="currency">
            <text:p>$85.49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85.49" calcext:value-type="currency">
            <text:p>$85.49</text:p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UBER <text:s text:c="2"/>02/17/23 <text:s text:c="3"/>33 UBER TECHNOLOGIE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30.13" calcext:value-type="currency">
            <text:p>$130.13</text:p>
          </table:table-cell>
          <table:table-cell office:value-type="currency" office:currency="USD" office:value="72.86" calcext:value-type="currency">
            <text:p>$72.86</text:p>
          </table:table-cell>
          <table:table-cell office:value-type="currency" office:currency="USD" office:value="-57.27" calcext:value-type="currency">
            <text:p>-$57.27</text:p>
          </table:table-cell>
          <table:table-cell table:formula="of:=IF([.H25]=&quot;S&quot;;[.J25];&quot;&quot;)" office:value-type="currency" office:currency="USD" office:value="72.86" calcext:value-type="currency">
            <text:p>$72.86</text:p>
          </table:table-cell>
          <table:table-cell table:formula="of:=IF([.H25]=&quot;S&quot;;-[.I25];&quot;&quot;)" office:value-type="currency" office:currency="USD" office:value="-130.13" calcext:value-type="currency">
            <text:p>-$130.13</text:p>
          </table:table-cell>
          <table:table-cell table:formula="of:=IF([.H25]=&quot;L&quot;;[.K25];&quot;&quot;)">
            <text:p/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7.27" calcext:value-type="currency">
            <text:p>-$57.27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57.27" calcext:value-type="currency">
            <text:p>-$57.2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7.27" calcext:value-type="currency">
            <text:p>-$57.27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UBER <text:s text:c="2"/>02/17/23 <text:s text:c="3"/>33 UBER TECHNOLOGIE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260.26" calcext:value-type="currency">
            <text:p>$260.26</text:p>
          </table:table-cell>
          <table:table-cell office:value-type="currency" office:currency="USD" office:value="145.74" calcext:value-type="currency">
            <text:p>$145.74</text:p>
          </table:table-cell>
          <table:table-cell office:value-type="currency" office:currency="USD" office:value="-114.52" calcext:value-type="currency">
            <text:p>-$114.52</text:p>
          </table:table-cell>
          <table:table-cell table:formula="of:=IF([.H26]=&quot;S&quot;;[.J26];&quot;&quot;)" office:value-type="currency" office:currency="USD" office:value="145.74" calcext:value-type="currency">
            <text:p>$145.74</text:p>
          </table:table-cell>
          <table:table-cell table:formula="of:=IF([.H26]=&quot;S&quot;;-[.I26];&quot;&quot;)" office:value-type="currency" office:currency="USD" office:value="-260.26" calcext:value-type="currency">
            <text:p>-$260.26</text:p>
          </table:table-cell>
          <table:table-cell table:formula="of:=IF([.H26]=&quot;L&quot;;[.K26];&quot;&quot;)">
            <text:p/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14.52" calcext:value-type="currency">
            <text:p>-$114.5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14.52" calcext:value-type="currency">
            <text:p>-$114.5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14.52" calcext:value-type="currency">
            <text:p>-$114.5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AMZN <text:s text:c="2"/>02/17/23 <text:s text:c="2"/>102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503.13" calcext:value-type="currency">
            <text:p>$503.13</text:p>
          </table:table-cell>
          <table:table-cell office:value-type="currency" office:currency="USD" office:value="523.85" calcext:value-type="currency">
            <text:p>$523.85</text:p>
          </table:table-cell>
          <table:table-cell office:value-type="currency" office:currency="USD" office:value="20.72" calcext:value-type="currency">
            <text:p>$20.72</text:p>
          </table:table-cell>
          <table:table-cell table:formula="of:=IF([.H27]=&quot;S&quot;;[.J27];&quot;&quot;)" office:value-type="currency" office:currency="USD" office:value="523.85" calcext:value-type="currency">
            <text:p>$523.85</text:p>
          </table:table-cell>
          <table:table-cell table:formula="of:=IF([.H27]=&quot;S&quot;;-[.I27];&quot;&quot;)" office:value-type="currency" office:currency="USD" office:value="-503.13" calcext:value-type="currency">
            <text:p>-$503.13</text:p>
          </table:table-cell>
          <table:table-cell table:formula="of:=IF([.H27]=&quot;L&quot;;[.K27];&quot;&quot;)">
            <text:p/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0.72" calcext:value-type="currency">
            <text:p>$20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0.72" calcext:value-type="currency">
            <text:p>$20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0.72" calcext:value-type="currency">
            <text:p>$20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AMZN <text:s text:c="2"/>02/17/23 <text:s text:c="2"/>110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03.12" calcext:value-type="currency">
            <text:p>$203.12</text:p>
          </table:table-cell>
          <table:table-cell office:value-type="currency" office:currency="USD" office:value="221.85" calcext:value-type="currency">
            <text:p>$221.85</text:p>
          </table:table-cell>
          <table:table-cell office:value-type="currency" office:currency="USD" office:value="18.73" calcext:value-type="currency">
            <text:p>$18.73</text:p>
          </table:table-cell>
          <table:table-cell table:formula="of:=IF([.H28]=&quot;S&quot;;[.J28];&quot;&quot;)">
            <text:p/>
          </table:table-cell>
          <table:table-cell table:formula="of:=IF([.H28]=&quot;S&quot;;-[.I28];&quot;&quot;)">
            <text:p/>
          </table:table-cell>
          <table:table-cell table:formula="of:=IF([.H28]=&quot;L&quot;;[.K28];&quot;&quot;)" office:value-type="currency" office:currency="USD" office:value="18.73" calcext:value-type="currency">
            <text:p>$18.73</text:p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203.12" calcext:value-type="currency">
            <text:p>$203.12</text:p>
          </table:table-cell>
          <table:table-cell table:style-name="ce2" office:value-type="currency" office:currency="USD" office:value="221.85" calcext:value-type="currency">
            <text:p>$221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8.73" calcext:value-type="currency">
            <text:p>$18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8.73" calcext:value-type="currency">
            <text:p>$18.73</text:p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SWK <text:s text:c="3"/>02/17/23 <text:s text:c="3"/>90 STANLEY BLACK &amp; DECKER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168.12" calcext:value-type="currency">
            <text:p>$168.12</text:p>
          </table:table-cell>
          <table:table-cell office:value-type="currency" office:currency="USD" office:value="328.85" calcext:value-type="currency">
            <text:p>$328.85</text:p>
          </table:table-cell>
          <table:table-cell office:value-type="currency" office:currency="USD" office:value="160.73" calcext:value-type="currency">
            <text:p>$160.73</text:p>
          </table:table-cell>
          <table:table-cell table:formula="of:=IF([.H29]=&quot;S&quot;;[.J29];&quot;&quot;)">
            <text:p/>
          </table:table-cell>
          <table:table-cell table:formula="of:=IF([.H29]=&quot;S&quot;;-[.I29];&quot;&quot;)">
            <text:p/>
          </table:table-cell>
          <table:table-cell table:formula="of:=IF([.H29]=&quot;L&quot;;[.K29];&quot;&quot;)" office:value-type="currency" office:currency="USD" office:value="160.73" calcext:value-type="currency">
            <text:p>$160.73</text:p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168.12" calcext:value-type="currency">
            <text:p>$168.12</text:p>
          </table:table-cell>
          <table:table-cell table:style-name="ce2" office:value-type="currency" office:currency="USD" office:value="328.85" calcext:value-type="currency">
            <text:p>$328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60.73" calcext:value-type="currency">
            <text:p>$160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60.73" calcext:value-type="currency">
            <text:p>$160.73</text:p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UBER <text:s text:c="2"/>02/17/23 <text:s text:c="3"/>27 UBER TECHNOLOGIE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46.13" calcext:value-type="currency">
            <text:p>$46.13</text:p>
          </table:table-cell>
          <table:table-cell office:value-type="currency" office:currency="USD" office:value="72.86" calcext:value-type="currency">
            <text:p>$72.86</text:p>
          </table:table-cell>
          <table:table-cell office:value-type="currency" office:currency="USD" office:value="26.73" calcext:value-type="currency">
            <text:p>$26.73</text:p>
          </table:table-cell>
          <table:table-cell table:formula="of:=IF([.H30]=&quot;S&quot;;[.J30];&quot;&quot;)" office:value-type="currency" office:currency="USD" office:value="72.86" calcext:value-type="currency">
            <text:p>$72.86</text:p>
          </table:table-cell>
          <table:table-cell table:formula="of:=IF([.H30]=&quot;S&quot;;-[.I30];&quot;&quot;)" office:value-type="currency" office:currency="USD" office:value="-46.13" calcext:value-type="currency">
            <text:p>-$46.13</text:p>
          </table:table-cell>
          <table:table-cell table:formula="of:=IF([.H30]=&quot;L&quot;;[.K30];&quot;&quot;)">
            <text:p/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6.73" calcext:value-type="currency">
            <text:p>$26.7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6.73" calcext:value-type="currency">
            <text:p>$26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6.73" calcext:value-type="currency">
            <text:p>$26.7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UBER <text:s text:c="2"/>02/17/23 <text:s text:c="3"/>27 UBER TECHNOLOGIE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92.26" calcext:value-type="currency">
            <text:p>$92.26</text:p>
          </table:table-cell>
          <table:table-cell office:value-type="currency" office:currency="USD" office:value="145.74" calcext:value-type="currency">
            <text:p>$145.74</text:p>
          </table:table-cell>
          <table:table-cell office:value-type="currency" office:currency="USD" office:value="53.48" calcext:value-type="currency">
            <text:p>$53.48</text:p>
          </table:table-cell>
          <table:table-cell table:formula="of:=IF([.H31]=&quot;S&quot;;[.J31];&quot;&quot;)" office:value-type="currency" office:currency="USD" office:value="145.74" calcext:value-type="currency">
            <text:p>$145.74</text:p>
          </table:table-cell>
          <table:table-cell table:formula="of:=IF([.H31]=&quot;S&quot;;-[.I31];&quot;&quot;)" office:value-type="currency" office:currency="USD" office:value="-92.26" calcext:value-type="currency">
            <text:p>-$92.26</text:p>
          </table:table-cell>
          <table:table-cell table:formula="of:=IF([.H31]=&quot;L&quot;;[.K31];&quot;&quot;)">
            <text:p/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53.48" calcext:value-type="currency">
            <text:p>$53.48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53.48" calcext:value-type="currency">
            <text:p>$53.4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53.48" calcext:value-type="currency">
            <text:p>$53.48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AMZN <text:s text:c="2"/>02/17/23 <text:s text:c="2"/>102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529.13" calcext:value-type="currency">
            <text:p>$529.13</text:p>
          </table:table-cell>
          <table:table-cell office:value-type="currency" office:currency="USD" office:value="500.85" calcext:value-type="currency">
            <text:p>$500.85</text:p>
          </table:table-cell>
          <table:table-cell office:value-type="currency" office:currency="USD" office:value="-28.28" calcext:value-type="currency">
            <text:p>-$28.28</text:p>
          </table:table-cell>
          <table:table-cell table:formula="of:=IF([.H32]=&quot;S&quot;;[.J32];&quot;&quot;)" office:value-type="currency" office:currency="USD" office:value="500.85" calcext:value-type="currency">
            <text:p>$500.85</text:p>
          </table:table-cell>
          <table:table-cell table:formula="of:=IF([.H32]=&quot;S&quot;;-[.I32];&quot;&quot;)" office:value-type="currency" office:currency="USD" office:value="-529.13" calcext:value-type="currency">
            <text:p>-$529.13</text:p>
          </table:table-cell>
          <table:table-cell table:formula="of:=IF([.H32]=&quot;L&quot;;[.K32];&quot;&quot;)">
            <text:p/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8.28" calcext:value-type="currency">
            <text:p>-$28.28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28.28" calcext:value-type="currency">
            <text:p>-$28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8.28" calcext:value-type="currency">
            <text:p>-$28.28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SWK <text:s text:c="3"/>02/17/23 <text:s text:c="3"/>85 STANLEY BLACK &amp; DECKER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621.13" calcext:value-type="currency">
            <text:p>$621.13</text:p>
          </table:table-cell>
          <table:table-cell office:value-type="currency" office:currency="USD" office:value="371.86" calcext:value-type="currency">
            <text:p>$371.86</text:p>
          </table:table-cell>
          <table:table-cell office:value-type="currency" office:currency="USD" office:value="-249.27" calcext:value-type="currency">
            <text:p>-$249.27</text:p>
          </table:table-cell>
          <table:table-cell table:formula="of:=IF([.H33]=&quot;S&quot;;[.J33];&quot;&quot;)" office:value-type="currency" office:currency="USD" office:value="371.86" calcext:value-type="currency">
            <text:p>$371.86</text:p>
          </table:table-cell>
          <table:table-cell table:formula="of:=IF([.H33]=&quot;S&quot;;-[.I33];&quot;&quot;)" office:value-type="currency" office:currency="USD" office:value="-621.13" calcext:value-type="currency">
            <text:p>-$621.13</text:p>
          </table:table-cell>
          <table:table-cell table:formula="of:=IF([.H33]=&quot;L&quot;;[.K33];&quot;&quot;)">
            <text:p/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49.27" calcext:value-type="currency">
            <text:p>-$249.27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249.27" calcext:value-type="currency">
            <text:p>-$249.2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49.27" calcext:value-type="currency">
            <text:p>-$249.27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WK <text:s text:c="3"/>02/17/23 <text:s text:c="3"/>85 STANLEY BLACK &amp; DECKER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228.13" calcext:value-type="currency">
            <text:p>$228.13</text:p>
          </table:table-cell>
          <table:table-cell office:value-type="currency" office:currency="USD" office:value="352.86" calcext:value-type="currency">
            <text:p>$352.86</text:p>
          </table:table-cell>
          <table:table-cell office:value-type="currency" office:currency="USD" office:value="124.73" calcext:value-type="currency">
            <text:p>$124.73</text:p>
          </table:table-cell>
          <table:table-cell table:formula="of:=IF([.H34]=&quot;S&quot;;[.J34];&quot;&quot;)" office:value-type="currency" office:currency="USD" office:value="352.86" calcext:value-type="currency">
            <text:p>$352.86</text:p>
          </table:table-cell>
          <table:table-cell table:formula="of:=IF([.H34]=&quot;S&quot;;-[.I34];&quot;&quot;)" office:value-type="currency" office:currency="USD" office:value="-228.13" calcext:value-type="currency">
            <text:p>-$228.13</text:p>
          </table:table-cell>
          <table:table-cell table:formula="of:=IF([.H34]=&quot;L&quot;;[.K34];&quot;&quot;)">
            <text:p/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24.73" calcext:value-type="currency">
            <text:p>$124.7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24.73" calcext:value-type="currency">
            <text:p>$124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24.73" calcext:value-type="currency">
            <text:p>$124.7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BYND <text:s text:c="2"/>02/24/23 <text:s text:c="3"/>15 BEYOND MEA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2" calcext:value-type="date">
            <text:p>2023-02-02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currency" office:currency="USD" office:value="354.39" calcext:value-type="currency">
            <text:p>$354.39</text:p>
          </table:table-cell>
          <table:table-cell office:value-type="currency" office:currency="USD" office:value="440.62" calcext:value-type="currency">
            <text:p>$440.62</text:p>
          </table:table-cell>
          <table:table-cell office:value-type="currency" office:currency="USD" office:value="86.23" calcext:value-type="currency">
            <text:p>$86.23</text:p>
          </table:table-cell>
          <table:table-cell table:formula="of:=IF([.H35]=&quot;S&quot;;[.J35];&quot;&quot;)" office:value-type="currency" office:currency="USD" office:value="440.62" calcext:value-type="currency">
            <text:p>$440.62</text:p>
          </table:table-cell>
          <table:table-cell table:formula="of:=IF([.H35]=&quot;S&quot;;-[.I35];&quot;&quot;)" office:value-type="currency" office:currency="USD" office:value="-354.39" calcext:value-type="currency">
            <text:p>-$354.39</text:p>
          </table:table-cell>
          <table:table-cell table:formula="of:=IF([.H35]=&quot;L&quot;;[.K35];&quot;&quot;)">
            <text:p/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2" calcext:value-type="date">
            <text:p>2023-02-02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86.23" calcext:value-type="currency">
            <text:p>$86.2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86.23" calcext:value-type="currency">
            <text:p>$86.2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86.23" calcext:value-type="currency">
            <text:p>$86.2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PYPL <text:s text:c="2"/>02/17/23 <text:s text:c="3"/>75 PAYPAL HOLDING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3" calcext:value-type="date">
            <text:p>2023-02-03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86.13" calcext:value-type="currency">
            <text:p>$86.13</text:p>
          </table:table-cell>
          <table:table-cell office:value-type="currency" office:currency="USD" office:value="208.86" calcext:value-type="currency">
            <text:p>$208.86</text:p>
          </table:table-cell>
          <table:table-cell office:value-type="currency" office:currency="USD" office:value="122.73" calcext:value-type="currency">
            <text:p>$122.73</text:p>
          </table:table-cell>
          <table:table-cell table:formula="of:=IF([.H36]=&quot;S&quot;;[.J36];&quot;&quot;)" office:value-type="currency" office:currency="USD" office:value="208.86" calcext:value-type="currency">
            <text:p>$208.86</text:p>
          </table:table-cell>
          <table:table-cell table:formula="of:=IF([.H36]=&quot;S&quot;;-[.I36];&quot;&quot;)" office:value-type="currency" office:currency="USD" office:value="-86.13" calcext:value-type="currency">
            <text:p>-$86.13</text:p>
          </table:table-cell>
          <table:table-cell table:formula="of:=IF([.H36]=&quot;L&quot;;[.K36];&quot;&quot;)">
            <text:p/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3" calcext:value-type="date">
            <text:p>2023-02-0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22.73" calcext:value-type="currency">
            <text:p>$122.7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22.73" calcext:value-type="currency">
            <text:p>$122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22.73" calcext:value-type="currency">
            <text:p>$122.7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PYPL <text:s text:c="2"/>02/17/23 <text:s text:c="3"/>88 PAYPAL HOLDING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3" calcext:value-type="date">
            <text:p>2023-02-03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186.12" calcext:value-type="currency">
            <text:p>$186.12</text:p>
          </table:table-cell>
          <table:table-cell office:value-type="currency" office:currency="USD" office:value="413.85" calcext:value-type="currency">
            <text:p>$413.85</text:p>
          </table:table-cell>
          <table:table-cell office:value-type="currency" office:currency="USD" office:value="227.73" calcext:value-type="currency">
            <text:p>$227.73</text:p>
          </table:table-cell>
          <table:table-cell table:formula="of:=IF([.H37]=&quot;S&quot;;[.J37];&quot;&quot;)">
            <text:p/>
          </table:table-cell>
          <table:table-cell table:formula="of:=IF([.H37]=&quot;S&quot;;-[.I37];&quot;&quot;)">
            <text:p/>
          </table:table-cell>
          <table:table-cell table:formula="of:=IF([.H37]=&quot;L&quot;;[.K37];&quot;&quot;)" office:value-type="currency" office:currency="USD" office:value="227.73" calcext:value-type="currency">
            <text:p>$227.73</text:p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3" calcext:value-type="date">
            <text:p>2023-02-03</text:p>
          </table:table-cell>
          <table:table-cell table:style-name="ce2" office:value-type="currency" office:currency="USD" office:value="186.12" calcext:value-type="currency">
            <text:p>$186.12</text:p>
          </table:table-cell>
          <table:table-cell table:style-name="ce2" office:value-type="currency" office:currency="USD" office:value="413.85" calcext:value-type="currency">
            <text:p>$413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27.73" calcext:value-type="currency">
            <text:p>$227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27.73" calcext:value-type="currency">
            <text:p>$227.73</text:p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PYPL <text:s text:c="2"/>02/17/23 <text:s text:c="3"/>86 PAYPAL HOLDING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27" calcext:value-type="date">
            <text:p>2023-01-27</text:p>
          </table:table-cell>
          <table:table-cell office:value-type="date" office:date-value="2023-02-03" calcext:value-type="date">
            <text:p>2023-02-03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510.13" calcext:value-type="currency">
            <text:p>$510.13</text:p>
          </table:table-cell>
          <table:table-cell office:value-type="currency" office:currency="USD" office:value="243.86" calcext:value-type="currency">
            <text:p>$243.86</text:p>
          </table:table-cell>
          <table:table-cell office:value-type="currency" office:currency="USD" office:value="-266.27" calcext:value-type="currency">
            <text:p>-$266.27</text:p>
          </table:table-cell>
          <table:table-cell table:formula="of:=IF([.H38]=&quot;S&quot;;[.J38];&quot;&quot;)" office:value-type="currency" office:currency="USD" office:value="243.86" calcext:value-type="currency">
            <text:p>$243.86</text:p>
          </table:table-cell>
          <table:table-cell table:formula="of:=IF([.H38]=&quot;S&quot;;-[.I38];&quot;&quot;)" office:value-type="currency" office:currency="USD" office:value="-510.13" calcext:value-type="currency">
            <text:p>-$510.13</text:p>
          </table:table-cell>
          <table:table-cell table:formula="of:=IF([.H38]=&quot;L&quot;;[.K38];&quot;&quot;)">
            <text:p/>
          </table:table-cell>
          <table:table-cell/>
          <table:table-cell table:style-name="ce1" office:value-type="date" office:date-value="2023-01-27" calcext:value-type="date">
            <text:p>2023-01-27</text:p>
          </table:table-cell>
          <table:table-cell table:style-name="ce1" office:value-type="date" office:date-value="2023-02-03" calcext:value-type="date">
            <text:p>2023-02-0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66.27" calcext:value-type="currency">
            <text:p>-$266.27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266.27" calcext:value-type="currency">
            <text:p>-$266.2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66.27" calcext:value-type="currency">
            <text:p>-$266.27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BBY <text:s text:c="3"/>03/17/23 <text:s text:c="3"/>80 BEST BUY CO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30" calcext:value-type="date">
            <text:p>2023-01-30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88.13" calcext:value-type="currency">
            <text:p>$188.13</text:p>
          </table:table-cell>
          <table:table-cell office:value-type="currency" office:currency="USD" office:value="223.86" calcext:value-type="currency">
            <text:p>$223.86</text:p>
          </table:table-cell>
          <table:table-cell office:value-type="currency" office:currency="USD" office:value="35.73" calcext:value-type="currency">
            <text:p>$35.73</text:p>
          </table:table-cell>
          <table:table-cell table:formula="of:=IF([.H39]=&quot;S&quot;;[.J39];&quot;&quot;)" office:value-type="currency" office:currency="USD" office:value="223.86" calcext:value-type="currency">
            <text:p>$223.86</text:p>
          </table:table-cell>
          <table:table-cell table:formula="of:=IF([.H39]=&quot;S&quot;;-[.I39];&quot;&quot;)" office:value-type="currency" office:currency="USD" office:value="-188.13" calcext:value-type="currency">
            <text:p>-$188.13</text:p>
          </table:table-cell>
          <table:table-cell table:formula="of:=IF([.H39]=&quot;L&quot;;[.K39];&quot;&quot;)">
            <text:p/>
          </table:table-cell>
          <table:table-cell/>
          <table:table-cell table:style-name="ce1" office:value-type="date" office:date-value="2023-01-30" calcext:value-type="date">
            <text:p>2023-01-30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35.73" calcext:value-type="currency">
            <text:p>$35.7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35.73" calcext:value-type="currency">
            <text:p>$35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35.73" calcext:value-type="currency">
            <text:p>$35.7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FL <text:s text:c="4"/>03/17/23 <text:s text:c="3"/>42.50 FOOT LOCK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30" calcext:value-type="date">
            <text:p>2023-01-30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406.26" calcext:value-type="currency">
            <text:p>$406.26</text:p>
          </table:table-cell>
          <table:table-cell office:value-type="currency" office:currency="USD" office:value="551.73" calcext:value-type="currency">
            <text:p>$551.73</text:p>
          </table:table-cell>
          <table:table-cell office:value-type="currency" office:currency="USD" office:value="145.47" calcext:value-type="currency">
            <text:p>$145.47</text:p>
          </table:table-cell>
          <table:table-cell table:formula="of:=IF([.H40]=&quot;S&quot;;[.J40];&quot;&quot;)" office:value-type="currency" office:currency="USD" office:value="551.73" calcext:value-type="currency">
            <text:p>$551.73</text:p>
          </table:table-cell>
          <table:table-cell table:formula="of:=IF([.H40]=&quot;S&quot;;-[.I40];&quot;&quot;)" office:value-type="currency" office:currency="USD" office:value="-406.26" calcext:value-type="currency">
            <text:p>-$406.26</text:p>
          </table:table-cell>
          <table:table-cell table:formula="of:=IF([.H40]=&quot;L&quot;;[.K40];&quot;&quot;)">
            <text:p/>
          </table:table-cell>
          <table:table-cell/>
          <table:table-cell table:style-name="ce1" office:value-type="date" office:date-value="2023-01-30" calcext:value-type="date">
            <text:p>2023-01-30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45.47" calcext:value-type="currency">
            <text:p>$145.47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45.47" calcext:value-type="currency">
            <text:p>$145.4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45.47" calcext:value-type="currency">
            <text:p>$145.47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FL <text:s text:c="4"/>03/17/23 <text:s text:c="3"/>42.50 FOOT LOCK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30" calcext:value-type="date">
            <text:p>2023-01-30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892.26" calcext:value-type="currency">
            <text:p>$892.26</text:p>
          </table:table-cell>
          <table:table-cell office:value-type="currency" office:currency="USD" office:value="637.73" calcext:value-type="currency">
            <text:p>$637.73</text:p>
          </table:table-cell>
          <table:table-cell office:value-type="currency" office:currency="USD" office:value="-254.53" calcext:value-type="currency">
            <text:p>-$254.53</text:p>
          </table:table-cell>
          <table:table-cell table:formula="of:=IF([.H41]=&quot;S&quot;;[.J41];&quot;&quot;)" office:value-type="currency" office:currency="USD" office:value="637.73" calcext:value-type="currency">
            <text:p>$637.73</text:p>
          </table:table-cell>
          <table:table-cell table:formula="of:=IF([.H41]=&quot;S&quot;;-[.I41];&quot;&quot;)" office:value-type="currency" office:currency="USD" office:value="-892.26" calcext:value-type="currency">
            <text:p>-$892.26</text:p>
          </table:table-cell>
          <table:table-cell table:formula="of:=IF([.H41]=&quot;L&quot;;[.K41];&quot;&quot;)">
            <text:p/>
          </table:table-cell>
          <table:table-cell/>
          <table:table-cell table:style-name="ce1" office:value-type="date" office:date-value="2023-01-30" calcext:value-type="date">
            <text:p>2023-01-30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54.53" calcext:value-type="currency">
            <text:p>-$254.5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254.53" calcext:value-type="currency">
            <text:p>-$254.5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54.53" calcext:value-type="currency">
            <text:p>-$254.5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FL <text:s text:c="4"/>03/17/23 <text:s text:c="3"/>47.50 FOOT LOCK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30" calcext:value-type="date">
            <text:p>2023-01-30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S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246.24" calcext:value-type="currency">
            <text:p>$246.24</text:p>
          </table:table-cell>
          <table:table-cell office:value-type="currency" office:currency="USD" office:value="387.72" calcext:value-type="currency">
            <text:p>$387.72</text:p>
          </table:table-cell>
          <table:table-cell office:value-type="currency" office:currency="USD" office:value="141.48" calcext:value-type="currency">
            <text:p>$141.48</text:p>
          </table:table-cell>
          <table:table-cell table:formula="of:=IF([.H42]=&quot;S&quot;;[.J42];&quot;&quot;)">
            <text:p/>
          </table:table-cell>
          <table:table-cell table:formula="of:=IF([.H42]=&quot;S&quot;;-[.I42];&quot;&quot;)">
            <text:p/>
          </table:table-cell>
          <table:table-cell table:formula="of:=IF([.H42]=&quot;L&quot;;[.K42];&quot;&quot;)" office:value-type="currency" office:currency="USD" office:value="141.48" calcext:value-type="currency">
            <text:p>$141.48</text:p>
          </table:table-cell>
          <table:table-cell/>
          <table:table-cell table:style-name="ce1" office:value-type="date" office:date-value="2023-01-30" calcext:value-type="date">
            <text:p>2023-01-30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246.24" calcext:value-type="currency">
            <text:p>$246.24</text:p>
          </table:table-cell>
          <table:table-cell table:style-name="ce2" office:value-type="currency" office:currency="USD" office:value="387.72" calcext:value-type="currency">
            <text:p>$387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41.48" calcext:value-type="currency">
            <text:p>$141.4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41.48" calcext:value-type="currency">
            <text:p>$141.48</text:p>
          </table:table-cell>
          <table:table-cell/>
          <table:table-cell table:style-name="ce1" office:value-type="date" office:date-value="2023-01-30" calcext:value-type="date">
            <text:p>2023-01-30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SPY <text:s text:c="3"/>02/17/23 <text:s text:c="2"/>415 STANDARD &amp; POORS DEPOSITORY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31" calcext:value-type="date">
            <text:p>2023-01-31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315.12" calcext:value-type="currency">
            <text:p>$315.12</text:p>
          </table:table-cell>
          <table:table-cell office:value-type="currency" office:currency="USD" office:value="319.85" calcext:value-type="currency">
            <text:p>$319.8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IF([.H43]=&quot;S&quot;;[.J43];&quot;&quot;)">
            <text:p/>
          </table:table-cell>
          <table:table-cell table:formula="of:=IF([.H43]=&quot;S&quot;;-[.I43];&quot;&quot;)">
            <text:p/>
          </table:table-cell>
          <table:table-cell table:formula="of:=IF([.H43]=&quot;L&quot;;[.K43];&quot;&quot;)" office:value-type="currency" office:currency="USD" office:value="4.73" calcext:value-type="currency">
            <text:p>$4.73</text:p>
          </table:table-cell>
          <table:table-cell/>
          <table:table-cell table:style-name="ce1" office:value-type="date" office:date-value="2023-01-31" calcext:value-type="date">
            <text:p>2023-01-31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315.12" calcext:value-type="currency">
            <text:p>$315.12</text:p>
          </table:table-cell>
          <table:table-cell table:style-name="ce2" office:value-type="currency" office:currency="USD" office:value="319.85" calcext:value-type="currency">
            <text:p>$319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4.73" calcext:value-type="currency">
            <text:p>$4.7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.73" calcext:value-type="currency">
            <text:p>$4.73</text:p>
          </table:table-cell>
          <table:table-cell/>
          <table:table-cell table:style-name="ce1" office:value-type="date" office:date-value="2023-01-31" calcext:value-type="date">
            <text:p>2023-01-31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SPY <text:s text:c="3"/>02/17/23 <text:s text:c="2"/>408 STANDARD &amp; POORS DEPOSITORY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1-31" calcext:value-type="date">
            <text:p>2023-01-31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630.13" calcext:value-type="currency">
            <text:p>$630.13</text:p>
          </table:table-cell>
          <table:table-cell office:value-type="currency" office:currency="USD" office:value="624.85" calcext:value-type="currency">
            <text:p>$624.85</text:p>
          </table:table-cell>
          <table:table-cell office:value-type="currency" office:currency="USD" office:value="-5.28" calcext:value-type="currency">
            <text:p>-$5.28</text:p>
          </table:table-cell>
          <table:table-cell table:formula="of:=IF([.H44]=&quot;S&quot;;[.J44];&quot;&quot;)" office:value-type="currency" office:currency="USD" office:value="624.85" calcext:value-type="currency">
            <text:p>$624.85</text:p>
          </table:table-cell>
          <table:table-cell table:formula="of:=IF([.H44]=&quot;S&quot;;-[.I44];&quot;&quot;)" office:value-type="currency" office:currency="USD" office:value="-630.13" calcext:value-type="currency">
            <text:p>-$630.13</text:p>
          </table:table-cell>
          <table:table-cell table:formula="of:=IF([.H44]=&quot;L&quot;;[.K44];&quot;&quot;)">
            <text:p/>
          </table:table-cell>
          <table:table-cell/>
          <table:table-cell table:style-name="ce1" office:value-type="date" office:date-value="2023-01-31" calcext:value-type="date">
            <text:p>2023-01-31</text:p>
          </table:table-cell>
          <table:table-cell table:style-name="ce1" office:value-type="date" office:date-value="2023-02-01" calcext:value-type="date">
            <text:p>2023-02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.28" calcext:value-type="currency">
            <text:p>-$5.28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5.28" calcext:value-type="currency">
            <text:p>-$5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.28" calcext:value-type="currency">
            <text:p>-$5.28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SPXW <text:s text:c="2"/>02/02/23 <text:s/>421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2" calcext:value-type="date">
            <text:p>2023-02-02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49.78" calcext:value-type="currency">
            <text:p>$149.78</text:p>
          </table:table-cell>
          <table:table-cell office:value-type="currency" office:currency="USD" office:value="48.22" calcext:value-type="currency">
            <text:p>$48.22</text:p>
          </table:table-cell>
          <table:table-cell office:value-type="currency" office:currency="USD" office:value="-101.56" calcext:value-type="currency">
            <text:p>-$101.56</text:p>
          </table:table-cell>
          <table:table-cell table:formula="of:=IF([.H45]=&quot;S&quot;;[.J45];&quot;&quot;)" office:value-type="currency" office:currency="USD" office:value="48.22" calcext:value-type="currency">
            <text:p>$48.22</text:p>
          </table:table-cell>
          <table:table-cell table:formula="of:=IF([.H45]=&quot;S&quot;;-[.I45];&quot;&quot;)" office:value-type="currency" office:currency="USD" office:value="-149.78" calcext:value-type="currency">
            <text:p>-$149.78</text:p>
          </table:table-cell>
          <table:table-cell table:formula="of:=IF([.H45]=&quot;L&quot;;[.K45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01.56" calcext:value-type="currency">
            <text:p>-$101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01.56" calcext:value-type="currency">
            <text:p>-$101.56</text:p>
          </table:table-cell>
        </table:table-row>
        <table:table-row table:style-name="ro1">
          <table:table-cell office:value-type="string" calcext:value-type="string">
            <text:p>CALL SPXW <text:s text:c="2"/>02/02/23 <text:s/>422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2" calcext:value-type="date">
            <text:p>2023-02-02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1.78" calcext:value-type="currency">
            <text:p>$21.78</text:p>
          </table:table-cell>
          <table:table-cell office:value-type="currency" office:currency="USD" office:value="48.22" calcext:value-type="currency">
            <text:p>$48.22</text:p>
          </table:table-cell>
          <table:table-cell office:value-type="currency" office:currency="USD" office:value="26.44" calcext:value-type="currency">
            <text:p>$26.44</text:p>
          </table:table-cell>
          <table:table-cell table:formula="of:=IF([.H46]=&quot;S&quot;;[.J46];&quot;&quot;)">
            <text:p/>
          </table:table-cell>
          <table:table-cell table:formula="of:=IF([.H46]=&quot;S&quot;;-[.I46];&quot;&quot;)">
            <text:p/>
          </table:table-cell>
          <table:table-cell table:formula="of:=IF([.H46]=&quot;L&quot;;[.K46];&quot;&quot;)" office:value-type="currency" office:currency="USD" office:value="26.44" calcext:value-type="currency">
            <text:p>$26.44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26.44" calcext:value-type="currency">
            <text:p>$26.44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26.44" calcext:value-type="currency">
            <text:p>$26.44</text:p>
          </table:table-cell>
        </table:table-row>
        <table:table-row table:style-name="ro1">
          <table:table-cell office:value-type="string" calcext:value-type="string">
            <text:p>PUT <text:s/>SPXW <text:s text:c="2"/>02/02/23 <text:s/>405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2" calcext:value-type="date">
            <text:p>2023-02-02</text:p>
          </table:table-cell>
          <table:table-cell office:value-type="string" calcext:value-type="string">
            <text:p>OptionEx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33.78" calcext:value-type="currency">
            <text:p>$33.7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33.78" calcext:value-type="currency">
            <text:p>-$33.78</text:p>
          </table:table-cell>
          <table:table-cell table:formula="of:=IF([.H47]=&quot;S&quot;;[.J47];&quot;&quot;)">
            <text:p/>
          </table:table-cell>
          <table:table-cell table:formula="of:=IF([.H47]=&quot;S&quot;;-[.I47];&quot;&quot;)">
            <text:p/>
          </table:table-cell>
          <table:table-cell table:formula="of:=IF([.H47]=&quot;L&quot;;[.K47];&quot;&quot;)" office:value-type="currency" office:currency="USD" office:value="-33.78" calcext:value-type="currency">
            <text:p>-$33.78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33.78" calcext:value-type="currency">
            <text:p>-$33.7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33.78" calcext:value-type="currency">
            <text:p>-$33.78</text:p>
          </table:table-cell>
        </table:table-row>
        <table:table-row table:style-name="ro1">
          <table:table-cell office:value-type="string" calcext:value-type="string">
            <text:p>PUT <text:s/>SPXW <text:s text:c="2"/>02/02/23 <text:s/>407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2" calcext:value-type="date">
            <text:p>2023-02-02</text:p>
          </table:table-cell>
          <table:table-cell office:value-type="string" calcext:value-type="string">
            <text:p>OptionEx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70.22" calcext:value-type="currency">
            <text:p>$70.22</text:p>
          </table:table-cell>
          <table:table-cell table:formula="of:=IF([.H48]=&quot;S&quot;;[.J48];&quot;&quot;)" office:value-type="currency" office:currency="USD" office:value="70.22" calcext:value-type="currency">
            <text:p>$70.22</text:p>
          </table:table-cell>
          <table:table-cell table:formula="of:=IF([.H48]=&quot;S&quot;;-[.I48];&quot;&quot;)" office:value-type="currency" office:currency="USD" office:value="-0" calcext:value-type="currency">
            <text:p>$0.00</text:p>
          </table:table-cell>
          <table:table-cell table:formula="of:=IF([.H48]=&quot;L&quot;;[.K48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70.22" calcext:value-type="currency">
            <text:p>$70.2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70.22" calcext:value-type="currency">
            <text:p>$70.22</text:p>
          </table:table-cell>
        </table:table-row>
        <table:table-row table:style-name="ro1">
          <table:table-cell office:value-type="string" calcext:value-type="string">
            <text:p>PUT <text:s/>AMZN <text:s text:c="2"/>02/17/23 <text:s text:c="2"/>111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03" calcext:value-type="date">
            <text:p>2023-02-03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655.13" calcext:value-type="currency">
            <text:p>$655.13</text:p>
          </table:table-cell>
          <table:table-cell office:value-type="currency" office:currency="USD" office:value="527.84" calcext:value-type="currency">
            <text:p>$527.84</text:p>
          </table:table-cell>
          <table:table-cell office:value-type="currency" office:currency="USD" office:value="-127.29" calcext:value-type="currency">
            <text:p>-$127.29</text:p>
          </table:table-cell>
          <table:table-cell table:formula="of:=IF([.H49]=&quot;S&quot;;[.J49];&quot;&quot;)" office:value-type="currency" office:currency="USD" office:value="527.84" calcext:value-type="currency">
            <text:p>$527.84</text:p>
          </table:table-cell>
          <table:table-cell table:formula="of:=IF([.H49]=&quot;S&quot;;-[.I49];&quot;&quot;)" office:value-type="currency" office:currency="USD" office:value="-655.13" calcext:value-type="currency">
            <text:p>-$655.13</text:p>
          </table:table-cell>
          <table:table-cell table:formula="of:=IF([.H49]=&quot;L&quot;;[.K49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03" calcext:value-type="date">
            <text:p>2023-02-0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27.29" calcext:value-type="currency">
            <text:p>-$127.29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27.29" calcext:value-type="currency">
            <text:p>-$127.29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27.29" calcext:value-type="currency">
            <text:p>-$127.29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AMZN <text:s text:c="2"/>02/17/23 <text:s text:c="2"/>120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03" calcext:value-type="date">
            <text:p>2023-02-03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70.13" calcext:value-type="currency">
            <text:p>$270.13</text:p>
          </table:table-cell>
          <table:table-cell office:value-type="currency" office:currency="USD" office:value="48.85" calcext:value-type="currency">
            <text:p>$48.85</text:p>
          </table:table-cell>
          <table:table-cell office:value-type="currency" office:currency="USD" office:value="-221.28" calcext:value-type="currency">
            <text:p>-$221.28</text:p>
          </table:table-cell>
          <table:table-cell table:formula="of:=IF([.H50]=&quot;S&quot;;[.J50];&quot;&quot;)">
            <text:p/>
          </table:table-cell>
          <table:table-cell table:formula="of:=IF([.H50]=&quot;S&quot;;-[.I50];&quot;&quot;)">
            <text:p/>
          </table:table-cell>
          <table:table-cell table:formula="of:=IF([.H50]=&quot;L&quot;;[.K50];&quot;&quot;)" office:value-type="currency" office:currency="USD" office:value="-221.28" calcext:value-type="currency">
            <text:p>-$221.28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03" calcext:value-type="date">
            <text:p>2023-02-03</text:p>
          </table:table-cell>
          <table:table-cell table:style-name="ce2" office:value-type="currency" office:currency="USD" office:value="270.13" calcext:value-type="currency">
            <text:p>$270.13</text:p>
          </table:table-cell>
          <table:table-cell table:style-name="ce2" office:value-type="currency" office:currency="USD" office:value="48.85" calcext:value-type="currency">
            <text:p>$48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221.28" calcext:value-type="currency">
            <text:p>-$221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21.28" calcext:value-type="currency">
            <text:p>-$221.28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AMZN <text:s text:c="2"/>02/17/23 <text:s text:c="2"/>111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03" calcext:value-type="date">
            <text:p>2023-02-03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79.13" calcext:value-type="currency">
            <text:p>$179.13</text:p>
          </table:table-cell>
          <table:table-cell office:value-type="currency" office:currency="USD" office:value="609.84" calcext:value-type="currency">
            <text:p>$609.84</text:p>
          </table:table-cell>
          <table:table-cell office:value-type="currency" office:currency="USD" office:value="430.71" calcext:value-type="currency">
            <text:p>$430.71</text:p>
          </table:table-cell>
          <table:table-cell table:formula="of:=IF([.H51]=&quot;S&quot;;[.J51];&quot;&quot;)" office:value-type="currency" office:currency="USD" office:value="609.84" calcext:value-type="currency">
            <text:p>$609.84</text:p>
          </table:table-cell>
          <table:table-cell table:formula="of:=IF([.H51]=&quot;S&quot;;-[.I51];&quot;&quot;)" office:value-type="currency" office:currency="USD" office:value="-179.13" calcext:value-type="currency">
            <text:p>-$179.13</text:p>
          </table:table-cell>
          <table:table-cell table:formula="of:=IF([.H51]=&quot;L&quot;;[.K51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03" calcext:value-type="date">
            <text:p>2023-02-0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30.71" calcext:value-type="currency">
            <text:p>$430.71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430.71" calcext:value-type="currency">
            <text:p>$430.71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30.71" calcext:value-type="currency">
            <text:p>$430.71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TSLA <text:s text:c="2"/>02/17/23 <text:s text:c="2"/>220 TESLA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07" calcext:value-type="date">
            <text:p>2023-02-07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431.13" calcext:value-type="currency">
            <text:p>$431.13</text:p>
          </table:table-cell>
          <table:table-cell office:value-type="currency" office:currency="USD" office:value="274.85" calcext:value-type="currency">
            <text:p>$274.85</text:p>
          </table:table-cell>
          <table:table-cell office:value-type="currency" office:currency="USD" office:value="-156.28" calcext:value-type="currency">
            <text:p>-$156.28</text:p>
          </table:table-cell>
          <table:table-cell table:formula="of:=IF([.H52]=&quot;S&quot;;[.J52];&quot;&quot;)">
            <text:p/>
          </table:table-cell>
          <table:table-cell table:formula="of:=IF([.H52]=&quot;S&quot;;-[.I52];&quot;&quot;)">
            <text:p/>
          </table:table-cell>
          <table:table-cell table:formula="of:=IF([.H52]=&quot;L&quot;;[.K52];&quot;&quot;)" office:value-type="currency" office:currency="USD" office:value="-156.28" calcext:value-type="currency">
            <text:p>-$156.28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07" calcext:value-type="date">
            <text:p>2023-02-07</text:p>
          </table:table-cell>
          <table:table-cell table:style-name="ce2" office:value-type="currency" office:currency="USD" office:value="431.13" calcext:value-type="currency">
            <text:p>$431.13</text:p>
          </table:table-cell>
          <table:table-cell table:style-name="ce2" office:value-type="currency" office:currency="USD" office:value="274.85" calcext:value-type="currency">
            <text:p>$274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56.28" calcext:value-type="currency">
            <text:p>-$156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56.28" calcext:value-type="currency">
            <text:p>-$156.28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TSLA <text:s text:c="2"/>02/17/23 <text:s text:c="2"/>175 TESLA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07" calcext:value-type="date">
            <text:p>2023-02-07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257.13" calcext:value-type="currency">
            <text:p>$257.13</text:p>
          </table:table-cell>
          <table:table-cell office:value-type="currency" office:currency="USD" office:value="428.85" calcext:value-type="currency">
            <text:p>$428.85</text:p>
          </table:table-cell>
          <table:table-cell office:value-type="currency" office:currency="USD" office:value="171.72" calcext:value-type="currency">
            <text:p>$171.72</text:p>
          </table:table-cell>
          <table:table-cell table:formula="of:=IF([.H53]=&quot;S&quot;;[.J53];&quot;&quot;)" office:value-type="currency" office:currency="USD" office:value="428.85" calcext:value-type="currency">
            <text:p>$428.85</text:p>
          </table:table-cell>
          <table:table-cell table:formula="of:=IF([.H53]=&quot;S&quot;;-[.I53];&quot;&quot;)" office:value-type="currency" office:currency="USD" office:value="-257.13" calcext:value-type="currency">
            <text:p>-$257.13</text:p>
          </table:table-cell>
          <table:table-cell table:formula="of:=IF([.H53]=&quot;L&quot;;[.K53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07" calcext:value-type="date">
            <text:p>2023-02-0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71.72" calcext:value-type="currency">
            <text:p>$171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71.72" calcext:value-type="currency">
            <text:p>$171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71.72" calcext:value-type="currency">
            <text:p>$171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TSLA <text:s text:c="2"/>02/17/23 <text:s text:c="2"/>215 TESLA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07" calcext:value-type="date">
            <text:p>2023-02-07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358.13" calcext:value-type="currency">
            <text:p>$358.13</text:p>
          </table:table-cell>
          <table:table-cell office:value-type="currency" office:currency="USD" office:value="518.84" calcext:value-type="currency">
            <text:p>$518.84</text:p>
          </table:table-cell>
          <table:table-cell office:value-type="currency" office:currency="USD" office:value="160.71" calcext:value-type="currency">
            <text:p>$160.71</text:p>
          </table:table-cell>
          <table:table-cell table:formula="of:=IF([.H54]=&quot;S&quot;;[.J54];&quot;&quot;)" office:value-type="currency" office:currency="USD" office:value="518.84" calcext:value-type="currency">
            <text:p>$518.84</text:p>
          </table:table-cell>
          <table:table-cell table:formula="of:=IF([.H54]=&quot;S&quot;;-[.I54];&quot;&quot;)" office:value-type="currency" office:currency="USD" office:value="-358.13" calcext:value-type="currency">
            <text:p>-$358.13</text:p>
          </table:table-cell>
          <table:table-cell table:formula="of:=IF([.H54]=&quot;L&quot;;[.K54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07" calcext:value-type="date">
            <text:p>2023-02-0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60.71" calcext:value-type="currency">
            <text:p>$160.71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60.71" calcext:value-type="currency">
            <text:p>$160.71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60.71" calcext:value-type="currency">
            <text:p>$160.71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UBER <text:s text:c="2"/>02/17/23 <text:s text:c="3"/>36 UBER TECHNOLOGIE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08" calcext:value-type="date">
            <text:p>2023-02-08</text:p>
          </table:table-cell>
          <table:table-cell office:value-type="string" calcext:value-type="string">
            <text:p>S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currency" office:currency="USD" office:value="240.39" calcext:value-type="currency">
            <text:p>$240.39</text:p>
          </table:table-cell>
          <table:table-cell office:value-type="currency" office:currency="USD" office:value="245.57" calcext:value-type="currency">
            <text:p>$245.57</text:p>
          </table:table-cell>
          <table:table-cell office:value-type="currency" office:currency="USD" office:value="5.18" calcext:value-type="currency">
            <text:p>$5.18</text:p>
          </table:table-cell>
          <table:table-cell table:formula="of:=IF([.H55]=&quot;S&quot;;[.J55];&quot;&quot;)">
            <text:p/>
          </table:table-cell>
          <table:table-cell table:formula="of:=IF([.H55]=&quot;S&quot;;-[.I55];&quot;&quot;)">
            <text:p/>
          </table:table-cell>
          <table:table-cell table:formula="of:=IF([.H55]=&quot;L&quot;;[.K55];&quot;&quot;)" office:value-type="currency" office:currency="USD" office:value="5.18" calcext:value-type="currency">
            <text:p>$5.18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08" calcext:value-type="date">
            <text:p>2023-02-08</text:p>
          </table:table-cell>
          <table:table-cell table:style-name="ce2" office:value-type="currency" office:currency="USD" office:value="240.39" calcext:value-type="currency">
            <text:p>$240.39</text:p>
          </table:table-cell>
          <table:table-cell table:style-name="ce2" office:value-type="currency" office:currency="USD" office:value="245.57" calcext:value-type="currency">
            <text:p>$245.57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5.18" calcext:value-type="currency">
            <text:p>$5.1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5.18" calcext:value-type="currency">
            <text:p>$5.18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UBER <text:s text:c="2"/>02/17/23 <text:s text:c="3"/>30 UBER TECHNOLOGIE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08" calcext:value-type="date">
            <text:p>2023-02-08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currency" office:currency="USD" office:value="27.39" calcext:value-type="currency">
            <text:p>$27.39</text:p>
          </table:table-cell>
          <table:table-cell office:value-type="currency" office:currency="USD" office:value="218.59" calcext:value-type="currency">
            <text:p>$218.59</text:p>
          </table:table-cell>
          <table:table-cell office:value-type="currency" office:currency="USD" office:value="191.2" calcext:value-type="currency">
            <text:p>$191.20</text:p>
          </table:table-cell>
          <table:table-cell table:formula="of:=IF([.H56]=&quot;S&quot;;[.J56];&quot;&quot;)" office:value-type="currency" office:currency="USD" office:value="218.59" calcext:value-type="currency">
            <text:p>$218.59</text:p>
          </table:table-cell>
          <table:table-cell table:formula="of:=IF([.H56]=&quot;S&quot;;-[.I56];&quot;&quot;)" office:value-type="currency" office:currency="USD" office:value="-27.39" calcext:value-type="currency">
            <text:p>-$27.39</text:p>
          </table:table-cell>
          <table:table-cell table:formula="of:=IF([.H56]=&quot;L&quot;;[.K56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08" calcext:value-type="date">
            <text:p>2023-02-08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91.2" calcext:value-type="currency">
            <text:p>$191.20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91.2" calcext:value-type="currency">
            <text:p>$191.20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91.2" calcext:value-type="currency">
            <text:p>$191.20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UBER <text:s text:c="2"/>02/17/23 <text:s text:c="3"/>35 UBER TECHNOLOGIE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08" calcext:value-type="date">
            <text:p>2023-02-08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currency" office:currency="USD" office:value="372.39" calcext:value-type="currency">
            <text:p>$372.39</text:p>
          </table:table-cell>
          <table:table-cell office:value-type="currency" office:currency="USD" office:value="317.59" calcext:value-type="currency">
            <text:p>$317.59</text:p>
          </table:table-cell>
          <table:table-cell office:value-type="currency" office:currency="USD" office:value="-54.8" calcext:value-type="currency">
            <text:p>-$54.80</text:p>
          </table:table-cell>
          <table:table-cell table:formula="of:=IF([.H57]=&quot;S&quot;;[.J57];&quot;&quot;)" office:value-type="currency" office:currency="USD" office:value="317.59" calcext:value-type="currency">
            <text:p>$317.59</text:p>
          </table:table-cell>
          <table:table-cell table:formula="of:=IF([.H57]=&quot;S&quot;;-[.I57];&quot;&quot;)" office:value-type="currency" office:currency="USD" office:value="-372.39" calcext:value-type="currency">
            <text:p>-$372.39</text:p>
          </table:table-cell>
          <table:table-cell table:formula="of:=IF([.H57]=&quot;L&quot;;[.K57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08" calcext:value-type="date">
            <text:p>2023-02-08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4.8" calcext:value-type="currency">
            <text:p>-$54.80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54.8" calcext:value-type="currency">
            <text:p>-$54.80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4.8" calcext:value-type="currency">
            <text:p>-$54.80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MRVL <text:s text:c="2"/>03/17/23 <text:s text:c="3"/>52.50 MARVELL TECHNOLOGY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163.13" calcext:value-type="currency">
            <text:p>$163.13</text:p>
          </table:table-cell>
          <table:table-cell office:value-type="currency" office:currency="USD" office:value="116.86" calcext:value-type="currency">
            <text:p>$116.86</text:p>
          </table:table-cell>
          <table:table-cell office:value-type="currency" office:currency="USD" office:value="-46.27" calcext:value-type="currency">
            <text:p>-$46.27</text:p>
          </table:table-cell>
          <table:table-cell table:formula="of:=IF([.H58]=&quot;S&quot;;[.J58];&quot;&quot;)">
            <text:p/>
          </table:table-cell>
          <table:table-cell table:formula="of:=IF([.H58]=&quot;S&quot;;-[.I58];&quot;&quot;)">
            <text:p/>
          </table:table-cell>
          <table:table-cell table:formula="of:=IF([.H58]=&quot;L&quot;;[.K58];&quot;&quot;)" office:value-type="currency" office:currency="USD" office:value="-46.27" calcext:value-type="currency">
            <text:p>-$46.27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16" calcext:value-type="date">
            <text:p>2023-02-16</text:p>
          </table:table-cell>
          <table:table-cell table:style-name="ce2" office:value-type="currency" office:currency="USD" office:value="163.13" calcext:value-type="currency">
            <text:p>$163.13</text:p>
          </table:table-cell>
          <table:table-cell table:style-name="ce2" office:value-type="currency" office:currency="USD" office:value="116.86" calcext:value-type="currency">
            <text:p>$116.8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46.27" calcext:value-type="currency">
            <text:p>-$46.2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46.27" calcext:value-type="currency">
            <text:p>-$46.27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MRVL <text:s text:c="2"/>03/17/23 <text:s text:c="3"/>52.50 MARVELL TECHNOLOGY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163.13" calcext:value-type="currency">
            <text:p>$163.13</text:p>
          </table:table-cell>
          <table:table-cell office:value-type="currency" office:currency="USD" office:value="116.86" calcext:value-type="currency">
            <text:p>$116.86</text:p>
          </table:table-cell>
          <table:table-cell office:value-type="currency" office:currency="USD" office:value="-46.27" calcext:value-type="currency">
            <text:p>-$46.27</text:p>
          </table:table-cell>
          <table:table-cell table:formula="of:=IF([.H59]=&quot;S&quot;;[.J59];&quot;&quot;)">
            <text:p/>
          </table:table-cell>
          <table:table-cell table:formula="of:=IF([.H59]=&quot;S&quot;;-[.I59];&quot;&quot;)">
            <text:p/>
          </table:table-cell>
          <table:table-cell table:formula="of:=IF([.H59]=&quot;L&quot;;[.K59];&quot;&quot;)" office:value-type="currency" office:currency="USD" office:value="-46.27" calcext:value-type="currency">
            <text:p>-$46.27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16" calcext:value-type="date">
            <text:p>2023-02-16</text:p>
          </table:table-cell>
          <table:table-cell table:style-name="ce2" office:value-type="currency" office:currency="USD" office:value="163.13" calcext:value-type="currency">
            <text:p>$163.13</text:p>
          </table:table-cell>
          <table:table-cell table:style-name="ce2" office:value-type="currency" office:currency="USD" office:value="116.86" calcext:value-type="currency">
            <text:p>$116.8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46.27" calcext:value-type="currency">
            <text:p>-$46.2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46.27" calcext:value-type="currency">
            <text:p>-$46.27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MRVL <text:s text:c="2"/>03/17/23 <text:s text:c="3"/>47.50 MARVELL TECHNOLOGY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294.13" calcext:value-type="currency">
            <text:p>$294.13</text:p>
          </table:table-cell>
          <table:table-cell office:value-type="currency" office:currency="USD" office:value="358.85" calcext:value-type="currency">
            <text:p>$358.85</text:p>
          </table:table-cell>
          <table:table-cell office:value-type="currency" office:currency="USD" office:value="64.72" calcext:value-type="currency">
            <text:p>$64.72</text:p>
          </table:table-cell>
          <table:table-cell table:formula="of:=IF([.H60]=&quot;S&quot;;[.J60];&quot;&quot;)" office:value-type="currency" office:currency="USD" office:value="358.85" calcext:value-type="currency">
            <text:p>$358.85</text:p>
          </table:table-cell>
          <table:table-cell table:formula="of:=IF([.H60]=&quot;S&quot;;-[.I60];&quot;&quot;)" office:value-type="currency" office:currency="USD" office:value="-294.13" calcext:value-type="currency">
            <text:p>-$294.13</text:p>
          </table:table-cell>
          <table:table-cell table:formula="of:=IF([.H60]=&quot;L&quot;;[.K60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16" calcext:value-type="date">
            <text:p>2023-02-16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64.72" calcext:value-type="currency">
            <text:p>$64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64.72" calcext:value-type="currency">
            <text:p>$64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64.72" calcext:value-type="currency">
            <text:p>$64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MRVL <text:s text:c="2"/>03/17/23 <text:s text:c="3"/>47.50 MARVELL TECHNOLOGY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294.13" calcext:value-type="currency">
            <text:p>$294.13</text:p>
          </table:table-cell>
          <table:table-cell office:value-type="currency" office:currency="USD" office:value="358.85" calcext:value-type="currency">
            <text:p>$358.85</text:p>
          </table:table-cell>
          <table:table-cell office:value-type="currency" office:currency="USD" office:value="64.72" calcext:value-type="currency">
            <text:p>$64.72</text:p>
          </table:table-cell>
          <table:table-cell table:formula="of:=IF([.H61]=&quot;S&quot;;[.J61];&quot;&quot;)" office:value-type="currency" office:currency="USD" office:value="358.85" calcext:value-type="currency">
            <text:p>$358.85</text:p>
          </table:table-cell>
          <table:table-cell table:formula="of:=IF([.H61]=&quot;S&quot;;-[.I61];&quot;&quot;)" office:value-type="currency" office:currency="USD" office:value="-294.13" calcext:value-type="currency">
            <text:p>-$294.13</text:p>
          </table:table-cell>
          <table:table-cell table:formula="of:=IF([.H61]=&quot;L&quot;;[.K61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16" calcext:value-type="date">
            <text:p>2023-02-16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64.72" calcext:value-type="currency">
            <text:p>$64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64.72" calcext:value-type="currency">
            <text:p>$64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64.72" calcext:value-type="currency">
            <text:p>$64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MRVL <text:s text:c="2"/>03/17/23 <text:s text:c="3"/>47.50 MARVELL TECHNOLOGY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323.13" calcext:value-type="currency">
            <text:p>$323.13</text:p>
          </table:table-cell>
          <table:table-cell office:value-type="currency" office:currency="USD" office:value="328.85" calcext:value-type="currency">
            <text:p>$328.85</text:p>
          </table:table-cell>
          <table:table-cell office:value-type="currency" office:currency="USD" office:value="5.72" calcext:value-type="currency">
            <text:p>$5.72</text:p>
          </table:table-cell>
          <table:table-cell table:formula="of:=IF([.H62]=&quot;S&quot;;[.J62];&quot;&quot;)" office:value-type="currency" office:currency="USD" office:value="328.85" calcext:value-type="currency">
            <text:p>$328.85</text:p>
          </table:table-cell>
          <table:table-cell table:formula="of:=IF([.H62]=&quot;S&quot;;-[.I62];&quot;&quot;)" office:value-type="currency" office:currency="USD" office:value="-323.13" calcext:value-type="currency">
            <text:p>-$323.13</text:p>
          </table:table-cell>
          <table:table-cell table:formula="of:=IF([.H62]=&quot;L&quot;;[.K62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16" calcext:value-type="date">
            <text:p>2023-02-16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5.72" calcext:value-type="currency">
            <text:p>$5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5.72" calcext:value-type="currency">
            <text:p>$5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5.72" calcext:value-type="currency">
            <text:p>$5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MRVL <text:s text:c="2"/>03/17/23 <text:s text:c="3"/>47.50 MARVELL TECHNOLOGY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2-16" calcext:value-type="date">
            <text:p>2023-02-16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323.13" calcext:value-type="currency">
            <text:p>$323.13</text:p>
          </table:table-cell>
          <table:table-cell office:value-type="currency" office:currency="USD" office:value="328.85" calcext:value-type="currency">
            <text:p>$328.85</text:p>
          </table:table-cell>
          <table:table-cell office:value-type="currency" office:currency="USD" office:value="5.72" calcext:value-type="currency">
            <text:p>$5.72</text:p>
          </table:table-cell>
          <table:table-cell table:formula="of:=IF([.H63]=&quot;S&quot;;[.J63];&quot;&quot;)" office:value-type="currency" office:currency="USD" office:value="328.85" calcext:value-type="currency">
            <text:p>$328.85</text:p>
          </table:table-cell>
          <table:table-cell table:formula="of:=IF([.H63]=&quot;S&quot;;-[.I63];&quot;&quot;)" office:value-type="currency" office:currency="USD" office:value="-323.13" calcext:value-type="currency">
            <text:p>-$323.13</text:p>
          </table:table-cell>
          <table:table-cell table:formula="of:=IF([.H63]=&quot;L&quot;;[.K63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2-16" calcext:value-type="date">
            <text:p>2023-02-16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5.72" calcext:value-type="currency">
            <text:p>$5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5.72" calcext:value-type="currency">
            <text:p>$5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5.72" calcext:value-type="currency">
            <text:p>$5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GOLD <text:s text:c="2"/>03/17/23 <text:s text:c="3"/>21 BARRICK GOLD CORPOR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3-14" calcext:value-type="date">
            <text:p>2023-03-14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2.26" calcext:value-type="currency">
            <text:p>$2.26</text:p>
          </table:table-cell>
          <table:table-cell office:value-type="currency" office:currency="USD" office:value="73.73" calcext:value-type="currency">
            <text:p>$73.73</text:p>
          </table:table-cell>
          <table:table-cell office:value-type="currency" office:currency="USD" office:value="71.47" calcext:value-type="currency">
            <text:p>$71.47</text:p>
          </table:table-cell>
          <table:table-cell table:formula="of:=IF([.H64]=&quot;S&quot;;[.J64];&quot;&quot;)" office:value-type="currency" office:currency="USD" office:value="73.73" calcext:value-type="currency">
            <text:p>$73.73</text:p>
          </table:table-cell>
          <table:table-cell table:formula="of:=IF([.H64]=&quot;S&quot;;-[.I64];&quot;&quot;)" office:value-type="currency" office:currency="USD" office:value="-2.26" calcext:value-type="currency">
            <text:p>-$2.26</text:p>
          </table:table-cell>
          <table:table-cell table:formula="of:=IF([.H64]=&quot;L&quot;;[.K64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3-14" calcext:value-type="date">
            <text:p>2023-03-14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71.47" calcext:value-type="currency">
            <text:p>$71.47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71.47" calcext:value-type="currency">
            <text:p>$71.4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71.47" calcext:value-type="currency">
            <text:p>$71.47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GOLD <text:s text:c="2"/>03/17/23 <text:s text:c="3"/>21 BARRICK GOLD CORPOR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3-14" calcext:value-type="date">
            <text:p>2023-03-14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currency" office:currency="USD" office:value="3.39" calcext:value-type="currency">
            <text:p>$3.39</text:p>
          </table:table-cell>
          <table:table-cell office:value-type="currency" office:currency="USD" office:value="110.61" calcext:value-type="currency">
            <text:p>$110.61</text:p>
          </table:table-cell>
          <table:table-cell office:value-type="currency" office:currency="USD" office:value="107.22" calcext:value-type="currency">
            <text:p>$107.22</text:p>
          </table:table-cell>
          <table:table-cell table:formula="of:=IF([.H65]=&quot;S&quot;;[.J65];&quot;&quot;)" office:value-type="currency" office:currency="USD" office:value="110.61" calcext:value-type="currency">
            <text:p>$110.61</text:p>
          </table:table-cell>
          <table:table-cell table:formula="of:=IF([.H65]=&quot;S&quot;;-[.I65];&quot;&quot;)" office:value-type="currency" office:currency="USD" office:value="-3.39" calcext:value-type="currency">
            <text:p>-$3.39</text:p>
          </table:table-cell>
          <table:table-cell table:formula="of:=IF([.H65]=&quot;L&quot;;[.K65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3-14" calcext:value-type="date">
            <text:p>2023-03-14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07.22" calcext:value-type="currency">
            <text:p>$107.2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07.22" calcext:value-type="currency">
            <text:p>$107.2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07.22" calcext:value-type="currency">
            <text:p>$107.2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GOLD <text:s text:c="2"/>03/17/23 <text:s text:c="3"/>21 BARRICK GOLD CORPOR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3-14" calcext:value-type="date">
            <text:p>2023-03-14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.13" calcext:value-type="currency">
            <text:p>$1.13</text:p>
          </table:table-cell>
          <table:table-cell office:value-type="currency" office:currency="USD" office:value="36.87" calcext:value-type="currency">
            <text:p>$36.87</text:p>
          </table:table-cell>
          <table:table-cell office:value-type="currency" office:currency="USD" office:value="35.74" calcext:value-type="currency">
            <text:p>$35.74</text:p>
          </table:table-cell>
          <table:table-cell table:formula="of:=IF([.H66]=&quot;S&quot;;[.J66];&quot;&quot;)" office:value-type="currency" office:currency="USD" office:value="36.87" calcext:value-type="currency">
            <text:p>$36.87</text:p>
          </table:table-cell>
          <table:table-cell table:formula="of:=IF([.H66]=&quot;S&quot;;-[.I66];&quot;&quot;)" office:value-type="currency" office:currency="USD" office:value="-1.13" calcext:value-type="currency">
            <text:p>-$1.13</text:p>
          </table:table-cell>
          <table:table-cell table:formula="of:=IF([.H66]=&quot;L&quot;;[.K66];&quot;&quot;)">
            <text:p/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3-14" calcext:value-type="date">
            <text:p>2023-03-14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35.74" calcext:value-type="currency">
            <text:p>$35.74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35.74" calcext:value-type="currency">
            <text:p>$35.74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35.74" calcext:value-type="currency">
            <text:p>$35.74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GOLD <text:s text:c="2"/>03/17/23 <text:s text:c="3"/>22 BARRICK GOLD CORPOR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2" calcext:value-type="date">
            <text:p>2023-02-02</text:p>
          </table:table-cell>
          <table:table-cell office:value-type="date" office:date-value="2023-03-17" calcext:value-type="date">
            <text:p>2023-03-17</text:p>
          </table:table-cell>
          <table:table-cell office:value-type="string" calcext:value-type="string">
            <text:p>OptionExpir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currency" office:currency="USD" office:value="126.77" calcext:value-type="currency">
            <text:p>$126.77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26.77" calcext:value-type="currency">
            <text:p>-$126.77</text:p>
          </table:table-cell>
          <table:table-cell table:formula="of:=IF([.H67]=&quot;S&quot;;[.J67];&quot;&quot;)">
            <text:p/>
          </table:table-cell>
          <table:table-cell table:formula="of:=IF([.H67]=&quot;S&quot;;-[.I67];&quot;&quot;)">
            <text:p/>
          </table:table-cell>
          <table:table-cell table:formula="of:=IF([.H67]=&quot;L&quot;;[.K67];&quot;&quot;)" office:value-type="currency" office:currency="USD" office:value="-126.77" calcext:value-type="currency">
            <text:p>-$126.77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table:style-name="ce1" office:value-type="date" office:date-value="2023-03-17" calcext:value-type="date">
            <text:p>2023-03-17</text:p>
          </table:table-cell>
          <table:table-cell table:style-name="ce2" office:value-type="currency" office:currency="USD" office:value="126.77" calcext:value-type="currency">
            <text:p>$126.7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26.77" calcext:value-type="currency">
            <text:p>-$126.7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26.77" calcext:value-type="currency">
            <text:p>-$126.77</text:p>
          </table:table-cell>
          <table:table-cell/>
          <table:table-cell table:style-name="ce1" office:value-type="date" office:date-value="2023-02-02" calcext:value-type="date">
            <text:p>2023-02-02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SPXW <text:s text:c="2"/>02/03/23 <text:s/>425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3" calcext:value-type="date">
            <text:p>2023-02-03</text:p>
          </table:table-cell>
          <table:table-cell office:value-type="string" calcext:value-type="string">
            <text:p>OptionEx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18.78" calcext:value-type="currency">
            <text:p>$18.7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8.78" calcext:value-type="currency">
            <text:p>-$18.78</text:p>
          </table:table-cell>
          <table:table-cell table:formula="of:=IF([.H68]=&quot;S&quot;;[.J68];&quot;&quot;)">
            <text:p/>
          </table:table-cell>
          <table:table-cell table:formula="of:=IF([.H68]=&quot;S&quot;;-[.I68];&quot;&quot;)">
            <text:p/>
          </table:table-cell>
          <table:table-cell table:formula="of:=IF([.H68]=&quot;L&quot;;[.K68];&quot;&quot;)" office:value-type="currency" office:currency="USD" office:value="-18.78" calcext:value-type="currency">
            <text:p>-$18.78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8.78" calcext:value-type="currency">
            <text:p>-$18.7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8.78" calcext:value-type="currency">
            <text:p>-$18.78</text:p>
          </table:table-cell>
        </table:table-row>
        <table:table-row table:style-name="ro1">
          <table:table-cell office:value-type="string" calcext:value-type="string">
            <text:p>PUT <text:s/>SPXW <text:s text:c="2"/>02/03/23 <text:s/>407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3" calcext:value-type="date">
            <text:p>2023-02-03</text:p>
          </table:table-cell>
          <table:table-cell office:value-type="string" calcext:value-type="string">
            <text:p>OptionEx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1.78" calcext:value-type="currency">
            <text:p>$21.7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21.78" calcext:value-type="currency">
            <text:p>-$21.78</text:p>
          </table:table-cell>
          <table:table-cell table:formula="of:=IF([.H69]=&quot;S&quot;;[.J69];&quot;&quot;)">
            <text:p/>
          </table:table-cell>
          <table:table-cell table:formula="of:=IF([.H69]=&quot;S&quot;;-[.I69];&quot;&quot;)">
            <text:p/>
          </table:table-cell>
          <table:table-cell table:formula="of:=IF([.H69]=&quot;L&quot;;[.K69];&quot;&quot;)" office:value-type="currency" office:currency="USD" office:value="-21.78" calcext:value-type="currency">
            <text:p>-$21.78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21.78" calcext:value-type="currency">
            <text:p>-$21.7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21.78" calcext:value-type="currency">
            <text:p>-$21.78</text:p>
          </table:table-cell>
        </table:table-row>
        <table:table-row table:style-name="ro1">
          <table:table-cell office:value-type="string" calcext:value-type="string">
            <text:p>PUT <text:s/>SPXW <text:s text:c="2"/>02/03/23 <text:s/>409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3" calcext:value-type="date">
            <text:p>2023-02-03</text:p>
          </table:table-cell>
          <table:table-cell office:value-type="string" calcext:value-type="string">
            <text:p>OptionEx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53.22" calcext:value-type="currency">
            <text:p>$53.22</text:p>
          </table:table-cell>
          <table:table-cell table:formula="of:=IF([.H70]=&quot;S&quot;;[.J70];&quot;&quot;)" office:value-type="currency" office:currency="USD" office:value="53.22" calcext:value-type="currency">
            <text:p>$53.22</text:p>
          </table:table-cell>
          <table:table-cell table:formula="of:=IF([.H70]=&quot;S&quot;;-[.I70];&quot;&quot;)" office:value-type="currency" office:currency="USD" office:value="-0" calcext:value-type="currency">
            <text:p>$0.00</text:p>
          </table:table-cell>
          <table:table-cell table:formula="of:=IF([.H70]=&quot;L&quot;;[.K70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53.22" calcext:value-type="currency">
            <text:p>$53.2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3.22" calcext:value-type="currency">
            <text:p>$53.22</text:p>
          </table:table-cell>
        </table:table-row>
        <table:table-row table:style-name="ro1">
          <table:table-cell office:value-type="string" calcext:value-type="string">
            <text:p>CALL SPXW <text:s text:c="2"/>02/03/23 <text:s/>42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3" calcext:value-type="date">
            <text:p>2023-02-03</text:p>
          </table:table-cell>
          <table:table-cell office:value-type="string" calcext:value-type="string">
            <text:p>OptionEx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55.22" calcext:value-type="currency">
            <text:p>$55.22</text:p>
          </table:table-cell>
          <table:table-cell table:formula="of:=IF([.H71]=&quot;S&quot;;[.J71];&quot;&quot;)" office:value-type="currency" office:currency="USD" office:value="55.22" calcext:value-type="currency">
            <text:p>$55.22</text:p>
          </table:table-cell>
          <table:table-cell table:formula="of:=IF([.H71]=&quot;S&quot;;-[.I71];&quot;&quot;)" office:value-type="currency" office:currency="USD" office:value="-0" calcext:value-type="currency">
            <text:p>$0.00</text:p>
          </table:table-cell>
          <table:table-cell table:formula="of:=IF([.H71]=&quot;L&quot;;[.K71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55.22" calcext:value-type="currency">
            <text:p>$55.2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5.22" calcext:value-type="currency">
            <text:p>$55.22</text:p>
          </table:table-cell>
        </table:table-row>
        <table:table-row table:style-name="ro1">
          <table:table-cell office:value-type="string" calcext:value-type="string">
            <text:p>CALL PYPL <text:s text:c="2"/>02/17/23 <text:s text:c="3"/>95 PAYPAL HOLDING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3" calcext:value-type="date">
            <text:p>2023-02-03</text:p>
          </table:table-cell>
          <table:table-cell office:value-type="date" office:date-value="2023-02-09" calcext:value-type="date">
            <text:p>2023-02-09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04.13" calcext:value-type="currency">
            <text:p>$204.13</text:p>
          </table:table-cell>
          <table:table-cell office:value-type="currency" office:currency="USD" office:value="38.85" calcext:value-type="currency">
            <text:p>$38.85</text:p>
          </table:table-cell>
          <table:table-cell office:value-type="currency" office:currency="USD" office:value="-165.28" calcext:value-type="currency">
            <text:p>-$165.28</text:p>
          </table:table-cell>
          <table:table-cell table:formula="of:=IF([.H72]=&quot;S&quot;;[.J72];&quot;&quot;)">
            <text:p/>
          </table:table-cell>
          <table:table-cell table:formula="of:=IF([.H72]=&quot;S&quot;;-[.I72];&quot;&quot;)">
            <text:p/>
          </table:table-cell>
          <table:table-cell table:formula="of:=IF([.H72]=&quot;L&quot;;[.K72];&quot;&quot;)" office:value-type="currency" office:currency="USD" office:value="-165.28" calcext:value-type="currency">
            <text:p>-$165.28</text:p>
          </table:table-cell>
          <table:table-cell/>
          <table:table-cell table:style-name="ce1" office:value-type="date" office:date-value="2023-02-03" calcext:value-type="date">
            <text:p>2023-02-03</text:p>
          </table:table-cell>
          <table:table-cell table:style-name="ce1" office:value-type="date" office:date-value="2023-02-09" calcext:value-type="date">
            <text:p>2023-02-09</text:p>
          </table:table-cell>
          <table:table-cell table:style-name="ce2" office:value-type="currency" office:currency="USD" office:value="204.13" calcext:value-type="currency">
            <text:p>$204.13</text:p>
          </table:table-cell>
          <table:table-cell table:style-name="ce2" office:value-type="currency" office:currency="USD" office:value="38.85" calcext:value-type="currency">
            <text:p>$38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65.28" calcext:value-type="currency">
            <text:p>-$165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65.28" calcext:value-type="currency">
            <text:p>-$165.28</text:p>
          </table:table-cell>
          <table:table-cell/>
          <table:table-cell table:style-name="ce1" office:value-type="date" office:date-value="2023-02-03" calcext:value-type="date">
            <text:p>2023-02-03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PYPL <text:s text:c="2"/>02/17/23 <text:s text:c="3"/>80 PAYPAL HOLDING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3" calcext:value-type="date">
            <text:p>2023-02-03</text:p>
          </table:table-cell>
          <table:table-cell office:value-type="date" office:date-value="2023-02-09" calcext:value-type="date">
            <text:p>2023-02-09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419.13" calcext:value-type="currency">
            <text:p>$419.13</text:p>
          </table:table-cell>
          <table:table-cell office:value-type="currency" office:currency="USD" office:value="173.85" calcext:value-type="currency">
            <text:p>$173.85</text:p>
          </table:table-cell>
          <table:table-cell office:value-type="currency" office:currency="USD" office:value="-245.28" calcext:value-type="currency">
            <text:p>-$245.28</text:p>
          </table:table-cell>
          <table:table-cell table:formula="of:=IF([.H73]=&quot;S&quot;;[.J73];&quot;&quot;)" office:value-type="currency" office:currency="USD" office:value="173.85" calcext:value-type="currency">
            <text:p>$173.85</text:p>
          </table:table-cell>
          <table:table-cell table:formula="of:=IF([.H73]=&quot;S&quot;;-[.I73];&quot;&quot;)" office:value-type="currency" office:currency="USD" office:value="-419.13" calcext:value-type="currency">
            <text:p>-$419.13</text:p>
          </table:table-cell>
          <table:table-cell table:formula="of:=IF([.H73]=&quot;L&quot;;[.K73];&quot;&quot;)">
            <text:p/>
          </table:table-cell>
          <table:table-cell/>
          <table:table-cell table:style-name="ce1" office:value-type="date" office:date-value="2023-02-03" calcext:value-type="date">
            <text:p>2023-02-03</text:p>
          </table:table-cell>
          <table:table-cell table:style-name="ce1" office:value-type="date" office:date-value="2023-02-09" calcext:value-type="date">
            <text:p>2023-02-09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45.28" calcext:value-type="currency">
            <text:p>-$245.28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245.28" calcext:value-type="currency">
            <text:p>-$245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45.28" calcext:value-type="currency">
            <text:p>-$245.28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PYPL <text:s text:c="2"/>02/17/23 <text:s text:c="3"/>92.50 PAYPAL HOLDING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3" calcext:value-type="date">
            <text:p>2023-02-03</text:p>
          </table:table-cell>
          <table:table-cell office:value-type="date" office:date-value="2023-02-09" calcext:value-type="date">
            <text:p>2023-02-09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55.13" calcext:value-type="currency">
            <text:p>$55.13</text:p>
          </table:table-cell>
          <table:table-cell office:value-type="currency" office:currency="USD" office:value="272.85" calcext:value-type="currency">
            <text:p>$272.85</text:p>
          </table:table-cell>
          <table:table-cell office:value-type="currency" office:currency="USD" office:value="217.72" calcext:value-type="currency">
            <text:p>$217.72</text:p>
          </table:table-cell>
          <table:table-cell table:formula="of:=IF([.H74]=&quot;S&quot;;[.J74];&quot;&quot;)" office:value-type="currency" office:currency="USD" office:value="272.85" calcext:value-type="currency">
            <text:p>$272.85</text:p>
          </table:table-cell>
          <table:table-cell table:formula="of:=IF([.H74]=&quot;S&quot;;-[.I74];&quot;&quot;)" office:value-type="currency" office:currency="USD" office:value="-55.13" calcext:value-type="currency">
            <text:p>-$55.13</text:p>
          </table:table-cell>
          <table:table-cell table:formula="of:=IF([.H74]=&quot;L&quot;;[.K74];&quot;&quot;)">
            <text:p/>
          </table:table-cell>
          <table:table-cell/>
          <table:table-cell table:style-name="ce1" office:value-type="date" office:date-value="2023-02-03" calcext:value-type="date">
            <text:p>2023-02-03</text:p>
          </table:table-cell>
          <table:table-cell table:style-name="ce1" office:value-type="date" office:date-value="2023-02-09" calcext:value-type="date">
            <text:p>2023-02-09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17.72" calcext:value-type="currency">
            <text:p>$217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17.72" calcext:value-type="currency">
            <text:p>$217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17.72" calcext:value-type="currency">
            <text:p>$217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BYND <text:s text:c="2"/>02/17/23 <text:s text:c="3"/>20 BEYOND MEA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3" calcext:value-type="date">
            <text:p>2023-02-03</text:p>
          </table:table-cell>
          <table:table-cell office:value-type="date" office:date-value="2023-02-10" calcext:value-type="date">
            <text:p>2023-02-10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95.65" calcext:value-type="currency">
            <text:p>$95.65</text:p>
          </table:table-cell>
          <table:table-cell office:value-type="currency" office:currency="USD" office:value="989.31" calcext:value-type="currency">
            <text:p>$989.31</text:p>
          </table:table-cell>
          <table:table-cell office:value-type="currency" office:currency="USD" office:value="893.66" calcext:value-type="currency">
            <text:p>$893.66</text:p>
          </table:table-cell>
          <table:table-cell table:formula="of:=IF([.H75]=&quot;S&quot;;[.J75];&quot;&quot;)" office:value-type="currency" office:currency="USD" office:value="989.31" calcext:value-type="currency">
            <text:p>$989.31</text:p>
          </table:table-cell>
          <table:table-cell table:formula="of:=IF([.H75]=&quot;S&quot;;-[.I75];&quot;&quot;)" office:value-type="currency" office:currency="USD" office:value="-95.65" calcext:value-type="currency">
            <text:p>-$95.65</text:p>
          </table:table-cell>
          <table:table-cell table:formula="of:=IF([.H75]=&quot;L&quot;;[.K75];&quot;&quot;)">
            <text:p/>
          </table:table-cell>
          <table:table-cell/>
          <table:table-cell table:style-name="ce1" office:value-type="date" office:date-value="2023-02-03" calcext:value-type="date">
            <text:p>2023-02-03</text:p>
          </table:table-cell>
          <table:table-cell table:style-name="ce1" office:value-type="date" office:date-value="2023-02-10" calcext:value-type="date">
            <text:p>2023-02-1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893.66" calcext:value-type="currency">
            <text:p>$893.6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893.66" calcext:value-type="currency">
            <text:p>$893.66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893.66" calcext:value-type="currency">
            <text:p>$893.66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BYND <text:s text:c="2"/>02/17/23 <text:s text:c="3"/>23 BEYOND MEA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3" calcext:value-type="date">
            <text:p>2023-02-03</text:p>
          </table:table-cell>
          <table:table-cell office:value-type="date" office:date-value="2023-02-10" calcext:value-type="date">
            <text:p>2023-02-10</text:p>
          </table:table-cell>
          <table:table-cell office:value-type="string" calcext:value-type="string">
            <text:p>S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560.65" calcext:value-type="currency">
            <text:p>$560.65</text:p>
          </table:table-cell>
          <table:table-cell office:value-type="currency" office:currency="USD" office:value="54.33" calcext:value-type="currency">
            <text:p>$54.33</text:p>
          </table:table-cell>
          <table:table-cell office:value-type="currency" office:currency="USD" office:value="-506.32" calcext:value-type="currency">
            <text:p>-$506.32</text:p>
          </table:table-cell>
          <table:table-cell table:formula="of:=IF([.H76]=&quot;S&quot;;[.J76];&quot;&quot;)">
            <text:p/>
          </table:table-cell>
          <table:table-cell table:formula="of:=IF([.H76]=&quot;S&quot;;-[.I76];&quot;&quot;)">
            <text:p/>
          </table:table-cell>
          <table:table-cell table:formula="of:=IF([.H76]=&quot;L&quot;;[.K76];&quot;&quot;)" office:value-type="currency" office:currency="USD" office:value="-506.32" calcext:value-type="currency">
            <text:p>-$506.32</text:p>
          </table:table-cell>
          <table:table-cell/>
          <table:table-cell table:style-name="ce1" office:value-type="date" office:date-value="2023-02-03" calcext:value-type="date">
            <text:p>2023-02-03</text:p>
          </table:table-cell>
          <table:table-cell table:style-name="ce1" office:value-type="date" office:date-value="2023-02-10" calcext:value-type="date">
            <text:p>2023-02-10</text:p>
          </table:table-cell>
          <table:table-cell table:style-name="ce2" office:value-type="currency" office:currency="USD" office:value="560.65" calcext:value-type="currency">
            <text:p>$560.65</text:p>
          </table:table-cell>
          <table:table-cell table:style-name="ce2" office:value-type="currency" office:currency="USD" office:value="54.33" calcext:value-type="currency">
            <text:p>$54.3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506.32" calcext:value-type="currency">
            <text:p>-$506.3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06.32" calcext:value-type="currency">
            <text:p>-$506.32</text:p>
          </table:table-cell>
          <table:table-cell/>
          <table:table-cell table:style-name="ce1" office:value-type="date" office:date-value="2023-02-03" calcext:value-type="date">
            <text:p>2023-02-03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BYND <text:s text:c="2"/>02/17/23 <text:s text:c="3"/>20 BEYOND MEA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3" calcext:value-type="date">
            <text:p>2023-02-03</text:p>
          </table:table-cell>
          <table:table-cell office:value-type="date" office:date-value="2023-02-10" calcext:value-type="date">
            <text:p>2023-02-10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385.65" calcext:value-type="currency">
            <text:p>$2,385.65</text:p>
          </table:table-cell>
          <table:table-cell office:value-type="currency" office:currency="USD" office:value="1084.31" calcext:value-type="currency">
            <text:p>$1,084.31</text:p>
          </table:table-cell>
          <table:table-cell office:value-type="currency" office:currency="USD" office:value="-1301.34" calcext:value-type="currency">
            <text:p>-$1,301.34</text:p>
          </table:table-cell>
          <table:table-cell table:formula="of:=IF([.H77]=&quot;S&quot;;[.J77];&quot;&quot;)" office:value-type="currency" office:currency="USD" office:value="1084.31" calcext:value-type="currency">
            <text:p>$1,084.31</text:p>
          </table:table-cell>
          <table:table-cell table:formula="of:=IF([.H77]=&quot;S&quot;;-[.I77];&quot;&quot;)" office:value-type="currency" office:currency="USD" office:value="-2385.65" calcext:value-type="currency">
            <text:p>-$2,385.65</text:p>
          </table:table-cell>
          <table:table-cell table:formula="of:=IF([.H77]=&quot;L&quot;;[.K77];&quot;&quot;)">
            <text:p/>
          </table:table-cell>
          <table:table-cell/>
          <table:table-cell table:style-name="ce1" office:value-type="date" office:date-value="2023-02-03" calcext:value-type="date">
            <text:p>2023-02-03</text:p>
          </table:table-cell>
          <table:table-cell table:style-name="ce1" office:value-type="date" office:date-value="2023-02-10" calcext:value-type="date">
            <text:p>2023-02-1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301.34" calcext:value-type="currency">
            <text:p>-$1,301.34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301.34" calcext:value-type="currency">
            <text:p>-$1,301.34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301.34" calcext:value-type="currency">
            <text:p>-$1,301.34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2/06/23 <text:s/>405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6" calcext:value-type="date">
            <text:p>2023-02-06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5.78" calcext:value-type="currency">
            <text:p>$5.78</text:p>
          </table:table-cell>
          <table:table-cell office:value-type="currency" office:currency="USD" office:value="78.22" calcext:value-type="currency">
            <text:p>$78.22</text:p>
          </table:table-cell>
          <table:table-cell office:value-type="currency" office:currency="USD" office:value="72.44" calcext:value-type="currency">
            <text:p>$72.44</text:p>
          </table:table-cell>
          <table:table-cell table:formula="of:=IF([.H78]=&quot;S&quot;;[.J78];&quot;&quot;)" office:value-type="currency" office:currency="USD" office:value="78.22" calcext:value-type="currency">
            <text:p>$78.22</text:p>
          </table:table-cell>
          <table:table-cell table:formula="of:=IF([.H78]=&quot;S&quot;;-[.I78];&quot;&quot;)" office:value-type="currency" office:currency="USD" office:value="-5.78" calcext:value-type="currency">
            <text:p>-$5.78</text:p>
          </table:table-cell>
          <table:table-cell table:formula="of:=IF([.H78]=&quot;L&quot;;[.K78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72.44" calcext:value-type="currency">
            <text:p>$72.44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72.44" calcext:value-type="currency">
            <text:p>$72.44</text:p>
          </table:table-cell>
        </table:table-row>
        <table:table-row table:style-name="ro1">
          <table:table-cell office:value-type="string" calcext:value-type="string">
            <text:p>CALL SPXW <text:s text:c="2"/>02/06/23 <text:s/>417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6" calcext:value-type="date">
            <text:p>2023-02-06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5.78" calcext:value-type="currency">
            <text:p>$5.78</text:p>
          </table:table-cell>
          <table:table-cell office:value-type="currency" office:currency="USD" office:value="58.22" calcext:value-type="currency">
            <text:p>$58.22</text:p>
          </table:table-cell>
          <table:table-cell office:value-type="currency" office:currency="USD" office:value="52.44" calcext:value-type="currency">
            <text:p>$52.44</text:p>
          </table:table-cell>
          <table:table-cell table:formula="of:=IF([.H79]=&quot;S&quot;;[.J79];&quot;&quot;)" office:value-type="currency" office:currency="USD" office:value="58.22" calcext:value-type="currency">
            <text:p>$58.22</text:p>
          </table:table-cell>
          <table:table-cell table:formula="of:=IF([.H79]=&quot;S&quot;;-[.I79];&quot;&quot;)" office:value-type="currency" office:currency="USD" office:value="-5.78" calcext:value-type="currency">
            <text:p>-$5.78</text:p>
          </table:table-cell>
          <table:table-cell table:formula="of:=IF([.H79]=&quot;L&quot;;[.K79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52.44" calcext:value-type="currency">
            <text:p>$52.44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2.44" calcext:value-type="currency">
            <text:p>$52.44</text:p>
          </table:table-cell>
        </table:table-row>
        <table:table-row table:style-name="ro1">
          <table:table-cell office:value-type="string" calcext:value-type="string">
            <text:p>PUT <text:s/>SPXW <text:s text:c="2"/>02/06/23 <text:s/>404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6" calcext:value-type="date">
            <text:p>2023-02-06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7.56" calcext:value-type="currency">
            <text:p>$17.5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  <table:table-cell table:formula="of:=IF([.H80]=&quot;S&quot;;[.J80];&quot;&quot;)">
            <text:p/>
          </table:table-cell>
          <table:table-cell table:formula="of:=IF([.H80]=&quot;S&quot;;-[.I80];&quot;&quot;)">
            <text:p/>
          </table:table-cell>
          <table:table-cell table:formula="of:=IF([.H80]=&quot;L&quot;;[.K80];&quot;&quot;)" office:value-type="currency" office:currency="USD" office:value="-17.56" calcext:value-type="currency">
            <text:p>-$17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7.56" calcext:value-type="currency">
            <text:p>-$17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</table:table-row>
        <table:table-row table:style-name="ro1">
          <table:table-cell office:value-type="string" calcext:value-type="string">
            <text:p>CALL SPXW <text:s text:c="2"/>02/06/23 <text:s/>42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6" calcext:value-type="date">
            <text:p>2023-02-06</text:p>
          </table:table-cell>
          <table:table-cell office:value-type="string" calcext:value-type="string">
            <text:p>OptionEx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6.78" calcext:value-type="currency">
            <text:p>$6.7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6.78" calcext:value-type="currency">
            <text:p>-$6.78</text:p>
          </table:table-cell>
          <table:table-cell table:formula="of:=IF([.H81]=&quot;S&quot;;[.J81];&quot;&quot;)">
            <text:p/>
          </table:table-cell>
          <table:table-cell table:formula="of:=IF([.H81]=&quot;S&quot;;-[.I81];&quot;&quot;)">
            <text:p/>
          </table:table-cell>
          <table:table-cell table:formula="of:=IF([.H81]=&quot;L&quot;;[.K81];&quot;&quot;)" office:value-type="currency" office:currency="USD" office:value="-6.78" calcext:value-type="currency">
            <text:p>-$6.78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6.78" calcext:value-type="currency">
            <text:p>-$6.7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6.78" calcext:value-type="currency">
            <text:p>-$6.78</text:p>
          </table:table-cell>
        </table:table-row>
        <table:table-row table:style-name="ro1">
          <table:table-cell office:value-type="string" calcext:value-type="string">
            <text:p>PUT <text:s/>SPXW <text:s text:c="2"/>02/06/23 <text:s/>400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6" calcext:value-type="date">
            <text:p>2023-02-06</text:p>
          </table:table-cell>
          <table:table-cell office:value-type="string" calcext:value-type="string">
            <text:p>OptionEx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11.78" calcext:value-type="currency">
            <text:p>$11.7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1.78" calcext:value-type="currency">
            <text:p>-$11.78</text:p>
          </table:table-cell>
          <table:table-cell table:formula="of:=IF([.H82]=&quot;S&quot;;[.J82];&quot;&quot;)">
            <text:p/>
          </table:table-cell>
          <table:table-cell table:formula="of:=IF([.H82]=&quot;S&quot;;-[.I82];&quot;&quot;)">
            <text:p/>
          </table:table-cell>
          <table:table-cell table:formula="of:=IF([.H82]=&quot;L&quot;;[.K82];&quot;&quot;)" office:value-type="currency" office:currency="USD" office:value="-11.78" calcext:value-type="currency">
            <text:p>-$11.78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1.78" calcext:value-type="currency">
            <text:p>-$11.7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1.78" calcext:value-type="currency">
            <text:p>-$11.78</text:p>
          </table:table-cell>
        </table:table-row>
        <table:table-row table:style-name="ro1">
          <table:table-cell office:value-type="string" calcext:value-type="string">
            <text:p>PUT <text:s/>SPXW <text:s text:c="2"/>02/06/23 <text:s/>409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6" calcext:value-type="date">
            <text:p>2023-02-06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150.44" calcext:value-type="currency">
            <text:p>$150.44</text:p>
          </table:table-cell>
          <table:table-cell table:formula="of:=IF([.H83]=&quot;S&quot;;[.J83];&quot;&quot;)" office:value-type="currency" office:currency="USD" office:value="150.44" calcext:value-type="currency">
            <text:p>$150.44</text:p>
          </table:table-cell>
          <table:table-cell table:formula="of:=IF([.H83]=&quot;S&quot;;-[.I83];&quot;&quot;)" office:value-type="currency" office:currency="USD" office:value="-0" calcext:value-type="currency">
            <text:p>$0.00</text:p>
          </table:table-cell>
          <table:table-cell table:formula="of:=IF([.H83]=&quot;L&quot;;[.K83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50.44" calcext:value-type="currency">
            <text:p>$150.44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50.44" calcext:value-type="currency">
            <text:p>$150.44</text:p>
          </table:table-cell>
        </table:table-row>
        <table:table-row table:style-name="ro1">
          <table:table-cell office:value-type="string" calcext:value-type="string">
            <text:p>PUT <text:s/>AMZN <text:s text:c="2"/>02/17/23 <text:s text:c="2"/>100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6" calcext:value-type="date">
            <text:p>2023-02-06</text:p>
          </table:table-cell>
          <table:table-cell office:value-type="date" office:date-value="2023-02-10" calcext:value-type="date">
            <text:p>2023-02-10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391.13" calcext:value-type="currency">
            <text:p>$391.13</text:p>
          </table:table-cell>
          <table:table-cell office:value-type="currency" office:currency="USD" office:value="198.85" calcext:value-type="currency">
            <text:p>$198.85</text:p>
          </table:table-cell>
          <table:table-cell office:value-type="currency" office:currency="USD" office:value="-192.28" calcext:value-type="currency">
            <text:p>-$192.28</text:p>
          </table:table-cell>
          <table:table-cell table:formula="of:=IF([.H84]=&quot;S&quot;;[.J84];&quot;&quot;)" office:value-type="currency" office:currency="USD" office:value="198.85" calcext:value-type="currency">
            <text:p>$198.85</text:p>
          </table:table-cell>
          <table:table-cell table:formula="of:=IF([.H84]=&quot;S&quot;;-[.I84];&quot;&quot;)" office:value-type="currency" office:currency="USD" office:value="-391.13" calcext:value-type="currency">
            <text:p>-$391.13</text:p>
          </table:table-cell>
          <table:table-cell table:formula="of:=IF([.H84]=&quot;L&quot;;[.K84];&quot;&quot;)">
            <text:p/>
          </table:table-cell>
          <table:table-cell/>
          <table:table-cell table:style-name="ce1" office:value-type="date" office:date-value="2023-02-06" calcext:value-type="date">
            <text:p>2023-02-06</text:p>
          </table:table-cell>
          <table:table-cell table:style-name="ce1" office:value-type="date" office:date-value="2023-02-10" calcext:value-type="date">
            <text:p>2023-02-1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92.28" calcext:value-type="currency">
            <text:p>-$192.28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92.28" calcext:value-type="currency">
            <text:p>-$192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92.28" calcext:value-type="currency">
            <text:p>-$192.28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AMZN <text:s text:c="2"/>02/17/23 <text:s text:c="2"/>108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6" calcext:value-type="date">
            <text:p>2023-02-06</text:p>
          </table:table-cell>
          <table:table-cell office:value-type="date" office:date-value="2023-02-10" calcext:value-type="date">
            <text:p>2023-02-10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128.13" calcext:value-type="currency">
            <text:p>$128.13</text:p>
          </table:table-cell>
          <table:table-cell office:value-type="currency" office:currency="USD" office:value="19.85" calcext:value-type="currency">
            <text:p>$19.85</text:p>
          </table:table-cell>
          <table:table-cell office:value-type="currency" office:currency="USD" office:value="-108.28" calcext:value-type="currency">
            <text:p>-$108.28</text:p>
          </table:table-cell>
          <table:table-cell table:formula="of:=IF([.H85]=&quot;S&quot;;[.J85];&quot;&quot;)">
            <text:p/>
          </table:table-cell>
          <table:table-cell table:formula="of:=IF([.H85]=&quot;S&quot;;-[.I85];&quot;&quot;)">
            <text:p/>
          </table:table-cell>
          <table:table-cell table:formula="of:=IF([.H85]=&quot;L&quot;;[.K85];&quot;&quot;)" office:value-type="currency" office:currency="USD" office:value="-108.28" calcext:value-type="currency">
            <text:p>-$108.28</text:p>
          </table:table-cell>
          <table:table-cell/>
          <table:table-cell table:style-name="ce1" office:value-type="date" office:date-value="2023-02-06" calcext:value-type="date">
            <text:p>2023-02-06</text:p>
          </table:table-cell>
          <table:table-cell table:style-name="ce1" office:value-type="date" office:date-value="2023-02-10" calcext:value-type="date">
            <text:p>2023-02-10</text:p>
          </table:table-cell>
          <table:table-cell table:style-name="ce2" office:value-type="currency" office:currency="USD" office:value="128.13" calcext:value-type="currency">
            <text:p>$128.13</text:p>
          </table:table-cell>
          <table:table-cell table:style-name="ce2" office:value-type="currency" office:currency="USD" office:value="19.85" calcext:value-type="currency">
            <text:p>$19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08.28" calcext:value-type="currency">
            <text:p>-$108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08.28" calcext:value-type="currency">
            <text:p>-$108.28</text:p>
          </table:table-cell>
          <table:table-cell/>
          <table:table-cell table:style-name="ce1" office:value-type="date" office:date-value="2023-02-06" calcext:value-type="date">
            <text:p>2023-02-06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AMZN <text:s text:c="2"/>02/17/23 <text:s text:c="2"/>105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6" calcext:value-type="date">
            <text:p>2023-02-06</text:p>
          </table:table-cell>
          <table:table-cell office:value-type="date" office:date-value="2023-02-10" calcext:value-type="date">
            <text:p>2023-02-10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41.13" calcext:value-type="currency">
            <text:p>$41.13</text:p>
          </table:table-cell>
          <table:table-cell office:value-type="currency" office:currency="USD" office:value="210.85" calcext:value-type="currency">
            <text:p>$210.85</text:p>
          </table:table-cell>
          <table:table-cell office:value-type="currency" office:currency="USD" office:value="169.72" calcext:value-type="currency">
            <text:p>$169.72</text:p>
          </table:table-cell>
          <table:table-cell table:formula="of:=IF([.H86]=&quot;S&quot;;[.J86];&quot;&quot;)" office:value-type="currency" office:currency="USD" office:value="210.85" calcext:value-type="currency">
            <text:p>$210.85</text:p>
          </table:table-cell>
          <table:table-cell table:formula="of:=IF([.H86]=&quot;S&quot;;-[.I86];&quot;&quot;)" office:value-type="currency" office:currency="USD" office:value="-41.13" calcext:value-type="currency">
            <text:p>-$41.13</text:p>
          </table:table-cell>
          <table:table-cell table:formula="of:=IF([.H86]=&quot;L&quot;;[.K86];&quot;&quot;)">
            <text:p/>
          </table:table-cell>
          <table:table-cell/>
          <table:table-cell table:style-name="ce1" office:value-type="date" office:date-value="2023-02-06" calcext:value-type="date">
            <text:p>2023-02-06</text:p>
          </table:table-cell>
          <table:table-cell table:style-name="ce1" office:value-type="date" office:date-value="2023-02-10" calcext:value-type="date">
            <text:p>2023-02-1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69.72" calcext:value-type="currency">
            <text:p>$169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69.72" calcext:value-type="currency">
            <text:p>$169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69.72" calcext:value-type="currency">
            <text:p>$169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2/07/23 <text:s/>409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7" calcext:value-type="date">
            <text:p>2023-02-07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75.78" calcext:value-type="currency">
            <text:p>$75.78</text:p>
          </table:table-cell>
          <table:table-cell office:value-type="currency" office:currency="USD" office:value="75.22" calcext:value-type="currency">
            <text:p>$75.22</text:p>
          </table:table-cell>
          <table:table-cell office:value-type="currency" office:currency="USD" office:value="-0.56" calcext:value-type="currency">
            <text:p>-$0.56</text:p>
          </table:table-cell>
          <table:table-cell table:formula="of:=IF([.H87]=&quot;S&quot;;[.J87];&quot;&quot;)" office:value-type="currency" office:currency="USD" office:value="75.22" calcext:value-type="currency">
            <text:p>$75.22</text:p>
          </table:table-cell>
          <table:table-cell table:formula="of:=IF([.H87]=&quot;S&quot;;-[.I87];&quot;&quot;)" office:value-type="currency" office:currency="USD" office:value="-75.78" calcext:value-type="currency">
            <text:p>-$75.78</text:p>
          </table:table-cell>
          <table:table-cell table:formula="of:=IF([.H87]=&quot;L&quot;;[.K87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0.56" calcext:value-type="currency">
            <text:p>-$0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0.56" calcext:value-type="currency">
            <text:p>-$0.56</text:p>
          </table:table-cell>
        </table:table-row>
        <table:table-row table:style-name="ro1">
          <table:table-cell office:value-type="string" calcext:value-type="string">
            <text:p>PUT <text:s/>SPXW <text:s text:c="2"/>02/07/23 <text:s/>409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7" calcext:value-type="date">
            <text:p>2023-02-07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75.78" calcext:value-type="currency">
            <text:p>$75.78</text:p>
          </table:table-cell>
          <table:table-cell office:value-type="currency" office:currency="USD" office:value="80.22" calcext:value-type="currency">
            <text:p>$80.22</text:p>
          </table:table-cell>
          <table:table-cell office:value-type="currency" office:currency="USD" office:value="4.44" calcext:value-type="currency">
            <text:p>$4.44</text:p>
          </table:table-cell>
          <table:table-cell table:formula="of:=IF([.H88]=&quot;S&quot;;[.J88];&quot;&quot;)" office:value-type="currency" office:currency="USD" office:value="80.22" calcext:value-type="currency">
            <text:p>$80.22</text:p>
          </table:table-cell>
          <table:table-cell table:formula="of:=IF([.H88]=&quot;S&quot;;-[.I88];&quot;&quot;)" office:value-type="currency" office:currency="USD" office:value="-75.78" calcext:value-type="currency">
            <text:p>-$75.78</text:p>
          </table:table-cell>
          <table:table-cell table:formula="of:=IF([.H88]=&quot;L&quot;;[.K88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4.44" calcext:value-type="currency">
            <text:p>$4.44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4.44" calcext:value-type="currency">
            <text:p>$4.44</text:p>
          </table:table-cell>
        </table:table-row>
        <table:table-row table:style-name="ro1">
          <table:table-cell office:value-type="string" calcext:value-type="string">
            <text:p>PUT <text:s/>SPXW <text:s text:c="2"/>02/07/23 <text:s/>409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7" calcext:value-type="date">
            <text:p>2023-02-07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11.56" calcext:value-type="currency">
            <text:p>$11.56</text:p>
          </table:table-cell>
          <table:table-cell office:value-type="currency" office:currency="USD" office:value="96.44" calcext:value-type="currency">
            <text:p>$96.44</text:p>
          </table:table-cell>
          <table:table-cell office:value-type="currency" office:currency="USD" office:value="84.88" calcext:value-type="currency">
            <text:p>$84.88</text:p>
          </table:table-cell>
          <table:table-cell table:formula="of:=IF([.H89]=&quot;S&quot;;[.J89];&quot;&quot;)" office:value-type="currency" office:currency="USD" office:value="96.44" calcext:value-type="currency">
            <text:p>$96.44</text:p>
          </table:table-cell>
          <table:table-cell table:formula="of:=IF([.H89]=&quot;S&quot;;-[.I89];&quot;&quot;)" office:value-type="currency" office:currency="USD" office:value="-11.56" calcext:value-type="currency">
            <text:p>-$11.56</text:p>
          </table:table-cell>
          <table:table-cell table:formula="of:=IF([.H89]=&quot;L&quot;;[.K89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84.88" calcext:value-type="currency">
            <text:p>$84.8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84.88" calcext:value-type="currency">
            <text:p>$84.88</text:p>
          </table:table-cell>
        </table:table-row>
        <table:table-row table:style-name="ro1">
          <table:table-cell office:value-type="string" calcext:value-type="string">
            <text:p>PUT <text:s/>SPXW <text:s text:c="2"/>02/07/23 <text:s/>404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7" calcext:value-type="date">
            <text:p>2023-02-07</text:p>
          </table:table-cell>
          <table:table-cell office:value-type="string" calcext:value-type="string">
            <text:p>OptionEx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8.78" calcext:value-type="currency">
            <text:p>$8.7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8.78" calcext:value-type="currency">
            <text:p>-$8.78</text:p>
          </table:table-cell>
          <table:table-cell table:formula="of:=IF([.H90]=&quot;S&quot;;[.J90];&quot;&quot;)">
            <text:p/>
          </table:table-cell>
          <table:table-cell table:formula="of:=IF([.H90]=&quot;S&quot;;-[.I90];&quot;&quot;)">
            <text:p/>
          </table:table-cell>
          <table:table-cell table:formula="of:=IF([.H90]=&quot;L&quot;;[.K90];&quot;&quot;)" office:value-type="currency" office:currency="USD" office:value="-8.78" calcext:value-type="currency">
            <text:p>-$8.78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8.78" calcext:value-type="currency">
            <text:p>-$8.7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8.78" calcext:value-type="currency">
            <text:p>-$8.78</text:p>
          </table:table-cell>
        </table:table-row>
        <table:table-row table:style-name="ro1">
          <table:table-cell office:value-type="string" calcext:value-type="string">
            <text:p>PUT <text:s/>SPXW <text:s text:c="2"/>02/07/23 <text:s/>404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7" calcext:value-type="date">
            <text:p>2023-02-07</text:p>
          </table:table-cell>
          <table:table-cell office:value-type="string" calcext:value-type="string">
            <text:p>OptionEx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8.78" calcext:value-type="currency">
            <text:p>$8.7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8.78" calcext:value-type="currency">
            <text:p>-$8.78</text:p>
          </table:table-cell>
          <table:table-cell table:formula="of:=IF([.H91]=&quot;S&quot;;[.J91];&quot;&quot;)">
            <text:p/>
          </table:table-cell>
          <table:table-cell table:formula="of:=IF([.H91]=&quot;S&quot;;-[.I91];&quot;&quot;)">
            <text:p/>
          </table:table-cell>
          <table:table-cell table:formula="of:=IF([.H91]=&quot;L&quot;;[.K91];&quot;&quot;)" office:value-type="currency" office:currency="USD" office:value="-8.78" calcext:value-type="currency">
            <text:p>-$8.78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8.78" calcext:value-type="currency">
            <text:p>-$8.7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8.78" calcext:value-type="currency">
            <text:p>-$8.78</text:p>
          </table:table-cell>
        </table:table-row>
        <table:table-row table:style-name="ro1">
          <table:table-cell office:value-type="string" calcext:value-type="string">
            <text:p>CALL OXY <text:s text:c="3"/>03/17/23 <text:s text:c="3"/>67.50 OCCIDENTAL PETROLEUM CORP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7" calcext:value-type="date">
            <text:p>2023-02-07</text:p>
          </table:table-cell>
          <table:table-cell office:value-type="date" office:date-value="2023-03-03" calcext:value-type="date">
            <text:p>2023-03-03</text:p>
          </table:table-cell>
          <table:table-cell office:value-type="string" calcext:value-type="string">
            <text:p>S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372.26" calcext:value-type="currency">
            <text:p>$372.26</text:p>
          </table:table-cell>
          <table:table-cell office:value-type="currency" office:currency="USD" office:value="23.71" calcext:value-type="currency">
            <text:p>$23.71</text:p>
          </table:table-cell>
          <table:table-cell office:value-type="currency" office:currency="USD" office:value="-348.55" calcext:value-type="currency">
            <text:p>-$348.55</text:p>
          </table:table-cell>
          <table:table-cell table:formula="of:=IF([.H92]=&quot;S&quot;;[.J92];&quot;&quot;)">
            <text:p/>
          </table:table-cell>
          <table:table-cell table:formula="of:=IF([.H92]=&quot;S&quot;;-[.I92];&quot;&quot;)">
            <text:p/>
          </table:table-cell>
          <table:table-cell table:formula="of:=IF([.H92]=&quot;L&quot;;[.K92];&quot;&quot;)" office:value-type="currency" office:currency="USD" office:value="-348.55" calcext:value-type="currency">
            <text:p>-$348.55</text:p>
          </table:table-cell>
          <table:table-cell/>
          <table:table-cell table:style-name="ce1" office:value-type="date" office:date-value="2023-02-07" calcext:value-type="date">
            <text:p>2023-02-07</text:p>
          </table:table-cell>
          <table:table-cell table:style-name="ce1" office:value-type="date" office:date-value="2023-03-03" calcext:value-type="date">
            <text:p>2023-03-03</text:p>
          </table:table-cell>
          <table:table-cell table:style-name="ce2" office:value-type="currency" office:currency="USD" office:value="372.26" calcext:value-type="currency">
            <text:p>$372.26</text:p>
          </table:table-cell>
          <table:table-cell table:style-name="ce2" office:value-type="currency" office:currency="USD" office:value="23.71" calcext:value-type="currency">
            <text:p>$23.71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348.55" calcext:value-type="currency">
            <text:p>-$348.55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348.55" calcext:value-type="currency">
            <text:p>-$348.55</text:p>
          </table:table-cell>
          <table:table-cell/>
          <table:table-cell table:style-name="ce1" office:value-type="date" office:date-value="2023-02-07" calcext:value-type="date">
            <text:p>2023-02-07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OXY <text:s text:c="3"/>03/17/23 <text:s text:c="3"/>60 OCCIDENTAL PETROLEUM CORP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7" calcext:value-type="date">
            <text:p>2023-02-07</text:p>
          </table:table-cell>
          <table:table-cell office:value-type="date" office:date-value="2023-03-03" calcext:value-type="date">
            <text:p>2023-03-03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250.26" calcext:value-type="currency">
            <text:p>$250.26</text:p>
          </table:table-cell>
          <table:table-cell office:value-type="currency" office:currency="USD" office:value="389.72" calcext:value-type="currency">
            <text:p>$389.72</text:p>
          </table:table-cell>
          <table:table-cell office:value-type="currency" office:currency="USD" office:value="139.46" calcext:value-type="currency">
            <text:p>$139.46</text:p>
          </table:table-cell>
          <table:table-cell table:formula="of:=IF([.H93]=&quot;S&quot;;[.J93];&quot;&quot;)" office:value-type="currency" office:currency="USD" office:value="389.72" calcext:value-type="currency">
            <text:p>$389.72</text:p>
          </table:table-cell>
          <table:table-cell table:formula="of:=IF([.H93]=&quot;S&quot;;-[.I93];&quot;&quot;)" office:value-type="currency" office:currency="USD" office:value="-250.26" calcext:value-type="currency">
            <text:p>-$250.26</text:p>
          </table:table-cell>
          <table:table-cell table:formula="of:=IF([.H93]=&quot;L&quot;;[.K93];&quot;&quot;)">
            <text:p/>
          </table:table-cell>
          <table:table-cell/>
          <table:table-cell table:style-name="ce1" office:value-type="date" office:date-value="2023-02-07" calcext:value-type="date">
            <text:p>2023-02-07</text:p>
          </table:table-cell>
          <table:table-cell table:style-name="ce1" office:value-type="date" office:date-value="2023-03-03" calcext:value-type="date">
            <text:p>2023-03-0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39.46" calcext:value-type="currency">
            <text:p>$139.4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39.46" calcext:value-type="currency">
            <text:p>$139.46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39.46" calcext:value-type="currency">
            <text:p>$139.46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OXY <text:s text:c="3"/>03/17/23 <text:s text:c="3"/>65 OCCIDENTAL PETROLEUM CORP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7" calcext:value-type="date">
            <text:p>2023-02-07</text:p>
          </table:table-cell>
          <table:table-cell office:value-type="date" office:date-value="2023-03-03" calcext:value-type="date">
            <text:p>2023-03-03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62.26" calcext:value-type="currency">
            <text:p>$62.26</text:p>
          </table:table-cell>
          <table:table-cell office:value-type="currency" office:currency="USD" office:value="551.71" calcext:value-type="currency">
            <text:p>$551.71</text:p>
          </table:table-cell>
          <table:table-cell office:value-type="currency" office:currency="USD" office:value="489.45" calcext:value-type="currency">
            <text:p>$489.45</text:p>
          </table:table-cell>
          <table:table-cell table:formula="of:=IF([.H94]=&quot;S&quot;;[.J94];&quot;&quot;)" office:value-type="currency" office:currency="USD" office:value="551.71" calcext:value-type="currency">
            <text:p>$551.71</text:p>
          </table:table-cell>
          <table:table-cell table:formula="of:=IF([.H94]=&quot;S&quot;;-[.I94];&quot;&quot;)" office:value-type="currency" office:currency="USD" office:value="-62.26" calcext:value-type="currency">
            <text:p>-$62.26</text:p>
          </table:table-cell>
          <table:table-cell table:formula="of:=IF([.H94]=&quot;L&quot;;[.K94];&quot;&quot;)">
            <text:p/>
          </table:table-cell>
          <table:table-cell/>
          <table:table-cell table:style-name="ce1" office:value-type="date" office:date-value="2023-02-07" calcext:value-type="date">
            <text:p>2023-02-07</text:p>
          </table:table-cell>
          <table:table-cell table:style-name="ce1" office:value-type="date" office:date-value="2023-03-03" calcext:value-type="date">
            <text:p>2023-03-0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89.45" calcext:value-type="currency">
            <text:p>$489.4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489.45" calcext:value-type="currency">
            <text:p>$489.45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89.45" calcext:value-type="currency">
            <text:p>$489.45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BBY <text:s text:c="3"/>03/17/23 <text:s text:c="3"/>87.50 BEST BUY CO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7" calcext:value-type="date">
            <text:p>2023-02-07</text:p>
          </table:table-cell>
          <table:table-cell office:value-type="date" office:date-value="2023-03-13" calcext:value-type="date">
            <text:p>2023-03-13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5.13" calcext:value-type="currency">
            <text:p>$5.13</text:p>
          </table:table-cell>
          <table:table-cell office:value-type="currency" office:currency="USD" office:value="431.85" calcext:value-type="currency">
            <text:p>$431.85</text:p>
          </table:table-cell>
          <table:table-cell office:value-type="currency" office:currency="USD" office:value="426.72" calcext:value-type="currency">
            <text:p>$426.72</text:p>
          </table:table-cell>
          <table:table-cell table:formula="of:=IF([.H95]=&quot;S&quot;;[.J95];&quot;&quot;)" office:value-type="currency" office:currency="USD" office:value="431.85" calcext:value-type="currency">
            <text:p>$431.85</text:p>
          </table:table-cell>
          <table:table-cell table:formula="of:=IF([.H95]=&quot;S&quot;;-[.I95];&quot;&quot;)" office:value-type="currency" office:currency="USD" office:value="-5.13" calcext:value-type="currency">
            <text:p>-$5.13</text:p>
          </table:table-cell>
          <table:table-cell table:formula="of:=IF([.H95]=&quot;L&quot;;[.K95];&quot;&quot;)">
            <text:p/>
          </table:table-cell>
          <table:table-cell/>
          <table:table-cell table:style-name="ce1" office:value-type="date" office:date-value="2023-02-07" calcext:value-type="date">
            <text:p>2023-02-07</text:p>
          </table:table-cell>
          <table:table-cell table:style-name="ce1" office:value-type="date" office:date-value="2023-03-13" calcext:value-type="date">
            <text:p>2023-03-1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26.72" calcext:value-type="currency">
            <text:p>$426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426.72" calcext:value-type="currency">
            <text:p>$426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26.72" calcext:value-type="currency">
            <text:p>$426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BBY <text:s text:c="3"/>03/17/23 <text:s text:c="3"/>87.50 BEST BUY CO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7" calcext:value-type="date">
            <text:p>2023-02-07</text:p>
          </table:table-cell>
          <table:table-cell office:value-type="date" office:date-value="2023-03-13" calcext:value-type="date">
            <text:p>2023-03-13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106.13" calcext:value-type="currency">
            <text:p>$1,106.13</text:p>
          </table:table-cell>
          <table:table-cell office:value-type="currency" office:currency="USD" office:value="453.84" calcext:value-type="currency">
            <text:p>$453.84</text:p>
          </table:table-cell>
          <table:table-cell office:value-type="currency" office:currency="USD" office:value="-652.29" calcext:value-type="currency">
            <text:p>-$652.29</text:p>
          </table:table-cell>
          <table:table-cell table:formula="of:=IF([.H96]=&quot;S&quot;;[.J96];&quot;&quot;)" office:value-type="currency" office:currency="USD" office:value="453.84" calcext:value-type="currency">
            <text:p>$453.84</text:p>
          </table:table-cell>
          <table:table-cell table:formula="of:=IF([.H96]=&quot;S&quot;;-[.I96];&quot;&quot;)" office:value-type="currency" office:currency="USD" office:value="-1106.13" calcext:value-type="currency">
            <text:p>-$1,106.13</text:p>
          </table:table-cell>
          <table:table-cell table:formula="of:=IF([.H96]=&quot;L&quot;;[.K96];&quot;&quot;)">
            <text:p/>
          </table:table-cell>
          <table:table-cell/>
          <table:table-cell table:style-name="ce1" office:value-type="date" office:date-value="2023-02-07" calcext:value-type="date">
            <text:p>2023-02-07</text:p>
          </table:table-cell>
          <table:table-cell table:style-name="ce1" office:value-type="date" office:date-value="2023-03-13" calcext:value-type="date">
            <text:p>2023-03-1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652.29" calcext:value-type="currency">
            <text:p>-$652.29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652.29" calcext:value-type="currency">
            <text:p>-$652.29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652.29" calcext:value-type="currency">
            <text:p>-$652.29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BBY <text:s text:c="3"/>03/17/23 <text:s text:c="3"/>92.50 BEST BUY CO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7" calcext:value-type="date">
            <text:p>2023-02-07</text:p>
          </table:table-cell>
          <table:table-cell office:value-type="date" office:date-value="2023-03-13" calcext:value-type="date">
            <text:p>2023-03-13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29.13" calcext:value-type="currency">
            <text:p>$229.13</text:p>
          </table:table-cell>
          <table:table-cell office:value-type="currency" office:currency="USD" office:value="5.85" calcext:value-type="currency">
            <text:p>$5.85</text:p>
          </table:table-cell>
          <table:table-cell office:value-type="currency" office:currency="USD" office:value="-223.28" calcext:value-type="currency">
            <text:p>-$223.28</text:p>
          </table:table-cell>
          <table:table-cell table:formula="of:=IF([.H97]=&quot;S&quot;;[.J97];&quot;&quot;)">
            <text:p/>
          </table:table-cell>
          <table:table-cell table:formula="of:=IF([.H97]=&quot;S&quot;;-[.I97];&quot;&quot;)">
            <text:p/>
          </table:table-cell>
          <table:table-cell table:formula="of:=IF([.H97]=&quot;L&quot;;[.K97];&quot;&quot;)" office:value-type="currency" office:currency="USD" office:value="-223.28" calcext:value-type="currency">
            <text:p>-$223.28</text:p>
          </table:table-cell>
          <table:table-cell/>
          <table:table-cell table:style-name="ce1" office:value-type="date" office:date-value="2023-02-07" calcext:value-type="date">
            <text:p>2023-02-07</text:p>
          </table:table-cell>
          <table:table-cell table:style-name="ce1" office:value-type="date" office:date-value="2023-03-13" calcext:value-type="date">
            <text:p>2023-03-13</text:p>
          </table:table-cell>
          <table:table-cell table:style-name="ce2" office:value-type="currency" office:currency="USD" office:value="229.13" calcext:value-type="currency">
            <text:p>$229.13</text:p>
          </table:table-cell>
          <table:table-cell table:style-name="ce2" office:value-type="currency" office:currency="USD" office:value="5.85" calcext:value-type="currency">
            <text:p>$5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223.28" calcext:value-type="currency">
            <text:p>-$223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23.28" calcext:value-type="currency">
            <text:p>-$223.28</text:p>
          </table:table-cell>
          <table:table-cell/>
          <table:table-cell table:style-name="ce1" office:value-type="date" office:date-value="2023-02-07" calcext:value-type="date">
            <text:p>2023-02-07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2/08/23 <text:s/>410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8" calcext:value-type="date">
            <text:p>2023-02-08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1.56" calcext:value-type="currency">
            <text:p>$281.56</text:p>
          </table:table-cell>
          <table:table-cell office:value-type="currency" office:currency="USD" office:value="140.44" calcext:value-type="currency">
            <text:p>$140.44</text:p>
          </table:table-cell>
          <table:table-cell office:value-type="currency" office:currency="USD" office:value="-141.12" calcext:value-type="currency">
            <text:p>-$141.12</text:p>
          </table:table-cell>
          <table:table-cell table:formula="of:=IF([.H98]=&quot;S&quot;;[.J98];&quot;&quot;)" office:value-type="currency" office:currency="USD" office:value="140.44" calcext:value-type="currency">
            <text:p>$140.44</text:p>
          </table:table-cell>
          <table:table-cell table:formula="of:=IF([.H98]=&quot;S&quot;;-[.I98];&quot;&quot;)" office:value-type="currency" office:currency="USD" office:value="-281.56" calcext:value-type="currency">
            <text:p>-$281.56</text:p>
          </table:table-cell>
          <table:table-cell table:formula="of:=IF([.H98]=&quot;L&quot;;[.K98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41.12" calcext:value-type="currency">
            <text:p>-$141.1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41.12" calcext:value-type="currency">
            <text:p>-$141.12</text:p>
          </table:table-cell>
        </table:table-row>
        <table:table-row table:style-name="ro1">
          <table:table-cell office:value-type="string" calcext:value-type="string">
            <text:p>PUT <text:s/>SPXW <text:s text:c="2"/>02/08/23 <text:s/>405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8" calcext:value-type="date">
            <text:p>2023-02-08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7.56" calcext:value-type="currency">
            <text:p>$17.5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  <table:table-cell table:formula="of:=IF([.H99]=&quot;S&quot;;[.J99];&quot;&quot;)">
            <text:p/>
          </table:table-cell>
          <table:table-cell table:formula="of:=IF([.H99]=&quot;S&quot;;-[.I99];&quot;&quot;)">
            <text:p/>
          </table:table-cell>
          <table:table-cell table:formula="of:=IF([.H99]=&quot;L&quot;;[.K99];&quot;&quot;)" office:value-type="currency" office:currency="USD" office:value="-17.56" calcext:value-type="currency">
            <text:p>-$17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7.56" calcext:value-type="currency">
            <text:p>-$17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</table:table-row>
        <table:table-row table:style-name="ro1">
          <table:table-cell office:value-type="string" calcext:value-type="string">
            <text:p>CALL APA <text:s text:c="3"/>02/24/23 <text:s text:c="3"/>48 APA CORPOR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8" calcext:value-type="date">
            <text:p>2023-02-08</text:p>
          </table:table-cell>
          <table:table-cell office:value-type="date" office:date-value="2023-02-23" calcext:value-type="date">
            <text:p>2023-02-23</text:p>
          </table:table-cell>
          <table:table-cell office:value-type="string" calcext:value-type="string">
            <text:p>S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210.65" calcext:value-type="currency">
            <text:p>$210.65</text:p>
          </table:table-cell>
          <table:table-cell office:value-type="currency" office:currency="USD" office:value="12.32" calcext:value-type="currency">
            <text:p>$12.32</text:p>
          </table:table-cell>
          <table:table-cell office:value-type="currency" office:currency="USD" office:value="-198.33" calcext:value-type="currency">
            <text:p>-$198.33</text:p>
          </table:table-cell>
          <table:table-cell table:formula="of:=IF([.H100]=&quot;S&quot;;[.J100];&quot;&quot;)">
            <text:p/>
          </table:table-cell>
          <table:table-cell table:formula="of:=IF([.H100]=&quot;S&quot;;-[.I100];&quot;&quot;)">
            <text:p/>
          </table:table-cell>
          <table:table-cell table:formula="of:=IF([.H100]=&quot;L&quot;;[.K100];&quot;&quot;)" office:value-type="currency" office:currency="USD" office:value="-198.33" calcext:value-type="currency">
            <text:p>-$198.33</text:p>
          </table:table-cell>
          <table:table-cell/>
          <table:table-cell table:style-name="ce1" office:value-type="date" office:date-value="2023-02-08" calcext:value-type="date">
            <text:p>2023-02-08</text:p>
          </table:table-cell>
          <table:table-cell table:style-name="ce1" office:value-type="date" office:date-value="2023-02-23" calcext:value-type="date">
            <text:p>2023-02-23</text:p>
          </table:table-cell>
          <table:table-cell table:style-name="ce2" office:value-type="currency" office:currency="USD" office:value="210.65" calcext:value-type="currency">
            <text:p>$210.65</text:p>
          </table:table-cell>
          <table:table-cell table:style-name="ce2" office:value-type="currency" office:currency="USD" office:value="12.32" calcext:value-type="currency">
            <text:p>$12.3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98.33" calcext:value-type="currency">
            <text:p>-$198.3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98.33" calcext:value-type="currency">
            <text:p>-$198.33</text:p>
          </table:table-cell>
          <table:table-cell/>
          <table:table-cell table:style-name="ce1" office:value-type="date" office:date-value="2023-02-08" calcext:value-type="date">
            <text:p>2023-02-08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APA <text:s text:c="3"/>02/24/23 <text:s text:c="3"/>41 APA CORPOR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8" calcext:value-type="date">
            <text:p>2023-02-08</text:p>
          </table:table-cell>
          <table:table-cell office:value-type="date" office:date-value="2023-02-23" calcext:value-type="date">
            <text:p>2023-02-23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974.65" calcext:value-type="currency">
            <text:p>$974.65</text:p>
          </table:table-cell>
          <table:table-cell office:value-type="currency" office:currency="USD" office:value="449.32" calcext:value-type="currency">
            <text:p>$449.32</text:p>
          </table:table-cell>
          <table:table-cell office:value-type="currency" office:currency="USD" office:value="-525.33" calcext:value-type="currency">
            <text:p>-$525.33</text:p>
          </table:table-cell>
          <table:table-cell table:formula="of:=IF([.H101]=&quot;S&quot;;[.J101];&quot;&quot;)" office:value-type="currency" office:currency="USD" office:value="449.32" calcext:value-type="currency">
            <text:p>$449.32</text:p>
          </table:table-cell>
          <table:table-cell table:formula="of:=IF([.H101]=&quot;S&quot;;-[.I101];&quot;&quot;)" office:value-type="currency" office:currency="USD" office:value="-974.65" calcext:value-type="currency">
            <text:p>-$974.65</text:p>
          </table:table-cell>
          <table:table-cell table:formula="of:=IF([.H101]=&quot;L&quot;;[.K101];&quot;&quot;)">
            <text:p/>
          </table:table-cell>
          <table:table-cell/>
          <table:table-cell table:style-name="ce1" office:value-type="date" office:date-value="2023-02-08" calcext:value-type="date">
            <text:p>2023-02-08</text:p>
          </table:table-cell>
          <table:table-cell table:style-name="ce1" office:value-type="date" office:date-value="2023-02-23" calcext:value-type="date">
            <text:p>2023-02-2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25.33" calcext:value-type="currency">
            <text:p>-$525.3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525.33" calcext:value-type="currency">
            <text:p>-$525.3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25.33" calcext:value-type="currency">
            <text:p>-$525.3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APA <text:s text:c="3"/>02/24/23 <text:s text:c="3"/>47 APA CORPOR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8" calcext:value-type="date">
            <text:p>2023-02-08</text:p>
          </table:table-cell>
          <table:table-cell office:value-type="date" office:date-value="2023-02-23" calcext:value-type="date">
            <text:p>2023-02-23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9.65" calcext:value-type="currency">
            <text:p>$9.65</text:p>
          </table:table-cell>
          <table:table-cell office:value-type="currency" office:currency="USD" office:value="279.33" calcext:value-type="currency">
            <text:p>$279.33</text:p>
          </table:table-cell>
          <table:table-cell office:value-type="currency" office:currency="USD" office:value="269.68" calcext:value-type="currency">
            <text:p>$269.68</text:p>
          </table:table-cell>
          <table:table-cell table:formula="of:=IF([.H102]=&quot;S&quot;;[.J102];&quot;&quot;)" office:value-type="currency" office:currency="USD" office:value="279.33" calcext:value-type="currency">
            <text:p>$279.33</text:p>
          </table:table-cell>
          <table:table-cell table:formula="of:=IF([.H102]=&quot;S&quot;;-[.I102];&quot;&quot;)" office:value-type="currency" office:currency="USD" office:value="-9.65" calcext:value-type="currency">
            <text:p>-$9.65</text:p>
          </table:table-cell>
          <table:table-cell table:formula="of:=IF([.H102]=&quot;L&quot;;[.K102];&quot;&quot;)">
            <text:p/>
          </table:table-cell>
          <table:table-cell/>
          <table:table-cell table:style-name="ce1" office:value-type="date" office:date-value="2023-02-08" calcext:value-type="date">
            <text:p>2023-02-08</text:p>
          </table:table-cell>
          <table:table-cell table:style-name="ce1" office:value-type="date" office:date-value="2023-02-23" calcext:value-type="date">
            <text:p>2023-02-2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69.68" calcext:value-type="currency">
            <text:p>$269.68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69.68" calcext:value-type="currency">
            <text:p>$269.6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69.68" calcext:value-type="currency">
            <text:p>$269.68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2/09/23 <text:s/>402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9" calcext:value-type="date">
            <text:p>2023-02-09</text:p>
          </table:table-cell>
          <table:table-cell office:value-type="string" calcext:value-type="string">
            <text:p>S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7.56" calcext:value-type="currency">
            <text:p>$17.56</text:p>
          </table:table-cell>
          <table:table-cell office:value-type="currency" office:currency="USD" office:value="18.44" calcext:value-type="currency">
            <text:p>$18.44</text:p>
          </table:table-cell>
          <table:table-cell office:value-type="currency" office:currency="USD" office:value="0.88" calcext:value-type="currency">
            <text:p>$0.88</text:p>
          </table:table-cell>
          <table:table-cell table:formula="of:=IF([.H103]=&quot;S&quot;;[.J103];&quot;&quot;)">
            <text:p/>
          </table:table-cell>
          <table:table-cell table:formula="of:=IF([.H103]=&quot;S&quot;;-[.I103];&quot;&quot;)">
            <text:p/>
          </table:table-cell>
          <table:table-cell table:formula="of:=IF([.H103]=&quot;L&quot;;[.K103];&quot;&quot;)" office:value-type="currency" office:currency="USD" office:value="0.88" calcext:value-type="currency">
            <text:p>$0.88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0.88" calcext:value-type="currency">
            <text:p>$0.8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0.88" calcext:value-type="currency">
            <text:p>$0.88</text:p>
          </table:table-cell>
        </table:table-row>
        <table:table-row table:style-name="ro1">
          <table:table-cell office:value-type="string" calcext:value-type="string">
            <text:p>PUT <text:s/>SPXW <text:s text:c="2"/>02/09/23 <text:s/>407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09" calcext:value-type="date">
            <text:p>2023-02-09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291.56" calcext:value-type="currency">
            <text:p>$291.56</text:p>
          </table:table-cell>
          <table:table-cell office:value-type="currency" office:currency="USD" office:value="140.44" calcext:value-type="currency">
            <text:p>$140.44</text:p>
          </table:table-cell>
          <table:table-cell office:value-type="currency" office:currency="USD" office:value="-151.12" calcext:value-type="currency">
            <text:p>-$151.12</text:p>
          </table:table-cell>
          <table:table-cell table:formula="of:=IF([.H104]=&quot;S&quot;;[.J104];&quot;&quot;)" office:value-type="currency" office:currency="USD" office:value="140.44" calcext:value-type="currency">
            <text:p>$140.44</text:p>
          </table:table-cell>
          <table:table-cell table:formula="of:=IF([.H104]=&quot;S&quot;;-[.I104];&quot;&quot;)" office:value-type="currency" office:currency="USD" office:value="-291.56" calcext:value-type="currency">
            <text:p>-$291.56</text:p>
          </table:table-cell>
          <table:table-cell table:formula="of:=IF([.H104]=&quot;L&quot;;[.K104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51.12" calcext:value-type="currency">
            <text:p>-$151.1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51.12" calcext:value-type="currency">
            <text:p>-$151.12</text:p>
          </table:table-cell>
        </table:table-row>
        <table:table-row table:style-name="ro1">
          <table:table-cell office:value-type="string" calcext:value-type="string">
            <text:p>PUT <text:s/>ATVI <text:s text:c="2"/>03/17/23 <text:s text:c="3"/>77.50 ACTIVISION BLIZZARD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09" calcext:value-type="date">
            <text:p>2023-02-09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212.13" calcext:value-type="currency">
            <text:p>$212.13</text:p>
          </table:table-cell>
          <table:table-cell office:value-type="currency" office:currency="USD" office:value="421.85" calcext:value-type="currency">
            <text:p>$421.85</text:p>
          </table:table-cell>
          <table:table-cell office:value-type="currency" office:currency="USD" office:value="209.72" calcext:value-type="currency">
            <text:p>$209.72</text:p>
          </table:table-cell>
          <table:table-cell table:formula="of:=IF([.H105]=&quot;S&quot;;[.J105];&quot;&quot;)" office:value-type="currency" office:currency="USD" office:value="421.85" calcext:value-type="currency">
            <text:p>$421.85</text:p>
          </table:table-cell>
          <table:table-cell table:formula="of:=IF([.H105]=&quot;S&quot;;-[.I105];&quot;&quot;)" office:value-type="currency" office:currency="USD" office:value="-212.13" calcext:value-type="currency">
            <text:p>-$212.13</text:p>
          </table:table-cell>
          <table:table-cell table:formula="of:=IF([.H105]=&quot;L&quot;;[.K105];&quot;&quot;)">
            <text:p/>
          </table:table-cell>
          <table:table-cell/>
          <table:table-cell table:style-name="ce1" office:value-type="date" office:date-value="2023-02-09" calcext:value-type="date">
            <text:p>2023-02-09</text:p>
          </table:table-cell>
          <table:table-cell table:style-name="ce1" office:value-type="date" office:date-value="2023-02-15" calcext:value-type="date">
            <text:p>2023-02-15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09.72" calcext:value-type="currency">
            <text:p>$209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09.72" calcext:value-type="currency">
            <text:p>$209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09.72" calcext:value-type="currency">
            <text:p>$209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2/10/23 <text:s/>400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10" calcext:value-type="date">
            <text:p>2023-02-10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3.56" calcext:value-type="currency">
            <text:p>$13.5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3.56" calcext:value-type="currency">
            <text:p>-$13.56</text:p>
          </table:table-cell>
          <table:table-cell table:formula="of:=IF([.H106]=&quot;S&quot;;[.J106];&quot;&quot;)">
            <text:p/>
          </table:table-cell>
          <table:table-cell table:formula="of:=IF([.H106]=&quot;S&quot;;-[.I106];&quot;&quot;)">
            <text:p/>
          </table:table-cell>
          <table:table-cell table:formula="of:=IF([.H106]=&quot;L&quot;;[.K106];&quot;&quot;)" office:value-type="currency" office:currency="USD" office:value="-13.56" calcext:value-type="currency">
            <text:p>-$13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3.56" calcext:value-type="currency">
            <text:p>-$13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3.56" calcext:value-type="currency">
            <text:p>-$13.56</text:p>
          </table:table-cell>
        </table:table-row>
        <table:table-row table:style-name="ro1">
          <table:table-cell office:value-type="string" calcext:value-type="string">
            <text:p>PUT <text:s/>SPXW <text:s text:c="2"/>02/10/23 <text:s/>405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10" calcext:value-type="date">
            <text:p>2023-02-10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136.44" calcext:value-type="currency">
            <text:p>$136.44</text:p>
          </table:table-cell>
          <table:table-cell table:formula="of:=IF([.H107]=&quot;S&quot;;[.J107];&quot;&quot;)" office:value-type="currency" office:currency="USD" office:value="136.44" calcext:value-type="currency">
            <text:p>$136.44</text:p>
          </table:table-cell>
          <table:table-cell table:formula="of:=IF([.H107]=&quot;S&quot;;-[.I107];&quot;&quot;)" office:value-type="currency" office:currency="USD" office:value="-0" calcext:value-type="currency">
            <text:p>$0.00</text:p>
          </table:table-cell>
          <table:table-cell table:formula="of:=IF([.H107]=&quot;L&quot;;[.K107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36.44" calcext:value-type="currency">
            <text:p>$136.44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36.44" calcext:value-type="currency">
            <text:p>$136.44</text:p>
          </table:table-cell>
        </table:table-row>
        <table:table-row table:style-name="ro1">
          <table:table-cell office:value-type="string" calcext:value-type="string">
            <text:p>CALL WMT <text:s text:c="3"/>03/17/23 <text:s text:c="2"/>150 WALMAR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10" calcext:value-type="date">
            <text:p>2023-02-10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166.13" calcext:value-type="currency">
            <text:p>$166.13</text:p>
          </table:table-cell>
          <table:table-cell office:value-type="currency" office:currency="USD" office:value="0.85" calcext:value-type="currency">
            <text:p>$0.85</text:p>
          </table:table-cell>
          <table:table-cell office:value-type="currency" office:currency="USD" office:value="-165.28" calcext:value-type="currency">
            <text:p>-$165.28</text:p>
          </table:table-cell>
          <table:table-cell table:formula="of:=IF([.H108]=&quot;S&quot;;[.J108];&quot;&quot;)">
            <text:p/>
          </table:table-cell>
          <table:table-cell table:formula="of:=IF([.H108]=&quot;S&quot;;-[.I108];&quot;&quot;)">
            <text:p/>
          </table:table-cell>
          <table:table-cell table:formula="of:=IF([.H108]=&quot;L&quot;;[.K108];&quot;&quot;)" office:value-type="currency" office:currency="USD" office:value="-165.28" calcext:value-type="currency">
            <text:p>-$165.28</text:p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table:style-name="ce1" office:value-type="date" office:date-value="2023-03-10" calcext:value-type="date">
            <text:p>2023-03-10</text:p>
          </table:table-cell>
          <table:table-cell table:style-name="ce2" office:value-type="currency" office:currency="USD" office:value="166.13" calcext:value-type="currency">
            <text:p>$166.13</text:p>
          </table:table-cell>
          <table:table-cell table:style-name="ce2" office:value-type="currency" office:currency="USD" office:value="0.85" calcext:value-type="currency">
            <text:p>$0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65.28" calcext:value-type="currency">
            <text:p>-$165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65.28" calcext:value-type="currency">
            <text:p>-$165.28</text:p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WMT <text:s text:c="3"/>03/17/23 <text:s text:c="2"/>145 WALMAR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10" calcext:value-type="date">
            <text:p>2023-02-10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875.13" calcext:value-type="currency">
            <text:p>$875.13</text:p>
          </table:table-cell>
          <table:table-cell office:value-type="currency" office:currency="USD" office:value="547.84" calcext:value-type="currency">
            <text:p>$547.84</text:p>
          </table:table-cell>
          <table:table-cell office:value-type="currency" office:currency="USD" office:value="-327.29" calcext:value-type="currency">
            <text:p>-$327.29</text:p>
          </table:table-cell>
          <table:table-cell table:formula="of:=IF([.H109]=&quot;S&quot;;[.J109];&quot;&quot;)" office:value-type="currency" office:currency="USD" office:value="547.84" calcext:value-type="currency">
            <text:p>$547.84</text:p>
          </table:table-cell>
          <table:table-cell table:formula="of:=IF([.H109]=&quot;S&quot;;-[.I109];&quot;&quot;)" office:value-type="currency" office:currency="USD" office:value="-875.13" calcext:value-type="currency">
            <text:p>-$875.13</text:p>
          </table:table-cell>
          <table:table-cell table:formula="of:=IF([.H109]=&quot;L&quot;;[.K109];&quot;&quot;)">
            <text:p/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table:style-name="ce1" office:value-type="date" office:date-value="2023-03-10" calcext:value-type="date">
            <text:p>2023-03-1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327.29" calcext:value-type="currency">
            <text:p>-$327.29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327.29" calcext:value-type="currency">
            <text:p>-$327.29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327.29" calcext:value-type="currency">
            <text:p>-$327.29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WMT <text:s text:c="3"/>03/17/23 <text:s text:c="2"/>145 WALMAR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10" calcext:value-type="date">
            <text:p>2023-02-10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5.13" calcext:value-type="currency">
            <text:p>$5.13</text:p>
          </table:table-cell>
          <table:table-cell office:value-type="currency" office:currency="USD" office:value="349.85" calcext:value-type="currency">
            <text:p>$349.85</text:p>
          </table:table-cell>
          <table:table-cell office:value-type="currency" office:currency="USD" office:value="344.72" calcext:value-type="currency">
            <text:p>$344.72</text:p>
          </table:table-cell>
          <table:table-cell table:formula="of:=IF([.H110]=&quot;S&quot;;[.J110];&quot;&quot;)" office:value-type="currency" office:currency="USD" office:value="349.85" calcext:value-type="currency">
            <text:p>$349.85</text:p>
          </table:table-cell>
          <table:table-cell table:formula="of:=IF([.H110]=&quot;S&quot;;-[.I110];&quot;&quot;)" office:value-type="currency" office:currency="USD" office:value="-5.13" calcext:value-type="currency">
            <text:p>-$5.13</text:p>
          </table:table-cell>
          <table:table-cell table:formula="of:=IF([.H110]=&quot;L&quot;;[.K110];&quot;&quot;)">
            <text:p/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table:style-name="ce1" office:value-type="date" office:date-value="2023-03-10" calcext:value-type="date">
            <text:p>2023-03-1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344.72" calcext:value-type="currency">
            <text:p>$344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344.72" calcext:value-type="currency">
            <text:p>$344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344.72" calcext:value-type="currency">
            <text:p>$344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BYND <text:s text:c="2"/>03/24/23 <text:s text:c="3"/>17 BEYOND MEA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10" calcext:value-type="date">
            <text:p>2023-02-10</text:p>
          </table:table-cell>
          <table:table-cell office:value-type="date" office:date-value="2023-03-20" calcext:value-type="date">
            <text:p>2023-03-20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80.65" calcext:value-type="currency">
            <text:p>$80.65</text:p>
          </table:table-cell>
          <table:table-cell office:value-type="currency" office:currency="USD" office:value="919.31" calcext:value-type="currency">
            <text:p>$919.31</text:p>
          </table:table-cell>
          <table:table-cell office:value-type="currency" office:currency="USD" office:value="838.66" calcext:value-type="currency">
            <text:p>$838.66</text:p>
          </table:table-cell>
          <table:table-cell table:formula="of:=IF([.H111]=&quot;S&quot;;[.J111];&quot;&quot;)" office:value-type="currency" office:currency="USD" office:value="919.31" calcext:value-type="currency">
            <text:p>$919.31</text:p>
          </table:table-cell>
          <table:table-cell table:formula="of:=IF([.H111]=&quot;S&quot;;-[.I111];&quot;&quot;)" office:value-type="currency" office:currency="USD" office:value="-80.65" calcext:value-type="currency">
            <text:p>-$80.65</text:p>
          </table:table-cell>
          <table:table-cell table:formula="of:=IF([.H111]=&quot;L&quot;;[.K111];&quot;&quot;)">
            <text:p/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table:style-name="ce1" office:value-type="date" office:date-value="2023-03-20" calcext:value-type="date">
            <text:p>2023-03-2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838.66" calcext:value-type="currency">
            <text:p>$838.6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838.66" calcext:value-type="currency">
            <text:p>$838.66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838.66" calcext:value-type="currency">
            <text:p>$838.66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BYND <text:s text:c="2"/>03/24/23 <text:s text:c="3"/>17 BEYOND MEA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10" calcext:value-type="date">
            <text:p>2023-02-10</text:p>
          </table:table-cell>
          <table:table-cell office:value-type="date" office:date-value="2023-03-20" calcext:value-type="date">
            <text:p>2023-03-20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1055.65" calcext:value-type="currency">
            <text:p>$1,055.65</text:p>
          </table:table-cell>
          <table:table-cell office:value-type="currency" office:currency="USD" office:value="2189.28" calcext:value-type="currency">
            <text:p>$2,189.28</text:p>
          </table:table-cell>
          <table:table-cell office:value-type="currency" office:currency="USD" office:value="1133.63" calcext:value-type="currency">
            <text:p>$1,133.63</text:p>
          </table:table-cell>
          <table:table-cell table:formula="of:=IF([.H112]=&quot;S&quot;;[.J112];&quot;&quot;)" office:value-type="currency" office:currency="USD" office:value="2189.28" calcext:value-type="currency">
            <text:p>$2,189.28</text:p>
          </table:table-cell>
          <table:table-cell table:formula="of:=IF([.H112]=&quot;S&quot;;-[.I112];&quot;&quot;)" office:value-type="currency" office:currency="USD" office:value="-1055.65" calcext:value-type="currency">
            <text:p>-$1,055.65</text:p>
          </table:table-cell>
          <table:table-cell table:formula="of:=IF([.H112]=&quot;L&quot;;[.K112];&quot;&quot;)">
            <text:p/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table:style-name="ce1" office:value-type="date" office:date-value="2023-03-20" calcext:value-type="date">
            <text:p>2023-03-2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133.63" calcext:value-type="currency">
            <text:p>$1,133.6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133.63" calcext:value-type="currency">
            <text:p>$1,133.6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133.63" calcext:value-type="currency">
            <text:p>$1,133.6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BYND <text:s text:c="2"/>03/24/23 <text:s text:c="3"/>19 BEYOND MEA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10" calcext:value-type="date">
            <text:p>2023-02-10</text:p>
          </table:table-cell>
          <table:table-cell office:value-type="date" office:date-value="2023-03-20" calcext:value-type="date">
            <text:p>2023-03-20</text:p>
          </table:table-cell>
          <table:table-cell office:value-type="string" calcext:value-type="string">
            <text:p>S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695.65" calcext:value-type="currency">
            <text:p>$695.65</text:p>
          </table:table-cell>
          <table:table-cell office:value-type="currency" office:currency="USD" office:value="24.33" calcext:value-type="currency">
            <text:p>$24.33</text:p>
          </table:table-cell>
          <table:table-cell office:value-type="currency" office:currency="USD" office:value="-671.32" calcext:value-type="currency">
            <text:p>-$671.32</text:p>
          </table:table-cell>
          <table:table-cell table:formula="of:=IF([.H113]=&quot;S&quot;;[.J113];&quot;&quot;)">
            <text:p/>
          </table:table-cell>
          <table:table-cell table:formula="of:=IF([.H113]=&quot;S&quot;;-[.I113];&quot;&quot;)">
            <text:p/>
          </table:table-cell>
          <table:table-cell table:formula="of:=IF([.H113]=&quot;L&quot;;[.K113];&quot;&quot;)" office:value-type="currency" office:currency="USD" office:value="-671.32" calcext:value-type="currency">
            <text:p>-$671.32</text:p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table:style-name="ce1" office:value-type="date" office:date-value="2023-03-20" calcext:value-type="date">
            <text:p>2023-03-20</text:p>
          </table:table-cell>
          <table:table-cell table:style-name="ce2" office:value-type="currency" office:currency="USD" office:value="695.65" calcext:value-type="currency">
            <text:p>$695.65</text:p>
          </table:table-cell>
          <table:table-cell table:style-name="ce2" office:value-type="currency" office:currency="USD" office:value="24.33" calcext:value-type="currency">
            <text:p>$24.3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671.32" calcext:value-type="currency">
            <text:p>-$671.3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671.32" calcext:value-type="currency">
            <text:p>-$671.32</text:p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AMZN <text:s text:c="2"/>03/24/23 <text:s text:c="3"/>95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10" calcext:value-type="date">
            <text:p>2023-02-10</text:p>
          </table:table-cell>
          <table:table-cell office:value-type="date" office:date-value="2023-03-21" calcext:value-type="date">
            <text:p>2023-03-2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29.13" calcext:value-type="currency">
            <text:p>$29.13</text:p>
          </table:table-cell>
          <table:table-cell office:value-type="currency" office:currency="USD" office:value="392.85" calcext:value-type="currency">
            <text:p>$392.85</text:p>
          </table:table-cell>
          <table:table-cell office:value-type="currency" office:currency="USD" office:value="363.72" calcext:value-type="currency">
            <text:p>$363.72</text:p>
          </table:table-cell>
          <table:table-cell table:formula="of:=IF([.H114]=&quot;S&quot;;[.J114];&quot;&quot;)" office:value-type="currency" office:currency="USD" office:value="392.85" calcext:value-type="currency">
            <text:p>$392.85</text:p>
          </table:table-cell>
          <table:table-cell table:formula="of:=IF([.H114]=&quot;S&quot;;-[.I114];&quot;&quot;)" office:value-type="currency" office:currency="USD" office:value="-29.13" calcext:value-type="currency">
            <text:p>-$29.13</text:p>
          </table:table-cell>
          <table:table-cell table:formula="of:=IF([.H114]=&quot;L&quot;;[.K114];&quot;&quot;)">
            <text:p/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table:style-name="ce1" office:value-type="date" office:date-value="2023-03-21" calcext:value-type="date">
            <text:p>2023-03-2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363.72" calcext:value-type="currency">
            <text:p>$363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363.72" calcext:value-type="currency">
            <text:p>$363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363.72" calcext:value-type="currency">
            <text:p>$363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AMZN <text:s text:c="2"/>03/24/23 <text:s text:c="2"/>105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10" calcext:value-type="date">
            <text:p>2023-02-10</text:p>
          </table:table-cell>
          <table:table-cell office:value-type="date" office:date-value="2023-03-21" calcext:value-type="date">
            <text:p>2023-03-21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54.13" calcext:value-type="currency">
            <text:p>$254.13</text:p>
          </table:table-cell>
          <table:table-cell office:value-type="currency" office:currency="USD" office:value="26.85" calcext:value-type="currency">
            <text:p>$26.85</text:p>
          </table:table-cell>
          <table:table-cell office:value-type="currency" office:currency="USD" office:value="-227.28" calcext:value-type="currency">
            <text:p>-$227.28</text:p>
          </table:table-cell>
          <table:table-cell table:formula="of:=IF([.H115]=&quot;S&quot;;[.J115];&quot;&quot;)">
            <text:p/>
          </table:table-cell>
          <table:table-cell table:formula="of:=IF([.H115]=&quot;S&quot;;-[.I115];&quot;&quot;)">
            <text:p/>
          </table:table-cell>
          <table:table-cell table:formula="of:=IF([.H115]=&quot;L&quot;;[.K115];&quot;&quot;)" office:value-type="currency" office:currency="USD" office:value="-227.28" calcext:value-type="currency">
            <text:p>-$227.28</text:p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table:style-name="ce1" office:value-type="date" office:date-value="2023-03-21" calcext:value-type="date">
            <text:p>2023-03-21</text:p>
          </table:table-cell>
          <table:table-cell table:style-name="ce2" office:value-type="currency" office:currency="USD" office:value="254.13" calcext:value-type="currency">
            <text:p>$254.13</text:p>
          </table:table-cell>
          <table:table-cell table:style-name="ce2" office:value-type="currency" office:currency="USD" office:value="26.85" calcext:value-type="currency">
            <text:p>$26.85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227.28" calcext:value-type="currency">
            <text:p>-$227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27.28" calcext:value-type="currency">
            <text:p>-$227.28</text:p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AMZN <text:s text:c="2"/>03/24/23 <text:s text:c="2"/>100 AMAZON.COM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10" calcext:value-type="date">
            <text:p>2023-02-10</text:p>
          </table:table-cell>
          <table:table-cell office:value-type="date" office:date-value="2023-03-21" calcext:value-type="date">
            <text:p>2023-03-2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93.13" calcext:value-type="currency">
            <text:p>$193.13</text:p>
          </table:table-cell>
          <table:table-cell office:value-type="currency" office:currency="USD" office:value="432.85" calcext:value-type="currency">
            <text:p>$432.85</text:p>
          </table:table-cell>
          <table:table-cell office:value-type="currency" office:currency="USD" office:value="239.72" calcext:value-type="currency">
            <text:p>$239.72</text:p>
          </table:table-cell>
          <table:table-cell table:formula="of:=IF([.H116]=&quot;S&quot;;[.J116];&quot;&quot;)" office:value-type="currency" office:currency="USD" office:value="432.85" calcext:value-type="currency">
            <text:p>$432.85</text:p>
          </table:table-cell>
          <table:table-cell table:formula="of:=IF([.H116]=&quot;S&quot;;-[.I116];&quot;&quot;)" office:value-type="currency" office:currency="USD" office:value="-193.13" calcext:value-type="currency">
            <text:p>-$193.13</text:p>
          </table:table-cell>
          <table:table-cell table:formula="of:=IF([.H116]=&quot;L&quot;;[.K116];&quot;&quot;)">
            <text:p/>
          </table:table-cell>
          <table:table-cell/>
          <table:table-cell table:style-name="ce1" office:value-type="date" office:date-value="2023-02-10" calcext:value-type="date">
            <text:p>2023-02-10</text:p>
          </table:table-cell>
          <table:table-cell table:style-name="ce1" office:value-type="date" office:date-value="2023-03-21" calcext:value-type="date">
            <text:p>2023-03-2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39.72" calcext:value-type="currency">
            <text:p>$239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39.72" calcext:value-type="currency">
            <text:p>$239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39.72" calcext:value-type="currency">
            <text:p>$239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2/13/23 <text:s/>409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13" calcext:value-type="date">
            <text:p>2023-02-13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11.56" calcext:value-type="currency">
            <text:p>$11.56</text:p>
          </table:table-cell>
          <table:table-cell office:value-type="currency" office:currency="USD" office:value="110.44" calcext:value-type="currency">
            <text:p>$110.44</text:p>
          </table:table-cell>
          <table:table-cell office:value-type="currency" office:currency="USD" office:value="98.88" calcext:value-type="currency">
            <text:p>$98.88</text:p>
          </table:table-cell>
          <table:table-cell table:formula="of:=IF([.H117]=&quot;S&quot;;[.J117];&quot;&quot;)" office:value-type="currency" office:currency="USD" office:value="110.44" calcext:value-type="currency">
            <text:p>$110.44</text:p>
          </table:table-cell>
          <table:table-cell table:formula="of:=IF([.H117]=&quot;S&quot;;-[.I117];&quot;&quot;)" office:value-type="currency" office:currency="USD" office:value="-11.56" calcext:value-type="currency">
            <text:p>-$11.56</text:p>
          </table:table-cell>
          <table:table-cell table:formula="of:=IF([.H117]=&quot;L&quot;;[.K117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98.88" calcext:value-type="currency">
            <text:p>$98.8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98.88" calcext:value-type="currency">
            <text:p>$98.88</text:p>
          </table:table-cell>
        </table:table-row>
        <table:table-row table:style-name="ro1">
          <table:table-cell office:value-type="string" calcext:value-type="string">
            <text:p>PUT <text:s/>SPXW <text:s text:c="2"/>02/13/23 <text:s/>404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13" calcext:value-type="date">
            <text:p>2023-02-13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7.56" calcext:value-type="currency">
            <text:p>$17.5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  <table:table-cell table:formula="of:=IF([.H118]=&quot;S&quot;;[.J118];&quot;&quot;)">
            <text:p/>
          </table:table-cell>
          <table:table-cell table:formula="of:=IF([.H118]=&quot;S&quot;;-[.I118];&quot;&quot;)">
            <text:p/>
          </table:table-cell>
          <table:table-cell table:formula="of:=IF([.H118]=&quot;L&quot;;[.K118];&quot;&quot;)" office:value-type="currency" office:currency="USD" office:value="-17.56" calcext:value-type="currency">
            <text:p>-$17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7.56" calcext:value-type="currency">
            <text:p>-$17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</table:table-row>
        <table:table-row table:style-name="ro1">
          <table:table-cell office:value-type="string" calcext:value-type="string">
            <text:p>PUT <text:s/>SPXW <text:s text:c="2"/>02/14/23 <text:s/>410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14" calcext:value-type="date">
            <text:p>2023-02-14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11.56" calcext:value-type="currency">
            <text:p>$11.56</text:p>
          </table:table-cell>
          <table:table-cell office:value-type="currency" office:currency="USD" office:value="160.44" calcext:value-type="currency">
            <text:p>$160.44</text:p>
          </table:table-cell>
          <table:table-cell office:value-type="currency" office:currency="USD" office:value="148.88" calcext:value-type="currency">
            <text:p>$148.88</text:p>
          </table:table-cell>
          <table:table-cell table:formula="of:=IF([.H119]=&quot;S&quot;;[.J119];&quot;&quot;)" office:value-type="currency" office:currency="USD" office:value="160.44" calcext:value-type="currency">
            <text:p>$160.44</text:p>
          </table:table-cell>
          <table:table-cell table:formula="of:=IF([.H119]=&quot;S&quot;;-[.I119];&quot;&quot;)" office:value-type="currency" office:currency="USD" office:value="-11.56" calcext:value-type="currency">
            <text:p>-$11.56</text:p>
          </table:table-cell>
          <table:table-cell table:formula="of:=IF([.H119]=&quot;L&quot;;[.K119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48.88" calcext:value-type="currency">
            <text:p>$148.8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48.88" calcext:value-type="currency">
            <text:p>$148.88</text:p>
          </table:table-cell>
        </table:table-row>
        <table:table-row table:style-name="ro1">
          <table:table-cell office:value-type="string" calcext:value-type="string">
            <text:p>PUT <text:s/>SPXW <text:s text:c="2"/>02/14/23 <text:s/>405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14" calcext:value-type="date">
            <text:p>2023-02-14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7.56" calcext:value-type="currency">
            <text:p>$17.5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  <table:table-cell table:formula="of:=IF([.H120]=&quot;S&quot;;[.J120];&quot;&quot;)">
            <text:p/>
          </table:table-cell>
          <table:table-cell table:formula="of:=IF([.H120]=&quot;S&quot;;-[.I120];&quot;&quot;)">
            <text:p/>
          </table:table-cell>
          <table:table-cell table:formula="of:=IF([.H120]=&quot;L&quot;;[.K120];&quot;&quot;)" office:value-type="currency" office:currency="USD" office:value="-17.56" calcext:value-type="currency">
            <text:p>-$17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7.56" calcext:value-type="currency">
            <text:p>-$17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</table:table-row>
        <table:table-row table:style-name="ro1">
          <table:table-cell office:value-type="string" calcext:value-type="string">
            <text:p>PUT <text:s/>SPXW <text:s text:c="2"/>02/16/23 <text:s/>411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16" calcext:value-type="date">
            <text:p>2023-02-16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381.56" calcext:value-type="currency">
            <text:p>$381.56</text:p>
          </table:table-cell>
          <table:table-cell office:value-type="currency" office:currency="USD" office:value="140.44" calcext:value-type="currency">
            <text:p>$140.44</text:p>
          </table:table-cell>
          <table:table-cell office:value-type="currency" office:currency="USD" office:value="-241.12" calcext:value-type="currency">
            <text:p>-$241.12</text:p>
          </table:table-cell>
          <table:table-cell table:formula="of:=IF([.H121]=&quot;S&quot;;[.J121];&quot;&quot;)" office:value-type="currency" office:currency="USD" office:value="140.44" calcext:value-type="currency">
            <text:p>$140.44</text:p>
          </table:table-cell>
          <table:table-cell table:formula="of:=IF([.H121]=&quot;S&quot;;-[.I121];&quot;&quot;)" office:value-type="currency" office:currency="USD" office:value="-381.56" calcext:value-type="currency">
            <text:p>-$381.56</text:p>
          </table:table-cell>
          <table:table-cell table:formula="of:=IF([.H121]=&quot;L&quot;;[.K121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241.12" calcext:value-type="currency">
            <text:p>-$241.1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241.12" calcext:value-type="currency">
            <text:p>-$241.12</text:p>
          </table:table-cell>
        </table:table-row>
        <table:table-row table:style-name="ro1">
          <table:table-cell office:value-type="string" calcext:value-type="string">
            <text:p>PUT <text:s/>SPXW <text:s text:c="2"/>02/16/23 <text:s/>406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16" calcext:value-type="date">
            <text:p>2023-02-16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7.56" calcext:value-type="currency">
            <text:p>$17.5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  <table:table-cell table:formula="of:=IF([.H122]=&quot;S&quot;;[.J122];&quot;&quot;)">
            <text:p/>
          </table:table-cell>
          <table:table-cell table:formula="of:=IF([.H122]=&quot;S&quot;;-[.I122];&quot;&quot;)">
            <text:p/>
          </table:table-cell>
          <table:table-cell table:formula="of:=IF([.H122]=&quot;L&quot;;[.K122];&quot;&quot;)" office:value-type="currency" office:currency="USD" office:value="-17.56" calcext:value-type="currency">
            <text:p>-$17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7.56" calcext:value-type="currency">
            <text:p>-$17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</table:table-row>
        <table:table-row table:style-name="ro1">
          <table:table-cell office:value-type="string" calcext:value-type="string">
            <text:p>PUT <text:s/>SPXW <text:s text:c="2"/>02/17/23 <text:s/>398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17" calcext:value-type="date">
            <text:p>2023-02-17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7.56" calcext:value-type="currency">
            <text:p>$17.5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  <table:table-cell table:formula="of:=IF([.H123]=&quot;S&quot;;[.J123];&quot;&quot;)">
            <text:p/>
          </table:table-cell>
          <table:table-cell table:formula="of:=IF([.H123]=&quot;S&quot;;-[.I123];&quot;&quot;)">
            <text:p/>
          </table:table-cell>
          <table:table-cell table:formula="of:=IF([.H123]=&quot;L&quot;;[.K123];&quot;&quot;)" office:value-type="currency" office:currency="USD" office:value="-17.56" calcext:value-type="currency">
            <text:p>-$17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7.56" calcext:value-type="currency">
            <text:p>-$17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</table:table-row>
        <table:table-row table:style-name="ro1">
          <table:table-cell office:value-type="string" calcext:value-type="string">
            <text:p>PUT <text:s/>SPXW <text:s text:c="2"/>02/17/23 <text:s/>40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17" calcext:value-type="date">
            <text:p>2023-02-17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11.56" calcext:value-type="currency">
            <text:p>$11.56</text:p>
          </table:table-cell>
          <table:table-cell office:value-type="currency" office:currency="USD" office:value="180.44" calcext:value-type="currency">
            <text:p>$180.44</text:p>
          </table:table-cell>
          <table:table-cell office:value-type="currency" office:currency="USD" office:value="168.88" calcext:value-type="currency">
            <text:p>$168.88</text:p>
          </table:table-cell>
          <table:table-cell table:formula="of:=IF([.H124]=&quot;S&quot;;[.J124];&quot;&quot;)" office:value-type="currency" office:currency="USD" office:value="180.44" calcext:value-type="currency">
            <text:p>$180.44</text:p>
          </table:table-cell>
          <table:table-cell table:formula="of:=IF([.H124]=&quot;S&quot;;-[.I124];&quot;&quot;)" office:value-type="currency" office:currency="USD" office:value="-11.56" calcext:value-type="currency">
            <text:p>-$11.56</text:p>
          </table:table-cell>
          <table:table-cell table:formula="of:=IF([.H124]=&quot;L&quot;;[.K124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68.88" calcext:value-type="currency">
            <text:p>$168.8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68.88" calcext:value-type="currency">
            <text:p>$168.88</text:p>
          </table:table-cell>
        </table:table-row>
        <table:table-row table:style-name="ro1">
          <table:table-cell office:value-type="string" calcext:value-type="string">
            <text:p>PUT <text:s/>SPXW <text:s text:c="2"/>02/22/23 <text:s/>396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22" calcext:value-type="date">
            <text:p>2023-02-22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11.56" calcext:value-type="currency">
            <text:p>$11.56</text:p>
          </table:table-cell>
          <table:table-cell office:value-type="currency" office:currency="USD" office:value="150.44" calcext:value-type="currency">
            <text:p>$150.44</text:p>
          </table:table-cell>
          <table:table-cell office:value-type="currency" office:currency="USD" office:value="138.88" calcext:value-type="currency">
            <text:p>$138.88</text:p>
          </table:table-cell>
          <table:table-cell table:formula="of:=IF([.H125]=&quot;S&quot;;[.J125];&quot;&quot;)" office:value-type="currency" office:currency="USD" office:value="150.44" calcext:value-type="currency">
            <text:p>$150.44</text:p>
          </table:table-cell>
          <table:table-cell table:formula="of:=IF([.H125]=&quot;S&quot;;-[.I125];&quot;&quot;)" office:value-type="currency" office:currency="USD" office:value="-11.56" calcext:value-type="currency">
            <text:p>-$11.56</text:p>
          </table:table-cell>
          <table:table-cell table:formula="of:=IF([.H125]=&quot;L&quot;;[.K125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38.88" calcext:value-type="currency">
            <text:p>$138.8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38.88" calcext:value-type="currency">
            <text:p>$138.88</text:p>
          </table:table-cell>
        </table:table-row>
        <table:table-row table:style-name="ro1">
          <table:table-cell office:value-type="string" calcext:value-type="string">
            <text:p>PUT <text:s/>SPXW <text:s text:c="2"/>02/22/23 <text:s/>39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22" calcext:value-type="date">
            <text:p>2023-02-22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7.56" calcext:value-type="currency">
            <text:p>$17.5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  <table:table-cell table:formula="of:=IF([.H126]=&quot;S&quot;;[.J126];&quot;&quot;)">
            <text:p/>
          </table:table-cell>
          <table:table-cell table:formula="of:=IF([.H126]=&quot;S&quot;;-[.I126];&quot;&quot;)">
            <text:p/>
          </table:table-cell>
          <table:table-cell table:formula="of:=IF([.H126]=&quot;L&quot;;[.K126];&quot;&quot;)" office:value-type="currency" office:currency="USD" office:value="-17.56" calcext:value-type="currency">
            <text:p>-$17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7.56" calcext:value-type="currency">
            <text:p>-$17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</table:table-row>
        <table:table-row table:style-name="ro1">
          <table:table-cell office:value-type="string" calcext:value-type="string">
            <text:p>PUT <text:s/>SPXW <text:s text:c="2"/>02/23/23 <text:s/>397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23" calcext:value-type="date">
            <text:p>2023-02-23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11.56" calcext:value-type="currency">
            <text:p>$11.56</text:p>
          </table:table-cell>
          <table:table-cell office:value-type="currency" office:currency="USD" office:value="170.44" calcext:value-type="currency">
            <text:p>$170.44</text:p>
          </table:table-cell>
          <table:table-cell office:value-type="currency" office:currency="USD" office:value="158.88" calcext:value-type="currency">
            <text:p>$158.88</text:p>
          </table:table-cell>
          <table:table-cell table:formula="of:=IF([.H127]=&quot;S&quot;;[.J127];&quot;&quot;)" office:value-type="currency" office:currency="USD" office:value="170.44" calcext:value-type="currency">
            <text:p>$170.44</text:p>
          </table:table-cell>
          <table:table-cell table:formula="of:=IF([.H127]=&quot;S&quot;;-[.I127];&quot;&quot;)" office:value-type="currency" office:currency="USD" office:value="-11.56" calcext:value-type="currency">
            <text:p>-$11.56</text:p>
          </table:table-cell>
          <table:table-cell table:formula="of:=IF([.H127]=&quot;L&quot;;[.K127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58.88" calcext:value-type="currency">
            <text:p>$158.8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58.88" calcext:value-type="currency">
            <text:p>$158.88</text:p>
          </table:table-cell>
        </table:table-row>
        <table:table-row table:style-name="ro1">
          <table:table-cell office:value-type="string" calcext:value-type="string">
            <text:p>PUT <text:s/>SPXW <text:s text:c="2"/>02/23/23 <text:s/>394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23" calcext:value-type="date">
            <text:p>2023-02-23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27.56" calcext:value-type="currency">
            <text:p>$27.5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27.56" calcext:value-type="currency">
            <text:p>-$27.56</text:p>
          </table:table-cell>
          <table:table-cell table:formula="of:=IF([.H128]=&quot;S&quot;;[.J128];&quot;&quot;)">
            <text:p/>
          </table:table-cell>
          <table:table-cell table:formula="of:=IF([.H128]=&quot;S&quot;;-[.I128];&quot;&quot;)">
            <text:p/>
          </table:table-cell>
          <table:table-cell table:formula="of:=IF([.H128]=&quot;L&quot;;[.K128];&quot;&quot;)" office:value-type="currency" office:currency="USD" office:value="-27.56" calcext:value-type="currency">
            <text:p>-$27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27.56" calcext:value-type="currency">
            <text:p>-$27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27.56" calcext:value-type="currency">
            <text:p>-$27.56</text:p>
          </table:table-cell>
        </table:table-row>
        <table:table-row table:style-name="ro1">
          <table:table-cell office:value-type="string" calcext:value-type="string">
            <text:p>CALL APA <text:s text:c="3"/>03/17/23 <text:s text:c="3"/>48 APA CORPOR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23" calcext:value-type="date">
            <text:p>2023-02-23</text:p>
          </table:table-cell>
          <table:table-cell office:value-type="date" office:date-value="2023-03-13" calcext:value-type="date">
            <text:p>2023-03-13</text:p>
          </table:table-cell>
          <table:table-cell office:value-type="string" calcext:value-type="string">
            <text:p>S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35.65" calcext:value-type="currency">
            <text:p>$35.65</text:p>
          </table:table-cell>
          <table:table-cell office:value-type="currency" office:currency="USD" office:value="4.32" calcext:value-type="currency">
            <text:p>$4.32</text:p>
          </table:table-cell>
          <table:table-cell office:value-type="currency" office:currency="USD" office:value="-31.33" calcext:value-type="currency">
            <text:p>-$31.33</text:p>
          </table:table-cell>
          <table:table-cell table:formula="of:=IF([.H129]=&quot;S&quot;;[.J129];&quot;&quot;)">
            <text:p/>
          </table:table-cell>
          <table:table-cell table:formula="of:=IF([.H129]=&quot;S&quot;;-[.I129];&quot;&quot;)">
            <text:p/>
          </table:table-cell>
          <table:table-cell table:formula="of:=IF([.H129]=&quot;L&quot;;[.K129];&quot;&quot;)" office:value-type="currency" office:currency="USD" office:value="-31.33" calcext:value-type="currency">
            <text:p>-$31.33</text:p>
          </table:table-cell>
          <table:table-cell/>
          <table:table-cell table:style-name="ce1" office:value-type="date" office:date-value="2023-02-23" calcext:value-type="date">
            <text:p>2023-02-23</text:p>
          </table:table-cell>
          <table:table-cell table:style-name="ce1" office:value-type="date" office:date-value="2023-03-13" calcext:value-type="date">
            <text:p>2023-03-13</text:p>
          </table:table-cell>
          <table:table-cell table:style-name="ce2" office:value-type="currency" office:currency="USD" office:value="35.65" calcext:value-type="currency">
            <text:p>$35.65</text:p>
          </table:table-cell>
          <table:table-cell table:style-name="ce2" office:value-type="currency" office:currency="USD" office:value="4.32" calcext:value-type="currency">
            <text:p>$4.3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31.33" calcext:value-type="currency">
            <text:p>-$31.3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31.33" calcext:value-type="currency">
            <text:p>-$31.33</text:p>
          </table:table-cell>
          <table:table-cell/>
          <table:table-cell table:style-name="ce1" office:value-type="date" office:date-value="2023-02-23" calcext:value-type="date">
            <text:p>2023-02-23</text:p>
          </table:table-cell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APA <text:s text:c="3"/>03/17/23 <text:s text:c="3"/>41 APA CORPOR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23" calcext:value-type="date">
            <text:p>2023-02-23</text:p>
          </table:table-cell>
          <table:table-cell office:value-type="date" office:date-value="2023-03-13" calcext:value-type="date">
            <text:p>2023-03-13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3245.65" calcext:value-type="currency">
            <text:p>$3,245.65</text:p>
          </table:table-cell>
          <table:table-cell office:value-type="currency" office:currency="USD" office:value="1404.29" calcext:value-type="currency">
            <text:p>$1,404.29</text:p>
          </table:table-cell>
          <table:table-cell office:value-type="currency" office:currency="USD" office:value="-1841.36" calcext:value-type="currency">
            <text:p>-$1,841.36</text:p>
          </table:table-cell>
          <table:table-cell table:formula="of:=IF([.H130]=&quot;S&quot;;[.J130];&quot;&quot;)" office:value-type="currency" office:currency="USD" office:value="1404.29" calcext:value-type="currency">
            <text:p>$1,404.29</text:p>
          </table:table-cell>
          <table:table-cell table:formula="of:=IF([.H130]=&quot;S&quot;;-[.I130];&quot;&quot;)" office:value-type="currency" office:currency="USD" office:value="-3245.65" calcext:value-type="currency">
            <text:p>-$3,245.65</text:p>
          </table:table-cell>
          <table:table-cell table:formula="of:=IF([.H130]=&quot;L&quot;;[.K130];&quot;&quot;)">
            <text:p/>
          </table:table-cell>
          <table:table-cell/>
          <table:table-cell table:style-name="ce1" office:value-type="date" office:date-value="2023-02-23" calcext:value-type="date">
            <text:p>2023-02-23</text:p>
          </table:table-cell>
          <table:table-cell table:style-name="ce1" office:value-type="date" office:date-value="2023-03-13" calcext:value-type="date">
            <text:p>2023-03-1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841.36" calcext:value-type="currency">
            <text:p>-$1,841.3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1841.36" calcext:value-type="currency">
            <text:p>-$1,841.36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1841.36" calcext:value-type="currency">
            <text:p>-$1,841.36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APA <text:s text:c="3"/>03/17/23 <text:s text:c="3"/>47 APA CORPORATION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2-23" calcext:value-type="date">
            <text:p>2023-02-23</text:p>
          </table:table-cell>
          <table:table-cell office:value-type="date" office:date-value="2023-03-13" calcext:value-type="date">
            <text:p>2023-03-13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10.65" calcext:value-type="currency">
            <text:p>$10.65</text:p>
          </table:table-cell>
          <table:table-cell office:value-type="currency" office:currency="USD" office:value="39.32" calcext:value-type="currency">
            <text:p>$39.32</text:p>
          </table:table-cell>
          <table:table-cell office:value-type="currency" office:currency="USD" office:value="28.67" calcext:value-type="currency">
            <text:p>$28.67</text:p>
          </table:table-cell>
          <table:table-cell table:formula="of:=IF([.H131]=&quot;S&quot;;[.J131];&quot;&quot;)" office:value-type="currency" office:currency="USD" office:value="39.32" calcext:value-type="currency">
            <text:p>$39.32</text:p>
          </table:table-cell>
          <table:table-cell table:formula="of:=IF([.H131]=&quot;S&quot;;-[.I131];&quot;&quot;)" office:value-type="currency" office:currency="USD" office:value="-10.65" calcext:value-type="currency">
            <text:p>-$10.65</text:p>
          </table:table-cell>
          <table:table-cell table:formula="of:=IF([.H131]=&quot;L&quot;;[.K131];&quot;&quot;)">
            <text:p/>
          </table:table-cell>
          <table:table-cell/>
          <table:table-cell table:style-name="ce1" office:value-type="date" office:date-value="2023-02-23" calcext:value-type="date">
            <text:p>2023-02-23</text:p>
          </table:table-cell>
          <table:table-cell table:style-name="ce1" office:value-type="date" office:date-value="2023-03-13" calcext:value-type="date">
            <text:p>2023-03-13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8.67" calcext:value-type="currency">
            <text:p>$28.67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8.67" calcext:value-type="currency">
            <text:p>$28.67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8.67" calcext:value-type="currency">
            <text:p>$28.67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2/24/23 <text:s/>393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24" calcext:value-type="date">
            <text:p>2023-02-24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11.56" calcext:value-type="currency">
            <text:p>$11.56</text:p>
          </table:table-cell>
          <table:table-cell office:value-type="currency" office:currency="USD" office:value="160.44" calcext:value-type="currency">
            <text:p>$160.44</text:p>
          </table:table-cell>
          <table:table-cell office:value-type="currency" office:currency="USD" office:value="148.88" calcext:value-type="currency">
            <text:p>$148.88</text:p>
          </table:table-cell>
          <table:table-cell table:formula="of:=IF([.H132]=&quot;S&quot;;[.J132];&quot;&quot;)" office:value-type="currency" office:currency="USD" office:value="160.44" calcext:value-type="currency">
            <text:p>$160.44</text:p>
          </table:table-cell>
          <table:table-cell table:formula="of:=IF([.H132]=&quot;S&quot;;-[.I132];&quot;&quot;)" office:value-type="currency" office:currency="USD" office:value="-11.56" calcext:value-type="currency">
            <text:p>-$11.56</text:p>
          </table:table-cell>
          <table:table-cell table:formula="of:=IF([.H132]=&quot;L&quot;;[.K132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48.88" calcext:value-type="currency">
            <text:p>$148.8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48.88" calcext:value-type="currency">
            <text:p>$148.88</text:p>
          </table:table-cell>
        </table:table-row>
        <table:table-row table:style-name="ro1">
          <table:table-cell office:value-type="string" calcext:value-type="string">
            <text:p>PUT <text:s/>SPXW <text:s text:c="2"/>02/24/23 <text:s/>389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24" calcext:value-type="date">
            <text:p>2023-02-24</text:p>
          </table:table-cell>
          <table:table-cell office:value-type="string" calcext:value-type="string">
            <text:p>OptionExpi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7.56" calcext:value-type="currency">
            <text:p>$17.5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  <table:table-cell table:formula="of:=IF([.H133]=&quot;S&quot;;[.J133];&quot;&quot;)">
            <text:p/>
          </table:table-cell>
          <table:table-cell table:formula="of:=IF([.H133]=&quot;S&quot;;-[.I133];&quot;&quot;)">
            <text:p/>
          </table:table-cell>
          <table:table-cell table:formula="of:=IF([.H133]=&quot;L&quot;;[.K133];&quot;&quot;)" office:value-type="currency" office:currency="USD" office:value="-17.56" calcext:value-type="currency">
            <text:p>-$17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7.56" calcext:value-type="currency">
            <text:p>-$17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7.56" calcext:value-type="currency">
            <text:p>-$17.56</text:p>
          </table:table-cell>
        </table:table-row>
        <table:table-row table:style-name="ro1">
          <table:table-cell office:value-type="string" calcext:value-type="string">
            <text:p>PUT <text:s/>SPXW <text:s text:c="2"/>02/27/23 <text:s/>394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27" calcext:value-type="date">
            <text:p>2023-02-27</text:p>
          </table:table-cell>
          <table:table-cell office:value-type="string" calcext:value-type="string">
            <text:p>S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58.9" calcext:value-type="currency">
            <text:p>$58.90</text:p>
          </table:table-cell>
          <table:table-cell office:value-type="currency" office:currency="USD" office:value="46.1" calcext:value-type="currency">
            <text:p>$46.10</text:p>
          </table:table-cell>
          <table:table-cell office:value-type="currency" office:currency="USD" office:value="-12.8" calcext:value-type="currency">
            <text:p>-$12.80</text:p>
          </table:table-cell>
          <table:table-cell table:formula="of:=IF([.H134]=&quot;S&quot;;[.J134];&quot;&quot;)">
            <text:p/>
          </table:table-cell>
          <table:table-cell table:formula="of:=IF([.H134]=&quot;S&quot;;-[.I134];&quot;&quot;)">
            <text:p/>
          </table:table-cell>
          <table:table-cell table:formula="of:=IF([.H134]=&quot;L&quot;;[.K134];&quot;&quot;)" office:value-type="currency" office:currency="USD" office:value="-12.8" calcext:value-type="currency">
            <text:p>-$12.8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2.8" calcext:value-type="currency">
            <text:p>-$12.8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2.8" calcext:value-type="currency">
            <text:p>-$12.80</text:p>
          </table:table-cell>
        </table:table-row>
        <table:table-row table:style-name="ro1">
          <table:table-cell office:value-type="string" calcext:value-type="string">
            <text:p>PUT <text:s/>SPXW <text:s text:c="2"/>02/27/23 <text:s/>398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27" calcext:value-type="date">
            <text:p>2023-02-27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1413.9" calcext:value-type="currency">
            <text:p>$1,413.90</text:p>
          </table:table-cell>
          <table:table-cell office:value-type="currency" office:currency="USD" office:value="491.1" calcext:value-type="currency">
            <text:p>$491.10</text:p>
          </table:table-cell>
          <table:table-cell office:value-type="currency" office:currency="USD" office:value="-922.8" calcext:value-type="currency">
            <text:p>-$922.80</text:p>
          </table:table-cell>
          <table:table-cell table:formula="of:=IF([.H135]=&quot;S&quot;;[.J135];&quot;&quot;)" office:value-type="currency" office:currency="USD" office:value="491.1" calcext:value-type="currency">
            <text:p>$491.10</text:p>
          </table:table-cell>
          <table:table-cell table:formula="of:=IF([.H135]=&quot;S&quot;;-[.I135];&quot;&quot;)" office:value-type="currency" office:currency="USD" office:value="-1413.9" calcext:value-type="currency">
            <text:p>-$1,413.90</text:p>
          </table:table-cell>
          <table:table-cell table:formula="of:=IF([.H135]=&quot;L&quot;;[.K135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922.8" calcext:value-type="currency">
            <text:p>-$922.8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922.8" calcext:value-type="currency">
            <text:p>-$922.80</text:p>
          </table:table-cell>
        </table:table-row>
        <table:table-row table:style-name="ro1">
          <table:table-cell office:value-type="string" calcext:value-type="string">
            <text:p>PUT <text:s/>SPXW <text:s text:c="2"/>02/28/23 <text:s/>397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28" calcext:value-type="date">
            <text:p>2023-02-28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1053.9" calcext:value-type="currency">
            <text:p>$1,053.90</text:p>
          </table:table-cell>
          <table:table-cell office:value-type="currency" office:currency="USD" office:value="401.1" calcext:value-type="currency">
            <text:p>$401.10</text:p>
          </table:table-cell>
          <table:table-cell office:value-type="currency" office:currency="USD" office:value="-652.8" calcext:value-type="currency">
            <text:p>-$652.80</text:p>
          </table:table-cell>
          <table:table-cell table:formula="of:=IF([.H136]=&quot;S&quot;;[.J136];&quot;&quot;)" office:value-type="currency" office:currency="USD" office:value="401.1" calcext:value-type="currency">
            <text:p>$401.10</text:p>
          </table:table-cell>
          <table:table-cell table:formula="of:=IF([.H136]=&quot;S&quot;;-[.I136];&quot;&quot;)" office:value-type="currency" office:currency="USD" office:value="-1053.9" calcext:value-type="currency">
            <text:p>-$1,053.90</text:p>
          </table:table-cell>
          <table:table-cell table:formula="of:=IF([.H136]=&quot;L&quot;;[.K136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652.8" calcext:value-type="currency">
            <text:p>-$652.8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652.8" calcext:value-type="currency">
            <text:p>-$652.80</text:p>
          </table:table-cell>
        </table:table-row>
        <table:table-row table:style-name="ro1">
          <table:table-cell office:value-type="string" calcext:value-type="string">
            <text:p>PUT <text:s/>SPXW <text:s text:c="2"/>02/28/23 <text:s/>394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2-28" calcext:value-type="date">
            <text:p>2023-02-28</text:p>
          </table:table-cell>
          <table:table-cell office:value-type="string" calcext:value-type="string">
            <text:p>OptionEx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68.9" calcext:value-type="currency">
            <text:p>$68.9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68.9" calcext:value-type="currency">
            <text:p>-$68.90</text:p>
          </table:table-cell>
          <table:table-cell table:formula="of:=IF([.H137]=&quot;S&quot;;[.J137];&quot;&quot;)">
            <text:p/>
          </table:table-cell>
          <table:table-cell table:formula="of:=IF([.H137]=&quot;S&quot;;-[.I137];&quot;&quot;)">
            <text:p/>
          </table:table-cell>
          <table:table-cell table:formula="of:=IF([.H137]=&quot;L&quot;;[.K137];&quot;&quot;)" office:value-type="currency" office:currency="USD" office:value="-68.9" calcext:value-type="currency">
            <text:p>-$68.9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68.9" calcext:value-type="currency">
            <text:p>-$68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68.9" calcext:value-type="currency">
            <text:p>-$68.90</text:p>
          </table:table-cell>
        </table:table-row>
        <table:table-row table:style-name="ro1">
          <table:table-cell office:value-type="string" calcext:value-type="string">
            <text:p>PUT <text:s/>SPXW <text:s text:c="2"/>03/01/23 <text:s/>39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1" calcext:value-type="date">
            <text:p>2023-03-01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501.1" calcext:value-type="currency">
            <text:p>$501.10</text:p>
          </table:table-cell>
          <table:table-cell office:value-type="currency" office:currency="USD" office:value="472.2" calcext:value-type="currency">
            <text:p>$472.20</text:p>
          </table:table-cell>
          <table:table-cell table:formula="of:=IF([.H138]=&quot;S&quot;;[.J138];&quot;&quot;)" office:value-type="currency" office:currency="USD" office:value="501.1" calcext:value-type="currency">
            <text:p>$501.10</text:p>
          </table:table-cell>
          <table:table-cell table:formula="of:=IF([.H138]=&quot;S&quot;;-[.I138];&quot;&quot;)" office:value-type="currency" office:currency="USD" office:value="-28.9" calcext:value-type="currency">
            <text:p>-$28.90</text:p>
          </table:table-cell>
          <table:table-cell table:formula="of:=IF([.H138]=&quot;L&quot;;[.K138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472.2" calcext:value-type="currency">
            <text:p>$472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472.2" calcext:value-type="currency">
            <text:p>$472.20</text:p>
          </table:table-cell>
        </table:table-row>
        <table:table-row table:style-name="ro1">
          <table:table-cell office:value-type="string" calcext:value-type="string">
            <text:p>PUT <text:s/>SPXW <text:s text:c="2"/>03/01/23 <text:s/>389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1" calcext:value-type="date">
            <text:p>2023-03-01</text:p>
          </table:table-cell>
          <table:table-cell office:value-type="string" calcext:value-type="string">
            <text:p>OptionEx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43.9" calcext:value-type="currency">
            <text:p>$43.9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43.9" calcext:value-type="currency">
            <text:p>-$43.90</text:p>
          </table:table-cell>
          <table:table-cell table:formula="of:=IF([.H139]=&quot;S&quot;;[.J139];&quot;&quot;)">
            <text:p/>
          </table:table-cell>
          <table:table-cell table:formula="of:=IF([.H139]=&quot;S&quot;;-[.I139];&quot;&quot;)">
            <text:p/>
          </table:table-cell>
          <table:table-cell table:formula="of:=IF([.H139]=&quot;L&quot;;[.K139];&quot;&quot;)" office:value-type="currency" office:currency="USD" office:value="-43.9" calcext:value-type="currency">
            <text:p>-$43.9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43.9" calcext:value-type="currency">
            <text:p>-$43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43.9" calcext:value-type="currency">
            <text:p>-$43.90</text:p>
          </table:table-cell>
        </table:table-row>
        <table:table-row table:style-name="ro1">
          <table:table-cell office:value-type="string" calcext:value-type="string">
            <text:p>PUT <text:s/>SPXW <text:s text:c="2"/>03/02/23 <text:s/>390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2" calcext:value-type="date">
            <text:p>2023-03-02</text:p>
          </table:table-cell>
          <table:table-cell office:value-type="string" calcext:value-type="string">
            <text:p>OptionEx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43.9" calcext:value-type="currency">
            <text:p>$43.9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43.9" calcext:value-type="currency">
            <text:p>-$43.90</text:p>
          </table:table-cell>
          <table:table-cell table:formula="of:=IF([.H140]=&quot;S&quot;;[.J140];&quot;&quot;)">
            <text:p/>
          </table:table-cell>
          <table:table-cell table:formula="of:=IF([.H140]=&quot;S&quot;;-[.I140];&quot;&quot;)">
            <text:p/>
          </table:table-cell>
          <table:table-cell table:formula="of:=IF([.H140]=&quot;L&quot;;[.K140];&quot;&quot;)" office:value-type="currency" office:currency="USD" office:value="-43.9" calcext:value-type="currency">
            <text:p>-$43.9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43.9" calcext:value-type="currency">
            <text:p>-$43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43.9" calcext:value-type="currency">
            <text:p>-$43.90</text:p>
          </table:table-cell>
        </table:table-row>
        <table:table-row table:style-name="ro1">
          <table:table-cell office:value-type="string" calcext:value-type="string">
            <text:p>PUT <text:s/>SPXW <text:s text:c="2"/>03/02/23 <text:s/>394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2" calcext:value-type="date">
            <text:p>2023-03-02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551.1" calcext:value-type="currency">
            <text:p>$551.10</text:p>
          </table:table-cell>
          <table:table-cell office:value-type="currency" office:currency="USD" office:value="522.2" calcext:value-type="currency">
            <text:p>$522.20</text:p>
          </table:table-cell>
          <table:table-cell table:formula="of:=IF([.H141]=&quot;S&quot;;[.J141];&quot;&quot;)" office:value-type="currency" office:currency="USD" office:value="551.1" calcext:value-type="currency">
            <text:p>$551.10</text:p>
          </table:table-cell>
          <table:table-cell table:formula="of:=IF([.H141]=&quot;S&quot;;-[.I141];&quot;&quot;)" office:value-type="currency" office:currency="USD" office:value="-28.9" calcext:value-type="currency">
            <text:p>-$28.90</text:p>
          </table:table-cell>
          <table:table-cell table:formula="of:=IF([.H141]=&quot;L&quot;;[.K141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522.2" calcext:value-type="currency">
            <text:p>$522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22.2" calcext:value-type="currency">
            <text:p>$522.20</text:p>
          </table:table-cell>
        </table:table-row>
        <table:table-row table:style-name="ro1">
          <table:table-cell office:value-type="string" calcext:value-type="string">
            <text:p>PUT <text:s/>SPXW <text:s text:c="2"/>03/03/23 <text:s/>398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3" calcext:value-type="date">
            <text:p>2023-03-03</text:p>
          </table:table-cell>
          <table:table-cell office:value-type="string" calcext:value-type="string">
            <text:p>OptionEx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68.9" calcext:value-type="currency">
            <text:p>$68.9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68.9" calcext:value-type="currency">
            <text:p>-$68.90</text:p>
          </table:table-cell>
          <table:table-cell table:formula="of:=IF([.H142]=&quot;S&quot;;[.J142];&quot;&quot;)">
            <text:p/>
          </table:table-cell>
          <table:table-cell table:formula="of:=IF([.H142]=&quot;S&quot;;-[.I142];&quot;&quot;)">
            <text:p/>
          </table:table-cell>
          <table:table-cell table:formula="of:=IF([.H142]=&quot;L&quot;;[.K142];&quot;&quot;)" office:value-type="currency" office:currency="USD" office:value="-68.9" calcext:value-type="currency">
            <text:p>-$68.9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68.9" calcext:value-type="currency">
            <text:p>-$68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68.9" calcext:value-type="currency">
            <text:p>-$68.90</text:p>
          </table:table-cell>
        </table:table-row>
        <table:table-row table:style-name="ro1">
          <table:table-cell office:value-type="string" calcext:value-type="string">
            <text:p>PUT <text:s/>SPXW <text:s text:c="2"/>03/03/23 <text:s/>402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3" calcext:value-type="date">
            <text:p>2023-03-03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426.1" calcext:value-type="currency">
            <text:p>$426.10</text:p>
          </table:table-cell>
          <table:table-cell office:value-type="currency" office:currency="USD" office:value="397.2" calcext:value-type="currency">
            <text:p>$397.20</text:p>
          </table:table-cell>
          <table:table-cell table:formula="of:=IF([.H143]=&quot;S&quot;;[.J143];&quot;&quot;)" office:value-type="currency" office:currency="USD" office:value="426.1" calcext:value-type="currency">
            <text:p>$426.10</text:p>
          </table:table-cell>
          <table:table-cell table:formula="of:=IF([.H143]=&quot;S&quot;;-[.I143];&quot;&quot;)" office:value-type="currency" office:currency="USD" office:value="-28.9" calcext:value-type="currency">
            <text:p>-$28.90</text:p>
          </table:table-cell>
          <table:table-cell table:formula="of:=IF([.H143]=&quot;L&quot;;[.K143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397.2" calcext:value-type="currency">
            <text:p>$397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397.2" calcext:value-type="currency">
            <text:p>$397.20</text:p>
          </table:table-cell>
        </table:table-row>
        <table:table-row table:style-name="ro1">
          <table:table-cell office:value-type="string" calcext:value-type="string">
            <text:p>PUT <text:s/>SPXW <text:s text:c="2"/>03/06/23 <text:s/>399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6" calcext:value-type="date">
            <text:p>2023-03-06</text:p>
          </table:table-cell>
          <table:table-cell office:value-type="string" calcext:value-type="string">
            <text:p>OptionEx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43.9" calcext:value-type="currency">
            <text:p>$43.9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43.9" calcext:value-type="currency">
            <text:p>-$43.90</text:p>
          </table:table-cell>
          <table:table-cell table:formula="of:=IF([.H144]=&quot;S&quot;;[.J144];&quot;&quot;)">
            <text:p/>
          </table:table-cell>
          <table:table-cell table:formula="of:=IF([.H144]=&quot;S&quot;;-[.I144];&quot;&quot;)">
            <text:p/>
          </table:table-cell>
          <table:table-cell table:formula="of:=IF([.H144]=&quot;L&quot;;[.K144];&quot;&quot;)" office:value-type="currency" office:currency="USD" office:value="-43.9" calcext:value-type="currency">
            <text:p>-$43.9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43.9" calcext:value-type="currency">
            <text:p>-$43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43.9" calcext:value-type="currency">
            <text:p>-$43.90</text:p>
          </table:table-cell>
        </table:table-row>
        <table:table-row table:style-name="ro1">
          <table:table-cell office:value-type="string" calcext:value-type="string">
            <text:p>PUT <text:s/>SPXW <text:s text:c="2"/>03/06/23 <text:s/>403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6" calcext:value-type="date">
            <text:p>2023-03-06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326.1" calcext:value-type="currency">
            <text:p>$326.10</text:p>
          </table:table-cell>
          <table:table-cell office:value-type="currency" office:currency="USD" office:value="297.2" calcext:value-type="currency">
            <text:p>$297.20</text:p>
          </table:table-cell>
          <table:table-cell table:formula="of:=IF([.H145]=&quot;S&quot;;[.J145];&quot;&quot;)" office:value-type="currency" office:currency="USD" office:value="326.1" calcext:value-type="currency">
            <text:p>$326.10</text:p>
          </table:table-cell>
          <table:table-cell table:formula="of:=IF([.H145]=&quot;S&quot;;-[.I145];&quot;&quot;)" office:value-type="currency" office:currency="USD" office:value="-28.9" calcext:value-type="currency">
            <text:p>-$28.90</text:p>
          </table:table-cell>
          <table:table-cell table:formula="of:=IF([.H145]=&quot;L&quot;;[.K145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297.2" calcext:value-type="currency">
            <text:p>$297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297.2" calcext:value-type="currency">
            <text:p>$297.20</text:p>
          </table:table-cell>
        </table:table-row>
        <table:table-row table:style-name="ro1">
          <table:table-cell office:value-type="string" calcext:value-type="string">
            <text:p>PUT <text:s/>FL <text:s text:c="4"/>04/21/23 <text:s text:c="3"/>40 FOOT LOCKER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3-06" calcext:value-type="date">
            <text:p>2023-03-06</text:p>
          </table:table-cell>
          <table:table-cell office:value-type="date" office:date-value="2023-04-17" calcext:value-type="date">
            <text:p>2023-04-17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375.65" calcext:value-type="currency">
            <text:p>$375.65</text:p>
          </table:table-cell>
          <table:table-cell office:value-type="currency" office:currency="USD" office:value="784.33" calcext:value-type="currency">
            <text:p>$784.33</text:p>
          </table:table-cell>
          <table:table-cell office:value-type="currency" office:currency="USD" office:value="408.68" calcext:value-type="currency">
            <text:p>$408.68</text:p>
          </table:table-cell>
          <table:table-cell table:formula="of:=IF([.H146]=&quot;S&quot;;[.J146];&quot;&quot;)" office:value-type="currency" office:currency="USD" office:value="784.33" calcext:value-type="currency">
            <text:p>$784.33</text:p>
          </table:table-cell>
          <table:table-cell table:formula="of:=IF([.H146]=&quot;S&quot;;-[.I146];&quot;&quot;)" office:value-type="currency" office:currency="USD" office:value="-375.65" calcext:value-type="currency">
            <text:p>-$375.65</text:p>
          </table:table-cell>
          <table:table-cell table:formula="of:=IF([.H146]=&quot;L&quot;;[.K146];&quot;&quot;)">
            <text:p/>
          </table:table-cell>
          <table:table-cell/>
          <table:table-cell table:style-name="ce1" office:value-type="date" office:date-value="2023-03-06" calcext:value-type="date">
            <text:p>2023-03-06</text:p>
          </table:table-cell>
          <table:table-cell table:style-name="ce1" office:value-type="date" office:date-value="2023-04-17" calcext:value-type="date">
            <text:p>2023-04-1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08.68" calcext:value-type="currency">
            <text:p>$408.68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408.68" calcext:value-type="currency">
            <text:p>$408.6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08.68" calcext:value-type="currency">
            <text:p>$408.68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3/07/23 <text:s/>397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7" calcext:value-type="date">
            <text:p>2023-03-07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666.1" calcext:value-type="currency">
            <text:p>$666.10</text:p>
          </table:table-cell>
          <table:table-cell office:value-type="currency" office:currency="USD" office:value="637.2" calcext:value-type="currency">
            <text:p>$637.20</text:p>
          </table:table-cell>
          <table:table-cell table:formula="of:=IF([.H147]=&quot;S&quot;;[.J147];&quot;&quot;)" office:value-type="currency" office:currency="USD" office:value="666.1" calcext:value-type="currency">
            <text:p>$666.10</text:p>
          </table:table-cell>
          <table:table-cell table:formula="of:=IF([.H147]=&quot;S&quot;;-[.I147];&quot;&quot;)" office:value-type="currency" office:currency="USD" office:value="-28.9" calcext:value-type="currency">
            <text:p>-$28.90</text:p>
          </table:table-cell>
          <table:table-cell table:formula="of:=IF([.H147]=&quot;L&quot;;[.K147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637.2" calcext:value-type="currency">
            <text:p>$637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637.2" calcext:value-type="currency">
            <text:p>$637.20</text:p>
          </table:table-cell>
        </table:table-row>
        <table:table-row table:style-name="ro1">
          <table:table-cell office:value-type="string" calcext:value-type="string">
            <text:p>PUT <text:s/>SPXW <text:s text:c="2"/>03/07/23 <text:s/>393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7" calcext:value-type="date">
            <text:p>2023-03-07</text:p>
          </table:table-cell>
          <table:table-cell office:value-type="string" calcext:value-type="string">
            <text:p>OptionEx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58.9" calcext:value-type="currency">
            <text:p>$58.9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58.9" calcext:value-type="currency">
            <text:p>-$58.90</text:p>
          </table:table-cell>
          <table:table-cell table:formula="of:=IF([.H148]=&quot;S&quot;;[.J148];&quot;&quot;)">
            <text:p/>
          </table:table-cell>
          <table:table-cell table:formula="of:=IF([.H148]=&quot;S&quot;;-[.I148];&quot;&quot;)">
            <text:p/>
          </table:table-cell>
          <table:table-cell table:formula="of:=IF([.H148]=&quot;L&quot;;[.K148];&quot;&quot;)" office:value-type="currency" office:currency="USD" office:value="-58.9" calcext:value-type="currency">
            <text:p>-$58.9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58.9" calcext:value-type="currency">
            <text:p>-$58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58.9" calcext:value-type="currency">
            <text:p>-$58.90</text:p>
          </table:table-cell>
        </table:table-row>
        <table:table-row table:style-name="ro1">
          <table:table-cell office:value-type="string" calcext:value-type="string">
            <text:p>PUT <text:s/>SPXW <text:s text:c="2"/>03/08/23 <text:s/>393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8" calcext:value-type="date">
            <text:p>2023-03-08</text:p>
          </table:table-cell>
          <table:table-cell office:value-type="string" calcext:value-type="string">
            <text:p>OptionExpir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currency" office:currency="USD" office:value="61.45" calcext:value-type="currency">
            <text:p>$61.45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61.45" calcext:value-type="currency">
            <text:p>-$61.45</text:p>
          </table:table-cell>
          <table:table-cell table:formula="of:=IF([.H149]=&quot;S&quot;;[.J149];&quot;&quot;)">
            <text:p/>
          </table:table-cell>
          <table:table-cell table:formula="of:=IF([.H149]=&quot;S&quot;;-[.I149];&quot;&quot;)">
            <text:p/>
          </table:table-cell>
          <table:table-cell table:formula="of:=IF([.H149]=&quot;L&quot;;[.K149];&quot;&quot;)" office:value-type="currency" office:currency="USD" office:value="-61.45" calcext:value-type="currency">
            <text:p>-$61.45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61.45" calcext:value-type="currency">
            <text:p>-$61.45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61.45" calcext:value-type="currency">
            <text:p>-$61.45</text:p>
          </table:table-cell>
        </table:table-row>
        <table:table-row table:style-name="ro1">
          <table:table-cell office:value-type="string" calcext:value-type="string">
            <text:p>PUT <text:s/>SPXW <text:s text:c="2"/>03/08/23 <text:s/>396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8" calcext:value-type="date">
            <text:p>2023-03-08</text:p>
          </table:table-cell>
          <table:table-cell office:value-type="string" calcext:value-type="string">
            <text:p>Bu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currency" office:currency="USD" office:value="40.45" calcext:value-type="currency">
            <text:p>$40.45</text:p>
          </table:table-cell>
          <table:table-cell office:value-type="currency" office:currency="USD" office:value="596.55" calcext:value-type="currency">
            <text:p>$596.55</text:p>
          </table:table-cell>
          <table:table-cell office:value-type="currency" office:currency="USD" office:value="556.1" calcext:value-type="currency">
            <text:p>$556.10</text:p>
          </table:table-cell>
          <table:table-cell table:formula="of:=IF([.H150]=&quot;S&quot;;[.J150];&quot;&quot;)" office:value-type="currency" office:currency="USD" office:value="596.55" calcext:value-type="currency">
            <text:p>$596.55</text:p>
          </table:table-cell>
          <table:table-cell table:formula="of:=IF([.H150]=&quot;S&quot;;-[.I150];&quot;&quot;)" office:value-type="currency" office:currency="USD" office:value="-40.45" calcext:value-type="currency">
            <text:p>-$40.45</text:p>
          </table:table-cell>
          <table:table-cell table:formula="of:=IF([.H150]=&quot;L&quot;;[.K150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556.1" calcext:value-type="currency">
            <text:p>$556.1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56.1" calcext:value-type="currency">
            <text:p>$556.10</text:p>
          </table:table-cell>
        </table:table-row>
        <table:table-row table:style-name="ro1">
          <table:table-cell office:value-type="string" calcext:value-type="string">
            <text:p>PUT <text:s/>SPXW <text:s text:c="2"/>03/09/23 <text:s/>386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9" calcext:value-type="date">
            <text:p>2023-03-09</text:p>
          </table:table-cell>
          <table:table-cell office:value-type="string" calcext:value-type="string">
            <text:p>S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118.9" calcext:value-type="currency">
            <text:p>$118.90</text:p>
          </table:table-cell>
          <table:table-cell office:value-type="currency" office:currency="USD" office:value="96.1" calcext:value-type="currency">
            <text:p>$96.10</text:p>
          </table:table-cell>
          <table:table-cell office:value-type="currency" office:currency="USD" office:value="-22.8" calcext:value-type="currency">
            <text:p>-$22.80</text:p>
          </table:table-cell>
          <table:table-cell table:formula="of:=IF([.H151]=&quot;S&quot;;[.J151];&quot;&quot;)">
            <text:p/>
          </table:table-cell>
          <table:table-cell table:formula="of:=IF([.H151]=&quot;S&quot;;-[.I151];&quot;&quot;)">
            <text:p/>
          </table:table-cell>
          <table:table-cell table:formula="of:=IF([.H151]=&quot;L&quot;;[.K151];&quot;&quot;)" office:value-type="currency" office:currency="USD" office:value="-22.8" calcext:value-type="currency">
            <text:p>-$22.8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22.8" calcext:value-type="currency">
            <text:p>-$22.8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22.8" calcext:value-type="currency">
            <text:p>-$22.80</text:p>
          </table:table-cell>
        </table:table-row>
        <table:table-row table:style-name="ro1">
          <table:table-cell office:value-type="string" calcext:value-type="string">
            <text:p>PUT <text:s/>SPXW <text:s text:c="2"/>03/09/23 <text:s/>391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09" calcext:value-type="date">
            <text:p>2023-03-09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1053.9" calcext:value-type="currency">
            <text:p>$1,053.90</text:p>
          </table:table-cell>
          <table:table-cell office:value-type="currency" office:currency="USD" office:value="451.1" calcext:value-type="currency">
            <text:p>$451.10</text:p>
          </table:table-cell>
          <table:table-cell office:value-type="currency" office:currency="USD" office:value="-602.8" calcext:value-type="currency">
            <text:p>-$602.80</text:p>
          </table:table-cell>
          <table:table-cell table:formula="of:=IF([.H152]=&quot;S&quot;;[.J152];&quot;&quot;)" office:value-type="currency" office:currency="USD" office:value="451.1" calcext:value-type="currency">
            <text:p>$451.10</text:p>
          </table:table-cell>
          <table:table-cell table:formula="of:=IF([.H152]=&quot;S&quot;;-[.I152];&quot;&quot;)" office:value-type="currency" office:currency="USD" office:value="-1053.9" calcext:value-type="currency">
            <text:p>-$1,053.90</text:p>
          </table:table-cell>
          <table:table-cell table:formula="of:=IF([.H152]=&quot;L&quot;;[.K152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602.8" calcext:value-type="currency">
            <text:p>-$602.8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602.8" calcext:value-type="currency">
            <text:p>-$602.80</text:p>
          </table:table-cell>
        </table:table-row>
        <table:table-row table:style-name="ro1">
          <table:table-cell office:value-type="string" calcext:value-type="string">
            <text:p>PUT <text:s/>SPXW <text:s text:c="2"/>03/10/23 <text:s/>381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0" calcext:value-type="date">
            <text:p>2023-03-10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541.1" calcext:value-type="currency">
            <text:p>$541.10</text:p>
          </table:table-cell>
          <table:table-cell office:value-type="currency" office:currency="USD" office:value="512.2" calcext:value-type="currency">
            <text:p>$512.20</text:p>
          </table:table-cell>
          <table:table-cell table:formula="of:=IF([.H153]=&quot;S&quot;;[.J153];&quot;&quot;)" office:value-type="currency" office:currency="USD" office:value="541.1" calcext:value-type="currency">
            <text:p>$541.10</text:p>
          </table:table-cell>
          <table:table-cell table:formula="of:=IF([.H153]=&quot;S&quot;;-[.I153];&quot;&quot;)" office:value-type="currency" office:currency="USD" office:value="-28.9" calcext:value-type="currency">
            <text:p>-$28.90</text:p>
          </table:table-cell>
          <table:table-cell table:formula="of:=IF([.H153]=&quot;L&quot;;[.K153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512.2" calcext:value-type="currency">
            <text:p>$512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12.2" calcext:value-type="currency">
            <text:p>$512.20</text:p>
          </table:table-cell>
        </table:table-row>
        <table:table-row table:style-name="ro1">
          <table:table-cell office:value-type="string" calcext:value-type="string">
            <text:p>PUT <text:s/>SPXW <text:s text:c="2"/>03/10/23 <text:s/>376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0" calcext:value-type="date">
            <text:p>2023-03-10</text:p>
          </table:table-cell>
          <table:table-cell office:value-type="string" calcext:value-type="string">
            <text:p>OptionEx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133.9" calcext:value-type="currency">
            <text:p>$133.9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33.9" calcext:value-type="currency">
            <text:p>-$133.90</text:p>
          </table:table-cell>
          <table:table-cell table:formula="of:=IF([.H154]=&quot;S&quot;;[.J154];&quot;&quot;)">
            <text:p/>
          </table:table-cell>
          <table:table-cell table:formula="of:=IF([.H154]=&quot;S&quot;;-[.I154];&quot;&quot;)">
            <text:p/>
          </table:table-cell>
          <table:table-cell table:formula="of:=IF([.H154]=&quot;L&quot;;[.K154];&quot;&quot;)" office:value-type="currency" office:currency="USD" office:value="-133.9" calcext:value-type="currency">
            <text:p>-$133.9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33.9" calcext:value-type="currency">
            <text:p>-$133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33.9" calcext:value-type="currency">
            <text:p>-$133.90</text:p>
          </table:table-cell>
        </table:table-row>
        <table:table-row table:style-name="ro1">
          <table:table-cell office:value-type="string" calcext:value-type="string">
            <text:p>PUT <text:s/>WMT <text:s text:c="3"/>04/21/23 <text:s text:c="2"/>140 WALMART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3-10" calcext:value-type="date">
            <text:p>2023-03-10</text:p>
          </table:table-cell>
          <table:table-cell office:value-type="date" office:date-value="2023-03-27" calcext:value-type="date">
            <text:p>2023-03-27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36.13" calcext:value-type="currency">
            <text:p>$136.13</text:p>
          </table:table-cell>
          <table:table-cell office:value-type="currency" office:currency="USD" office:value="543.85" calcext:value-type="currency">
            <text:p>$543.85</text:p>
          </table:table-cell>
          <table:table-cell office:value-type="currency" office:currency="USD" office:value="407.72" calcext:value-type="currency">
            <text:p>$407.72</text:p>
          </table:table-cell>
          <table:table-cell table:formula="of:=IF([.H155]=&quot;S&quot;;[.J155];&quot;&quot;)" office:value-type="currency" office:currency="USD" office:value="543.85" calcext:value-type="currency">
            <text:p>$543.85</text:p>
          </table:table-cell>
          <table:table-cell table:formula="of:=IF([.H155]=&quot;S&quot;;-[.I155];&quot;&quot;)" office:value-type="currency" office:currency="USD" office:value="-136.13" calcext:value-type="currency">
            <text:p>-$136.13</text:p>
          </table:table-cell>
          <table:table-cell table:formula="of:=IF([.H155]=&quot;L&quot;;[.K155];&quot;&quot;)">
            <text:p/>
          </table:table-cell>
          <table:table-cell/>
          <table:table-cell table:style-name="ce1" office:value-type="date" office:date-value="2023-03-10" calcext:value-type="date">
            <text:p>2023-03-10</text:p>
          </table:table-cell>
          <table:table-cell table:style-name="ce1" office:value-type="date" office:date-value="2023-03-27" calcext:value-type="date">
            <text:p>2023-03-2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07.72" calcext:value-type="currency">
            <text:p>$407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407.72" calcext:value-type="currency">
            <text:p>$407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07.72" calcext:value-type="currency">
            <text:p>$407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3/13/23 <text:s/>384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3" calcext:value-type="date">
            <text:p>2023-03-13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451.1" calcext:value-type="currency">
            <text:p>$451.10</text:p>
          </table:table-cell>
          <table:table-cell office:value-type="currency" office:currency="USD" office:value="422.2" calcext:value-type="currency">
            <text:p>$422.20</text:p>
          </table:table-cell>
          <table:table-cell table:formula="of:=IF([.H156]=&quot;S&quot;;[.J156];&quot;&quot;)" office:value-type="currency" office:currency="USD" office:value="451.1" calcext:value-type="currency">
            <text:p>$451.10</text:p>
          </table:table-cell>
          <table:table-cell table:formula="of:=IF([.H156]=&quot;S&quot;;-[.I156];&quot;&quot;)" office:value-type="currency" office:currency="USD" office:value="-28.9" calcext:value-type="currency">
            <text:p>-$28.90</text:p>
          </table:table-cell>
          <table:table-cell table:formula="of:=IF([.H156]=&quot;L&quot;;[.K156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422.2" calcext:value-type="currency">
            <text:p>$422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422.2" calcext:value-type="currency">
            <text:p>$422.20</text:p>
          </table:table-cell>
        </table:table-row>
        <table:table-row table:style-name="ro1">
          <table:table-cell office:value-type="string" calcext:value-type="string">
            <text:p>PUT <text:s/>SPXW <text:s text:c="2"/>03/13/23 <text:s/>379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3" calcext:value-type="date">
            <text:p>2023-03-13</text:p>
          </table:table-cell>
          <table:table-cell office:value-type="string" calcext:value-type="string">
            <text:p>OptionEx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43.9" calcext:value-type="currency">
            <text:p>$43.9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43.9" calcext:value-type="currency">
            <text:p>-$43.90</text:p>
          </table:table-cell>
          <table:table-cell table:formula="of:=IF([.H157]=&quot;S&quot;;[.J157];&quot;&quot;)">
            <text:p/>
          </table:table-cell>
          <table:table-cell table:formula="of:=IF([.H157]=&quot;S&quot;;-[.I157];&quot;&quot;)">
            <text:p/>
          </table:table-cell>
          <table:table-cell table:formula="of:=IF([.H157]=&quot;L&quot;;[.K157];&quot;&quot;)" office:value-type="currency" office:currency="USD" office:value="-43.9" calcext:value-type="currency">
            <text:p>-$43.9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43.9" calcext:value-type="currency">
            <text:p>-$43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43.9" calcext:value-type="currency">
            <text:p>-$43.90</text:p>
          </table:table-cell>
        </table:table-row>
        <table:table-row table:style-name="ro1">
          <table:table-cell office:value-type="string" calcext:value-type="string">
            <text:p>PUT <text:s/>SCHW <text:s text:c="2"/>04/21/23 <text:s text:c="3"/>40 CHARLES SCHWAB CORP NEW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3-13" calcext:value-type="date">
            <text:p>2023-03-13</text:p>
          </table:table-cell>
          <table:table-cell office:value-type="date" office:date-value="2023-03-14" calcext:value-type="date">
            <text:p>2023-03-14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250.26" calcext:value-type="currency">
            <text:p>$250.26</text:p>
          </table:table-cell>
          <table:table-cell office:value-type="currency" office:currency="USD" office:value="497.72" calcext:value-type="currency">
            <text:p>$497.72</text:p>
          </table:table-cell>
          <table:table-cell office:value-type="currency" office:currency="USD" office:value="247.46" calcext:value-type="currency">
            <text:p>$247.46</text:p>
          </table:table-cell>
          <table:table-cell table:formula="of:=IF([.H158]=&quot;S&quot;;[.J158];&quot;&quot;)" office:value-type="currency" office:currency="USD" office:value="497.72" calcext:value-type="currency">
            <text:p>$497.72</text:p>
          </table:table-cell>
          <table:table-cell table:formula="of:=IF([.H158]=&quot;S&quot;;-[.I158];&quot;&quot;)" office:value-type="currency" office:currency="USD" office:value="-250.26" calcext:value-type="currency">
            <text:p>-$250.26</text:p>
          </table:table-cell>
          <table:table-cell table:formula="of:=IF([.H158]=&quot;L&quot;;[.K158];&quot;&quot;)">
            <text:p/>
          </table:table-cell>
          <table:table-cell/>
          <table:table-cell table:style-name="ce1" office:value-type="date" office:date-value="2023-03-13" calcext:value-type="date">
            <text:p>2023-03-13</text:p>
          </table:table-cell>
          <table:table-cell table:style-name="ce1" office:value-type="date" office:date-value="2023-03-14" calcext:value-type="date">
            <text:p>2023-03-14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47.46" calcext:value-type="currency">
            <text:p>$247.4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47.46" calcext:value-type="currency">
            <text:p>$247.46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47.46" calcext:value-type="currency">
            <text:p>$247.46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NKE <text:s text:c="3"/>04/21/23 <text:s text:c="2"/>110 NIKE INC CLASS B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3-13" calcext:value-type="date">
            <text:p>2023-03-13</text:p>
          </table:table-cell>
          <table:table-cell office:value-type="date" office:date-value="2023-03-22" calcext:value-type="date">
            <text:p>2023-03-22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79.13" calcext:value-type="currency">
            <text:p>$79.13</text:p>
          </table:table-cell>
          <table:table-cell office:value-type="currency" office:currency="USD" office:value="313.85" calcext:value-type="currency">
            <text:p>$313.85</text:p>
          </table:table-cell>
          <table:table-cell office:value-type="currency" office:currency="USD" office:value="234.72" calcext:value-type="currency">
            <text:p>$234.72</text:p>
          </table:table-cell>
          <table:table-cell table:formula="of:=IF([.H159]=&quot;S&quot;;[.J159];&quot;&quot;)" office:value-type="currency" office:currency="USD" office:value="313.85" calcext:value-type="currency">
            <text:p>$313.85</text:p>
          </table:table-cell>
          <table:table-cell table:formula="of:=IF([.H159]=&quot;S&quot;;-[.I159];&quot;&quot;)" office:value-type="currency" office:currency="USD" office:value="-79.13" calcext:value-type="currency">
            <text:p>-$79.13</text:p>
          </table:table-cell>
          <table:table-cell table:formula="of:=IF([.H159]=&quot;L&quot;;[.K159];&quot;&quot;)">
            <text:p/>
          </table:table-cell>
          <table:table-cell/>
          <table:table-cell table:style-name="ce1" office:value-type="date" office:date-value="2023-03-13" calcext:value-type="date">
            <text:p>2023-03-13</text:p>
          </table:table-cell>
          <table:table-cell table:style-name="ce1" office:value-type="date" office:date-value="2023-03-22" calcext:value-type="date">
            <text:p>2023-03-22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34.72" calcext:value-type="currency">
            <text:p>$234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34.72" calcext:value-type="currency">
            <text:p>$234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34.72" calcext:value-type="currency">
            <text:p>$234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DELL <text:s text:c="2"/>04/21/23 <text:s text:c="3"/>35 DELL TECHNOLOGIES INC CL 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3-13" calcext:value-type="date">
            <text:p>2023-03-13</text:p>
          </table:table-cell>
          <table:table-cell office:value-type="date" office:date-value="2023-03-29" calcext:value-type="date">
            <text:p>2023-03-29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currency" office:currency="USD" office:value="69.39" calcext:value-type="currency">
            <text:p>$69.39</text:p>
          </table:table-cell>
          <table:table-cell office:value-type="currency" office:currency="USD" office:value="281.59" calcext:value-type="currency">
            <text:p>$281.59</text:p>
          </table:table-cell>
          <table:table-cell office:value-type="currency" office:currency="USD" office:value="212.2" calcext:value-type="currency">
            <text:p>$212.20</text:p>
          </table:table-cell>
          <table:table-cell table:formula="of:=IF([.H160]=&quot;S&quot;;[.J160];&quot;&quot;)" office:value-type="currency" office:currency="USD" office:value="281.59" calcext:value-type="currency">
            <text:p>$281.59</text:p>
          </table:table-cell>
          <table:table-cell table:formula="of:=IF([.H160]=&quot;S&quot;;-[.I160];&quot;&quot;)" office:value-type="currency" office:currency="USD" office:value="-69.39" calcext:value-type="currency">
            <text:p>-$69.39</text:p>
          </table:table-cell>
          <table:table-cell table:formula="of:=IF([.H160]=&quot;L&quot;;[.K160];&quot;&quot;)">
            <text:p/>
          </table:table-cell>
          <table:table-cell/>
          <table:table-cell table:style-name="ce1" office:value-type="date" office:date-value="2023-03-13" calcext:value-type="date">
            <text:p>2023-03-13</text:p>
          </table:table-cell>
          <table:table-cell table:style-name="ce1" office:value-type="date" office:date-value="2023-03-29" calcext:value-type="date">
            <text:p>2023-03-29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12.2" calcext:value-type="currency">
            <text:p>$212.20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12.2" calcext:value-type="currency">
            <text:p>$212.20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12.2" calcext:value-type="currency">
            <text:p>$212.20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3/14/23 <text:s/>383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4" calcext:value-type="date">
            <text:p>2023-03-14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551.1" calcext:value-type="currency">
            <text:p>$551.10</text:p>
          </table:table-cell>
          <table:table-cell office:value-type="currency" office:currency="USD" office:value="522.2" calcext:value-type="currency">
            <text:p>$522.20</text:p>
          </table:table-cell>
          <table:table-cell table:formula="of:=IF([.H161]=&quot;S&quot;;[.J161];&quot;&quot;)" office:value-type="currency" office:currency="USD" office:value="551.1" calcext:value-type="currency">
            <text:p>$551.10</text:p>
          </table:table-cell>
          <table:table-cell table:formula="of:=IF([.H161]=&quot;S&quot;;-[.I161];&quot;&quot;)" office:value-type="currency" office:currency="USD" office:value="-28.9" calcext:value-type="currency">
            <text:p>-$28.90</text:p>
          </table:table-cell>
          <table:table-cell table:formula="of:=IF([.H161]=&quot;L&quot;;[.K161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522.2" calcext:value-type="currency">
            <text:p>$522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22.2" calcext:value-type="currency">
            <text:p>$522.20</text:p>
          </table:table-cell>
        </table:table-row>
        <table:table-row table:style-name="ro1">
          <table:table-cell office:value-type="string" calcext:value-type="string">
            <text:p>PUT <text:s/>SPXW <text:s text:c="2"/>03/14/23 <text:s/>378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4" calcext:value-type="date">
            <text:p>2023-03-14</text:p>
          </table:table-cell>
          <table:table-cell office:value-type="string" calcext:value-type="string">
            <text:p>OptionEx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93.9" calcext:value-type="currency">
            <text:p>$93.9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93.9" calcext:value-type="currency">
            <text:p>-$93.90</text:p>
          </table:table-cell>
          <table:table-cell table:formula="of:=IF([.H162]=&quot;S&quot;;[.J162];&quot;&quot;)">
            <text:p/>
          </table:table-cell>
          <table:table-cell table:formula="of:=IF([.H162]=&quot;S&quot;;-[.I162];&quot;&quot;)">
            <text:p/>
          </table:table-cell>
          <table:table-cell table:formula="of:=IF([.H162]=&quot;L&quot;;[.K162];&quot;&quot;)" office:value-type="currency" office:currency="USD" office:value="-93.9" calcext:value-type="currency">
            <text:p>-$93.9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93.9" calcext:value-type="currency">
            <text:p>-$93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93.9" calcext:value-type="currency">
            <text:p>-$93.90</text:p>
          </table:table-cell>
        </table:table-row>
        <table:table-row table:style-name="ro1">
          <table:table-cell office:value-type="string" calcext:value-type="string">
            <text:p>PUT <text:s/>EBAY <text:s text:c="2"/>04/21/23 <text:s text:c="3"/>42.50 EBAY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3-14" calcext:value-type="date">
            <text:p>2023-03-14</text:p>
          </table:table-cell>
          <table:table-cell office:value-type="date" office:date-value="2023-03-31" calcext:value-type="date">
            <text:p>2023-03-31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currency" office:currency="USD" office:value="159.39" calcext:value-type="currency">
            <text:p>$159.39</text:p>
          </table:table-cell>
          <table:table-cell office:value-type="currency" office:currency="USD" office:value="632.59" calcext:value-type="currency">
            <text:p>$632.59</text:p>
          </table:table-cell>
          <table:table-cell office:value-type="currency" office:currency="USD" office:value="473.2" calcext:value-type="currency">
            <text:p>$473.20</text:p>
          </table:table-cell>
          <table:table-cell table:formula="of:=IF([.H163]=&quot;S&quot;;[.J163];&quot;&quot;)" office:value-type="currency" office:currency="USD" office:value="632.59" calcext:value-type="currency">
            <text:p>$632.59</text:p>
          </table:table-cell>
          <table:table-cell table:formula="of:=IF([.H163]=&quot;S&quot;;-[.I163];&quot;&quot;)" office:value-type="currency" office:currency="USD" office:value="-159.39" calcext:value-type="currency">
            <text:p>-$159.39</text:p>
          </table:table-cell>
          <table:table-cell table:formula="of:=IF([.H163]=&quot;L&quot;;[.K163];&quot;&quot;)">
            <text:p/>
          </table:table-cell>
          <table:table-cell/>
          <table:table-cell table:style-name="ce1" office:value-type="date" office:date-value="2023-03-14" calcext:value-type="date">
            <text:p>2023-03-14</text:p>
          </table:table-cell>
          <table:table-cell table:style-name="ce1" office:value-type="date" office:date-value="2023-03-31" calcext:value-type="date">
            <text:p>2023-03-3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73.2" calcext:value-type="currency">
            <text:p>$473.20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473.2" calcext:value-type="currency">
            <text:p>$473.20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473.2" calcext:value-type="currency">
            <text:p>$473.20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3/15/23 <text:s/>381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5" calcext:value-type="date">
            <text:p>2023-03-15</text:p>
          </table:table-cell>
          <table:table-cell office:value-type="string" calcext:value-type="string">
            <text:p>Bu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currency" office:currency="USD" office:value="75.13" calcext:value-type="currency">
            <text:p>$75.13</text:p>
          </table:table-cell>
          <table:table-cell office:value-type="currency" office:currency="USD" office:value="1211.87" calcext:value-type="currency">
            <text:p>$1,211.87</text:p>
          </table:table-cell>
          <table:table-cell office:value-type="currency" office:currency="USD" office:value="1136.74" calcext:value-type="currency">
            <text:p>$1,136.74</text:p>
          </table:table-cell>
          <table:table-cell table:formula="of:=IF([.H164]=&quot;S&quot;;[.J164];&quot;&quot;)" office:value-type="currency" office:currency="USD" office:value="1211.87" calcext:value-type="currency">
            <text:p>$1,211.87</text:p>
          </table:table-cell>
          <table:table-cell table:formula="of:=IF([.H164]=&quot;S&quot;;-[.I164];&quot;&quot;)" office:value-type="currency" office:currency="USD" office:value="-75.13" calcext:value-type="currency">
            <text:p>-$75.13</text:p>
          </table:table-cell>
          <table:table-cell table:formula="of:=IF([.H164]=&quot;L&quot;;[.K164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136.74" calcext:value-type="currency">
            <text:p>$1,136.74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136.74" calcext:value-type="currency">
            <text:p>$1,136.74</text:p>
          </table:table-cell>
        </table:table-row>
        <table:table-row table:style-name="ro1">
          <table:table-cell office:value-type="string" calcext:value-type="string">
            <text:p>PUT <text:s/>SPXW <text:s text:c="2"/>03/15/23 <text:s/>380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5" calcext:value-type="date">
            <text:p>2023-03-15</text:p>
          </table:table-cell>
          <table:table-cell office:value-type="string" calcext:value-type="string">
            <text:p>Se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office:value-type="currency" office:currency="USD" office:value="738.13" calcext:value-type="currency">
            <text:p>$738.13</text:p>
          </table:table-cell>
          <table:table-cell office:value-type="currency" office:currency="USD" office:value="54.86" calcext:value-type="currency">
            <text:p>$54.86</text:p>
          </table:table-cell>
          <table:table-cell office:value-type="currency" office:currency="USD" office:value="-683.27" calcext:value-type="currency">
            <text:p>-$683.27</text:p>
          </table:table-cell>
          <table:table-cell table:formula="of:=IF([.H165]=&quot;S&quot;;[.J165];&quot;&quot;)">
            <text:p/>
          </table:table-cell>
          <table:table-cell table:formula="of:=IF([.H165]=&quot;S&quot;;-[.I165];&quot;&quot;)">
            <text:p/>
          </table:table-cell>
          <table:table-cell table:formula="of:=IF([.H165]=&quot;L&quot;;[.K165];&quot;&quot;)" office:value-type="currency" office:currency="USD" office:value="-683.27" calcext:value-type="currency">
            <text:p>-$683.27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683.27" calcext:value-type="currency">
            <text:p>-$683.27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683.27" calcext:value-type="currency">
            <text:p>-$683.27</text:p>
          </table:table-cell>
        </table:table-row>
        <table:table-row table:style-name="ro1">
          <table:table-cell office:value-type="string" calcext:value-type="string">
            <text:p>PUT <text:s/>SPXW <text:s text:c="2"/>03/16/23 <text:s/>385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6" calcext:value-type="date">
            <text:p>2023-03-16</text:p>
          </table:table-cell>
          <table:table-cell office:value-type="string" calcext:value-type="string">
            <text:p>OptionEx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108.9" calcext:value-type="currency">
            <text:p>$108.9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08.9" calcext:value-type="currency">
            <text:p>-$108.90</text:p>
          </table:table-cell>
          <table:table-cell table:formula="of:=IF([.H166]=&quot;S&quot;;[.J166];&quot;&quot;)">
            <text:p/>
          </table:table-cell>
          <table:table-cell table:formula="of:=IF([.H166]=&quot;S&quot;;-[.I166];&quot;&quot;)">
            <text:p/>
          </table:table-cell>
          <table:table-cell table:formula="of:=IF([.H166]=&quot;L&quot;;[.K166];&quot;&quot;)" office:value-type="currency" office:currency="USD" office:value="-108.9" calcext:value-type="currency">
            <text:p>-$108.9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08.9" calcext:value-type="currency">
            <text:p>-$108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08.9" calcext:value-type="currency">
            <text:p>-$108.90</text:p>
          </table:table-cell>
        </table:table-row>
        <table:table-row table:style-name="ro1">
          <table:table-cell office:value-type="string" calcext:value-type="string">
            <text:p>PUT <text:s/>SPXW <text:s text:c="2"/>03/16/23 <text:s/>390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6" calcext:value-type="date">
            <text:p>2023-03-16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466.1" calcext:value-type="currency">
            <text:p>$466.10</text:p>
          </table:table-cell>
          <table:table-cell office:value-type="currency" office:currency="USD" office:value="437.2" calcext:value-type="currency">
            <text:p>$437.20</text:p>
          </table:table-cell>
          <table:table-cell table:formula="of:=IF([.H167]=&quot;S&quot;;[.J167];&quot;&quot;)" office:value-type="currency" office:currency="USD" office:value="466.1" calcext:value-type="currency">
            <text:p>$466.10</text:p>
          </table:table-cell>
          <table:table-cell table:formula="of:=IF([.H167]=&quot;S&quot;;-[.I167];&quot;&quot;)" office:value-type="currency" office:currency="USD" office:value="-28.9" calcext:value-type="currency">
            <text:p>-$28.90</text:p>
          </table:table-cell>
          <table:table-cell table:formula="of:=IF([.H167]=&quot;L&quot;;[.K167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437.2" calcext:value-type="currency">
            <text:p>$437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437.2" calcext:value-type="currency">
            <text:p>$437.20</text:p>
          </table:table-cell>
        </table:table-row>
        <table:table-row table:style-name="ro1">
          <table:table-cell office:value-type="string" calcext:value-type="string">
            <text:p>PUT <text:s/>SPXW <text:s text:c="2"/>03/17/23 <text:s/>387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7" calcext:value-type="date">
            <text:p>2023-03-17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601.1" calcext:value-type="currency">
            <text:p>$601.10</text:p>
          </table:table-cell>
          <table:table-cell office:value-type="currency" office:currency="USD" office:value="572.2" calcext:value-type="currency">
            <text:p>$572.20</text:p>
          </table:table-cell>
          <table:table-cell table:formula="of:=IF([.H168]=&quot;S&quot;;[.J168];&quot;&quot;)" office:value-type="currency" office:currency="USD" office:value="601.1" calcext:value-type="currency">
            <text:p>$601.10</text:p>
          </table:table-cell>
          <table:table-cell table:formula="of:=IF([.H168]=&quot;S&quot;;-[.I168];&quot;&quot;)" office:value-type="currency" office:currency="USD" office:value="-28.9" calcext:value-type="currency">
            <text:p>-$28.90</text:p>
          </table:table-cell>
          <table:table-cell table:formula="of:=IF([.H168]=&quot;L&quot;;[.K168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572.2" calcext:value-type="currency">
            <text:p>$572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72.2" calcext:value-type="currency">
            <text:p>$572.20</text:p>
          </table:table-cell>
        </table:table-row>
        <table:table-row table:style-name="ro1">
          <table:table-cell office:value-type="string" calcext:value-type="string">
            <text:p>PUT <text:s/>SPXW <text:s text:c="2"/>03/17/23 <text:s/>38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17" calcext:value-type="date">
            <text:p>2023-03-17</text:p>
          </table:table-cell>
          <table:table-cell office:value-type="string" calcext:value-type="string">
            <text:p>OptionEx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93.9" calcext:value-type="currency">
            <text:p>$93.9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93.9" calcext:value-type="currency">
            <text:p>-$93.90</text:p>
          </table:table-cell>
          <table:table-cell table:formula="of:=IF([.H169]=&quot;S&quot;;[.J169];&quot;&quot;)">
            <text:p/>
          </table:table-cell>
          <table:table-cell table:formula="of:=IF([.H169]=&quot;S&quot;;-[.I169];&quot;&quot;)">
            <text:p/>
          </table:table-cell>
          <table:table-cell table:formula="of:=IF([.H169]=&quot;L&quot;;[.K169];&quot;&quot;)" office:value-type="currency" office:currency="USD" office:value="-93.9" calcext:value-type="currency">
            <text:p>-$93.9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93.9" calcext:value-type="currency">
            <text:p>-$93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93.9" calcext:value-type="currency">
            <text:p>-$93.90</text:p>
          </table:table-cell>
        </table:table-row>
        <table:table-row table:style-name="ro1">
          <table:table-cell office:value-type="string" calcext:value-type="string">
            <text:p>PUT <text:s/>SPXW <text:s text:c="2"/>03/20/23 <text:s/>386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0" calcext:value-type="date">
            <text:p>2023-03-20</text:p>
          </table:table-cell>
          <table:table-cell office:value-type="string" calcext:value-type="string">
            <text:p>OptionExpir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currency" office:currency="USD" office:value="131.46" calcext:value-type="currency">
            <text:p>$131.4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31.46" calcext:value-type="currency">
            <text:p>-$131.46</text:p>
          </table:table-cell>
          <table:table-cell table:formula="of:=IF([.H170]=&quot;S&quot;;[.J170];&quot;&quot;)">
            <text:p/>
          </table:table-cell>
          <table:table-cell table:formula="of:=IF([.H170]=&quot;S&quot;;-[.I170];&quot;&quot;)">
            <text:p/>
          </table:table-cell>
          <table:table-cell table:formula="of:=IF([.H170]=&quot;L&quot;;[.K170];&quot;&quot;)" office:value-type="currency" office:currency="USD" office:value="-131.46" calcext:value-type="currency">
            <text:p>-$131.4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31.46" calcext:value-type="currency">
            <text:p>-$131.4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31.46" calcext:value-type="currency">
            <text:p>-$131.46</text:p>
          </table:table-cell>
        </table:table-row>
        <table:table-row table:style-name="ro1">
          <table:table-cell office:value-type="string" calcext:value-type="string">
            <text:p>PUT <text:s/>SPXW <text:s text:c="2"/>03/20/23 <text:s/>391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0" calcext:value-type="date">
            <text:p>2023-03-20</text:p>
          </table:table-cell>
          <table:table-cell office:value-type="string" calcext:value-type="string">
            <text:p>Bu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currency" office:currency="USD" office:value="40.46" calcext:value-type="currency">
            <text:p>$40.46</text:p>
          </table:table-cell>
          <table:table-cell office:value-type="currency" office:currency="USD" office:value="701.54" calcext:value-type="currency">
            <text:p>$701.54</text:p>
          </table:table-cell>
          <table:table-cell office:value-type="currency" office:currency="USD" office:value="661.08" calcext:value-type="currency">
            <text:p>$661.08</text:p>
          </table:table-cell>
          <table:table-cell table:formula="of:=IF([.H171]=&quot;S&quot;;[.J171];&quot;&quot;)" office:value-type="currency" office:currency="USD" office:value="701.54" calcext:value-type="currency">
            <text:p>$701.54</text:p>
          </table:table-cell>
          <table:table-cell table:formula="of:=IF([.H171]=&quot;S&quot;;-[.I171];&quot;&quot;)" office:value-type="currency" office:currency="USD" office:value="-40.46" calcext:value-type="currency">
            <text:p>-$40.46</text:p>
          </table:table-cell>
          <table:table-cell table:formula="of:=IF([.H171]=&quot;L&quot;;[.K171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661.08" calcext:value-type="currency">
            <text:p>$661.0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661.08" calcext:value-type="currency">
            <text:p>$661.08</text:p>
          </table:table-cell>
        </table:table-row>
        <table:table-row table:style-name="ro1">
          <table:table-cell office:value-type="string" calcext:value-type="string">
            <text:p>PUT <text:s/>SPXW <text:s text:c="2"/>03/21/23 <text:s/>393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1" calcext:value-type="date">
            <text:p>2023-03-21</text:p>
          </table:table-cell>
          <table:table-cell office:value-type="string" calcext:value-type="string">
            <text:p>OptionExpir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currency" office:currency="USD" office:value="137.79" calcext:value-type="currency">
            <text:p>$137.79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37.79" calcext:value-type="currency">
            <text:p>-$137.79</text:p>
          </table:table-cell>
          <table:table-cell table:formula="of:=IF([.H172]=&quot;S&quot;;[.J172];&quot;&quot;)">
            <text:p/>
          </table:table-cell>
          <table:table-cell table:formula="of:=IF([.H172]=&quot;S&quot;;-[.I172];&quot;&quot;)">
            <text:p/>
          </table:table-cell>
          <table:table-cell table:formula="of:=IF([.H172]=&quot;L&quot;;[.K172];&quot;&quot;)" office:value-type="currency" office:currency="USD" office:value="-137.79" calcext:value-type="currency">
            <text:p>-$137.79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37.79" calcext:value-type="currency">
            <text:p>-$137.7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37.79" calcext:value-type="currency">
            <text:p>-$137.79</text:p>
          </table:table-cell>
        </table:table-row>
        <table:table-row table:style-name="ro1">
          <table:table-cell office:value-type="string" calcext:value-type="string">
            <text:p>PUT <text:s/>SPXW <text:s text:c="2"/>03/21/23 <text:s/>396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1" calcext:value-type="date">
            <text:p>2023-03-21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currency" office:currency="USD" office:value="57.8" calcext:value-type="currency">
            <text:p>$57.80</text:p>
          </table:table-cell>
          <table:table-cell office:value-type="currency" office:currency="USD" office:value="852.21" calcext:value-type="currency">
            <text:p>$852.21</text:p>
          </table:table-cell>
          <table:table-cell office:value-type="currency" office:currency="USD" office:value="794.41" calcext:value-type="currency">
            <text:p>$794.41</text:p>
          </table:table-cell>
          <table:table-cell table:formula="of:=IF([.H173]=&quot;S&quot;;[.J173];&quot;&quot;)" office:value-type="currency" office:currency="USD" office:value="852.21" calcext:value-type="currency">
            <text:p>$852.21</text:p>
          </table:table-cell>
          <table:table-cell table:formula="of:=IF([.H173]=&quot;S&quot;;-[.I173];&quot;&quot;)" office:value-type="currency" office:currency="USD" office:value="-57.8" calcext:value-type="currency">
            <text:p>-$57.80</text:p>
          </table:table-cell>
          <table:table-cell table:formula="of:=IF([.H173]=&quot;L&quot;;[.K173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794.41" calcext:value-type="currency">
            <text:p>$794.41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794.41" calcext:value-type="currency">
            <text:p>$794.41</text:p>
          </table:table-cell>
        </table:table-row>
        <table:table-row table:style-name="ro1">
          <table:table-cell office:value-type="string" calcext:value-type="string">
            <text:p>PUT <text:s/>SPXW <text:s text:c="2"/>03/22/23 <text:s/>385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2" calcext:value-type="date">
            <text:p>2023-03-22</text:p>
          </table:table-cell>
          <table:table-cell office:value-type="string" calcext:value-type="string">
            <text:p>S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83.9" calcext:value-type="currency">
            <text:p>$83.90</text:p>
          </table:table-cell>
          <table:table-cell office:value-type="currency" office:currency="USD" office:value="21.1" calcext:value-type="currency">
            <text:p>$21.10</text:p>
          </table:table-cell>
          <table:table-cell office:value-type="currency" office:currency="USD" office:value="-62.8" calcext:value-type="currency">
            <text:p>-$62.80</text:p>
          </table:table-cell>
          <table:table-cell table:formula="of:=IF([.H174]=&quot;S&quot;;[.J174];&quot;&quot;)">
            <text:p/>
          </table:table-cell>
          <table:table-cell table:formula="of:=IF([.H174]=&quot;S&quot;;-[.I174];&quot;&quot;)">
            <text:p/>
          </table:table-cell>
          <table:table-cell table:formula="of:=IF([.H174]=&quot;L&quot;;[.K174];&quot;&quot;)" office:value-type="currency" office:currency="USD" office:value="-62.8" calcext:value-type="currency">
            <text:p>-$62.8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62.8" calcext:value-type="currency">
            <text:p>-$62.8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62.8" calcext:value-type="currency">
            <text:p>-$62.80</text:p>
          </table:table-cell>
        </table:table-row>
        <table:table-row table:style-name="ro1">
          <table:table-cell office:value-type="string" calcext:value-type="string">
            <text:p>PUT <text:s/>SPXW <text:s text:c="2"/>03/22/23 <text:s/>390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2" calcext:value-type="date">
            <text:p>2023-03-22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441.1" calcext:value-type="currency">
            <text:p>$441.10</text:p>
          </table:table-cell>
          <table:table-cell office:value-type="currency" office:currency="USD" office:value="412.2" calcext:value-type="currency">
            <text:p>$412.20</text:p>
          </table:table-cell>
          <table:table-cell table:formula="of:=IF([.H175]=&quot;S&quot;;[.J175];&quot;&quot;)" office:value-type="currency" office:currency="USD" office:value="441.1" calcext:value-type="currency">
            <text:p>$441.10</text:p>
          </table:table-cell>
          <table:table-cell table:formula="of:=IF([.H175]=&quot;S&quot;;-[.I175];&quot;&quot;)" office:value-type="currency" office:currency="USD" office:value="-28.9" calcext:value-type="currency">
            <text:p>-$28.90</text:p>
          </table:table-cell>
          <table:table-cell table:formula="of:=IF([.H175]=&quot;L&quot;;[.K175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412.2" calcext:value-type="currency">
            <text:p>$412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412.2" calcext:value-type="currency">
            <text:p>$412.20</text:p>
          </table:table-cell>
        </table:table-row>
        <table:table-row table:style-name="ro1">
          <table:table-cell office:value-type="string" calcext:value-type="string">
            <text:p>PUT <text:s/>SPXW <text:s text:c="2"/>03/23/23 <text:s/>392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3" calcext:value-type="date">
            <text:p>2023-03-23</text:p>
          </table:table-cell>
          <table:table-cell office:value-type="string" calcext:value-type="string">
            <text:p>Bu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currency" office:currency="USD" office:value="1895.45" calcext:value-type="currency">
            <text:p>$1,895.45</text:p>
          </table:table-cell>
          <table:table-cell office:value-type="currency" office:currency="USD" office:value="757.55" calcext:value-type="currency">
            <text:p>$757.55</text:p>
          </table:table-cell>
          <table:table-cell office:value-type="currency" office:currency="USD" office:value="-1137.9" calcext:value-type="currency">
            <text:p>-$1,137.90</text:p>
          </table:table-cell>
          <table:table-cell table:formula="of:=IF([.H176]=&quot;S&quot;;[.J176];&quot;&quot;)" office:value-type="currency" office:currency="USD" office:value="757.55" calcext:value-type="currency">
            <text:p>$757.55</text:p>
          </table:table-cell>
          <table:table-cell table:formula="of:=IF([.H176]=&quot;S&quot;;-[.I176];&quot;&quot;)" office:value-type="currency" office:currency="USD" office:value="-1895.45" calcext:value-type="currency">
            <text:p>-$1,895.45</text:p>
          </table:table-cell>
          <table:table-cell table:formula="of:=IF([.H176]=&quot;L&quot;;[.K176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137.9" calcext:value-type="currency">
            <text:p>-$1,137.9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137.9" calcext:value-type="currency">
            <text:p>-$1,137.90</text:p>
          </table:table-cell>
        </table:table-row>
        <table:table-row table:style-name="ro1">
          <table:table-cell office:value-type="string" calcext:value-type="string">
            <text:p>PUT <text:s/>SPXW <text:s text:c="2"/>03/23/23 <text:s/>388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3" calcext:value-type="date">
            <text:p>2023-03-23</text:p>
          </table:table-cell>
          <table:table-cell office:value-type="string" calcext:value-type="string">
            <text:p>S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currency" office:currency="USD" office:value="152.45" calcext:value-type="currency">
            <text:p>$152.45</text:p>
          </table:table-cell>
          <table:table-cell office:value-type="currency" office:currency="USD" office:value="309.55" calcext:value-type="currency">
            <text:p>$309.55</text:p>
          </table:table-cell>
          <table:table-cell office:value-type="currency" office:currency="USD" office:value="157.1" calcext:value-type="currency">
            <text:p>$157.10</text:p>
          </table:table-cell>
          <table:table-cell table:formula="of:=IF([.H177]=&quot;S&quot;;[.J177];&quot;&quot;)">
            <text:p/>
          </table:table-cell>
          <table:table-cell table:formula="of:=IF([.H177]=&quot;S&quot;;-[.I177];&quot;&quot;)">
            <text:p/>
          </table:table-cell>
          <table:table-cell table:formula="of:=IF([.H177]=&quot;L&quot;;[.K177];&quot;&quot;)" office:value-type="currency" office:currency="USD" office:value="157.1" calcext:value-type="currency">
            <text:p>$157.1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57.1" calcext:value-type="currency">
            <text:p>$157.1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57.1" calcext:value-type="currency">
            <text:p>$157.10</text:p>
          </table:table-cell>
        </table:table-row>
        <table:table-row table:style-name="ro1">
          <table:table-cell office:value-type="string" calcext:value-type="string">
            <text:p>PUT <text:s/>JPM <text:s text:c="3"/>04/21/23 <text:s text:c="2"/>123 JPMORGAN CHASE &amp; CO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3-23" calcext:value-type="date">
            <text:p>2023-03-23</text:p>
          </table:table-cell>
          <table:table-cell office:value-type="date" office:date-value="2023-04-12" calcext:value-type="date">
            <text:p>2023-04-12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70.13" calcext:value-type="currency">
            <text:p>$70.13</text:p>
          </table:table-cell>
          <table:table-cell office:value-type="currency" office:currency="USD" office:value="276.85" calcext:value-type="currency">
            <text:p>$276.85</text:p>
          </table:table-cell>
          <table:table-cell office:value-type="currency" office:currency="USD" office:value="206.72" calcext:value-type="currency">
            <text:p>$206.72</text:p>
          </table:table-cell>
          <table:table-cell table:formula="of:=IF([.H178]=&quot;S&quot;;[.J178];&quot;&quot;)" office:value-type="currency" office:currency="USD" office:value="276.85" calcext:value-type="currency">
            <text:p>$276.85</text:p>
          </table:table-cell>
          <table:table-cell table:formula="of:=IF([.H178]=&quot;S&quot;;-[.I178];&quot;&quot;)" office:value-type="currency" office:currency="USD" office:value="-70.13" calcext:value-type="currency">
            <text:p>-$70.13</text:p>
          </table:table-cell>
          <table:table-cell table:formula="of:=IF([.H178]=&quot;L&quot;;[.K178];&quot;&quot;)">
            <text:p/>
          </table:table-cell>
          <table:table-cell/>
          <table:table-cell table:style-name="ce1" office:value-type="date" office:date-value="2023-03-23" calcext:value-type="date">
            <text:p>2023-03-23</text:p>
          </table:table-cell>
          <table:table-cell table:style-name="ce1" office:value-type="date" office:date-value="2023-04-12" calcext:value-type="date">
            <text:p>2023-04-12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06.72" calcext:value-type="currency">
            <text:p>$206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06.72" calcext:value-type="currency">
            <text:p>$206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06.72" calcext:value-type="currency">
            <text:p>$206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3/24/23 <text:s/>392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4" calcext:value-type="date">
            <text:p>2023-03-24</text:p>
          </table:table-cell>
          <table:table-cell office:value-type="string" calcext:value-type="string">
            <text:p>Bu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currency" office:currency="USD" office:value="40.45" calcext:value-type="currency">
            <text:p>$40.45</text:p>
          </table:table-cell>
          <table:table-cell office:value-type="currency" office:currency="USD" office:value="666.55" calcext:value-type="currency">
            <text:p>$666.55</text:p>
          </table:table-cell>
          <table:table-cell office:value-type="currency" office:currency="USD" office:value="626.1" calcext:value-type="currency">
            <text:p>$626.10</text:p>
          </table:table-cell>
          <table:table-cell table:formula="of:=IF([.H179]=&quot;S&quot;;[.J179];&quot;&quot;)" office:value-type="currency" office:currency="USD" office:value="666.55" calcext:value-type="currency">
            <text:p>$666.55</text:p>
          </table:table-cell>
          <table:table-cell table:formula="of:=IF([.H179]=&quot;S&quot;;-[.I179];&quot;&quot;)" office:value-type="currency" office:currency="USD" office:value="-40.45" calcext:value-type="currency">
            <text:p>-$40.45</text:p>
          </table:table-cell>
          <table:table-cell table:formula="of:=IF([.H179]=&quot;L&quot;;[.K179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626.1" calcext:value-type="currency">
            <text:p>$626.1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626.1" calcext:value-type="currency">
            <text:p>$626.10</text:p>
          </table:table-cell>
        </table:table-row>
        <table:table-row table:style-name="ro1">
          <table:table-cell office:value-type="string" calcext:value-type="string">
            <text:p>PUT <text:s/>SPXW <text:s text:c="2"/>03/24/23 <text:s/>388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4" calcext:value-type="date">
            <text:p>2023-03-24</text:p>
          </table:table-cell>
          <table:table-cell office:value-type="string" calcext:value-type="string">
            <text:p>S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currency" office:currency="USD" office:value="131.45" calcext:value-type="currency">
            <text:p>$131.45</text:p>
          </table:table-cell>
          <table:table-cell office:value-type="currency" office:currency="USD" office:value="29.54" calcext:value-type="currency">
            <text:p>$29.54</text:p>
          </table:table-cell>
          <table:table-cell office:value-type="currency" office:currency="USD" office:value="-101.91" calcext:value-type="currency">
            <text:p>-$101.91</text:p>
          </table:table-cell>
          <table:table-cell table:formula="of:=IF([.H180]=&quot;S&quot;;[.J180];&quot;&quot;)">
            <text:p/>
          </table:table-cell>
          <table:table-cell table:formula="of:=IF([.H180]=&quot;S&quot;;-[.I180];&quot;&quot;)">
            <text:p/>
          </table:table-cell>
          <table:table-cell table:formula="of:=IF([.H180]=&quot;L&quot;;[.K180];&quot;&quot;)" office:value-type="currency" office:currency="USD" office:value="-101.91" calcext:value-type="currency">
            <text:p>-$101.91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01.91" calcext:value-type="currency">
            <text:p>-$101.91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01.91" calcext:value-type="currency">
            <text:p>-$101.91</text:p>
          </table:table-cell>
        </table:table-row>
        <table:table-row table:style-name="ro1">
          <table:table-cell office:value-type="string" calcext:value-type="string">
            <text:p>PUT <text:s/>SPXW <text:s text:c="2"/>03/27/23 <text:s/>392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7" calcext:value-type="date">
            <text:p>2023-03-27</text:p>
          </table:table-cell>
          <table:table-cell office:value-type="string" calcext:value-type="string">
            <text:p>OptionExpir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currency" office:currency="USD" office:value="61.45" calcext:value-type="currency">
            <text:p>$61.45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61.45" calcext:value-type="currency">
            <text:p>-$61.45</text:p>
          </table:table-cell>
          <table:table-cell table:formula="of:=IF([.H181]=&quot;S&quot;;[.J181];&quot;&quot;)">
            <text:p/>
          </table:table-cell>
          <table:table-cell table:formula="of:=IF([.H181]=&quot;S&quot;;-[.I181];&quot;&quot;)">
            <text:p/>
          </table:table-cell>
          <table:table-cell table:formula="of:=IF([.H181]=&quot;L&quot;;[.K181];&quot;&quot;)" office:value-type="currency" office:currency="USD" office:value="-61.45" calcext:value-type="currency">
            <text:p>-$61.45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61.45" calcext:value-type="currency">
            <text:p>-$61.45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61.45" calcext:value-type="currency">
            <text:p>-$61.45</text:p>
          </table:table-cell>
        </table:table-row>
        <table:table-row table:style-name="ro1">
          <table:table-cell office:value-type="string" calcext:value-type="string">
            <text:p>PUT <text:s/>SPXW <text:s text:c="2"/>03/27/23 <text:s/>396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7" calcext:value-type="date">
            <text:p>2023-03-27</text:p>
          </table:table-cell>
          <table:table-cell office:value-type="string" calcext:value-type="string">
            <text:p>Bu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currency" office:currency="USD" office:value="40.46" calcext:value-type="currency">
            <text:p>$40.46</text:p>
          </table:table-cell>
          <table:table-cell office:value-type="currency" office:currency="USD" office:value="561.55" calcext:value-type="currency">
            <text:p>$561.55</text:p>
          </table:table-cell>
          <table:table-cell office:value-type="currency" office:currency="USD" office:value="521.09" calcext:value-type="currency">
            <text:p>$521.09</text:p>
          </table:table-cell>
          <table:table-cell table:formula="of:=IF([.H182]=&quot;S&quot;;[.J182];&quot;&quot;)" office:value-type="currency" office:currency="USD" office:value="561.55" calcext:value-type="currency">
            <text:p>$561.55</text:p>
          </table:table-cell>
          <table:table-cell table:formula="of:=IF([.H182]=&quot;S&quot;;-[.I182];&quot;&quot;)" office:value-type="currency" office:currency="USD" office:value="-40.46" calcext:value-type="currency">
            <text:p>-$40.46</text:p>
          </table:table-cell>
          <table:table-cell table:formula="of:=IF([.H182]=&quot;L&quot;;[.K182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521.09" calcext:value-type="currency">
            <text:p>$521.0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21.09" calcext:value-type="currency">
            <text:p>$521.09</text:p>
          </table:table-cell>
        </table:table-row>
        <table:table-row table:style-name="ro1">
          <table:table-cell office:value-type="string" calcext:value-type="string">
            <text:p>PUT <text:s/>GOOGL <text:s/>04/21/23 <text:s text:c="2"/>100 ALPHABET INC CLASS A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3-27" calcext:value-type="date">
            <text:p>2023-03-27</text:p>
          </table:table-cell>
          <table:table-cell office:value-type="date" office:date-value="2023-04-06" calcext:value-type="date">
            <text:p>2023-04-06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44.13" calcext:value-type="currency">
            <text:p>$44.13</text:p>
          </table:table-cell>
          <table:table-cell office:value-type="currency" office:currency="USD" office:value="173.85" calcext:value-type="currency">
            <text:p>$173.85</text:p>
          </table:table-cell>
          <table:table-cell office:value-type="currency" office:currency="USD" office:value="129.72" calcext:value-type="currency">
            <text:p>$129.72</text:p>
          </table:table-cell>
          <table:table-cell table:formula="of:=IF([.H183]=&quot;S&quot;;[.J183];&quot;&quot;)" office:value-type="currency" office:currency="USD" office:value="173.85" calcext:value-type="currency">
            <text:p>$173.85</text:p>
          </table:table-cell>
          <table:table-cell table:formula="of:=IF([.H183]=&quot;S&quot;;-[.I183];&quot;&quot;)" office:value-type="currency" office:currency="USD" office:value="-44.13" calcext:value-type="currency">
            <text:p>-$44.13</text:p>
          </table:table-cell>
          <table:table-cell table:formula="of:=IF([.H183]=&quot;L&quot;;[.K183];&quot;&quot;)">
            <text:p/>
          </table:table-cell>
          <table:table-cell/>
          <table:table-cell table:style-name="ce1" office:value-type="date" office:date-value="2023-03-27" calcext:value-type="date">
            <text:p>2023-03-27</text:p>
          </table:table-cell>
          <table:table-cell table:style-name="ce1" office:value-type="date" office:date-value="2023-04-06" calcext:value-type="date">
            <text:p>2023-04-06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29.72" calcext:value-type="currency">
            <text:p>$129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29.72" calcext:value-type="currency">
            <text:p>$129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29.72" calcext:value-type="currency">
            <text:p>$129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IBM <text:s text:c="3"/>04/21/23 <text:s text:c="2"/>126 INTL BUSINESS MACHIN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3-27" calcext:value-type="date">
            <text:p>2023-03-27</text:p>
          </table:table-cell>
          <table:table-cell office:value-type="date" office:date-value="2023-04-17" calcext:value-type="date">
            <text:p>2023-04-17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69.13" calcext:value-type="currency">
            <text:p>$169.13</text:p>
          </table:table-cell>
          <table:table-cell office:value-type="currency" office:currency="USD" office:value="222.85" calcext:value-type="currency">
            <text:p>$222.85</text:p>
          </table:table-cell>
          <table:table-cell office:value-type="currency" office:currency="USD" office:value="53.72" calcext:value-type="currency">
            <text:p>$53.72</text:p>
          </table:table-cell>
          <table:table-cell table:formula="of:=IF([.H184]=&quot;S&quot;;[.J184];&quot;&quot;)" office:value-type="currency" office:currency="USD" office:value="222.85" calcext:value-type="currency">
            <text:p>$222.85</text:p>
          </table:table-cell>
          <table:table-cell table:formula="of:=IF([.H184]=&quot;S&quot;;-[.I184];&quot;&quot;)" office:value-type="currency" office:currency="USD" office:value="-169.13" calcext:value-type="currency">
            <text:p>-$169.13</text:p>
          </table:table-cell>
          <table:table-cell table:formula="of:=IF([.H184]=&quot;L&quot;;[.K184];&quot;&quot;)">
            <text:p/>
          </table:table-cell>
          <table:table-cell/>
          <table:table-cell table:style-name="ce1" office:value-type="date" office:date-value="2023-03-27" calcext:value-type="date">
            <text:p>2023-03-27</text:p>
          </table:table-cell>
          <table:table-cell table:style-name="ce1" office:value-type="date" office:date-value="2023-04-17" calcext:value-type="date">
            <text:p>2023-04-1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53.72" calcext:value-type="currency">
            <text:p>$53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53.72" calcext:value-type="currency">
            <text:p>$53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53.72" calcext:value-type="currency">
            <text:p>$53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3/28/23 <text:s/>390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8" calcext:value-type="date">
            <text:p>2023-03-28</text:p>
          </table:table-cell>
          <table:table-cell office:value-type="string" calcext:value-type="string">
            <text:p>OptionExpir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currency" office:currency="USD" office:value="70.23" calcext:value-type="currency">
            <text:p>$70.23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70.23" calcext:value-type="currency">
            <text:p>-$70.23</text:p>
          </table:table-cell>
          <table:table-cell table:formula="of:=IF([.H185]=&quot;S&quot;;[.J185];&quot;&quot;)">
            <text:p/>
          </table:table-cell>
          <table:table-cell table:formula="of:=IF([.H185]=&quot;S&quot;;-[.I185];&quot;&quot;)">
            <text:p/>
          </table:table-cell>
          <table:table-cell table:formula="of:=IF([.H185]=&quot;L&quot;;[.K185];&quot;&quot;)" office:value-type="currency" office:currency="USD" office:value="-70.23" calcext:value-type="currency">
            <text:p>-$70.23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70.23" calcext:value-type="currency">
            <text:p>-$70.23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70.23" calcext:value-type="currency">
            <text:p>-$70.23</text:p>
          </table:table-cell>
        </table:table-row>
        <table:table-row table:style-name="ro1">
          <table:table-cell office:value-type="string" calcext:value-type="string">
            <text:p>PUT <text:s/>SPXW <text:s text:c="2"/>03/28/23 <text:s/>393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8" calcext:value-type="date">
            <text:p>2023-03-28</text:p>
          </table:table-cell>
          <table:table-cell office:value-type="string" calcext:value-type="string">
            <text:p>Bu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currency" office:currency="USD" office:value="46.24" calcext:value-type="currency">
            <text:p>$46.24</text:p>
          </table:table-cell>
          <table:table-cell office:value-type="currency" office:currency="USD" office:value="761.77" calcext:value-type="currency">
            <text:p>$761.77</text:p>
          </table:table-cell>
          <table:table-cell office:value-type="currency" office:currency="USD" office:value="715.53" calcext:value-type="currency">
            <text:p>$715.53</text:p>
          </table:table-cell>
          <table:table-cell table:formula="of:=IF([.H186]=&quot;S&quot;;[.J186];&quot;&quot;)" office:value-type="currency" office:currency="USD" office:value="761.77" calcext:value-type="currency">
            <text:p>$761.77</text:p>
          </table:table-cell>
          <table:table-cell table:formula="of:=IF([.H186]=&quot;S&quot;;-[.I186];&quot;&quot;)" office:value-type="currency" office:currency="USD" office:value="-46.24" calcext:value-type="currency">
            <text:p>-$46.24</text:p>
          </table:table-cell>
          <table:table-cell table:formula="of:=IF([.H186]=&quot;L&quot;;[.K186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715.53" calcext:value-type="currency">
            <text:p>$715.53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715.53" calcext:value-type="currency">
            <text:p>$715.53</text:p>
          </table:table-cell>
        </table:table-row>
        <table:table-row table:style-name="ro1">
          <table:table-cell office:value-type="string" calcext:value-type="string">
            <text:p>PUT <text:s/>SPXW <text:s text:c="2"/>03/29/23 <text:s/>399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9" calcext:value-type="date">
            <text:p>2023-03-29</text:p>
          </table:table-cell>
          <table:table-cell office:value-type="string" calcext:value-type="string">
            <text:p>Bu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currency" office:currency="USD" office:value="40.45" calcext:value-type="currency">
            <text:p>$40.45</text:p>
          </table:table-cell>
          <table:table-cell office:value-type="currency" office:currency="USD" office:value="561.55" calcext:value-type="currency">
            <text:p>$561.55</text:p>
          </table:table-cell>
          <table:table-cell office:value-type="currency" office:currency="USD" office:value="521.1" calcext:value-type="currency">
            <text:p>$521.10</text:p>
          </table:table-cell>
          <table:table-cell table:formula="of:=IF([.H187]=&quot;S&quot;;[.J187];&quot;&quot;)" office:value-type="currency" office:currency="USD" office:value="561.55" calcext:value-type="currency">
            <text:p>$561.55</text:p>
          </table:table-cell>
          <table:table-cell table:formula="of:=IF([.H187]=&quot;S&quot;;-[.I187];&quot;&quot;)" office:value-type="currency" office:currency="USD" office:value="-40.45" calcext:value-type="currency">
            <text:p>-$40.45</text:p>
          </table:table-cell>
          <table:table-cell table:formula="of:=IF([.H187]=&quot;L&quot;;[.K187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521.1" calcext:value-type="currency">
            <text:p>$521.1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21.1" calcext:value-type="currency">
            <text:p>$521.10</text:p>
          </table:table-cell>
        </table:table-row>
        <table:table-row table:style-name="ro1">
          <table:table-cell office:value-type="string" calcext:value-type="string">
            <text:p>PUT <text:s/>SPXW <text:s text:c="2"/>03/29/23 <text:s/>395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29" calcext:value-type="date">
            <text:p>2023-03-29</text:p>
          </table:table-cell>
          <table:table-cell office:value-type="string" calcext:value-type="string">
            <text:p>OptionExpir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currency" office:currency="USD" office:value="61.45" calcext:value-type="currency">
            <text:p>$61.45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61.45" calcext:value-type="currency">
            <text:p>-$61.45</text:p>
          </table:table-cell>
          <table:table-cell table:formula="of:=IF([.H188]=&quot;S&quot;;[.J188];&quot;&quot;)">
            <text:p/>
          </table:table-cell>
          <table:table-cell table:formula="of:=IF([.H188]=&quot;S&quot;;-[.I188];&quot;&quot;)">
            <text:p/>
          </table:table-cell>
          <table:table-cell table:formula="of:=IF([.H188]=&quot;L&quot;;[.K188];&quot;&quot;)" office:value-type="currency" office:currency="USD" office:value="-61.45" calcext:value-type="currency">
            <text:p>-$61.45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61.45" calcext:value-type="currency">
            <text:p>-$61.45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61.45" calcext:value-type="currency">
            <text:p>-$61.45</text:p>
          </table:table-cell>
        </table:table-row>
        <table:table-row table:style-name="ro1">
          <table:table-cell office:value-type="string" calcext:value-type="string">
            <text:p>PUT <text:s/>SPXW <text:s text:c="2"/>03/30/23 <text:s/>399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30" calcext:value-type="date">
            <text:p>2023-03-30</text:p>
          </table:table-cell>
          <table:table-cell office:value-type="string" calcext:value-type="string">
            <text:p>OptionExpir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currency" office:currency="USD" office:value="96.45" calcext:value-type="currency">
            <text:p>$96.45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96.45" calcext:value-type="currency">
            <text:p>-$96.45</text:p>
          </table:table-cell>
          <table:table-cell table:formula="of:=IF([.H189]=&quot;S&quot;;[.J189];&quot;&quot;)">
            <text:p/>
          </table:table-cell>
          <table:table-cell table:formula="of:=IF([.H189]=&quot;S&quot;;-[.I189];&quot;&quot;)">
            <text:p/>
          </table:table-cell>
          <table:table-cell table:formula="of:=IF([.H189]=&quot;L&quot;;[.K189];&quot;&quot;)" office:value-type="currency" office:currency="USD" office:value="-96.45" calcext:value-type="currency">
            <text:p>-$96.45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96.45" calcext:value-type="currency">
            <text:p>-$96.45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96.45" calcext:value-type="currency">
            <text:p>-$96.45</text:p>
          </table:table-cell>
        </table:table-row>
        <table:table-row table:style-name="ro1">
          <table:table-cell office:value-type="string" calcext:value-type="string">
            <text:p>PUT <text:s/>SPXW <text:s text:c="2"/>03/30/23 <text:s/>402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30" calcext:value-type="date">
            <text:p>2023-03-30</text:p>
          </table:table-cell>
          <table:table-cell office:value-type="string" calcext:value-type="string">
            <text:p>Bu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currency" office:currency="USD" office:value="40.46" calcext:value-type="currency">
            <text:p>$40.46</text:p>
          </table:table-cell>
          <table:table-cell office:value-type="currency" office:currency="USD" office:value="666.55" calcext:value-type="currency">
            <text:p>$666.55</text:p>
          </table:table-cell>
          <table:table-cell office:value-type="currency" office:currency="USD" office:value="626.09" calcext:value-type="currency">
            <text:p>$626.09</text:p>
          </table:table-cell>
          <table:table-cell table:formula="of:=IF([.H190]=&quot;S&quot;;[.J190];&quot;&quot;)" office:value-type="currency" office:currency="USD" office:value="666.55" calcext:value-type="currency">
            <text:p>$666.55</text:p>
          </table:table-cell>
          <table:table-cell table:formula="of:=IF([.H190]=&quot;S&quot;;-[.I190];&quot;&quot;)" office:value-type="currency" office:currency="USD" office:value="-40.46" calcext:value-type="currency">
            <text:p>-$40.46</text:p>
          </table:table-cell>
          <table:table-cell table:formula="of:=IF([.H190]=&quot;L&quot;;[.K190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626.09" calcext:value-type="currency">
            <text:p>$626.0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626.09" calcext:value-type="currency">
            <text:p>$626.09</text:p>
          </table:table-cell>
        </table:table-row>
        <table:table-row table:style-name="ro1">
          <table:table-cell office:value-type="string" calcext:value-type="string">
            <text:p>PUT <text:s/>SPXW <text:s text:c="2"/>03/31/23 <text:s/>40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31" calcext:value-type="date">
            <text:p>2023-03-31</text:p>
          </table:table-cell>
          <table:table-cell office:value-type="string" calcext:value-type="string">
            <text:p>OptionExpir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currency" office:currency="USD" office:value="96.45" calcext:value-type="currency">
            <text:p>$96.45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96.45" calcext:value-type="currency">
            <text:p>-$96.45</text:p>
          </table:table-cell>
          <table:table-cell table:formula="of:=IF([.H191]=&quot;S&quot;;[.J191];&quot;&quot;)">
            <text:p/>
          </table:table-cell>
          <table:table-cell table:formula="of:=IF([.H191]=&quot;S&quot;;-[.I191];&quot;&quot;)">
            <text:p/>
          </table:table-cell>
          <table:table-cell table:formula="of:=IF([.H191]=&quot;L&quot;;[.K191];&quot;&quot;)" office:value-type="currency" office:currency="USD" office:value="-96.45" calcext:value-type="currency">
            <text:p>-$96.45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96.45" calcext:value-type="currency">
            <text:p>-$96.45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96.45" calcext:value-type="currency">
            <text:p>-$96.45</text:p>
          </table:table-cell>
        </table:table-row>
        <table:table-row table:style-name="ro1">
          <table:table-cell office:value-type="string" calcext:value-type="string">
            <text:p>PUT <text:s/>SPXW <text:s text:c="2"/>03/31/23 <text:s/>407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3-31" calcext:value-type="date">
            <text:p>2023-03-31</text:p>
          </table:table-cell>
          <table:table-cell office:value-type="string" calcext:value-type="string">
            <text:p>Bu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currency" office:currency="USD" office:value="40.46" calcext:value-type="currency">
            <text:p>$40.46</text:p>
          </table:table-cell>
          <table:table-cell office:value-type="currency" office:currency="USD" office:value="771.55" calcext:value-type="currency">
            <text:p>$771.55</text:p>
          </table:table-cell>
          <table:table-cell office:value-type="currency" office:currency="USD" office:value="731.09" calcext:value-type="currency">
            <text:p>$731.09</text:p>
          </table:table-cell>
          <table:table-cell table:formula="of:=IF([.H192]=&quot;S&quot;;[.J192];&quot;&quot;)" office:value-type="currency" office:currency="USD" office:value="771.55" calcext:value-type="currency">
            <text:p>$771.55</text:p>
          </table:table-cell>
          <table:table-cell table:formula="of:=IF([.H192]=&quot;S&quot;;-[.I192];&quot;&quot;)" office:value-type="currency" office:currency="USD" office:value="-40.46" calcext:value-type="currency">
            <text:p>-$40.46</text:p>
          </table:table-cell>
          <table:table-cell table:formula="of:=IF([.H192]=&quot;L&quot;;[.K192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731.09" calcext:value-type="currency">
            <text:p>$731.0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731.09" calcext:value-type="currency">
            <text:p>$731.09</text:p>
          </table:table-cell>
        </table:table-row>
        <table:table-row table:style-name="ro1">
          <table:table-cell office:value-type="string" calcext:value-type="string">
            <text:p>PUT <text:s/>META <text:s text:c="2"/>04/21/23 <text:s text:c="2"/>200 META PLATFORMS INC CL A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3-31" calcext:value-type="date">
            <text:p>2023-03-31</text:p>
          </table:table-cell>
          <table:table-cell office:value-type="date" office:date-value="2023-04-11" calcext:value-type="date">
            <text:p>2023-04-1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89.13" calcext:value-type="currency">
            <text:p>$89.13</text:p>
          </table:table-cell>
          <table:table-cell office:value-type="currency" office:currency="USD" office:value="353.85" calcext:value-type="currency">
            <text:p>$353.85</text:p>
          </table:table-cell>
          <table:table-cell office:value-type="currency" office:currency="USD" office:value="264.72" calcext:value-type="currency">
            <text:p>$264.72</text:p>
          </table:table-cell>
          <table:table-cell table:formula="of:=IF([.H193]=&quot;S&quot;;[.J193];&quot;&quot;)" office:value-type="currency" office:currency="USD" office:value="353.85" calcext:value-type="currency">
            <text:p>$353.85</text:p>
          </table:table-cell>
          <table:table-cell table:formula="of:=IF([.H193]=&quot;S&quot;;-[.I193];&quot;&quot;)" office:value-type="currency" office:currency="USD" office:value="-89.13" calcext:value-type="currency">
            <text:p>-$89.13</text:p>
          </table:table-cell>
          <table:table-cell table:formula="of:=IF([.H193]=&quot;L&quot;;[.K193];&quot;&quot;)">
            <text:p/>
          </table:table-cell>
          <table:table-cell/>
          <table:table-cell table:style-name="ce1" office:value-type="date" office:date-value="2023-03-31" calcext:value-type="date">
            <text:p>2023-03-31</text:p>
          </table:table-cell>
          <table:table-cell table:style-name="ce1" office:value-type="date" office:date-value="2023-04-11" calcext:value-type="date">
            <text:p>2023-04-1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64.72" calcext:value-type="currency">
            <text:p>$264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64.72" calcext:value-type="currency">
            <text:p>$264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64.72" calcext:value-type="currency">
            <text:p>$264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BAC <text:s text:c="3"/>04/21/23 <text:s text:c="3"/>27 BANK OF AMERICA CORP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3-31" calcext:value-type="date">
            <text:p>2023-03-31</text:p>
          </table:table-cell>
          <table:table-cell office:value-type="date" office:date-value="2023-04-14" calcext:value-type="date">
            <text:p>2023-04-14</text:p>
          </table:table-cell>
          <table:table-cell office:value-type="string" calcext:value-type="string">
            <text:p>Bu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currency" office:currency="USD" office:value="48.52" calcext:value-type="currency">
            <text:p>$48.52</text:p>
          </table:table-cell>
          <table:table-cell office:value-type="currency" office:currency="USD" office:value="187.45" calcext:value-type="currency">
            <text:p>$187.45</text:p>
          </table:table-cell>
          <table:table-cell office:value-type="currency" office:currency="USD" office:value="138.93" calcext:value-type="currency">
            <text:p>$138.93</text:p>
          </table:table-cell>
          <table:table-cell table:formula="of:=IF([.H194]=&quot;S&quot;;[.J194];&quot;&quot;)" office:value-type="currency" office:currency="USD" office:value="187.45" calcext:value-type="currency">
            <text:p>$187.45</text:p>
          </table:table-cell>
          <table:table-cell table:formula="of:=IF([.H194]=&quot;S&quot;;-[.I194];&quot;&quot;)" office:value-type="currency" office:currency="USD" office:value="-48.52" calcext:value-type="currency">
            <text:p>-$48.52</text:p>
          </table:table-cell>
          <table:table-cell table:formula="of:=IF([.H194]=&quot;L&quot;;[.K194];&quot;&quot;)">
            <text:p/>
          </table:table-cell>
          <table:table-cell/>
          <table:table-cell table:style-name="ce1" office:value-type="date" office:date-value="2023-03-31" calcext:value-type="date">
            <text:p>2023-03-31</text:p>
          </table:table-cell>
          <table:table-cell table:style-name="ce1" office:value-type="date" office:date-value="2023-04-14" calcext:value-type="date">
            <text:p>2023-04-14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38.93" calcext:value-type="currency">
            <text:p>$138.93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38.93" calcext:value-type="currency">
            <text:p>$138.93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38.93" calcext:value-type="currency">
            <text:p>$138.93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4/03/23 <text:s/>409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03" calcext:value-type="date">
            <text:p>2023-04-03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currency" office:currency="USD" office:value="57.79" calcext:value-type="currency">
            <text:p>$57.79</text:p>
          </table:table-cell>
          <table:table-cell office:value-type="currency" office:currency="USD" office:value="902.21" calcext:value-type="currency">
            <text:p>$902.21</text:p>
          </table:table-cell>
          <table:table-cell office:value-type="currency" office:currency="USD" office:value="844.42" calcext:value-type="currency">
            <text:p>$844.42</text:p>
          </table:table-cell>
          <table:table-cell table:formula="of:=IF([.H195]=&quot;S&quot;;[.J195];&quot;&quot;)" office:value-type="currency" office:currency="USD" office:value="902.21" calcext:value-type="currency">
            <text:p>$902.21</text:p>
          </table:table-cell>
          <table:table-cell table:formula="of:=IF([.H195]=&quot;S&quot;;-[.I195];&quot;&quot;)" office:value-type="currency" office:currency="USD" office:value="-57.79" calcext:value-type="currency">
            <text:p>-$57.79</text:p>
          </table:table-cell>
          <table:table-cell table:formula="of:=IF([.H195]=&quot;L&quot;;[.K195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844.42" calcext:value-type="currency">
            <text:p>$844.4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844.42" calcext:value-type="currency">
            <text:p>$844.42</text:p>
          </table:table-cell>
        </table:table-row>
        <table:table-row table:style-name="ro1">
          <table:table-cell office:value-type="string" calcext:value-type="string">
            <text:p>PUT <text:s/>SPXW <text:s text:c="2"/>04/03/23 <text:s/>406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03" calcext:value-type="date">
            <text:p>2023-04-03</text:p>
          </table:table-cell>
          <table:table-cell office:value-type="string" calcext:value-type="string">
            <text:p>OptionExpir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currency" office:currency="USD" office:value="87.79" calcext:value-type="currency">
            <text:p>$87.79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87.79" calcext:value-type="currency">
            <text:p>-$87.79</text:p>
          </table:table-cell>
          <table:table-cell table:formula="of:=IF([.H196]=&quot;S&quot;;[.J196];&quot;&quot;)">
            <text:p/>
          </table:table-cell>
          <table:table-cell table:formula="of:=IF([.H196]=&quot;S&quot;;-[.I196];&quot;&quot;)">
            <text:p/>
          </table:table-cell>
          <table:table-cell table:formula="of:=IF([.H196]=&quot;L&quot;;[.K196];&quot;&quot;)" office:value-type="currency" office:currency="USD" office:value="-87.79" calcext:value-type="currency">
            <text:p>-$87.79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87.79" calcext:value-type="currency">
            <text:p>-$87.7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87.79" calcext:value-type="currency">
            <text:p>-$87.79</text:p>
          </table:table-cell>
        </table:table-row>
        <table:table-row table:style-name="ro1">
          <table:table-cell office:value-type="string" calcext:value-type="string">
            <text:p>PUT <text:s/>SPX <text:s text:c="3"/>05/19/23 <text:s/>3900 S &amp; P 500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4-03" calcext:value-type="date">
            <text:p>2023-04-03</text:p>
          </table:table-cell>
          <table:table-cell office:value-type="date" office:date-value="2023-04-14" calcext:value-type="date">
            <text:p>2023-04-14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850.78" calcext:value-type="currency">
            <text:p>$1,850.78</text:p>
          </table:table-cell>
          <table:table-cell office:value-type="currency" office:currency="USD" office:value="3717.22" calcext:value-type="currency">
            <text:p>$3,717.22</text:p>
          </table:table-cell>
          <table:table-cell office:value-type="currency" office:currency="USD" office:value="1866.44" calcext:value-type="currency">
            <text:p>$1,866.44</text:p>
          </table:table-cell>
          <table:table-cell table:formula="of:=IF([.H197]=&quot;S&quot;;[.J197];&quot;&quot;)" office:value-type="currency" office:currency="USD" office:value="3717.22" calcext:value-type="currency">
            <text:p>$3,717.22</text:p>
          </table:table-cell>
          <table:table-cell table:formula="of:=IF([.H197]=&quot;S&quot;;-[.I197];&quot;&quot;)" office:value-type="currency" office:currency="USD" office:value="-1850.78" calcext:value-type="currency">
            <text:p>-$1,850.78</text:p>
          </table:table-cell>
          <table:table-cell table:formula="of:=IF([.H197]=&quot;L&quot;;[.K197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866.44" calcext:value-type="currency">
            <text:p>$1,866.44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866.44" calcext:value-type="currency">
            <text:p>$1,866.44</text:p>
          </table:table-cell>
        </table:table-row>
        <table:table-row table:style-name="ro1">
          <table:table-cell office:value-type="string" calcext:value-type="string">
            <text:p>PUT <text:s/>SPX <text:s text:c="3"/>05/19/23 <text:s/>3800 S &amp; P 500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4-03" calcext:value-type="date">
            <text:p>2023-04-03</text:p>
          </table:table-cell>
          <table:table-cell office:value-type="date" office:date-value="2023-04-14" calcext:value-type="date">
            <text:p>2023-04-14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440.78" calcext:value-type="currency">
            <text:p>$2,440.78</text:p>
          </table:table-cell>
          <table:table-cell office:value-type="currency" office:currency="USD" office:value="1259.22" calcext:value-type="currency">
            <text:p>$1,259.22</text:p>
          </table:table-cell>
          <table:table-cell office:value-type="currency" office:currency="USD" office:value="-1181.56" calcext:value-type="currency">
            <text:p>-$1,181.56</text:p>
          </table:table-cell>
          <table:table-cell table:formula="of:=IF([.H198]=&quot;S&quot;;[.J198];&quot;&quot;)">
            <text:p/>
          </table:table-cell>
          <table:table-cell table:formula="of:=IF([.H198]=&quot;S&quot;;-[.I198];&quot;&quot;)">
            <text:p/>
          </table:table-cell>
          <table:table-cell table:formula="of:=IF([.H198]=&quot;L&quot;;[.K198];&quot;&quot;)" office:value-type="currency" office:currency="USD" office:value="-1181.56" calcext:value-type="currency">
            <text:p>-$1,181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181.56" calcext:value-type="currency">
            <text:p>-$1,181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181.56" calcext:value-type="currency">
            <text:p>-$1,181.56</text:p>
          </table:table-cell>
        </table:table-row>
        <table:table-row table:style-name="ro1">
          <table:table-cell office:value-type="string" calcext:value-type="string">
            <text:p>PUT <text:s/>SPXW <text:s text:c="2"/>04/04/23 <text:s/>406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04" calcext:value-type="date">
            <text:p>2023-04-04</text:p>
          </table:table-cell>
          <table:table-cell office:value-type="string" calcext:value-type="string">
            <text:p>S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currency" office:currency="USD" office:value="106.01" calcext:value-type="currency">
            <text:p>$106.01</text:p>
          </table:table-cell>
          <table:table-cell office:value-type="currency" office:currency="USD" office:value="127.99" calcext:value-type="currency">
            <text:p>$127.99</text:p>
          </table:table-cell>
          <table:table-cell office:value-type="currency" office:currency="USD" office:value="21.98" calcext:value-type="currency">
            <text:p>$21.98</text:p>
          </table:table-cell>
          <table:table-cell table:formula="of:=IF([.H199]=&quot;S&quot;;[.J199];&quot;&quot;)">
            <text:p/>
          </table:table-cell>
          <table:table-cell table:formula="of:=IF([.H199]=&quot;S&quot;;-[.I199];&quot;&quot;)">
            <text:p/>
          </table:table-cell>
          <table:table-cell table:formula="of:=IF([.H199]=&quot;L&quot;;[.K199];&quot;&quot;)" office:value-type="currency" office:currency="USD" office:value="21.98" calcext:value-type="currency">
            <text:p>$21.98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21.98" calcext:value-type="currency">
            <text:p>$21.9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21.98" calcext:value-type="currency">
            <text:p>$21.98</text:p>
          </table:table-cell>
        </table:table-row>
        <table:table-row table:style-name="ro1">
          <table:table-cell office:value-type="string" calcext:value-type="string">
            <text:p>PUT <text:s/>SPXW <text:s text:c="2"/>04/04/23 <text:s/>409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04" calcext:value-type="date">
            <text:p>2023-04-04</text:p>
          </table:table-cell>
          <table:table-cell office:value-type="string" calcext:value-type="string">
            <text:p>Bu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currency" office:currency="USD" office:value="2937.02" calcext:value-type="currency">
            <text:p>$2,937.02</text:p>
          </table:table-cell>
          <table:table-cell office:value-type="currency" office:currency="USD" office:value="973.99" calcext:value-type="currency">
            <text:p>$973.99</text:p>
          </table:table-cell>
          <table:table-cell office:value-type="currency" office:currency="USD" office:value="-1963.03" calcext:value-type="currency">
            <text:p>-$1,963.03</text:p>
          </table:table-cell>
          <table:table-cell table:formula="of:=IF([.H200]=&quot;S&quot;;[.J200];&quot;&quot;)" office:value-type="currency" office:currency="USD" office:value="973.99" calcext:value-type="currency">
            <text:p>$973.99</text:p>
          </table:table-cell>
          <table:table-cell table:formula="of:=IF([.H200]=&quot;S&quot;;-[.I200];&quot;&quot;)" office:value-type="currency" office:currency="USD" office:value="-2937.02" calcext:value-type="currency">
            <text:p>-$2,937.02</text:p>
          </table:table-cell>
          <table:table-cell table:formula="of:=IF([.H200]=&quot;L&quot;;[.K200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963.03" calcext:value-type="currency">
            <text:p>-$1,963.03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963.03" calcext:value-type="currency">
            <text:p>-$1,963.03</text:p>
          </table:table-cell>
        </table:table-row>
        <table:table-row table:style-name="ro1">
          <table:table-cell office:value-type="string" calcext:value-type="string">
            <text:p>PUT <text:s/>SPXW <text:s text:c="2"/>04/05/23 <text:s/>407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05" calcext:value-type="date">
            <text:p>2023-04-05</text:p>
          </table:table-cell>
          <table:table-cell office:value-type="string" calcext:value-type="string">
            <text:p>Bu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currency" office:currency="USD" office:value="52.01" calcext:value-type="currency">
            <text:p>$52.01</text:p>
          </table:table-cell>
          <table:table-cell office:value-type="currency" office:currency="USD" office:value="550.99" calcext:value-type="currency">
            <text:p>$550.99</text:p>
          </table:table-cell>
          <table:table-cell office:value-type="currency" office:currency="USD" office:value="498.98" calcext:value-type="currency">
            <text:p>$498.98</text:p>
          </table:table-cell>
          <table:table-cell table:formula="of:=IF([.H201]=&quot;S&quot;;[.J201];&quot;&quot;)" office:value-type="currency" office:currency="USD" office:value="550.99" calcext:value-type="currency">
            <text:p>$550.99</text:p>
          </table:table-cell>
          <table:table-cell table:formula="of:=IF([.H201]=&quot;S&quot;;-[.I201];&quot;&quot;)" office:value-type="currency" office:currency="USD" office:value="-52.01" calcext:value-type="currency">
            <text:p>-$52.01</text:p>
          </table:table-cell>
          <table:table-cell table:formula="of:=IF([.H201]=&quot;L&quot;;[.K201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498.98" calcext:value-type="currency">
            <text:p>$498.9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498.98" calcext:value-type="currency">
            <text:p>$498.98</text:p>
          </table:table-cell>
        </table:table-row>
        <table:table-row table:style-name="ro1">
          <table:table-cell office:value-type="string" calcext:value-type="string">
            <text:p>PUT <text:s/>SPXW <text:s text:c="2"/>04/05/23 <text:s/>407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05" calcext:value-type="date">
            <text:p>2023-04-05</text:p>
          </table:table-cell>
          <table:table-cell office:value-type="string" calcext:value-type="string">
            <text:p>Bu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currency" office:currency="USD" office:value="34.67" calcext:value-type="currency">
            <text:p>$34.67</text:p>
          </table:table-cell>
          <table:table-cell office:value-type="currency" office:currency="USD" office:value="367.32" calcext:value-type="currency">
            <text:p>$367.32</text:p>
          </table:table-cell>
          <table:table-cell office:value-type="currency" office:currency="USD" office:value="332.65" calcext:value-type="currency">
            <text:p>$332.65</text:p>
          </table:table-cell>
          <table:table-cell table:formula="of:=IF([.H202]=&quot;S&quot;;[.J202];&quot;&quot;)" office:value-type="currency" office:currency="USD" office:value="367.32" calcext:value-type="currency">
            <text:p>$367.32</text:p>
          </table:table-cell>
          <table:table-cell table:formula="of:=IF([.H202]=&quot;S&quot;;-[.I202];&quot;&quot;)" office:value-type="currency" office:currency="USD" office:value="-34.67" calcext:value-type="currency">
            <text:p>-$34.67</text:p>
          </table:table-cell>
          <table:table-cell table:formula="of:=IF([.H202]=&quot;L&quot;;[.K202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332.65" calcext:value-type="currency">
            <text:p>$332.65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332.65" calcext:value-type="currency">
            <text:p>$332.65</text:p>
          </table:table-cell>
        </table:table-row>
        <table:table-row table:style-name="ro1">
          <table:table-cell office:value-type="string" calcext:value-type="string">
            <text:p>PUT <text:s/>SPXW <text:s text:c="2"/>04/05/23 <text:s/>405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05" calcext:value-type="date">
            <text:p>2023-04-05</text:p>
          </table:table-cell>
          <table:table-cell office:value-type="string" calcext:value-type="string">
            <text:p>OptionExpir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currency" office:currency="USD" office:value="146.69" calcext:value-type="currency">
            <text:p>$146.69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46.69" calcext:value-type="currency">
            <text:p>-$146.69</text:p>
          </table:table-cell>
          <table:table-cell table:formula="of:=IF([.H203]=&quot;S&quot;;[.J203];&quot;&quot;)">
            <text:p/>
          </table:table-cell>
          <table:table-cell table:formula="of:=IF([.H203]=&quot;S&quot;;-[.I203];&quot;&quot;)">
            <text:p/>
          </table:table-cell>
          <table:table-cell table:formula="of:=IF([.H203]=&quot;L&quot;;[.K203];&quot;&quot;)" office:value-type="currency" office:currency="USD" office:value="-146.69" calcext:value-type="currency">
            <text:p>-$146.69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46.69" calcext:value-type="currency">
            <text:p>-$146.6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46.69" calcext:value-type="currency">
            <text:p>-$146.69</text:p>
          </table:table-cell>
        </table:table-row>
        <table:table-row table:style-name="ro1">
          <table:table-cell office:value-type="string" calcext:value-type="string">
            <text:p>PUT <text:s/>SPXW <text:s text:c="2"/>04/06/23 <text:s/>409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06" calcext:value-type="date">
            <text:p>2023-04-06</text:p>
          </table:table-cell>
          <table:table-cell office:value-type="string" calcext:value-type="string">
            <text:p>Bu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currency" office:currency="USD" office:value="69.35" calcext:value-type="currency">
            <text:p>$69.35</text:p>
          </table:table-cell>
          <table:table-cell office:value-type="currency" office:currency="USD" office:value="1502.65" calcext:value-type="currency">
            <text:p>$1,502.65</text:p>
          </table:table-cell>
          <table:table-cell office:value-type="currency" office:currency="USD" office:value="1433.3" calcext:value-type="currency">
            <text:p>$1,433.30</text:p>
          </table:table-cell>
          <table:table-cell table:formula="of:=IF([.H204]=&quot;S&quot;;[.J204];&quot;&quot;)" office:value-type="currency" office:currency="USD" office:value="1502.65" calcext:value-type="currency">
            <text:p>$1,502.65</text:p>
          </table:table-cell>
          <table:table-cell table:formula="of:=IF([.H204]=&quot;S&quot;;-[.I204];&quot;&quot;)" office:value-type="currency" office:currency="USD" office:value="-69.35" calcext:value-type="currency">
            <text:p>-$69.35</text:p>
          </table:table-cell>
          <table:table-cell table:formula="of:=IF([.H204]=&quot;L&quot;;[.K204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433.3" calcext:value-type="currency">
            <text:p>$1,433.3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433.3" calcext:value-type="currency">
            <text:p>$1,433.30</text:p>
          </table:table-cell>
        </table:table-row>
        <table:table-row table:style-name="ro1">
          <table:table-cell office:value-type="string" calcext:value-type="string">
            <text:p>PUT <text:s/>SPXW <text:s text:c="2"/>04/06/23 <text:s/>407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06" calcext:value-type="date">
            <text:p>2023-04-06</text:p>
          </table:table-cell>
          <table:table-cell office:value-type="string" calcext:value-type="string">
            <text:p>OptionExpir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65.35" calcext:value-type="currency">
            <text:p>$165.35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65.35" calcext:value-type="currency">
            <text:p>-$165.35</text:p>
          </table:table-cell>
          <table:table-cell table:formula="of:=IF([.H205]=&quot;S&quot;;[.J205];&quot;&quot;)">
            <text:p/>
          </table:table-cell>
          <table:table-cell table:formula="of:=IF([.H205]=&quot;S&quot;;-[.I205];&quot;&quot;)">
            <text:p/>
          </table:table-cell>
          <table:table-cell table:formula="of:=IF([.H205]=&quot;L&quot;;[.K205];&quot;&quot;)" office:value-type="currency" office:currency="USD" office:value="-165.35" calcext:value-type="currency">
            <text:p>-$165.35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65.35" calcext:value-type="currency">
            <text:p>-$165.35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65.35" calcext:value-type="currency">
            <text:p>-$165.35</text:p>
          </table:table-cell>
        </table:table-row>
        <table:table-row table:style-name="ro1">
          <table:table-cell office:value-type="string" calcext:value-type="string">
            <text:p>PUT <text:s/>SPXW <text:s text:c="2"/>04/10/23 <text:s/>405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0" calcext:value-type="date">
            <text:p>2023-04-10</text:p>
          </table:table-cell>
          <table:table-cell office:value-type="string" calcext:value-type="string">
            <text:p>OptionExpir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currency" office:currency="USD" office:value="79.02" calcext:value-type="currency">
            <text:p>$79.02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79.02" calcext:value-type="currency">
            <text:p>-$79.02</text:p>
          </table:table-cell>
          <table:table-cell table:formula="of:=IF([.H206]=&quot;S&quot;;[.J206];&quot;&quot;)">
            <text:p/>
          </table:table-cell>
          <table:table-cell table:formula="of:=IF([.H206]=&quot;S&quot;;-[.I206];&quot;&quot;)">
            <text:p/>
          </table:table-cell>
          <table:table-cell table:formula="of:=IF([.H206]=&quot;L&quot;;[.K206];&quot;&quot;)" office:value-type="currency" office:currency="USD" office:value="-79.02" calcext:value-type="currency">
            <text:p>-$79.02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79.02" calcext:value-type="currency">
            <text:p>-$79.0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79.02" calcext:value-type="currency">
            <text:p>-$79.02</text:p>
          </table:table-cell>
        </table:table-row>
        <table:table-row table:style-name="ro1">
          <table:table-cell office:value-type="string" calcext:value-type="string">
            <text:p>PUT <text:s/>SPXW <text:s text:c="2"/>04/10/23 <text:s/>408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0" calcext:value-type="date">
            <text:p>2023-04-10</text:p>
          </table:table-cell>
          <table:table-cell office:value-type="string" calcext:value-type="string">
            <text:p>Bu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currency" office:currency="USD" office:value="52.01" calcext:value-type="currency">
            <text:p>$52.01</text:p>
          </table:table-cell>
          <table:table-cell office:value-type="currency" office:currency="USD" office:value="586.98" calcext:value-type="currency">
            <text:p>$586.98</text:p>
          </table:table-cell>
          <table:table-cell office:value-type="currency" office:currency="USD" office:value="534.97" calcext:value-type="currency">
            <text:p>$534.97</text:p>
          </table:table-cell>
          <table:table-cell table:formula="of:=IF([.H207]=&quot;S&quot;;[.J207];&quot;&quot;)" office:value-type="currency" office:currency="USD" office:value="586.98" calcext:value-type="currency">
            <text:p>$586.98</text:p>
          </table:table-cell>
          <table:table-cell table:formula="of:=IF([.H207]=&quot;S&quot;;-[.I207];&quot;&quot;)" office:value-type="currency" office:currency="USD" office:value="-52.01" calcext:value-type="currency">
            <text:p>-$52.01</text:p>
          </table:table-cell>
          <table:table-cell table:formula="of:=IF([.H207]=&quot;L&quot;;[.K207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534.97" calcext:value-type="currency">
            <text:p>$534.97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34.97" calcext:value-type="currency">
            <text:p>$534.97</text:p>
          </table:table-cell>
        </table:table-row>
        <table:table-row table:style-name="ro1">
          <table:table-cell office:value-type="string" calcext:value-type="string">
            <text:p>PUT <text:s/>SPXW <text:s text:c="2"/>04/11/23 <text:s/>411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1" calcext:value-type="date">
            <text:p>2023-04-11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currency" office:currency="USD" office:value="57.79" calcext:value-type="currency">
            <text:p>$57.79</text:p>
          </table:table-cell>
          <table:table-cell office:value-type="currency" office:currency="USD" office:value="882.21" calcext:value-type="currency">
            <text:p>$882.21</text:p>
          </table:table-cell>
          <table:table-cell office:value-type="currency" office:currency="USD" office:value="824.42" calcext:value-type="currency">
            <text:p>$824.42</text:p>
          </table:table-cell>
          <table:table-cell table:formula="of:=IF([.H208]=&quot;S&quot;;[.J208];&quot;&quot;)" office:value-type="currency" office:currency="USD" office:value="882.21" calcext:value-type="currency">
            <text:p>$882.21</text:p>
          </table:table-cell>
          <table:table-cell table:formula="of:=IF([.H208]=&quot;S&quot;;-[.I208];&quot;&quot;)" office:value-type="currency" office:currency="USD" office:value="-57.79" calcext:value-type="currency">
            <text:p>-$57.79</text:p>
          </table:table-cell>
          <table:table-cell table:formula="of:=IF([.H208]=&quot;L&quot;;[.K208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824.42" calcext:value-type="currency">
            <text:p>$824.4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824.42" calcext:value-type="currency">
            <text:p>$824.42</text:p>
          </table:table-cell>
        </table:table-row>
        <table:table-row table:style-name="ro1">
          <table:table-cell office:value-type="string" calcext:value-type="string">
            <text:p>PUT <text:s/>SPXW <text:s text:c="2"/>04/11/23 <text:s/>408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1" calcext:value-type="date">
            <text:p>2023-04-11</text:p>
          </table:table-cell>
          <table:table-cell office:value-type="string" calcext:value-type="string">
            <text:p>OptionExpir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currency" office:currency="USD" office:value="117.79" calcext:value-type="currency">
            <text:p>$117.79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17.79" calcext:value-type="currency">
            <text:p>-$117.79</text:p>
          </table:table-cell>
          <table:table-cell table:formula="of:=IF([.H209]=&quot;S&quot;;[.J209];&quot;&quot;)">
            <text:p/>
          </table:table-cell>
          <table:table-cell table:formula="of:=IF([.H209]=&quot;S&quot;;-[.I209];&quot;&quot;)">
            <text:p/>
          </table:table-cell>
          <table:table-cell table:formula="of:=IF([.H209]=&quot;L&quot;;[.K209];&quot;&quot;)" office:value-type="currency" office:currency="USD" office:value="-117.79" calcext:value-type="currency">
            <text:p>-$117.79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17.79" calcext:value-type="currency">
            <text:p>-$117.7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17.79" calcext:value-type="currency">
            <text:p>-$117.79</text:p>
          </table:table-cell>
        </table:table-row>
        <table:table-row table:style-name="ro1">
          <table:table-cell office:value-type="string" calcext:value-type="string">
            <text:p>PUT <text:s/>SPXW <text:s text:c="2"/>04/12/23 <text:s/>406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2" calcext:value-type="date">
            <text:p>2023-04-12</text:p>
          </table:table-cell>
          <table:table-cell office:value-type="string" calcext:value-type="string">
            <text:p>S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currency" office:currency="USD" office:value="96.45" calcext:value-type="currency">
            <text:p>$96.45</text:p>
          </table:table-cell>
          <table:table-cell office:value-type="currency" office:currency="USD" office:value="239.54" calcext:value-type="currency">
            <text:p>$239.54</text:p>
          </table:table-cell>
          <table:table-cell office:value-type="currency" office:currency="USD" office:value="143.09" calcext:value-type="currency">
            <text:p>$143.09</text:p>
          </table:table-cell>
          <table:table-cell table:formula="of:=IF([.H210]=&quot;S&quot;;[.J210];&quot;&quot;)">
            <text:p/>
          </table:table-cell>
          <table:table-cell table:formula="of:=IF([.H210]=&quot;S&quot;;-[.I210];&quot;&quot;)">
            <text:p/>
          </table:table-cell>
          <table:table-cell table:formula="of:=IF([.H210]=&quot;L&quot;;[.K210];&quot;&quot;)" office:value-type="currency" office:currency="USD" office:value="143.09" calcext:value-type="currency">
            <text:p>$143.09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43.09" calcext:value-type="currency">
            <text:p>$143.0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43.09" calcext:value-type="currency">
            <text:p>$143.09</text:p>
          </table:table-cell>
        </table:table-row>
        <table:table-row table:style-name="ro1">
          <table:table-cell office:value-type="string" calcext:value-type="string">
            <text:p>PUT <text:s/>SPXW <text:s text:c="2"/>04/12/23 <text:s/>410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2" calcext:value-type="date">
            <text:p>2023-04-12</text:p>
          </table:table-cell>
          <table:table-cell office:value-type="string" calcext:value-type="string">
            <text:p>Bu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currency" office:currency="USD" office:value="1985.46" calcext:value-type="currency">
            <text:p>$1,985.46</text:p>
          </table:table-cell>
          <table:table-cell office:value-type="currency" office:currency="USD" office:value="666.55" calcext:value-type="currency">
            <text:p>$666.55</text:p>
          </table:table-cell>
          <table:table-cell office:value-type="currency" office:currency="USD" office:value="-1318.91" calcext:value-type="currency">
            <text:p>-$1,318.91</text:p>
          </table:table-cell>
          <table:table-cell table:formula="of:=IF([.H211]=&quot;S&quot;;[.J211];&quot;&quot;)" office:value-type="currency" office:currency="USD" office:value="666.55" calcext:value-type="currency">
            <text:p>$666.55</text:p>
          </table:table-cell>
          <table:table-cell table:formula="of:=IF([.H211]=&quot;S&quot;;-[.I211];&quot;&quot;)" office:value-type="currency" office:currency="USD" office:value="-1985.46" calcext:value-type="currency">
            <text:p>-$1,985.46</text:p>
          </table:table-cell>
          <table:table-cell table:formula="of:=IF([.H211]=&quot;L&quot;;[.K211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318.91" calcext:value-type="currency">
            <text:p>-$1,318.91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318.91" calcext:value-type="currency">
            <text:p>-$1,318.91</text:p>
          </table:table-cell>
        </table:table-row>
        <table:table-row table:style-name="ro1">
          <table:table-cell office:value-type="string" calcext:value-type="string">
            <text:p>PUT <text:s/>SPXW <text:s text:c="2"/>04/13/23 <text:s/>410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3" calcext:value-type="date">
            <text:p>2023-04-13</text:p>
          </table:table-cell>
          <table:table-cell office:value-type="string" calcext:value-type="string">
            <text:p>OptionExpir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currency" office:currency="USD" office:value="137.79" calcext:value-type="currency">
            <text:p>$137.79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37.79" calcext:value-type="currency">
            <text:p>-$137.79</text:p>
          </table:table-cell>
          <table:table-cell table:formula="of:=IF([.H212]=&quot;S&quot;;[.J212];&quot;&quot;)">
            <text:p/>
          </table:table-cell>
          <table:table-cell table:formula="of:=IF([.H212]=&quot;S&quot;;-[.I212];&quot;&quot;)">
            <text:p/>
          </table:table-cell>
          <table:table-cell table:formula="of:=IF([.H212]=&quot;L&quot;;[.K212];&quot;&quot;)" office:value-type="currency" office:currency="USD" office:value="-137.79" calcext:value-type="currency">
            <text:p>-$137.79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37.79" calcext:value-type="currency">
            <text:p>-$137.7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37.79" calcext:value-type="currency">
            <text:p>-$137.79</text:p>
          </table:table-cell>
        </table:table-row>
        <table:table-row table:style-name="ro1">
          <table:table-cell office:value-type="string" calcext:value-type="string">
            <text:p>PUT <text:s/>SPXW <text:s text:c="2"/>04/13/23 <text:s/>41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3" calcext:value-type="date">
            <text:p>2023-04-13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currency" office:currency="USD" office:value="57.79" calcext:value-type="currency">
            <text:p>$57.79</text:p>
          </table:table-cell>
          <table:table-cell office:value-type="currency" office:currency="USD" office:value="1102.21" calcext:value-type="currency">
            <text:p>$1,102.21</text:p>
          </table:table-cell>
          <table:table-cell office:value-type="currency" office:currency="USD" office:value="1044.42" calcext:value-type="currency">
            <text:p>$1,044.42</text:p>
          </table:table-cell>
          <table:table-cell table:formula="of:=IF([.H213]=&quot;S&quot;;[.J213];&quot;&quot;)" office:value-type="currency" office:currency="USD" office:value="1102.21" calcext:value-type="currency">
            <text:p>$1,102.21</text:p>
          </table:table-cell>
          <table:table-cell table:formula="of:=IF([.H213]=&quot;S&quot;;-[.I213];&quot;&quot;)" office:value-type="currency" office:currency="USD" office:value="-57.79" calcext:value-type="currency">
            <text:p>-$57.79</text:p>
          </table:table-cell>
          <table:table-cell table:formula="of:=IF([.H213]=&quot;L&quot;;[.K213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044.42" calcext:value-type="currency">
            <text:p>$1,044.4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044.42" calcext:value-type="currency">
            <text:p>$1,044.42</text:p>
          </table:table-cell>
        </table:table-row>
        <table:table-row table:style-name="ro1">
          <table:table-cell office:value-type="string" calcext:value-type="string">
            <text:p>PUT <text:s/>SPXW <text:s text:c="2"/>04/14/23 <text:s/>411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4" calcext:value-type="date">
            <text:p>2023-04-14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currency" office:currency="USD" office:value="57.79" calcext:value-type="currency">
            <text:p>$57.79</text:p>
          </table:table-cell>
          <table:table-cell office:value-type="currency" office:currency="USD" office:value="752.21" calcext:value-type="currency">
            <text:p>$752.21</text:p>
          </table:table-cell>
          <table:table-cell office:value-type="currency" office:currency="USD" office:value="694.42" calcext:value-type="currency">
            <text:p>$694.42</text:p>
          </table:table-cell>
          <table:table-cell table:formula="of:=IF([.H214]=&quot;S&quot;;[.J214];&quot;&quot;)" office:value-type="currency" office:currency="USD" office:value="752.21" calcext:value-type="currency">
            <text:p>$752.21</text:p>
          </table:table-cell>
          <table:table-cell table:formula="of:=IF([.H214]=&quot;S&quot;;-[.I214];&quot;&quot;)" office:value-type="currency" office:currency="USD" office:value="-57.79" calcext:value-type="currency">
            <text:p>-$57.79</text:p>
          </table:table-cell>
          <table:table-cell table:formula="of:=IF([.H214]=&quot;L&quot;;[.K214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694.42" calcext:value-type="currency">
            <text:p>$694.4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694.42" calcext:value-type="currency">
            <text:p>$694.42</text:p>
          </table:table-cell>
        </table:table-row>
        <table:table-row table:style-name="ro1">
          <table:table-cell office:value-type="string" calcext:value-type="string">
            <text:p>PUT <text:s/>SPXW <text:s text:c="2"/>04/14/23 <text:s/>407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4" calcext:value-type="date">
            <text:p>2023-04-14</text:p>
          </table:table-cell>
          <table:table-cell office:value-type="string" calcext:value-type="string">
            <text:p>OptionExpir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currency" office:currency="USD" office:value="87.79" calcext:value-type="currency">
            <text:p>$87.79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87.79" calcext:value-type="currency">
            <text:p>-$87.79</text:p>
          </table:table-cell>
          <table:table-cell table:formula="of:=IF([.H215]=&quot;S&quot;;[.J215];&quot;&quot;)">
            <text:p/>
          </table:table-cell>
          <table:table-cell table:formula="of:=IF([.H215]=&quot;S&quot;;-[.I215];&quot;&quot;)">
            <text:p/>
          </table:table-cell>
          <table:table-cell table:formula="of:=IF([.H215]=&quot;L&quot;;[.K215];&quot;&quot;)" office:value-type="currency" office:currency="USD" office:value="-87.79" calcext:value-type="currency">
            <text:p>-$87.79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87.79" calcext:value-type="currency">
            <text:p>-$87.7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87.79" calcext:value-type="currency">
            <text:p>-$87.79</text:p>
          </table:table-cell>
        </table:table-row>
        <table:table-row table:style-name="ro1">
          <table:table-cell office:value-type="string" calcext:value-type="string">
            <text:p>PUT <text:s/>EBAY <text:s text:c="2"/>05/19/23 <text:s text:c="3"/>40 EBAY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4-14" calcext:value-type="date">
            <text:p>2023-04-14</text:p>
          </table:table-cell>
          <table:table-cell office:value-type="date" office:date-value="2023-04-27" calcext:value-type="date">
            <text:p>2023-04-27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currency" office:currency="USD" office:value="48.39" calcext:value-type="currency">
            <text:p>$48.39</text:p>
          </table:table-cell>
          <table:table-cell office:value-type="currency" office:currency="USD" office:value="188.59" calcext:value-type="currency">
            <text:p>$188.59</text:p>
          </table:table-cell>
          <table:table-cell office:value-type="currency" office:currency="USD" office:value="140.2" calcext:value-type="currency">
            <text:p>$140.20</text:p>
          </table:table-cell>
          <table:table-cell table:formula="of:=IF([.H216]=&quot;S&quot;;[.J216];&quot;&quot;)" office:value-type="currency" office:currency="USD" office:value="188.59" calcext:value-type="currency">
            <text:p>$188.59</text:p>
          </table:table-cell>
          <table:table-cell table:formula="of:=IF([.H216]=&quot;S&quot;;-[.I216];&quot;&quot;)" office:value-type="currency" office:currency="USD" office:value="-48.39" calcext:value-type="currency">
            <text:p>-$48.39</text:p>
          </table:table-cell>
          <table:table-cell table:formula="of:=IF([.H216]=&quot;L&quot;;[.K216];&quot;&quot;)">
            <text:p/>
          </table:table-cell>
          <table:table-cell/>
          <table:table-cell table:style-name="ce1" office:value-type="date" office:date-value="2023-04-14" calcext:value-type="date">
            <text:p>2023-04-14</text:p>
          </table:table-cell>
          <table:table-cell table:style-name="ce1" office:value-type="date" office:date-value="2023-04-27" calcext:value-type="date">
            <text:p>2023-04-27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40.2" calcext:value-type="currency">
            <text:p>$140.20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40.2" calcext:value-type="currency">
            <text:p>$140.20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40.2" calcext:value-type="currency">
            <text:p>$140.20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5/31/23 <text:s/>39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4-14" calcext:value-type="date">
            <text:p>2023-04-14</text:p>
          </table:table-cell>
          <table:table-cell office:value-type="date" office:date-value="2023-04-28" calcext:value-type="date">
            <text:p>2023-04-28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641.78" calcext:value-type="currency">
            <text:p>$1,641.78</text:p>
          </table:table-cell>
          <table:table-cell office:value-type="currency" office:currency="USD" office:value="3244.22" calcext:value-type="currency">
            <text:p>$3,244.22</text:p>
          </table:table-cell>
          <table:table-cell office:value-type="currency" office:currency="USD" office:value="1602.44" calcext:value-type="currency">
            <text:p>$1,602.44</text:p>
          </table:table-cell>
          <table:table-cell table:formula="of:=IF([.H217]=&quot;S&quot;;[.J217];&quot;&quot;)" office:value-type="currency" office:currency="USD" office:value="3244.22" calcext:value-type="currency">
            <text:p>$3,244.22</text:p>
          </table:table-cell>
          <table:table-cell table:formula="of:=IF([.H217]=&quot;S&quot;;-[.I217];&quot;&quot;)" office:value-type="currency" office:currency="USD" office:value="-1641.78" calcext:value-type="currency">
            <text:p>-$1,641.78</text:p>
          </table:table-cell>
          <table:table-cell table:formula="of:=IF([.H217]=&quot;L&quot;;[.K217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602.44" calcext:value-type="currency">
            <text:p>$1,602.44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602.44" calcext:value-type="currency">
            <text:p>$1,602.44</text:p>
          </table:table-cell>
        </table:table-row>
        <table:table-row table:style-name="ro1">
          <table:table-cell office:value-type="string" calcext:value-type="string">
            <text:p>PUT <text:s/>SPXW <text:s text:c="2"/>05/31/23 <text:s/>38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4-14" calcext:value-type="date">
            <text:p>2023-04-14</text:p>
          </table:table-cell>
          <table:table-cell office:value-type="date" office:date-value="2023-04-28" calcext:value-type="date">
            <text:p>2023-04-28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057.78" calcext:value-type="currency">
            <text:p>$2,057.78</text:p>
          </table:table-cell>
          <table:table-cell office:value-type="currency" office:currency="USD" office:value="950.22" calcext:value-type="currency">
            <text:p>$950.22</text:p>
          </table:table-cell>
          <table:table-cell office:value-type="currency" office:currency="USD" office:value="-1107.56" calcext:value-type="currency">
            <text:p>-$1,107.56</text:p>
          </table:table-cell>
          <table:table-cell table:formula="of:=IF([.H218]=&quot;S&quot;;[.J218];&quot;&quot;)">
            <text:p/>
          </table:table-cell>
          <table:table-cell table:formula="of:=IF([.H218]=&quot;S&quot;;-[.I218];&quot;&quot;)">
            <text:p/>
          </table:table-cell>
          <table:table-cell table:formula="of:=IF([.H218]=&quot;L&quot;;[.K218];&quot;&quot;)" office:value-type="currency" office:currency="USD" office:value="-1107.56" calcext:value-type="currency">
            <text:p>-$1,107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107.56" calcext:value-type="currency">
            <text:p>-$1,107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107.56" calcext:value-type="currency">
            <text:p>-$1,107.56</text:p>
          </table:table-cell>
        </table:table-row>
        <table:table-row table:style-name="ro1">
          <table:table-cell office:value-type="string" calcext:value-type="string">
            <text:p>PUT <text:s/>INTC <text:s text:c="2"/>05/19/23 <text:s text:c="3"/>30 INTEL CORP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4-14" calcext:value-type="date">
            <text:p>2023-04-14</text:p>
          </table:table-cell>
          <table:table-cell office:value-type="date" office:date-value="2023-05-15" calcext:value-type="date">
            <text:p>2023-05-15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5.39" calcext:value-type="currency">
            <text:p>$285.39</text:p>
          </table:table-cell>
          <table:table-cell office:value-type="currency" office:currency="USD" office:value="230.59" calcext:value-type="currency">
            <text:p>$230.59</text:p>
          </table:table-cell>
          <table:table-cell office:value-type="currency" office:currency="USD" office:value="-54.8" calcext:value-type="currency">
            <text:p>-$54.80</text:p>
          </table:table-cell>
          <table:table-cell table:formula="of:=IF([.H219]=&quot;S&quot;;[.J219];&quot;&quot;)" office:value-type="currency" office:currency="USD" office:value="230.59" calcext:value-type="currency">
            <text:p>$230.59</text:p>
          </table:table-cell>
          <table:table-cell table:formula="of:=IF([.H219]=&quot;S&quot;;-[.I219];&quot;&quot;)" office:value-type="currency" office:currency="USD" office:value="-285.39" calcext:value-type="currency">
            <text:p>-$285.39</text:p>
          </table:table-cell>
          <table:table-cell table:formula="of:=IF([.H219]=&quot;L&quot;;[.K219];&quot;&quot;)">
            <text:p/>
          </table:table-cell>
          <table:table-cell/>
          <table:table-cell table:style-name="ce1" office:value-type="date" office:date-value="2023-04-14" calcext:value-type="date">
            <text:p>2023-04-14</text:p>
          </table:table-cell>
          <table:table-cell table:style-name="ce1" office:value-type="date" office:date-value="2023-05-15" calcext:value-type="date">
            <text:p>2023-05-15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4.8" calcext:value-type="currency">
            <text:p>-$54.80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54.8" calcext:value-type="currency">
            <text:p>-$54.80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54.8" calcext:value-type="currency">
            <text:p>-$54.80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4/17/23 <text:s/>411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7" calcext:value-type="date">
            <text:p>2023-04-17</text:p>
          </table:table-cell>
          <table:table-cell office:value-type="string" calcext:value-type="string">
            <text:p>Bu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currency" office:currency="USD" office:value="69.35" calcext:value-type="currency">
            <text:p>$69.35</text:p>
          </table:table-cell>
          <table:table-cell office:value-type="currency" office:currency="USD" office:value="782.65" calcext:value-type="currency">
            <text:p>$782.65</text:p>
          </table:table-cell>
          <table:table-cell office:value-type="currency" office:currency="USD" office:value="713.3" calcext:value-type="currency">
            <text:p>$713.30</text:p>
          </table:table-cell>
          <table:table-cell table:formula="of:=IF([.H220]=&quot;S&quot;;[.J220];&quot;&quot;)" office:value-type="currency" office:currency="USD" office:value="782.65" calcext:value-type="currency">
            <text:p>$782.65</text:p>
          </table:table-cell>
          <table:table-cell table:formula="of:=IF([.H220]=&quot;S&quot;;-[.I220];&quot;&quot;)" office:value-type="currency" office:currency="USD" office:value="-69.35" calcext:value-type="currency">
            <text:p>-$69.35</text:p>
          </table:table-cell>
          <table:table-cell table:formula="of:=IF([.H220]=&quot;L&quot;;[.K220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713.3" calcext:value-type="currency">
            <text:p>$713.3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713.3" calcext:value-type="currency">
            <text:p>$713.30</text:p>
          </table:table-cell>
        </table:table-row>
        <table:table-row table:style-name="ro1">
          <table:table-cell office:value-type="string" calcext:value-type="string">
            <text:p>PUT <text:s/>SPXW <text:s text:c="2"/>04/17/23 <text:s/>406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7" calcext:value-type="date">
            <text:p>2023-04-17</text:p>
          </table:table-cell>
          <table:table-cell office:value-type="string" calcext:value-type="string">
            <text:p>S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27.56" calcext:value-type="currency">
            <text:p>$27.56</text:p>
          </table:table-cell>
          <table:table-cell office:value-type="currency" office:currency="USD" office:value="12.44" calcext:value-type="currency">
            <text:p>$12.44</text:p>
          </table:table-cell>
          <table:table-cell office:value-type="currency" office:currency="USD" office:value="-15.12" calcext:value-type="currency">
            <text:p>-$15.12</text:p>
          </table:table-cell>
          <table:table-cell table:formula="of:=IF([.H221]=&quot;S&quot;;[.J221];&quot;&quot;)">
            <text:p/>
          </table:table-cell>
          <table:table-cell table:formula="of:=IF([.H221]=&quot;S&quot;;-[.I221];&quot;&quot;)">
            <text:p/>
          </table:table-cell>
          <table:table-cell table:formula="of:=IF([.H221]=&quot;L&quot;;[.K221];&quot;&quot;)" office:value-type="currency" office:currency="USD" office:value="-15.12" calcext:value-type="currency">
            <text:p>-$15.12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5.12" calcext:value-type="currency">
            <text:p>-$15.1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5.12" calcext:value-type="currency">
            <text:p>-$15.12</text:p>
          </table:table-cell>
        </table:table-row>
        <table:table-row table:style-name="ro1">
          <table:table-cell office:value-type="string" calcext:value-type="string">
            <text:p>CALL SPXW <text:s text:c="2"/>04/17/23 <text:s/>422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7" calcext:value-type="date">
            <text:p>2023-04-17</text:p>
          </table:table-cell>
          <table:table-cell office:value-type="string" calcext:value-type="string">
            <text:p>S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3.56" calcext:value-type="currency">
            <text:p>$13.56</text:p>
          </table:table-cell>
          <table:table-cell office:value-type="currency" office:currency="USD" office:value="8.44" calcext:value-type="currency">
            <text:p>$8.44</text:p>
          </table:table-cell>
          <table:table-cell office:value-type="currency" office:currency="USD" office:value="-5.12" calcext:value-type="currency">
            <text:p>-$5.12</text:p>
          </table:table-cell>
          <table:table-cell table:formula="of:=IF([.H222]=&quot;S&quot;;[.J222];&quot;&quot;)">
            <text:p/>
          </table:table-cell>
          <table:table-cell table:formula="of:=IF([.H222]=&quot;S&quot;;-[.I222];&quot;&quot;)">
            <text:p/>
          </table:table-cell>
          <table:table-cell table:formula="of:=IF([.H222]=&quot;L&quot;;[.K222];&quot;&quot;)" office:value-type="currency" office:currency="USD" office:value="-5.12" calcext:value-type="currency">
            <text:p>-$5.12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5.12" calcext:value-type="currency">
            <text:p>-$5.1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5.12" calcext:value-type="currency">
            <text:p>-$5.12</text:p>
          </table:table-cell>
        </table:table-row>
        <table:table-row table:style-name="ro1">
          <table:table-cell office:value-type="string" calcext:value-type="string">
            <text:p>CALL SPXW <text:s text:c="2"/>04/17/23 <text:s/>417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7" calcext:value-type="date">
            <text:p>2023-04-17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59.56" calcext:value-type="currency">
            <text:p>$59.56</text:p>
          </table:table-cell>
          <table:table-cell office:value-type="currency" office:currency="USD" office:value="146.44" calcext:value-type="currency">
            <text:p>$146.44</text:p>
          </table:table-cell>
          <table:table-cell office:value-type="currency" office:currency="USD" office:value="86.88" calcext:value-type="currency">
            <text:p>$86.88</text:p>
          </table:table-cell>
          <table:table-cell table:formula="of:=IF([.H223]=&quot;S&quot;;[.J223];&quot;&quot;)" office:value-type="currency" office:currency="USD" office:value="146.44" calcext:value-type="currency">
            <text:p>$146.44</text:p>
          </table:table-cell>
          <table:table-cell table:formula="of:=IF([.H223]=&quot;S&quot;;-[.I223];&quot;&quot;)" office:value-type="currency" office:currency="USD" office:value="-59.56" calcext:value-type="currency">
            <text:p>-$59.56</text:p>
          </table:table-cell>
          <table:table-cell table:formula="of:=IF([.H223]=&quot;L&quot;;[.K223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86.88" calcext:value-type="currency">
            <text:p>$86.8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86.88" calcext:value-type="currency">
            <text:p>$86.88</text:p>
          </table:table-cell>
        </table:table-row>
        <table:table-row table:style-name="ro1">
          <table:table-cell office:value-type="string" calcext:value-type="string">
            <text:p>PUT <text:s/>SPXW <text:s text:c="2"/>04/17/23 <text:s/>411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7" calcext:value-type="date">
            <text:p>2023-04-17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137.56" calcext:value-type="currency">
            <text:p>$137.56</text:p>
          </table:table-cell>
          <table:table-cell office:value-type="currency" office:currency="USD" office:value="220.44" calcext:value-type="currency">
            <text:p>$220.44</text:p>
          </table:table-cell>
          <table:table-cell office:value-type="currency" office:currency="USD" office:value="82.88" calcext:value-type="currency">
            <text:p>$82.88</text:p>
          </table:table-cell>
          <table:table-cell table:formula="of:=IF([.H224]=&quot;S&quot;;[.J224];&quot;&quot;)" office:value-type="currency" office:currency="USD" office:value="220.44" calcext:value-type="currency">
            <text:p>$220.44</text:p>
          </table:table-cell>
          <table:table-cell table:formula="of:=IF([.H224]=&quot;S&quot;;-[.I224];&quot;&quot;)" office:value-type="currency" office:currency="USD" office:value="-137.56" calcext:value-type="currency">
            <text:p>-$137.56</text:p>
          </table:table-cell>
          <table:table-cell table:formula="of:=IF([.H224]=&quot;L&quot;;[.K224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82.88" calcext:value-type="currency">
            <text:p>$82.88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82.88" calcext:value-type="currency">
            <text:p>$82.88</text:p>
          </table:table-cell>
        </table:table-row>
        <table:table-row table:style-name="ro1">
          <table:table-cell office:value-type="string" calcext:value-type="string">
            <text:p>PUT <text:s/>SPXW <text:s text:c="2"/>04/17/23 <text:s/>409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7" calcext:value-type="date">
            <text:p>2023-04-17</text:p>
          </table:table-cell>
          <table:table-cell office:value-type="string" calcext:value-type="string">
            <text:p>OptionExpir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05.35" calcext:value-type="currency">
            <text:p>$105.35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105.35" calcext:value-type="currency">
            <text:p>-$105.35</text:p>
          </table:table-cell>
          <table:table-cell table:formula="of:=IF([.H225]=&quot;S&quot;;[.J225];&quot;&quot;)">
            <text:p/>
          </table:table-cell>
          <table:table-cell table:formula="of:=IF([.H225]=&quot;S&quot;;-[.I225];&quot;&quot;)">
            <text:p/>
          </table:table-cell>
          <table:table-cell table:formula="of:=IF([.H225]=&quot;L&quot;;[.K225];&quot;&quot;)" office:value-type="currency" office:currency="USD" office:value="-105.35" calcext:value-type="currency">
            <text:p>-$105.35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05.35" calcext:value-type="currency">
            <text:p>-$105.35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05.35" calcext:value-type="currency">
            <text:p>-$105.35</text:p>
          </table:table-cell>
        </table:table-row>
        <table:table-row table:style-name="ro1">
          <table:table-cell office:value-type="string" calcext:value-type="string">
            <text:p>PUT <text:s/>GOOGL <text:s/>05/19/23 <text:s text:c="2"/>100 ALPHABET INC CLASS A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4-17" calcext:value-type="date">
            <text:p>2023-04-17</text:p>
          </table:table-cell>
          <table:table-cell office:value-type="date" office:date-value="2023-05-01" calcext:value-type="date">
            <text:p>2023-05-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61.13" calcext:value-type="currency">
            <text:p>$61.13</text:p>
          </table:table-cell>
          <table:table-cell office:value-type="currency" office:currency="USD" office:value="243.85" calcext:value-type="currency">
            <text:p>$243.85</text:p>
          </table:table-cell>
          <table:table-cell office:value-type="currency" office:currency="USD" office:value="182.72" calcext:value-type="currency">
            <text:p>$182.72</text:p>
          </table:table-cell>
          <table:table-cell table:formula="of:=IF([.H226]=&quot;S&quot;;[.J226];&quot;&quot;)" office:value-type="currency" office:currency="USD" office:value="243.85" calcext:value-type="currency">
            <text:p>$243.85</text:p>
          </table:table-cell>
          <table:table-cell table:formula="of:=IF([.H226]=&quot;S&quot;;-[.I226];&quot;&quot;)" office:value-type="currency" office:currency="USD" office:value="-61.13" calcext:value-type="currency">
            <text:p>-$61.13</text:p>
          </table:table-cell>
          <table:table-cell table:formula="of:=IF([.H226]=&quot;L&quot;;[.K226];&quot;&quot;)">
            <text:p/>
          </table:table-cell>
          <table:table-cell/>
          <table:table-cell table:style-name="ce1" office:value-type="date" office:date-value="2023-04-17" calcext:value-type="date">
            <text:p>2023-04-17</text:p>
          </table:table-cell>
          <table:table-cell table:style-name="ce1" office:value-type="date" office:date-value="2023-05-01" calcext:value-type="date">
            <text:p>2023-05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82.72" calcext:value-type="currency">
            <text:p>$182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82.72" calcext:value-type="currency">
            <text:p>$182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82.72" calcext:value-type="currency">
            <text:p>$182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ALLY <text:s text:c="2"/>05/19/23 <text:s text:c="3"/>24 ALLY FINANCIAL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4-17" calcext:value-type="date">
            <text:p>2023-04-17</text:p>
          </table:table-cell>
          <table:table-cell office:value-type="date" office:date-value="2023-05-10" calcext:value-type="date">
            <text:p>2023-05-10</text:p>
          </table:table-cell>
          <table:table-cell office:value-type="string" calcext:value-type="string">
            <text:p>Bu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currency" office:currency="USD" office:value="80.52" calcext:value-type="currency">
            <text:p>$80.52</text:p>
          </table:table-cell>
          <table:table-cell office:value-type="currency" office:currency="USD" office:value="315.46" calcext:value-type="currency">
            <text:p>$315.46</text:p>
          </table:table-cell>
          <table:table-cell office:value-type="currency" office:currency="USD" office:value="234.94" calcext:value-type="currency">
            <text:p>$234.94</text:p>
          </table:table-cell>
          <table:table-cell table:formula="of:=IF([.H227]=&quot;S&quot;;[.J227];&quot;&quot;)" office:value-type="currency" office:currency="USD" office:value="315.46" calcext:value-type="currency">
            <text:p>$315.46</text:p>
          </table:table-cell>
          <table:table-cell table:formula="of:=IF([.H227]=&quot;S&quot;;-[.I227];&quot;&quot;)" office:value-type="currency" office:currency="USD" office:value="-80.52" calcext:value-type="currency">
            <text:p>-$80.52</text:p>
          </table:table-cell>
          <table:table-cell table:formula="of:=IF([.H227]=&quot;L&quot;;[.K227];&quot;&quot;)">
            <text:p/>
          </table:table-cell>
          <table:table-cell/>
          <table:table-cell table:style-name="ce1" office:value-type="date" office:date-value="2023-04-17" calcext:value-type="date">
            <text:p>2023-04-17</text:p>
          </table:table-cell>
          <table:table-cell table:style-name="ce1" office:value-type="date" office:date-value="2023-05-10" calcext:value-type="date">
            <text:p>2023-05-1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34.94" calcext:value-type="currency">
            <text:p>$234.94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34.94" calcext:value-type="currency">
            <text:p>$234.94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34.94" calcext:value-type="currency">
            <text:p>$234.94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MMM <text:s text:c="3"/>05/19/23 <text:s text:c="2"/>100 3M COMPANY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4-17" calcext:value-type="date">
            <text:p>2023-04-17</text:p>
          </table:table-cell>
          <table:table-cell office:value-type="date" office:date-value="2023-05-10" calcext:value-type="date">
            <text:p>2023-05-10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92.13" calcext:value-type="currency">
            <text:p>$192.13</text:p>
          </table:table-cell>
          <table:table-cell office:value-type="currency" office:currency="USD" office:value="164.85" calcext:value-type="currency">
            <text:p>$164.85</text:p>
          </table:table-cell>
          <table:table-cell office:value-type="currency" office:currency="USD" office:value="-27.28" calcext:value-type="currency">
            <text:p>-$27.28</text:p>
          </table:table-cell>
          <table:table-cell table:formula="of:=IF([.H228]=&quot;S&quot;;[.J228];&quot;&quot;)" office:value-type="currency" office:currency="USD" office:value="164.85" calcext:value-type="currency">
            <text:p>$164.85</text:p>
          </table:table-cell>
          <table:table-cell table:formula="of:=IF([.H228]=&quot;S&quot;;-[.I228];&quot;&quot;)" office:value-type="currency" office:currency="USD" office:value="-192.13" calcext:value-type="currency">
            <text:p>-$192.13</text:p>
          </table:table-cell>
          <table:table-cell table:formula="of:=IF([.H228]=&quot;L&quot;;[.K228];&quot;&quot;)">
            <text:p/>
          </table:table-cell>
          <table:table-cell/>
          <table:table-cell table:style-name="ce1" office:value-type="date" office:date-value="2023-04-17" calcext:value-type="date">
            <text:p>2023-04-17</text:p>
          </table:table-cell>
          <table:table-cell table:style-name="ce1" office:value-type="date" office:date-value="2023-05-10" calcext:value-type="date">
            <text:p>2023-05-1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7.28" calcext:value-type="currency">
            <text:p>-$27.28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-27.28" calcext:value-type="currency">
            <text:p>-$27.28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-27.28" calcext:value-type="currency">
            <text:p>-$27.28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W <text:s text:c="2"/>04/18/23 <text:s/>411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8" calcext:value-type="date">
            <text:p>2023-04-18</text:p>
          </table:table-cell>
          <table:table-cell office:value-type="string" calcext:value-type="string">
            <text:p>Se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currency" office:currency="USD" office:value="141.35" calcext:value-type="currency">
            <text:p>$141.35</text:p>
          </table:table-cell>
          <table:table-cell office:value-type="currency" office:currency="USD" office:value="170.65" calcext:value-type="currency">
            <text:p>$170.65</text:p>
          </table:table-cell>
          <table:table-cell office:value-type="currency" office:currency="USD" office:value="29.3" calcext:value-type="currency">
            <text:p>$29.30</text:p>
          </table:table-cell>
          <table:table-cell table:formula="of:=IF([.H229]=&quot;S&quot;;[.J229];&quot;&quot;)">
            <text:p/>
          </table:table-cell>
          <table:table-cell table:formula="of:=IF([.H229]=&quot;S&quot;;-[.I229];&quot;&quot;)">
            <text:p/>
          </table:table-cell>
          <table:table-cell table:formula="of:=IF([.H229]=&quot;L&quot;;[.K229];&quot;&quot;)" office:value-type="currency" office:currency="USD" office:value="29.3" calcext:value-type="currency">
            <text:p>$29.3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29.3" calcext:value-type="currency">
            <text:p>$29.3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29.3" calcext:value-type="currency">
            <text:p>$29.30</text:p>
          </table:table-cell>
        </table:table-row>
        <table:table-row table:style-name="ro1">
          <table:table-cell office:value-type="string" calcext:value-type="string">
            <text:p>PUT <text:s/>SPXW <text:s text:c="2"/>04/18/23 <text:s/>414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4-18" calcext:value-type="date">
            <text:p>2023-04-18</text:p>
          </table:table-cell>
          <table:table-cell office:value-type="string" calcext:value-type="string">
            <text:p>Bu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currency" office:currency="USD" office:value="2529.35" calcext:value-type="currency">
            <text:p>$2,529.35</text:p>
          </table:table-cell>
          <table:table-cell office:value-type="currency" office:currency="USD" office:value="818.65" calcext:value-type="currency">
            <text:p>$818.65</text:p>
          </table:table-cell>
          <table:table-cell office:value-type="currency" office:currency="USD" office:value="-1710.7" calcext:value-type="currency">
            <text:p>-$1,710.70</text:p>
          </table:table-cell>
          <table:table-cell table:formula="of:=IF([.H230]=&quot;S&quot;;[.J230];&quot;&quot;)" office:value-type="currency" office:currency="USD" office:value="818.65" calcext:value-type="currency">
            <text:p>$818.65</text:p>
          </table:table-cell>
          <table:table-cell table:formula="of:=IF([.H230]=&quot;S&quot;;-[.I230];&quot;&quot;)" office:value-type="currency" office:currency="USD" office:value="-2529.35" calcext:value-type="currency">
            <text:p>-$2,529.35</text:p>
          </table:table-cell>
          <table:table-cell table:formula="of:=IF([.H230]=&quot;L&quot;;[.K230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710.7" calcext:value-type="currency">
            <text:p>-$1,710.7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710.7" calcext:value-type="currency">
            <text:p>-$1,710.70</text:p>
          </table:table-cell>
        </table:table-row>
        <table:table-row table:style-name="ro1">
          <table:table-cell office:value-type="string" calcext:value-type="string">
            <text:p>PUT <text:s/>AMZN <text:s text:c="2"/>06/16/23 <text:s text:c="2"/>100 AMAZON.COM INC ADJ 20:1 STOCK SPL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4-27" calcext:value-type="date">
            <text:p>2023-04-27</text:p>
          </table:table-cell>
          <table:table-cell office:value-type="date" office:date-value="2023-05-11" calcext:value-type="date">
            <text:p>2023-05-1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81.13" calcext:value-type="currency">
            <text:p>$81.13</text:p>
          </table:table-cell>
          <table:table-cell office:value-type="currency" office:currency="USD" office:value="323.85" calcext:value-type="currency">
            <text:p>$323.85</text:p>
          </table:table-cell>
          <table:table-cell office:value-type="currency" office:currency="USD" office:value="242.72" calcext:value-type="currency">
            <text:p>$242.72</text:p>
          </table:table-cell>
          <table:table-cell table:formula="of:=IF([.H231]=&quot;S&quot;;[.J231];&quot;&quot;)" office:value-type="currency" office:currency="USD" office:value="323.85" calcext:value-type="currency">
            <text:p>$323.85</text:p>
          </table:table-cell>
          <table:table-cell table:formula="of:=IF([.H231]=&quot;S&quot;;-[.I231];&quot;&quot;)" office:value-type="currency" office:currency="USD" office:value="-81.13" calcext:value-type="currency">
            <text:p>-$81.13</text:p>
          </table:table-cell>
          <table:table-cell table:formula="of:=IF([.H231]=&quot;L&quot;;[.K231];&quot;&quot;)">
            <text:p/>
          </table:table-cell>
          <table:table-cell/>
          <table:table-cell table:style-name="ce1" office:value-type="date" office:date-value="2023-04-27" calcext:value-type="date">
            <text:p>2023-04-27</text:p>
          </table:table-cell>
          <table:table-cell table:style-name="ce1" office:value-type="date" office:date-value="2023-05-11" calcext:value-type="date">
            <text:p>2023-05-1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42.72" calcext:value-type="currency">
            <text:p>$242.72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242.72" calcext:value-type="currency">
            <text:p>$242.72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42.72" calcext:value-type="currency">
            <text:p>$242.72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SPX <text:s text:c="3"/>06/16/23 <text:s/>3950 S &amp; P 500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4-28" calcext:value-type="date">
            <text:p>2023-04-28</text:p>
          </table:table-cell>
          <table:table-cell office:value-type="date" office:date-value="2023-05-19" calcext:value-type="date">
            <text:p>2023-05-19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262.78" calcext:value-type="currency">
            <text:p>$1,262.78</text:p>
          </table:table-cell>
          <table:table-cell office:value-type="currency" office:currency="USD" office:value="3343.22" calcext:value-type="currency">
            <text:p>$3,343.22</text:p>
          </table:table-cell>
          <table:table-cell office:value-type="currency" office:currency="USD" office:value="2080.44" calcext:value-type="currency">
            <text:p>$2,080.44</text:p>
          </table:table-cell>
          <table:table-cell table:formula="of:=IF([.H232]=&quot;S&quot;;[.J232];&quot;&quot;)" office:value-type="currency" office:currency="USD" office:value="3343.22" calcext:value-type="currency">
            <text:p>$3,343.22</text:p>
          </table:table-cell>
          <table:table-cell table:formula="of:=IF([.H232]=&quot;S&quot;;-[.I232];&quot;&quot;)" office:value-type="currency" office:currency="USD" office:value="-1262.78" calcext:value-type="currency">
            <text:p>-$1,262.78</text:p>
          </table:table-cell>
          <table:table-cell table:formula="of:=IF([.H232]=&quot;L&quot;;[.K232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2080.44" calcext:value-type="currency">
            <text:p>$2,080.44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2080.44" calcext:value-type="currency">
            <text:p>$2,080.44</text:p>
          </table:table-cell>
        </table:table-row>
        <table:table-row table:style-name="ro1">
          <table:table-cell office:value-type="string" calcext:value-type="string">
            <text:p>PUT <text:s/>SPX <text:s text:c="3"/>06/16/23 <text:s/>3850 S &amp; P 500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4-28" calcext:value-type="date">
            <text:p>2023-04-28</text:p>
          </table:table-cell>
          <table:table-cell office:value-type="date" office:date-value="2023-05-19" calcext:value-type="date">
            <text:p>2023-05-19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241.78" calcext:value-type="currency">
            <text:p>$2,241.78</text:p>
          </table:table-cell>
          <table:table-cell office:value-type="currency" office:currency="USD" office:value="771.22" calcext:value-type="currency">
            <text:p>$771.22</text:p>
          </table:table-cell>
          <table:table-cell office:value-type="currency" office:currency="USD" office:value="-1470.56" calcext:value-type="currency">
            <text:p>-$1,470.56</text:p>
          </table:table-cell>
          <table:table-cell table:formula="of:=IF([.H233]=&quot;S&quot;;[.J233];&quot;&quot;)">
            <text:p/>
          </table:table-cell>
          <table:table-cell table:formula="of:=IF([.H233]=&quot;S&quot;;-[.I233];&quot;&quot;)">
            <text:p/>
          </table:table-cell>
          <table:table-cell table:formula="of:=IF([.H233]=&quot;L&quot;;[.K233];&quot;&quot;)" office:value-type="currency" office:currency="USD" office:value="-1470.56" calcext:value-type="currency">
            <text:p>-$1,470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470.56" calcext:value-type="currency">
            <text:p>-$1,470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470.56" calcext:value-type="currency">
            <text:p>-$1,470.56</text:p>
          </table:table-cell>
        </table:table-row>
        <table:table-row table:style-name="ro1">
          <table:table-cell office:value-type="string" calcext:value-type="string">
            <text:p>PUT <text:s/>SPXW <text:s text:c="2"/>05/01/23 <text:s/>413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5-01" calcext:value-type="date">
            <text:p>2023-05-01</text:p>
          </table:table-cell>
          <table:table-cell office:value-type="string" calcext:value-type="string">
            <text:p>S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currency" office:currency="USD" office:value="137.79" calcext:value-type="currency">
            <text:p>$137.79</text:p>
          </table:table-cell>
          <table:table-cell office:value-type="currency" office:currency="USD" office:value="142.21" calcext:value-type="currency">
            <text:p>$142.21</text:p>
          </table:table-cell>
          <table:table-cell office:value-type="currency" office:currency="USD" office:value="4.42" calcext:value-type="currency">
            <text:p>$4.42</text:p>
          </table:table-cell>
          <table:table-cell table:formula="of:=IF([.H234]=&quot;S&quot;;[.J234];&quot;&quot;)">
            <text:p/>
          </table:table-cell>
          <table:table-cell table:formula="of:=IF([.H234]=&quot;S&quot;;-[.I234];&quot;&quot;)">
            <text:p/>
          </table:table-cell>
          <table:table-cell table:formula="of:=IF([.H234]=&quot;L&quot;;[.K234];&quot;&quot;)" office:value-type="currency" office:currency="USD" office:value="4.42" calcext:value-type="currency">
            <text:p>$4.42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4.42" calcext:value-type="currency">
            <text:p>$4.4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4.42" calcext:value-type="currency">
            <text:p>$4.42</text:p>
          </table:table-cell>
        </table:table-row>
        <table:table-row table:style-name="ro1">
          <table:table-cell office:value-type="string" calcext:value-type="string">
            <text:p>PUT <text:s/>SPXW <text:s text:c="2"/>05/01/23 <text:s/>416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5-01" calcext:value-type="date">
            <text:p>2023-05-01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currency" office:currency="USD" office:value="1657.8" calcext:value-type="currency">
            <text:p>$1,657.80</text:p>
          </table:table-cell>
          <table:table-cell office:value-type="currency" office:currency="USD" office:value="652.21" calcext:value-type="currency">
            <text:p>$652.21</text:p>
          </table:table-cell>
          <table:table-cell office:value-type="currency" office:currency="USD" office:value="-1005.59" calcext:value-type="currency">
            <text:p>-$1,005.59</text:p>
          </table:table-cell>
          <table:table-cell table:formula="of:=IF([.H235]=&quot;S&quot;;[.J235];&quot;&quot;)" office:value-type="currency" office:currency="USD" office:value="652.21" calcext:value-type="currency">
            <text:p>$652.21</text:p>
          </table:table-cell>
          <table:table-cell table:formula="of:=IF([.H235]=&quot;S&quot;;-[.I235];&quot;&quot;)" office:value-type="currency" office:currency="USD" office:value="-1657.8" calcext:value-type="currency">
            <text:p>-$1,657.80</text:p>
          </table:table-cell>
          <table:table-cell table:formula="of:=IF([.H235]=&quot;L&quot;;[.K235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005.59" calcext:value-type="currency">
            <text:p>-$1,005.59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005.59" calcext:value-type="currency">
            <text:p>-$1,005.59</text:p>
          </table:table-cell>
        </table:table-row>
        <table:table-row table:style-name="ro1">
          <table:table-cell office:value-type="string" calcext:value-type="string">
            <text:p>PUT <text:s/>SPXW <text:s text:c="2"/>05/10/23 <text:s/>410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5-10" calcext:value-type="date">
            <text:p>2023-05-10</text:p>
          </table:table-cell>
          <table:table-cell office:value-type="string" calcext:value-type="string">
            <text:p>Bu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currency" office:currency="USD" office:value="69.35" calcext:value-type="currency">
            <text:p>$69.35</text:p>
          </table:table-cell>
          <table:table-cell office:value-type="currency" office:currency="USD" office:value="1058.65" calcext:value-type="currency">
            <text:p>$1,058.65</text:p>
          </table:table-cell>
          <table:table-cell office:value-type="currency" office:currency="USD" office:value="989.3" calcext:value-type="currency">
            <text:p>$989.30</text:p>
          </table:table-cell>
          <table:table-cell table:formula="of:=IF([.H236]=&quot;S&quot;;[.J236];&quot;&quot;)" office:value-type="currency" office:currency="USD" office:value="1058.65" calcext:value-type="currency">
            <text:p>$1,058.65</text:p>
          </table:table-cell>
          <table:table-cell table:formula="of:=IF([.H236]=&quot;S&quot;;-[.I236];&quot;&quot;)" office:value-type="currency" office:currency="USD" office:value="-69.35" calcext:value-type="currency">
            <text:p>-$69.35</text:p>
          </table:table-cell>
          <table:table-cell table:formula="of:=IF([.H236]=&quot;L&quot;;[.K236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989.3" calcext:value-type="currency">
            <text:p>$989.3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989.3" calcext:value-type="currency">
            <text:p>$989.30</text:p>
          </table:table-cell>
        </table:table-row>
        <table:table-row table:style-name="ro1">
          <table:table-cell office:value-type="string" calcext:value-type="string">
            <text:p>PUT <text:s/>SPXW <text:s text:c="2"/>05/10/23 <text:s/>407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table:number-columns-repeated="2" office:value-type="date" office:date-value="2023-05-10" calcext:value-type="date">
            <text:p>2023-05-10</text:p>
          </table:table-cell>
          <table:table-cell office:value-type="string" calcext:value-type="string">
            <text:p>OptionExpir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currency" office:currency="USD" office:value="201.35" calcext:value-type="currency">
            <text:p>$201.35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-201.35" calcext:value-type="currency">
            <text:p>-$201.35</text:p>
          </table:table-cell>
          <table:table-cell table:formula="of:=IF([.H237]=&quot;S&quot;;[.J237];&quot;&quot;)">
            <text:p/>
          </table:table-cell>
          <table:table-cell table:formula="of:=IF([.H237]=&quot;S&quot;;-[.I237];&quot;&quot;)">
            <text:p/>
          </table:table-cell>
          <table:table-cell table:formula="of:=IF([.H237]=&quot;L&quot;;[.K237];&quot;&quot;)" office:value-type="currency" office:currency="USD" office:value="-201.35" calcext:value-type="currency">
            <text:p>-$201.35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201.35" calcext:value-type="currency">
            <text:p>-$201.35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201.35" calcext:value-type="currency">
            <text:p>-$201.35</text:p>
          </table:table-cell>
        </table:table-row>
        <table:table-row table:style-name="ro1">
          <table:table-cell office:value-type="string" calcext:value-type="string">
            <text:p>PUT <text:s/>CSCO <text:s text:c="2"/>06/16/23 <text:s text:c="3"/>45 CISCO SYSTEMS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5-15" calcext:value-type="date">
            <text:p>2023-05-15</text:p>
          </table:table-cell>
          <table:table-cell office:value-type="date" office:date-value="2023-05-19" calcext:value-type="date">
            <text:p>2023-05-19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currency" office:currency="USD" office:value="57.39" calcext:value-type="currency">
            <text:p>$57.39</text:p>
          </table:table-cell>
          <table:table-cell office:value-type="currency" office:currency="USD" office:value="224.59" calcext:value-type="currency">
            <text:p>$224.59</text:p>
          </table:table-cell>
          <table:table-cell office:value-type="currency" office:currency="USD" office:value="167.2" calcext:value-type="currency">
            <text:p>$167.20</text:p>
          </table:table-cell>
          <table:table-cell table:formula="of:=IF([.H238]=&quot;S&quot;;[.J238];&quot;&quot;)" office:value-type="currency" office:currency="USD" office:value="224.59" calcext:value-type="currency">
            <text:p>$224.59</text:p>
          </table:table-cell>
          <table:table-cell table:formula="of:=IF([.H238]=&quot;S&quot;;-[.I238];&quot;&quot;)" office:value-type="currency" office:currency="USD" office:value="-57.39" calcext:value-type="currency">
            <text:p>-$57.39</text:p>
          </table:table-cell>
          <table:table-cell table:formula="of:=IF([.H238]=&quot;L&quot;;[.K238];&quot;&quot;)">
            <text:p/>
          </table:table-cell>
          <table:table-cell/>
          <table:table-cell table:style-name="ce1" office:value-type="date" office:date-value="2023-05-15" calcext:value-type="date">
            <text:p>2023-05-15</text:p>
          </table:table-cell>
          <table:table-cell table:style-name="ce1" office:value-type="date" office:date-value="2023-05-19" calcext:value-type="date">
            <text:p>2023-05-19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67.2" calcext:value-type="currency">
            <text:p>$167.20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67.2" calcext:value-type="currency">
            <text:p>$167.20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67.2" calcext:value-type="currency">
            <text:p>$167.20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ALLY <text:s text:c="2"/>06/16/23 <text:s text:c="3"/>25 ALLY FINANCIAL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5-15" calcext:value-type="date">
            <text:p>2023-05-15</text:p>
          </table:table-cell>
          <table:table-cell office:value-type="date" office:date-value="2023-06-01" calcext:value-type="date">
            <text:p>2023-06-01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58.26" calcext:value-type="currency">
            <text:p>$58.26</text:p>
          </table:table-cell>
          <table:table-cell office:value-type="currency" office:currency="USD" office:value="231.72" calcext:value-type="currency">
            <text:p>$231.72</text:p>
          </table:table-cell>
          <table:table-cell office:value-type="currency" office:currency="USD" office:value="173.46" calcext:value-type="currency">
            <text:p>$173.46</text:p>
          </table:table-cell>
          <table:table-cell table:formula="of:=IF([.H239]=&quot;S&quot;;[.J239];&quot;&quot;)" office:value-type="currency" office:currency="USD" office:value="231.72" calcext:value-type="currency">
            <text:p>$231.72</text:p>
          </table:table-cell>
          <table:table-cell table:formula="of:=IF([.H239]=&quot;S&quot;;-[.I239];&quot;&quot;)" office:value-type="currency" office:currency="USD" office:value="-58.26" calcext:value-type="currency">
            <text:p>-$58.26</text:p>
          </table:table-cell>
          <table:table-cell table:formula="of:=IF([.H239]=&quot;L&quot;;[.K239];&quot;&quot;)">
            <text:p/>
          </table:table-cell>
          <table:table-cell/>
          <table:table-cell table:style-name="ce1" office:value-type="date" office:date-value="2023-05-15" calcext:value-type="date">
            <text:p>2023-05-15</text:p>
          </table:table-cell>
          <table:table-cell table:style-name="ce1" office:value-type="date" office:date-value="2023-06-01" calcext:value-type="date">
            <text:p>2023-06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73.46" calcext:value-type="currency">
            <text:p>$173.4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73.46" calcext:value-type="currency">
            <text:p>$173.46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73.46" calcext:value-type="currency">
            <text:p>$173.46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UT <text:s/>ALLY <text:s text:c="2"/>06/16/23 <text:s text:c="3"/>25 ALLY FINANCIAL INC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EquityOption</text:p>
          </table:table-cell>
          <table:table-cell office:value-type="date" office:date-value="2023-05-15" calcext:value-type="date">
            <text:p>2023-05-15</text:p>
          </table:table-cell>
          <table:table-cell office:value-type="date" office:date-value="2023-06-01" calcext:value-type="date">
            <text:p>2023-06-01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currency" office:currency="USD" office:value="58.26" calcext:value-type="currency">
            <text:p>$58.26</text:p>
          </table:table-cell>
          <table:table-cell office:value-type="currency" office:currency="USD" office:value="229.72" calcext:value-type="currency">
            <text:p>$229.72</text:p>
          </table:table-cell>
          <table:table-cell office:value-type="currency" office:currency="USD" office:value="171.46" calcext:value-type="currency">
            <text:p>$171.46</text:p>
          </table:table-cell>
          <table:table-cell table:formula="of:=IF([.H240]=&quot;S&quot;;[.J240];&quot;&quot;)" office:value-type="currency" office:currency="USD" office:value="229.72" calcext:value-type="currency">
            <text:p>$229.72</text:p>
          </table:table-cell>
          <table:table-cell table:formula="of:=IF([.H240]=&quot;S&quot;;-[.I240];&quot;&quot;)" office:value-type="currency" office:currency="USD" office:value="-58.26" calcext:value-type="currency">
            <text:p>-$58.26</text:p>
          </table:table-cell>
          <table:table-cell table:formula="of:=IF([.H240]=&quot;L&quot;;[.K240];&quot;&quot;)">
            <text:p/>
          </table:table-cell>
          <table:table-cell/>
          <table:table-cell table:style-name="ce1" office:value-type="date" office:date-value="2023-05-15" calcext:value-type="date">
            <text:p>2023-05-15</text:p>
          </table:table-cell>
          <table:table-cell table:style-name="ce1" office:value-type="date" office:date-value="2023-06-01" calcext:value-type="date">
            <text:p>2023-06-01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71.46" calcext:value-type="currency">
            <text:p>$171.46</text:p>
          </table:table-cell>
          <table:table-cell office:value-type="string" calcext:value-type="string">
            <text:p>G</text:p>
          </table:table-cell>
          <table:table-cell table:style-name="ce2" office:value-type="currency" office:currency="USD" office:value="171.46" calcext:value-type="currency">
            <text:p>$171.46</text:p>
          </table:table-cell>
          <table:table-cell table:number-columns-repeated="3"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71.46" calcext:value-type="currency">
            <text:p>$171.46</text:p>
          </table:table-cell>
          <table:table-cell table:number-columns-repeated="2"/>
          <table:table-cell office:value-type="string" calcext:value-type="string">
            <text:p>ShortTer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ALL SPXW <text:s text:c="2"/>05/26/23 <text:s/>425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5-19" calcext:value-type="date">
            <text:p>2023-05-19</text:p>
          </table:table-cell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S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3558.9" calcext:value-type="currency">
            <text:p>$3,558.90</text:p>
          </table:table-cell>
          <table:table-cell office:value-type="currency" office:currency="USD" office:value="96.1" calcext:value-type="currency">
            <text:p>$96.10</text:p>
          </table:table-cell>
          <table:table-cell office:value-type="currency" office:currency="USD" office:value="-3462.8" calcext:value-type="currency">
            <text:p>-$3,462.80</text:p>
          </table:table-cell>
          <table:table-cell table:formula="of:=IF([.H241]=&quot;S&quot;;[.J241];&quot;&quot;)">
            <text:p/>
          </table:table-cell>
          <table:table-cell table:formula="of:=IF([.H241]=&quot;S&quot;;-[.I241];&quot;&quot;)">
            <text:p/>
          </table:table-cell>
          <table:table-cell table:formula="of:=IF([.H241]=&quot;L&quot;;[.K241];&quot;&quot;)" office:value-type="currency" office:currency="USD" office:value="-3462.8" calcext:value-type="currency">
            <text:p>-$3,462.8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3462.8" calcext:value-type="currency">
            <text:p>-$3,462.8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3462.8" calcext:value-type="currency">
            <text:p>-$3,462.80</text:p>
          </table:table-cell>
        </table:table-row>
        <table:table-row table:style-name="ro1">
          <table:table-cell office:value-type="string" calcext:value-type="string">
            <text:p>PUT <text:s/>SPXW <text:s text:c="2"/>05/25/23 <text:s/>41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5-19" calcext:value-type="date">
            <text:p>2023-05-19</text:p>
          </table:table-cell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5978.9" calcext:value-type="currency">
            <text:p>$5,978.90</text:p>
          </table:table-cell>
          <table:table-cell office:value-type="currency" office:currency="USD" office:value="3491.1" calcext:value-type="currency">
            <text:p>$3,491.10</text:p>
          </table:table-cell>
          <table:table-cell office:value-type="currency" office:currency="USD" office:value="-2487.8" calcext:value-type="currency">
            <text:p>-$2,487.80</text:p>
          </table:table-cell>
          <table:table-cell table:formula="of:=IF([.H242]=&quot;S&quot;;[.J242];&quot;&quot;)" office:value-type="currency" office:currency="USD" office:value="3491.1" calcext:value-type="currency">
            <text:p>$3,491.10</text:p>
          </table:table-cell>
          <table:table-cell table:formula="of:=IF([.H242]=&quot;S&quot;;-[.I242];&quot;&quot;)" office:value-type="currency" office:currency="USD" office:value="-5978.9" calcext:value-type="currency">
            <text:p>-$5,978.90</text:p>
          </table:table-cell>
          <table:table-cell table:formula="of:=IF([.H242]=&quot;L&quot;;[.K242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2487.8" calcext:value-type="currency">
            <text:p>-$2,487.8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2487.8" calcext:value-type="currency">
            <text:p>-$2,487.80</text:p>
          </table:table-cell>
        </table:table-row>
        <table:table-row table:style-name="ro1">
          <table:table-cell office:value-type="string" calcext:value-type="string">
            <text:p>CALL SPXW <text:s text:c="2"/>05/25/23 <text:s/>4245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5-19" calcext:value-type="date">
            <text:p>2023-05-19</text:p>
          </table:table-cell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currency" office:currency="USD" office:value="3591.1" calcext:value-type="currency">
            <text:p>$3,591.10</text:p>
          </table:table-cell>
          <table:table-cell office:value-type="currency" office:currency="USD" office:value="3562.2" calcext:value-type="currency">
            <text:p>$3,562.20</text:p>
          </table:table-cell>
          <table:table-cell table:formula="of:=IF([.H243]=&quot;S&quot;;[.J243];&quot;&quot;)" office:value-type="currency" office:currency="USD" office:value="3591.1" calcext:value-type="currency">
            <text:p>$3,591.10</text:p>
          </table:table-cell>
          <table:table-cell table:formula="of:=IF([.H243]=&quot;S&quot;;-[.I243];&quot;&quot;)" office:value-type="currency" office:currency="USD" office:value="-28.9" calcext:value-type="currency">
            <text:p>-$28.90</text:p>
          </table:table-cell>
          <table:table-cell table:formula="of:=IF([.H243]=&quot;L&quot;;[.K243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3562.2" calcext:value-type="currency">
            <text:p>$3,562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3562.2" calcext:value-type="currency">
            <text:p>$3,562.20</text:p>
          </table:table-cell>
        </table:table-row>
        <table:table-row table:style-name="ro1">
          <table:table-cell office:value-type="string" calcext:value-type="string">
            <text:p>PUT <text:s/>SPXW <text:s text:c="2"/>05/26/23 <text:s/>413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5-19" calcext:value-type="date">
            <text:p>2023-05-19</text:p>
          </table:table-cell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S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currency" office:currency="USD" office:value="4558.9" calcext:value-type="currency">
            <text:p>$4,558.90</text:p>
          </table:table-cell>
          <table:table-cell office:value-type="currency" office:currency="USD" office:value="8796.1" calcext:value-type="currency">
            <text:p>$8,796.10</text:p>
          </table:table-cell>
          <table:table-cell office:value-type="currency" office:currency="USD" office:value="4237.2" calcext:value-type="currency">
            <text:p>$4,237.20</text:p>
          </table:table-cell>
          <table:table-cell table:formula="of:=IF([.H244]=&quot;S&quot;;[.J244];&quot;&quot;)">
            <text:p/>
          </table:table-cell>
          <table:table-cell table:formula="of:=IF([.H244]=&quot;S&quot;;-[.I244];&quot;&quot;)">
            <text:p/>
          </table:table-cell>
          <table:table-cell table:formula="of:=IF([.H244]=&quot;L&quot;;[.K244];&quot;&quot;)" office:value-type="currency" office:currency="USD" office:value="4237.2" calcext:value-type="currency">
            <text:p>$4,237.20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4237.2" calcext:value-type="currency">
            <text:p>$4,237.2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4237.2" calcext:value-type="currency">
            <text:p>$4,237.20</text:p>
          </table:table-cell>
        </table:table-row>
        <table:table-row table:style-name="ro1">
          <table:table-cell office:value-type="string" calcext:value-type="string">
            <text:p>PUT <text:s/>SPXW <text:s text:c="2"/>07/03/23 <text:s/>405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5-19" calcext:value-type="date">
            <text:p>2023-05-19</text:p>
          </table:table-cell>
          <table:table-cell office:value-type="date" office:date-value="2023-06-02" calcext:value-type="date">
            <text:p>2023-06-02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currency" office:currency="USD" office:value="1279.78" calcext:value-type="currency">
            <text:p>$1,279.78</text:p>
          </table:table-cell>
          <table:table-cell office:value-type="currency" office:currency="USD" office:value="3224.22" calcext:value-type="currency">
            <text:p>$3,224.22</text:p>
          </table:table-cell>
          <table:table-cell office:value-type="currency" office:currency="USD" office:value="1944.44" calcext:value-type="currency">
            <text:p>$1,944.44</text:p>
          </table:table-cell>
          <table:table-cell table:formula="of:=IF([.H245]=&quot;S&quot;;[.J245];&quot;&quot;)" office:value-type="currency" office:currency="USD" office:value="3224.22" calcext:value-type="currency">
            <text:p>$3,224.22</text:p>
          </table:table-cell>
          <table:table-cell table:formula="of:=IF([.H245]=&quot;S&quot;;-[.I245];&quot;&quot;)" office:value-type="currency" office:currency="USD" office:value="-1279.78" calcext:value-type="currency">
            <text:p>-$1,279.78</text:p>
          </table:table-cell>
          <table:table-cell table:formula="of:=IF([.H245]=&quot;L&quot;;[.K245];&quot;&quot;)">
            <text:p/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1944.44" calcext:value-type="currency">
            <text:p>$1,944.44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1944.44" calcext:value-type="currency">
            <text:p>$1,944.44</text:p>
          </table:table-cell>
        </table:table-row>
        <table:table-row table:style-name="ro1">
          <table:table-cell office:value-type="string" calcext:value-type="string">
            <text:p>PUT <text:s/>SPXW <text:s text:c="2"/>07/03/23 <text:s/>3950 CBOE S&amp;P 500 CLOSE/EURO INDEX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dexOption</text:p>
          </table:table-cell>
          <table:table-cell office:value-type="date" office:date-value="2023-05-19" calcext:value-type="date">
            <text:p>2023-05-19</text:p>
          </table:table-cell>
          <table:table-cell office:value-type="date" office:date-value="2023-06-02" calcext:value-type="date">
            <text:p>2023-06-02</text:p>
          </table:table-cell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currency" office:currency="USD" office:value="2147.78" calcext:value-type="currency">
            <text:p>$2,147.78</text:p>
          </table:table-cell>
          <table:table-cell office:value-type="currency" office:currency="USD" office:value="778.22" calcext:value-type="currency">
            <text:p>$778.22</text:p>
          </table:table-cell>
          <table:table-cell office:value-type="currency" office:currency="USD" office:value="-1369.56" calcext:value-type="currency">
            <text:p>-$1,369.56</text:p>
          </table:table-cell>
          <table:table-cell table:formula="of:=IF([.H246]=&quot;S&quot;;[.J246];&quot;&quot;)">
            <text:p/>
          </table:table-cell>
          <table:table-cell table:formula="of:=IF([.H246]=&quot;S&quot;;-[.I246];&quot;&quot;)">
            <text:p/>
          </table:table-cell>
          <table:table-cell table:formula="of:=IF([.H246]=&quot;L&quot;;[.K246];&quot;&quot;)" office:value-type="currency" office:currency="USD" office:value="-1369.56" calcext:value-type="currency">
            <text:p>-$1,369.56</text:p>
          </table:table-cell>
          <table:table-cell table:number-columns-repeated="13"/>
          <table:table-cell office:value-type="string" calcext:value-type="string">
            <text:p>SixtyForty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USD" office:value="-1369.56" calcext:value-type="currency">
            <text:p>-$1,369.5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-1369.56" calcext:value-type="currency">
            <text:p>-$1,369.56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formula="of:=SUM([.L2:.L246])" office:value-type="currency" office:currency="USD" office:value="81086.11" calcext:value-type="currency">
            <text:p>$81,086.11</text:p>
          </table:table-cell>
          <table:table-cell table:formula="of:=SUM([.M2:.M246])" office:value-type="currency" office:currency="USD" office:value="-54186.15" calcext:value-type="currency">
            <text:p>-$54,186.15</text:p>
          </table:table-cell>
          <table:table-cell table:formula="of:=SUM([.N2:.N246])" office:value-type="currency" office:currency="USD" office:value="-10464.96" calcext:value-type="currency">
            <text:p>-$10,464.96</text:p>
          </table:table-cell>
          <table:table-cell table:number-columns-repeated="16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9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5T19:39:36.692954020</dc:date>
    <meta:editing-duration>PT9M19S</meta:editing-duration>
    <meta:editing-cycles>1</meta:editing-cycles>
    <meta:document-statistic meta:table-count="1" meta:cell-count="5757" meta:object-count="0"/>
    <meta:generator>LibreOffice/6.4.7.2$Linux_X86_64 LibreOffice_project/40$Build-2</meta:generator>
  </office:meta>
</office:document-meta>
</file>